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47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0.51mm"/>
    </style:style>
    <style:style style:name="co8" style:family="table-column">
      <style:table-column-properties fo:break-before="auto" style:column-width="9.15mm"/>
    </style:style>
    <style:style style:name="co9" style:family="table-column">
      <style:table-column-properties fo:break-before="auto" style:column-width="25.75mm"/>
    </style:style>
    <style:style style:name="co10" style:family="table-column">
      <style:table-column-properties fo:break-before="auto" style:column-width="33.18mm"/>
    </style:style>
    <style:style style:name="co11" style:family="table-column">
      <style:table-column-properties fo:break-before="auto" style:column-width="75.25mm"/>
    </style:style>
    <style:style style:name="co12" style:family="table-column">
      <style:table-column-properties fo:break-before="auto" style:column-width="8.78mm"/>
    </style:style>
    <style:style style:name="co13" style:family="table-column">
      <style:table-column-properties fo:break-before="auto" style:column-width="69.71mm"/>
    </style:style>
    <style:style style:name="co14" style:family="table-column">
      <style:table-column-properties fo:break-before="auto" style:column-width="31.87mm"/>
    </style:style>
    <style:style style:name="co15" style:family="table-column">
      <style:table-column-properties fo:break-before="auto" style:column-width="24.47mm"/>
    </style:style>
    <style:style style:name="co16" style:family="table-column">
      <style:table-column-properties fo:break-before="auto" style:column-width="8.59mm"/>
    </style:style>
    <style:style style:name="co17" style:family="table-column">
      <style:table-column-properties fo:break-before="auto" style:column-width="73.15mm"/>
    </style:style>
    <style:style style:name="co18" style:family="table-column">
      <style:table-column-properties fo:break-before="auto" style:column-width="84.26mm"/>
    </style:style>
    <style:style style:name="co19" style:family="table-column">
      <style:table-column-properties fo:break-before="auto" style:column-width="71.03mm"/>
    </style:style>
    <style:style style:name="co20" style:family="table-column">
      <style:table-column-properties fo:break-before="auto" style:column-width="71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fo:border-bottom="none" fo:background-color="#ffff00" style:text-align-source="fix" style:repeat-content="false" fo:border-left="0.74pt double-thin #000000" style:border-line-width-left="0.18mm 0.04mm 0.18mm" fo:border-right="0.74pt double-thin #000000" style:border-line-width-right="0.18mm 0.04mm 0.18mm" fo:border-top="0.74pt double-thin #000000" style:border-line-width-top="0.18mm 0.04mm 0.18mm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74pt double-thin #000000" style:border-line-width-left="0.18mm 0.04mm 0.18mm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none" fo:border-left="0.74pt double-thin #000000" style:border-line-width-left="0.18mm 0.04mm 0.18mm" fo:border-right="none" fo:border-top="none"/>
    </style:style>
    <style:style style:name="ce11" style:family="table-cell" style:parent-style-name="Default">
      <style:table-cell-properties fo:border-bottom="none" fo:border-left="0.74pt double-thin #000000" style:border-line-width-left="0.18mm 0.04mm 0.18mm" fo:border-right="none" fo:border-top="0.06pt solid #000000"/>
    </style:style>
    <style:style style:name="ce12" style:family="table-cell" style:parent-style-name="Default">
      <style:table-cell-properties fo:border-bottom="0.06pt solid #000000" fo:border-left="0.74pt double-thin #000000" style:border-line-width-left="0.18mm 0.04mm 0.18mm" fo:border-right="none" fo:border-top="none"/>
    </style:style>
    <style:style style:name="ce13" style:family="table-cell" style:parent-style-name="Default">
      <style:table-cell-properties fo:border-bottom="none" fo:border-left="0.99pt double #000000" style:border-line-width-left="0.26mm 0.04mm 0.53mm" fo:border-right="none" fo:border-top="none"/>
    </style:style>
    <style:style style:name="ce14" style:family="table-cell" style:parent-style-name="Default">
      <style:table-cell-properties fo:border-bottom="0.06pt solid #000000" fo:border-left="0.99pt double #000000" style:border-line-width-left="0.26mm 0.04mm 0.53mm" fo:border-right="none" fo:border-top="none"/>
    </style:style>
    <style:style style:name="ce15" style:family="table-cell" style:parent-style-name="Default">
      <style:table-cell-properties fo:border-bottom="0.74pt double-thin #000000" style:border-line-width-bottom="0.18mm 0.04mm 0.18mm" fo:border-left="0.74pt double-thin #000000" style:border-line-width-left="0.18mm 0.04mm 0.18mm" fo:border-right="none" fo:border-top="none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double-thin #000000" style:border-line-width-top="0.18mm 0.04mm 0.18mm"/>
      <style:paragraph-properties fo:text-align="center" fo:margin-left="0mm"/>
    </style:style>
    <style:style style:name="ce17" style:family="table-cell" style:parent-style-name="Default">
      <style:table-cell-properties fo:border-bottom="0.74pt double-thin #000000" style:border-line-width-bottom="0.18mm 0.04mm 0.18mm" fo:border-left="none" fo:border-right="none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18mm 0.04mm 0.18mm" fo:border-top="0.74pt double-thin #000000" style:border-line-width-top="0.18mm 0.04mm 0.18mm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18mm 0.04mm 0.18mm" fo:border-top="none"/>
      <style:paragraph-properties fo:text-align="center" fo:margin-left="0mm"/>
    </style:style>
    <style:style style:name="ce20" style:family="table-cell" style:parent-style-name="Default">
      <style:table-cell-properties fo:border-bottom="none" fo:border-left="none" fo:border-right="0.74pt double-thin #000000" style:border-line-width-right="0.18mm 0.04mm 0.18mm" fo:border-top="none"/>
    </style:style>
    <style:style style:name="ce21" style:family="table-cell" style:parent-style-name="Default">
      <style:table-cell-properties fo:border-bottom="none" fo:border-left="none" fo:border-right="0.74pt double-thin #000000" style:border-line-width-right="0.18mm 0.04mm 0.18mm" fo:border-top="0.06pt solid #000000"/>
    </style:style>
    <style:style style:name="ce22" style:family="table-cell" style:parent-style-name="Default">
      <style:table-cell-properties fo:border-bottom="0.06pt solid #000000" fo:border-left="none" fo:border-right="0.74pt double-thin #000000" style:border-line-width-right="0.18mm 0.04mm 0.18mm" fo:border-top="none"/>
    </style:style>
    <style:style style:name="ce23" style:family="table-cell" style:parent-style-name="Default">
      <style:table-cell-properties fo:border-bottom="none" fo:border-left="none" fo:border-right="0.99pt double #000000" style:border-line-width-right="0.26mm 0.04mm 0.53mm" fo:border-top="none"/>
    </style:style>
    <style:style style:name="ce24" style:family="table-cell" style:parent-style-name="Default">
      <style:table-cell-properties fo:border-bottom="0.06pt solid #000000" fo:border-left="none" fo:border-right="0.99pt double #000000" style:border-line-width-right="0.26mm 0.04mm 0.53mm" fo:border-top="none"/>
    </style:style>
    <style:style style:name="ce25" style:family="table-cell" style:parent-style-name="Default">
      <style:table-cell-properties fo:border-bottom="0.74pt double-thin #000000" style:border-line-width-bottom="0.18mm 0.04mm 0.18mm" fo:border-left="none" fo:border-right="0.74pt double-thin #000000" style:border-line-width-right="0.18mm 0.04mm 0.18mm" fo:border-top="none"/>
    </style:style>
    <style:style style:name="ce26" style:family="table-cell" style:parent-style-name="Default">
      <style:table-cell-properties fo:border-bottom="none" fo:background-color="#ff6600" style:text-align-source="fix" style:repeat-content="false" fo:border-left="0.74pt double-thin #000000" style:border-line-width-left="0.18mm 0.04mm 0.18mm" fo:border-right="0.74pt double-thin #000000" style:border-line-width-right="0.18mm 0.04mm 0.18mm" fo:border-top="0.74pt double-thin #000000" style:border-line-width-top="0.18mm 0.04mm 0.18mm"/>
      <style:paragraph-properties fo:text-align="center" fo:margin-left="0mm"/>
    </style:style>
    <style:style style:name="ce27" style:family="table-cell" style:parent-style-name="Default">
      <style:table-cell-properties fo:border-bottom="none" fo:background-color="#ff3333" style:text-align-source="fix" style:repeat-content="false" fo:border-left="0.74pt double-thin #000000" style:border-line-width-left="0.18mm 0.04mm 0.18mm" fo:border-right="0.74pt double-thin #000000" style:border-line-width-right="0.18mm 0.04mm 0.18mm" fo:border-top="0.74pt double-thin #000000" style:border-line-width-top="0.18mm 0.04mm 0.18mm"/>
      <style:paragraph-properties fo:text-align="center" fo:margin-left="0mm"/>
    </style:style>
    <style:style style:name="ce28" style:family="table-cell" style:parent-style-name="Default">
      <style:table-cell-properties fo:border-bottom="none" fo:background-color="#ff00cc" style:text-align-source="fix" style:repeat-content="false" fo:border-left="0.74pt double-thin #000000" style:border-line-width-left="0.18mm 0.04mm 0.18mm" fo:border-right="0.74pt double-thin #000000" style:border-line-width-right="0.18mm 0.04mm 0.18mm" fo:border-top="0.74pt double-thin #000000" style:border-line-width-top="0.18mm 0.04mm 0.18mm"/>
      <style:paragraph-properties fo:text-align="center" fo:margin-left="0mm"/>
      <style:text-properties fo:color="#000000"/>
    </style:style>
    <style:style style:name="ce29" style:family="table-cell" style:parent-style-name="Default">
      <style:table-cell-properties fo:border-bottom="none" style:text-align-source="fix" style:repeat-content="false" fo:border-left="0.74pt double-thin #000000" style:border-line-width-left="0.18mm 0.04mm 0.18mm" fo:border-right="none" fo:border-top="none"/>
      <style:paragraph-properties fo:text-align="center" fo:margin-left="0mm"/>
      <style:text-properties fo:color="#000000"/>
    </style:style>
    <style:style style:name="ce30" style:family="table-cell" style:parent-style-name="Default">
      <style:table-cell-properties fo:border-bottom="none" fo:border-left="0.74pt double-thin #000000" style:border-line-width-left="0.18mm 0.04mm 0.18mm" fo:border-right="none" fo:border-top="none"/>
      <style:text-properties fo:color="#000000"/>
    </style:style>
    <style:style style:name="ce31" style:family="table-cell" style:parent-style-name="Default">
      <style:table-cell-properties fo:border-bottom="none" fo:border-left="0.74pt double-thin #000000" style:border-line-width-left="0.18mm 0.04mm 0.18mm" fo:border-right="none" fo:border-top="0.06pt solid #000000"/>
      <style:text-properties fo:color="#000000"/>
    </style:style>
    <style:style style:name="ce32" style:family="table-cell" style:parent-style-name="Default">
      <style:table-cell-properties fo:border-bottom="0.06pt solid #000000" fo:border-left="0.74pt double-thin #000000" style:border-line-width-left="0.18mm 0.04mm 0.18mm" fo:border-right="none" fo:border-top="none"/>
      <style:text-properties fo:color="#000000"/>
    </style:style>
    <style:style style:name="ce33" style:family="table-cell" style:parent-style-name="Default">
      <style:table-cell-properties fo:border-bottom="none" fo:border-left="0.99pt double #000000" style:border-line-width-left="0.26mm 0.04mm 0.53mm" fo:border-right="none" fo:border-top="none"/>
      <style:text-properties fo:color="#000000"/>
    </style:style>
    <style:style style:name="ce34" style:family="table-cell" style:parent-style-name="Default">
      <style:table-cell-properties fo:border-bottom="0.06pt solid #000000" fo:border-left="0.99pt double #000000" style:border-line-width-left="0.26mm 0.04mm 0.53mm" fo:border-right="none" fo:border-top="none"/>
      <style:text-properties fo:color="#000000"/>
    </style:style>
    <style:style style:name="ce35" style:family="table-cell" style:parent-style-name="Default">
      <style:table-cell-properties fo:border-bottom="0.74pt double-thin #000000" style:border-line-width-bottom="0.18mm 0.04mm 0.18mm" fo:border-left="0.74pt double-thin #000000" style:border-line-width-left="0.18mm 0.04mm 0.18mm" fo:border-right="none" fo:border-top="none"/>
      <style:text-properties fo:color="#000000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74pt double-thin #000000" style:border-line-width-top="0.18mm 0.04mm 0.18mm"/>
      <style:paragraph-properties fo:text-align="center" fo:margin-left="0mm"/>
      <style:text-properties fo:color="#00000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8" style:family="table-cell" style:parent-style-name="Default">
      <style:text-properties fo:color="#000000"/>
    </style:style>
    <style:style style:name="ce39" style:family="table-cell" style:parent-style-name="Default">
      <style:table-cell-properties fo:border-bottom="none" fo:border-left="none" fo:border-right="none" fo:border-top="0.06pt solid #000000"/>
      <style:text-properties fo:color="#000000"/>
    </style:style>
    <style:style style:name="ce40" style:family="table-cell" style:parent-style-name="Default">
      <style:table-cell-properties fo:border-bottom="0.74pt double-thin #000000" style:border-line-width-bottom="0.18mm 0.04mm 0.18mm" fo:border-left="none" fo:border-right="none" fo:border-top="none"/>
      <style:text-properties fo:color="#000000"/>
    </style:style>
    <style:style style:name="ce41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18mm 0.04mm 0.18mm" fo:border-top="0.74pt double-thin #000000" style:border-line-width-top="0.18mm 0.04mm 0.18mm"/>
      <style:paragraph-properties fo:text-align="center" fo:margin-left="0mm"/>
      <style:text-properties fo:color="#000000"/>
    </style:style>
    <style:style style:name="ce42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18mm 0.04mm 0.18mm" fo:border-top="none"/>
      <style:paragraph-properties fo:text-align="center" fo:margin-left="0mm"/>
      <style:text-properties fo:color="#000000"/>
    </style:style>
    <style:style style:name="ce43" style:family="table-cell" style:parent-style-name="Default">
      <style:table-cell-properties fo:border-bottom="none" fo:border-left="none" fo:border-right="0.74pt double-thin #000000" style:border-line-width-right="0.18mm 0.04mm 0.18mm" fo:border-top="none"/>
      <style:text-properties fo:color="#000000"/>
    </style:style>
    <style:style style:name="ce44" style:family="table-cell" style:parent-style-name="Default">
      <style:table-cell-properties fo:border-bottom="none" fo:border-left="none" fo:border-right="0.74pt double-thin #000000" style:border-line-width-right="0.18mm 0.04mm 0.18mm" fo:border-top="0.06pt solid #000000"/>
      <style:text-properties fo:color="#000000"/>
    </style:style>
    <style:style style:name="ce45" style:family="table-cell" style:parent-style-name="Default">
      <style:table-cell-properties fo:border-bottom="0.74pt double-thin #000000" style:border-line-width-bottom="0.18mm 0.04mm 0.18mm" fo:border-left="none" fo:border-right="0.74pt double-thin #000000" style:border-line-width-right="0.18mm 0.04mm 0.18mm" fo:border-top="none"/>
      <style:text-properties fo:color="#000000"/>
    </style:style>
    <style:style style:name="ce46" style:family="table-cell" style:parent-style-name="Default">
      <style:table-cell-properties fo:border-bottom="none" fo:background-color="#9900ff" style:text-align-source="fix" style:repeat-content="false" fo:border-left="0.74pt double-thin #000000" style:border-line-width-left="0.18mm 0.04mm 0.18mm" fo:border-right="0.74pt double-thin #000000" style:border-line-width-right="0.18mm 0.04mm 0.18mm" fo:border-top="0.74pt double-thin #000000" style:border-line-width-top="0.18mm 0.04mm 0.18mm"/>
      <style:paragraph-properties fo:text-align="center" fo:margin-left="0mm"/>
    </style:style>
    <style:style style:name="ce47" style:family="table-cell" style:parent-style-name="Default">
      <style:table-cell-properties fo:border-bottom="none" fo:background-color="#00ccff" style:text-align-source="fix" style:repeat-content="false" fo:border-left="0.74pt double-thin #000000" style:border-line-width-left="0.18mm 0.04mm 0.18mm" fo:border-right="0.74pt double-thin #000000" style:border-line-width-right="0.18mm 0.04mm 0.18mm" fo:border-top="0.74pt double-thin #000000" style:border-line-width-top="0.18mm 0.04mm 0.18mm"/>
      <style:paragraph-properties fo:text-align="center" fo:margin-left="0mm"/>
    </style:style>
    <style:style style:name="ce48" style:family="table-cell" style:parent-style-name="Default">
      <style:table-cell-properties fo:border-bottom="none" fo:border-left="none" fo:border-right="0.06pt solid #000000" fo:border-top="0.06pt solid #000000"/>
    </style:style>
    <style:style style:name="ce49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7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ce20"/>
        <table:table-column table:style-name="co2" table:default-cell-style-name="ce10"/>
        <table:table-column table:style-name="co3" table:default-cell-style-name="Default"/>
        <table:table-column table:style-name="co6" table:default-cell-style-name="Default"/>
        <table:table-column table:style-name="co7" table:default-cell-style-name="ce20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8" table:default-cell-style-name="ce20"/>
        <table:table-column table:style-name="co2" table:default-cell-style-name="ce30"/>
        <table:table-column table:style-name="co3" table:default-cell-style-name="ce38"/>
        <table:table-column table:style-name="co4" table:default-cell-style-name="ce38"/>
        <table:table-column table:style-name="co8" table:default-cell-style-name="ce43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8" table:default-cell-style-name="ce20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8" table:default-cell-style-name="ce20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/>
          <table:table-cell table:style-name="ce8" office:value-type="string" calcext:value-type="string" table:number-columns-spanned="4" table:number-rows-spanned="1">
            <text:p>T1 <text:s text:c="5"/></text:p>
          </table:table-cell>
          <table:covered-table-cell table:number-columns-repeated="2" table:style-name="ce16"/>
          <table:covered-table-cell table:style-name="ce18"/>
          <table:table-cell table:style-name="ce26" office:value-type="string" calcext:value-type="string" table:number-columns-spanned="4" table:number-rows-spanned="1">
            <text:p>T2 <text:s text:c="3"/></text:p>
          </table:table-cell>
          <table:covered-table-cell table:number-columns-repeated="2" table:style-name="ce16"/>
          <table:covered-table-cell table:style-name="ce18"/>
          <table:table-cell table:style-name="ce27" office:value-type="string" calcext:value-type="string" table:number-columns-spanned="4" table:number-rows-spanned="1">
            <text:p>T3</text:p>
          </table:table-cell>
          <table:covered-table-cell table:number-columns-repeated="2" table:style-name="ce16"/>
          <table:covered-table-cell table:style-name="ce18"/>
          <table:table-cell table:style-name="ce28" office:value-type="string" calcext:value-type="string" table:number-columns-spanned="4" table:number-rows-spanned="1">
            <text:p>T4</text:p>
          </table:table-cell>
          <table:covered-table-cell table:number-columns-repeated="2" table:style-name="ce36"/>
          <table:covered-table-cell table:style-name="ce41"/>
          <table:table-cell table:style-name="ce46" office:value-type="string" calcext:value-type="string" table:number-columns-spanned="4" table:number-rows-spanned="1">
            <text:p>T5</text:p>
          </table:table-cell>
          <table:covered-table-cell table:number-columns-repeated="2" table:style-name="ce16"/>
          <table:covered-table-cell table:style-name="ce18"/>
          <table:table-cell table:style-name="ce47" office:value-type="string" calcext:value-type="string" table:number-columns-spanned="4" table:number-rows-spanned="1">
            <text:p>T6</text:p>
          </table:table-cell>
          <table:covered-table-cell table:number-columns-repeated="2" table:style-name="ce16"/>
          <table:covered-table-cell table:style-name="ce18"/>
          <table:table-cell table:style-name="ce1" office:value-type="string" calcext:value-type="string">
            <text:p>Average Time</text:p>
          </table:table-cell>
          <table:table-cell table:style-name="ce1" office:value-type="string" calcext:value-type="string">
            <text:p>Total messages</text:p>
          </table:table-cell>
        </table:table-row>
        <table:table-row table:style-name="ro1">
          <table:table-cell table:style-name="ce1" office:value-type="string" calcext:value-type="string">
            <text:p><text:a xlink:href="mailto:50@256" xlink:type="simple">50@256</text:a></text:p>
          </table:table-cell>
          <table:table-cell table:style-name="ce9"/>
          <table:table-cell table:style-name="ce1" table:number-columns-repeated="2"/>
          <table:table-cell table:style-name="ce19"/>
          <table:table-cell table:style-name="ce9"/>
          <table:table-cell table:style-name="ce1" table:number-columns-repeated="2"/>
          <table:table-cell table:style-name="ce19"/>
          <table:table-cell table:style-name="ce9"/>
          <table:table-cell table:style-name="ce1" table:number-columns-repeated="2"/>
          <table:table-cell table:style-name="ce19"/>
          <table:table-cell table:style-name="ce29"/>
          <table:table-cell table:style-name="ce37" table:number-columns-repeated="2"/>
          <table:table-cell table:style-name="ce42"/>
          <table:table-cell table:style-name="ce9"/>
          <table:table-cell table:style-name="ce1" table:number-columns-repeated="2"/>
          <table:table-cell table:style-name="ce19"/>
          <table:table-cell table:style-name="ce9"/>
          <table:table-cell table:style-name="ce1" table:number-columns-repeated="2"/>
          <table:table-cell table:style-name="ce19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555502880.07924" calcext:value-type="float">
            <text:p>1555502880.07924</text:p>
          </table:table-cell>
          <table:table-cell office:value-type="float" office:value="0.88932466506958" calcext:value-type="float">
            <text:p>0.8893246651</text:p>
          </table:table-cell>
          <table:table-cell office:value-type="float" office:value="51" calcext:value-type="float">
            <text:p>51</text:p>
          </table:table-cell>
          <table:table-cell table:number-columns-repeated="20"/>
          <table:table-cell table:formula="of:=AVERAGE([.X3];[.T3];[.P3];[.L3];[.H3];[.D3])" office:value-type="float" office:value="0.88932466506958" calcext:value-type="float">
            <text:p>0.8893246651</text:p>
          </table:table-cell>
          <table:table-cell table:formula="of:=SUM([.M3];[.I3];[.E3];[.Q3];[.Y3];[.U3]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1555502889.74974" calcext:value-type="float">
            <text:p>1555502889.74974</text:p>
          </table:table-cell>
          <table:table-cell office:value-type="float" office:value="0.315536022186279" calcext:value-type="float">
            <text:p>0.31553602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486857.28753" calcext:value-type="float">
            <text:p>1555486857.28753</text:p>
          </table:table-cell>
          <table:table-cell office:value-type="float" office:value="0.201395273208618" calcext:value-type="float">
            <text:p>0.2013952732</text:p>
          </table:table-cell>
          <table:table-cell office:value-type="float" office:value="51" calcext:value-type="float">
            <text:p>51</text:p>
          </table:table-cell>
          <table:table-cell table:number-columns-repeated="16"/>
          <table:table-cell table:formula="of:=AVERAGE([.X4];[.T4];[.P4];[.L4];[.H4];[.D4])" office:value-type="float" office:value="0.258465647697448" calcext:value-type="float">
            <text:p>0.2584656477</text:p>
          </table:table-cell>
          <table:table-cell table:formula="of:=SUM([.M4];[.I4];[.E4];[.Q4];[.Y4];[.U4]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float" office:value="1555502901.4462" calcext:value-type="float">
            <text:p>1555502901.4462</text:p>
          </table:table-cell>
          <table:table-cell office:value-type="float" office:value="0.342518091201782" calcext:value-type="float">
            <text:p>0.34251809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486869.68482" calcext:value-type="float">
            <text:p>1555486869.68482</text:p>
          </table:table-cell>
          <table:table-cell office:value-type="float" office:value="0.216708421707153" calcext:value-type="float">
            <text:p>0.21670842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502902.20388" calcext:value-type="float">
            <text:p>1555502902.20388</text:p>
          </table:table-cell>
          <table:table-cell office:value-type="float" office:value="0.352413415908813" calcext:value-type="float">
            <text:p>0.3524134159</text:p>
          </table:table-cell>
          <table:table-cell office:value-type="float" office:value="51" calcext:value-type="float">
            <text:p>51</text:p>
          </table:table-cell>
          <table:table-cell table:number-columns-repeated="12"/>
          <table:table-cell table:formula="of:=AVERAGE([.X5];[.T5];[.P5];[.L5];[.H5];[.D5])" office:value-type="float" office:value="0.303879976272583" calcext:value-type="float">
            <text:p>0.3038799763</text:p>
          </table:table-cell>
          <table:table-cell table:formula="of:=SUM([.M5];[.I5];[.E5];[.Q5];[.Y5];[.U5]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office:value-type="float" office:value="1555502915.45617" calcext:value-type="float">
            <text:p>1555502915.45617</text:p>
          </table:table-cell>
          <table:table-cell office:value-type="float" office:value="0.252213001251221" calcext:value-type="float">
            <text:p>0.25221300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  <table:table-cell office:value-type="float" office:value="1555486888.06419" calcext:value-type="float">
            <text:p>1555486888.06419</text:p>
          </table:table-cell>
          <table:table-cell office:value-type="float" office:value="0.193284034729004" calcext:value-type="float">
            <text:p>0.193284034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502917.23688" calcext:value-type="float">
            <text:p>1555502917.23688</text:p>
          </table:table-cell>
          <table:table-cell office:value-type="float" office:value="0.278417110443115" calcext:value-type="float">
            <text:p>0.278417110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486887.62015" calcext:value-type="float">
            <text:p>1555486887.62015</text:p>
          </table:table-cell>
          <table:table-cell office:value-type="float" office:value="0.204882621765137" calcext:value-type="float">
            <text:p>0.2048826218</text:p>
          </table:table-cell>
          <table:table-cell office:value-type="float" office:value="51" calcext:value-type="float">
            <text:p>51</text:p>
          </table:table-cell>
          <table:table-cell table:number-columns-repeated="8"/>
          <table:table-cell table:formula="of:=AVERAGE([.X8];[.T6];[.P6];[.L6];[.H6];[.D6])" office:value-type="float" office:value="0.232199192047119" calcext:value-type="float">
            <text:p>0.232199192</text:p>
          </table:table-cell>
          <table:table-cell table:formula="of:=SUM([.M6];[.I6];[.E6];[.Q6];[.Y8];[.U6]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office:value-type="float" office:value="1555502934.71475" calcext:value-type="float">
            <text:p>1555502934.71475</text:p>
          </table:table-cell>
          <table:table-cell office:value-type="float" office:value="0.29156494140625" calcext:value-type="float">
            <text:p>0.29156494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486907.36346" calcext:value-type="float">
            <text:p>1555486907.36346</text:p>
          </table:table-cell>
          <table:table-cell office:value-type="float" office:value="0.220489978790283" calcext:value-type="float">
            <text:p>0.220489978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502935.21062" calcext:value-type="float">
            <text:p>1555502935.21062</text:p>
          </table:table-cell>
          <table:table-cell office:value-type="float" office:value="0.332634687423706" calcext:value-type="float">
            <text:p>0.332634687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486910.15959" calcext:value-type="float">
            <text:p>1555486910.15959</text:p>
          </table:table-cell>
          <table:table-cell office:value-type="float" office:value="0.217452049255371" calcext:value-type="float">
            <text:p>0.217452049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502940.44287" calcext:value-type="float">
            <text:p>1555502940.44287</text:p>
          </table:table-cell>
          <table:table-cell office:value-type="float" office:value="0.264305114746094" calcext:value-type="float">
            <text:p>0.2643051147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table:formula="of:=AVERAGE([.X14];[.T7];[.P7];[.L7];[.H7];[.D7])" office:value-type="float" office:value="0.265289354324341" calcext:value-type="float">
            <text:p>0.2652893543</text:p>
          </table:table-cell>
          <table:table-cell table:formula="of:=SUM([.M7];[.I7];[.E7];[.Q7];[.Y14];[.U7]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float" office:value="1555502959.1956" calcext:value-type="float">
            <text:p>1555502959.1956</text:p>
          </table:table-cell>
          <table:table-cell office:value-type="float" office:value="0.290272235870361" calcext:value-type="float">
            <text:p>0.290272235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486930.78498" calcext:value-type="float">
            <text:p>1555486930.78498</text:p>
          </table:table-cell>
          <table:table-cell office:value-type="float" office:value="0.215665817260742" calcext:value-type="float">
            <text:p>0.215665817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502957.16183" calcext:value-type="float">
            <text:p>1555502957.16183</text:p>
          </table:table-cell>
          <table:table-cell office:value-type="float" office:value="0.330960750579834" calcext:value-type="float">
            <text:p>0.330960750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486937.17094" calcext:value-type="float">
            <text:p>1555486937.17094</text:p>
          </table:table-cell>
          <table:table-cell office:value-type="float" office:value="0.220921516418457" calcext:value-type="float">
            <text:p>0.220921516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1555502963.68607" calcext:value-type="float">
            <text:p>1555502963.68607</text:p>
          </table:table-cell>
          <table:table-cell office:value-type="float" office:value="0.297488451004028" calcext:value-type="float">
            <text:p>0.2974884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formula="of:=AVERAGE([.X15];[.T8];[.P8];[.L8];[.H8];[.D8])" office:value-type="float" office:value="0.274634758631388" calcext:value-type="float">
            <text:p>0.2746347586</text:p>
          </table:table-cell>
          <table:table-cell table:formula="of:=SUM([.M8];[.I8];[.E8];[.Q8];[.Y15];[.U8])" office:value-type="float" office:value="331" calcext:value-type="float">
            <text:p>331</text:p>
          </table:table-cell>
        </table:table-row>
        <table:table-row table:style-name="ro1">
          <table:table-cell table:style-name="ce2" office:value-type="string" calcext:value-type="string">
            <text:p>75@256k</text:p>
          </table:table-cell>
          <table:table-cell table:style-name="ce11"/>
          <table:table-cell table:style-name="ce6" table:number-columns-repeated="2"/>
          <table:table-cell table:style-name="ce21"/>
          <table:table-cell table:style-name="ce11"/>
          <table:table-cell table:style-name="ce6" table:number-columns-repeated="2"/>
          <table:table-cell table:style-name="ce21"/>
          <table:table-cell table:style-name="ce11"/>
          <table:table-cell table:style-name="ce6" table:number-columns-repeated="2"/>
          <table:table-cell table:style-name="ce21"/>
          <table:table-cell table:style-name="ce31"/>
          <table:table-cell table:style-name="ce39" table:number-columns-repeated="2"/>
          <table:table-cell table:style-name="ce44"/>
          <table:table-cell table:style-name="ce11"/>
          <table:table-cell table:style-name="ce6" table:number-columns-repeated="2"/>
          <table:table-cell table:style-name="ce21"/>
          <table:table-cell table:style-name="ce11"/>
          <table:table-cell table:style-name="ce6" table:number-columns-repeated="2"/>
          <table:table-cell table:style-name="ce21"/>
          <table:table-cell table:style-name="ce6"/>
          <table:table-cell table:style-name="ce4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555503142.23253" calcext:value-type="float">
            <text:p>1555503142.23253</text:p>
          </table:table-cell>
          <table:table-cell office:value-type="float" office:value="1.40330219268799" calcext:value-type="float">
            <text:p>1.4033021927</text:p>
          </table:table-cell>
          <table:table-cell office:value-type="float" office:value="76" calcext:value-type="float">
            <text:p>76</text:p>
          </table:table-cell>
          <table:table-cell table:number-columns-repeated="20"/>
          <table:table-cell table:formula="of:=AVERAGE([.X10];[.T10];[.P10];[.L10];[.H10];[.D10])" office:value-type="float" office:value="1.40330219268799" calcext:value-type="float">
            <text:p>1.4033021927</text:p>
          </table:table-cell>
          <table:table-cell table:style-name="ce49" table:formula="of:=SUM([.Y10];[.U10];[.Q10];[.M10];[.I10];[.E10])" office:value-type="float" office:value="76" calcext:value-type="float">
            <text:p>76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1555503150.83242" calcext:value-type="float">
            <text:p>1555503150.83242</text:p>
          </table:table-cell>
          <table:table-cell office:value-type="float" office:value="1.71079421043396" calcext:value-type="float">
            <text:p>1.7107942104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487121.63298" calcext:value-type="float">
            <text:p>1555487121.63298</text:p>
          </table:table-cell>
          <table:table-cell office:value-type="float" office:value="0.285412788391113" calcext:value-type="float">
            <text:p>0.2854127884</text:p>
          </table:table-cell>
          <table:table-cell office:value-type="float" office:value="76" calcext:value-type="float">
            <text:p>76</text:p>
          </table:table-cell>
          <table:table-cell table:number-columns-repeated="16"/>
          <table:table-cell table:formula="of:=AVERAGE([.X11];[.T11];[.P11];[.L11];[.H11];[.D11])" office:value-type="float" office:value="0.998103499412536" calcext:value-type="float">
            <text:p>0.9981034994</text:p>
          </table:table-cell>
          <table:table-cell table:style-name="ce49" table:formula="of:=SUM([.Y11];[.U11];[.Q11];[.M11];[.I11];[.E11])" office:value-type="float" office:value="152" calcext:value-type="float">
            <text:p>152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1555503162.66408" calcext:value-type="float">
            <text:p>1555503162.66408</text:p>
          </table:table-cell>
          <table:table-cell office:value-type="float" office:value="0.401591777801514" calcext:value-type="float">
            <text:p>0.4015917778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487133.54885" calcext:value-type="float">
            <text:p>1555487133.54885</text:p>
          </table:table-cell>
          <table:table-cell office:value-type="float" office:value="0.285593271255493" calcext:value-type="float">
            <text:p>0.2855932713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55503163.65286" calcext:value-type="float">
            <text:p>1555503163.65286</text:p>
          </table:table-cell>
          <table:table-cell office:value-type="float" office:value="0.441497325897217" calcext:value-type="float">
            <text:p>0.4414973259</text:p>
          </table:table-cell>
          <table:table-cell office:value-type="float" office:value="76" calcext:value-type="float">
            <text:p>76</text:p>
          </table:table-cell>
          <table:table-cell table:number-columns-repeated="12"/>
          <table:table-cell table:formula="of:=AVERAGE([.X12];[.T12];[.P12];[.L12];[.H12];[.D12])" office:value-type="float" office:value="0.376227458318075" calcext:value-type="float">
            <text:p>0.3762274583</text:p>
          </table:table-cell>
          <table:table-cell table:style-name="ce49" table:formula="of:=SUM([.Y12];[.U12];[.Q12];[.M12];[.I12];[.E12])" office:value-type="float" office:value="227" calcext:value-type="float">
            <text:p>227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1555503177.16284" calcext:value-type="float">
            <text:p>1555503177.16284</text:p>
          </table:table-cell>
          <table:table-cell office:value-type="float" office:value="0.402208089828491" calcext:value-type="float">
            <text:p>0.402208089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555487147.40445" calcext:value-type="float">
            <text:p>1555487147.40445</text:p>
          </table:table-cell>
          <table:table-cell office:value-type="float" office:value="0.25922966003418" calcext:value-type="float">
            <text:p>0.2592296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55503178.15514" calcext:value-type="float">
            <text:p>1555503178.15514</text:p>
          </table:table-cell>
          <table:table-cell office:value-type="float" office:value="0.39416241645813" calcext:value-type="float">
            <text:p>0.3941624165</text:p>
          </table:table-cell>
          <table:table-cell office:value-type="float" office:value="76" calcext:value-type="float">
            <text:p>76</text:p>
          </table:table-cell>
          <table:table-cell/>
          <table:table-cell table:style-name="Default" office:value-type="float" office:value="1555487146.85957" calcext:value-type="float">
            <text:p>1555487146.85957</text:p>
          </table:table-cell>
          <table:table-cell table:style-name="Default" office:value-type="float" office:value="0.336032152175903" calcext:value-type="float">
            <text:p>0.3360321522</text:p>
          </table:table-cell>
          <table:table-cell table:style-name="ce20" office:value-type="float" office:value="76" calcext:value-type="float">
            <text:p>76</text:p>
          </table:table-cell>
          <table:table-cell table:number-columns-repeated="8"/>
          <table:table-cell table:formula="of:=AVERAGE([.X13];[.T13];[.P13];[.L13];[.H13];[.D13])" office:value-type="float" office:value="0.347908079624176" calcext:value-type="float">
            <text:p>0.3479080796</text:p>
          </table:table-cell>
          <table:table-cell table:style-name="ce49" table:formula="of:=SUM([.Y13];[.U13];[.Q13];[.M13];[.I13];[.E13])" office:value-type="float" office:value="301" calcext:value-type="float">
            <text:p>301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/>
          <table:table-cell office:value-type="float" office:value="1555503195.36825" calcext:value-type="float">
            <text:p>1555503195.36825</text:p>
          </table:table-cell>
          <table:table-cell office:value-type="float" office:value="0.421184539794922" calcext:value-type="float">
            <text:p>0.421184539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555487165.79867" calcext:value-type="float">
            <text:p>1555487165.79867</text:p>
          </table:table-cell>
          <table:table-cell office:value-type="float" office:value="0.293098926544189" calcext:value-type="float">
            <text:p>0.293098926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55503193.60975" calcext:value-type="float">
            <text:p>1555503193.60975</text:p>
          </table:table-cell>
          <table:table-cell office:value-type="float" office:value="0.438168048858643" calcext:value-type="float">
            <text:p>0.4381680489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office:value-type="float" office:value="1555487166.64258" calcext:value-type="float">
            <text:p>1555487166.64258</text:p>
          </table:table-cell>
          <table:table-cell table:style-name="Default" office:value-type="float" office:value="0.281100511550903" calcext:value-type="float">
            <text:p>0.2811005116</text:p>
          </table:table-cell>
          <table:table-cell table:style-name="ce20" office:value-type="float" office:value="74" calcext:value-type="float">
            <text:p>74</text:p>
          </table:table-cell>
          <table:table-cell/>
          <table:table-cell office:value-type="float" office:value="1555503198.88144" calcext:value-type="float">
            <text:p>1555503198.88144</text:p>
          </table:table-cell>
          <table:table-cell office:value-type="float" office:value="0.465229034423828" calcext:value-type="float">
            <text:p>0.4652290344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AVERAGE([.X14];[.T14];[.P14];[.L14];[.H14];[.D14])" office:value-type="float" office:value="0.379756212234497" calcext:value-type="float">
            <text:p>0.3797562122</text:p>
          </table:table-cell>
          <table:table-cell table:style-name="ce49" table:formula="of:=SUM([.Y14];[.U14];[.Q14];[.M14];[.I14];[.E14])" office:value-type="float" office:value="374" calcext:value-type="float">
            <text:p>374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2"/>
          <table:table-cell table:style-name="ce5" office:value-type="float" office:value="1555503213.00995" calcext:value-type="float">
            <text:p>1555503213.00995</text:p>
          </table:table-cell>
          <table:table-cell table:style-name="ce5" office:value-type="float" office:value="0.400644540786743" calcext:value-type="float">
            <text:p>0.4006445408</text:p>
          </table:table-cell>
          <table:table-cell table:style-name="ce22" office:value-type="float" office:value="74" calcext:value-type="float">
            <text:p>74</text:p>
          </table:table-cell>
          <table:table-cell table:style-name="ce12"/>
          <table:table-cell table:style-name="ce5" office:value-type="float" office:value="1555487189.54854" calcext:value-type="float">
            <text:p>1555487189.54854</text:p>
          </table:table-cell>
          <table:table-cell table:style-name="ce5" office:value-type="float" office:value="0.30016040802002" calcext:value-type="float">
            <text:p>0.300160408</text:p>
          </table:table-cell>
          <table:table-cell table:style-name="ce22" office:value-type="float" office:value="73" calcext:value-type="float">
            <text:p>73</text:p>
          </table:table-cell>
          <table:table-cell table:style-name="ce12"/>
          <table:table-cell table:style-name="ce5" office:value-type="float" office:value="1555503215.00599" calcext:value-type="float">
            <text:p>1555503215.00599</text:p>
          </table:table-cell>
          <table:table-cell table:style-name="ce5" office:value-type="float" office:value="0.403292655944824" calcext:value-type="float">
            <text:p>0.4032926559</text:p>
          </table:table-cell>
          <table:table-cell table:style-name="ce22" office:value-type="float" office:value="75" calcext:value-type="float">
            <text:p>75</text:p>
          </table:table-cell>
          <table:table-cell table:style-name="ce32"/>
          <table:table-cell table:style-name="ce5" office:value-type="float" office:value="1555487188.66359" calcext:value-type="float">
            <text:p>1555487188.66359</text:p>
          </table:table-cell>
          <table:table-cell table:style-name="ce5" office:value-type="float" office:value="0.300561428070068" calcext:value-type="float">
            <text:p>0.3005614281</text:p>
          </table:table-cell>
          <table:table-cell table:style-name="ce22" office:value-type="float" office:value="71" calcext:value-type="float">
            <text:p>71</text:p>
          </table:table-cell>
          <table:table-cell table:style-name="ce12"/>
          <table:table-cell table:style-name="ce5" office:value-type="float" office:value="1555503222.01006" calcext:value-type="float">
            <text:p>1555503222.01006</text:p>
          </table:table-cell>
          <table:table-cell table:style-name="ce5" office:value-type="float" office:value="0.361362218856811" calcext:value-type="float">
            <text:p>0.3613622189</text:p>
          </table:table-cell>
          <table:table-cell table:style-name="ce22" office:value-type="float" office:value="76" calcext:value-type="float">
            <text:p>76</text:p>
          </table:table-cell>
          <table:table-cell table:style-name="ce12"/>
          <table:table-cell table:style-name="ce5" office:value-type="float" office:value="1555487188.95332" calcext:value-type="float">
            <text:p>1555487188.95332</text:p>
          </table:table-cell>
          <table:table-cell table:style-name="ce5" office:value-type="float" office:value="0.292499780654907" calcext:value-type="float">
            <text:p>0.2924997807</text:p>
          </table:table-cell>
          <table:table-cell table:style-name="ce22" office:value-type="float" office:value="76" calcext:value-type="float">
            <text:p>76</text:p>
          </table:table-cell>
          <table:table-cell table:formula="of:=AVERAGE([.X15];[.T15];[.P15];[.L15];[.H15];[.D15])" office:value-type="float" office:value="0.343086838722229" calcext:value-type="float">
            <text:p>0.3430868387</text:p>
          </table:table-cell>
          <table:table-cell table:style-name="ce49" table:formula="of:=SUM([.Y15];[.U15];[.Q15];[.M15];[.I15];[.E15])" office:value-type="float" office:value="445" calcext:value-type="float">
            <text:p>445</text:p>
          </table:table-cell>
        </table:table-row>
        <table:table-row table:style-name="ro1">
          <table:table-cell office:value-type="string" calcext:value-type="string">
            <text:p>100@256k</text:p>
          </table:table-cell>
          <table:table-cell table:style-name="ce13"/>
          <table:table-cell table:number-columns-repeated="2"/>
          <table:table-cell table:style-name="ce23"/>
          <table:table-cell table:style-name="ce13"/>
          <table:table-cell table:number-columns-repeated="2"/>
          <table:table-cell table:style-name="ce23"/>
          <table:table-cell table:style-name="ce13"/>
          <table:table-cell table:number-columns-repeated="2"/>
          <table:table-cell table:style-name="ce23"/>
          <table:table-cell table:style-name="ce33"/>
          <table:table-cell table:style-name="Default" table:number-columns-repeated="2"/>
          <table:table-cell table:style-name="ce23"/>
          <table:table-cell table:style-name="ce13"/>
          <table:table-cell table:number-columns-repeated="2"/>
          <table:table-cell table:style-name="ce23"/>
          <table:table-cell table:style-name="ce13"/>
          <table:table-cell table:number-columns-repeated="2"/>
          <table:table-cell table:style-name="ce23"/>
          <table:table-cell table:formula="of:=AVERAGE([.X16];[.T16];[.P16];[.L16];[.H16];[.D16])">
            <text:p/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/>
          <table:table-cell office:value-type="float" office:value="1555503379.89226" calcext:value-type="float">
            <text:p>1555503379.89226</text:p>
          </table:table-cell>
          <table:table-cell office:value-type="float" office:value="1.91039204597473" calcext:value-type="float">
            <text:p>1.910392046</text:p>
          </table:table-cell>
          <table:table-cell table:style-name="ce23" office:value-type="float" office:value="101" calcext:value-type="float">
            <text:p>101</text:p>
          </table:table-cell>
          <table:table-cell table:style-name="ce13"/>
          <table:table-cell table:number-columns-repeated="2"/>
          <table:table-cell table:style-name="ce23"/>
          <table:table-cell table:style-name="ce13"/>
          <table:table-cell table:number-columns-repeated="2"/>
          <table:table-cell table:style-name="ce23"/>
          <table:table-cell table:style-name="ce33"/>
          <table:table-cell table:style-name="Default" table:number-columns-repeated="2"/>
          <table:table-cell table:style-name="ce23"/>
          <table:table-cell table:style-name="ce13"/>
          <table:table-cell table:number-columns-repeated="2"/>
          <table:table-cell table:style-name="ce23"/>
          <table:table-cell table:style-name="ce13"/>
          <table:table-cell table:number-columns-repeated="2"/>
          <table:table-cell table:style-name="ce23"/>
          <table:table-cell table:formula="of:=AVERAGE([.X17];[.T17];[.P17];[.L17];[.H17];[.D17])" office:value-type="float" office:value="1.91039204597473" calcext:value-type="float">
            <text:p>1.910392046</text:p>
          </table:table-cell>
          <table:table-cell table:style-name="ce49" table:formula="of:=SUM([.Y17];[.U17];[.Q17];[.M17];[.I17];[.E17]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"/>
          <table:table-cell office:value-type="float" office:value="1555503389.06826" calcext:value-type="float">
            <text:p>1555503389.06826</text:p>
          </table:table-cell>
          <table:table-cell office:value-type="float" office:value="2.14843344688416" calcext:value-type="float">
            <text:p>2.1484334469</text:p>
          </table:table-cell>
          <table:table-cell table:style-name="ce23" office:value-type="float" office:value="101" calcext:value-type="float">
            <text:p>101</text:p>
          </table:table-cell>
          <table:table-cell table:style-name="ce13"/>
          <table:table-cell office:value-type="float" office:value="1555487361.02226" calcext:value-type="float">
            <text:p>1555487361.02226</text:p>
          </table:table-cell>
          <table:table-cell office:value-type="float" office:value="0.429852962493897" calcext:value-type="float">
            <text:p>0.4298529625</text:p>
          </table:table-cell>
          <table:table-cell table:style-name="ce23" office:value-type="float" office:value="101" calcext:value-type="float">
            <text:p>101</text:p>
          </table:table-cell>
          <table:table-cell table:style-name="ce13"/>
          <table:table-cell table:number-columns-repeated="2"/>
          <table:table-cell table:style-name="ce23"/>
          <table:table-cell table:style-name="ce33"/>
          <table:table-cell table:style-name="Default" table:number-columns-repeated="2"/>
          <table:table-cell table:style-name="ce23"/>
          <table:table-cell table:style-name="ce13"/>
          <table:table-cell table:number-columns-repeated="2"/>
          <table:table-cell table:style-name="ce23"/>
          <table:table-cell table:style-name="ce13"/>
          <table:table-cell table:number-columns-repeated="2"/>
          <table:table-cell table:style-name="ce23"/>
          <table:table-cell table:formula="of:=AVERAGE([.X18];[.T18];[.P18];[.L18];[.H18];[.D18])">
            <text:p/>
          </table:table-cell>
          <table:table-cell table:style-name="ce49" table:formula="of:=SUM([.Y18];[.U18];[.Q18];[.M18];[.I18];[.E18]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"/>
          <table:table-cell office:value-type="float" office:value="1555503400.11207" calcext:value-type="float">
            <text:p>1555503400.11207</text:p>
          </table:table-cell>
          <table:table-cell office:value-type="float" office:value="0.450228452682495" calcext:value-type="float">
            <text:p>0.4502284527</text:p>
          </table:table-cell>
          <table:table-cell table:style-name="ce23" office:value-type="float" office:value="100" calcext:value-type="float">
            <text:p>100</text:p>
          </table:table-cell>
          <table:table-cell table:style-name="ce13"/>
          <table:table-cell office:value-type="float" office:value="1555487371.73158" calcext:value-type="float">
            <text:p>1555487371.73158</text:p>
          </table:table-cell>
          <table:table-cell office:value-type="float" office:value="0.431453227996826" calcext:value-type="float">
            <text:p>0.431453228</text:p>
          </table:table-cell>
          <table:table-cell table:style-name="ce23" office:value-type="float" office:value="99" calcext:value-type="float">
            <text:p>99</text:p>
          </table:table-cell>
          <table:table-cell table:style-name="ce13"/>
          <table:table-cell office:value-type="float" office:value="1555503402.44304" calcext:value-type="float">
            <text:p>1555503402.44304</text:p>
          </table:table-cell>
          <table:table-cell office:value-type="float" office:value="0.47829270362854" calcext:value-type="float">
            <text:p>0.4782927036</text:p>
          </table:table-cell>
          <table:table-cell table:style-name="ce23" office:value-type="float" office:value="100" calcext:value-type="float">
            <text:p>100</text:p>
          </table:table-cell>
          <table:table-cell table:style-name="ce33"/>
          <table:table-cell table:style-name="Default" table:number-columns-repeated="2"/>
          <table:table-cell table:style-name="ce23"/>
          <table:table-cell table:style-name="ce13"/>
          <table:table-cell table:number-columns-repeated="2"/>
          <table:table-cell table:style-name="ce23"/>
          <table:table-cell table:style-name="ce13"/>
          <table:table-cell table:number-columns-repeated="2"/>
          <table:table-cell table:style-name="ce23"/>
          <table:table-cell table:formula="of:=AVERAGE([.X19];[.T19];[.P19];[.L19];[.H19];[.D19])" office:value-type="float" office:value="0.453324794769287" calcext:value-type="float">
            <text:p>0.4533247948</text:p>
          </table:table-cell>
          <table:table-cell table:style-name="ce49" table:formula="of:=SUM([.Y19];[.U19];[.Q19];[.M19];[.I19];[.E19])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3"/>
          <table:table-cell office:value-type="float" office:value="1555503413.43571" calcext:value-type="float">
            <text:p>1555503413.43571</text:p>
          </table:table-cell>
          <table:table-cell office:value-type="float" office:value="0.487953424453735" calcext:value-type="float">
            <text:p>0.4879534245</text:p>
          </table:table-cell>
          <table:table-cell table:style-name="ce23" office:value-type="float" office:value="98" calcext:value-type="float">
            <text:p>98</text:p>
          </table:table-cell>
          <table:table-cell table:style-name="ce13"/>
          <table:table-cell office:value-type="float" office:value="1555487385.21928" calcext:value-type="float">
            <text:p>1555487385.21928</text:p>
          </table:table-cell>
          <table:table-cell office:value-type="float" office:value="0.559621095657349" calcext:value-type="float">
            <text:p>0.5596210957</text:p>
          </table:table-cell>
          <table:table-cell table:style-name="ce23" office:value-type="float" office:value="100" calcext:value-type="float">
            <text:p>100</text:p>
          </table:table-cell>
          <table:table-cell table:style-name="ce13"/>
          <table:table-cell office:value-type="float" office:value="1555503415.85249" calcext:value-type="float">
            <text:p>1555503415.85249</text:p>
          </table:table-cell>
          <table:table-cell office:value-type="float" office:value="0.553927898406982" calcext:value-type="float">
            <text:p>0.5539278984</text:p>
          </table:table-cell>
          <table:table-cell table:style-name="ce23" office:value-type="float" office:value="99" calcext:value-type="float">
            <text:p>99</text:p>
          </table:table-cell>
          <table:table-cell table:style-name="ce33"/>
          <table:table-cell table:style-name="Default" office:value-type="float" office:value="1555487383.39483" calcext:value-type="float">
            <text:p>1555487383.39483</text:p>
          </table:table-cell>
          <table:table-cell table:style-name="Default" office:value-type="float" office:value="0.578595638275147" calcext:value-type="float">
            <text:p>0.5785956383</text:p>
          </table:table-cell>
          <table:table-cell table:style-name="ce23" office:value-type="float" office:value="97" calcext:value-type="float">
            <text:p>97</text:p>
          </table:table-cell>
          <table:table-cell table:style-name="ce13"/>
          <table:table-cell table:number-columns-repeated="2"/>
          <table:table-cell table:style-name="ce23"/>
          <table:table-cell table:style-name="ce13"/>
          <table:table-cell table:number-columns-repeated="2"/>
          <table:table-cell table:style-name="ce23"/>
          <table:table-cell table:formula="of:=AVERAGE([.X20];[.T20];[.P20];[.L20];[.H20];[.D20])" office:value-type="float" office:value="0.545024514198303" calcext:value-type="float">
            <text:p>0.5450245142</text:p>
          </table:table-cell>
          <table:table-cell table:style-name="ce49" table:formula="of:=SUM([.Y20];[.U20];[.Q20];[.M20];[.I20];[.E20])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/>
          <table:table-cell office:value-type="float" office:value="1555503429.91339" calcext:value-type="float">
            <text:p>1555503429.91339</text:p>
          </table:table-cell>
          <table:table-cell office:value-type="float" office:value="0.726488351821899" calcext:value-type="float">
            <text:p>0.7264883518</text:p>
          </table:table-cell>
          <table:table-cell table:style-name="ce23" office:value-type="float" office:value="100" calcext:value-type="float">
            <text:p>100</text:p>
          </table:table-cell>
          <table:table-cell table:style-name="ce13"/>
          <table:table-cell office:value-type="float" office:value="1555487402.15626" calcext:value-type="float">
            <text:p>1555487402.15626</text:p>
          </table:table-cell>
          <table:table-cell office:value-type="float" office:value="0.816832780838013" calcext:value-type="float">
            <text:p>0.8168327808</text:p>
          </table:table-cell>
          <table:table-cell table:style-name="ce23" office:value-type="float" office:value="97" calcext:value-type="float">
            <text:p>97</text:p>
          </table:table-cell>
          <table:table-cell table:style-name="ce13"/>
          <table:table-cell office:value-type="float" office:value="1555503431.67896" calcext:value-type="float">
            <text:p>1555503431.67896</text:p>
          </table:table-cell>
          <table:table-cell office:value-type="float" office:value="0.645210742950439" calcext:value-type="float">
            <text:p>0.645210743</text:p>
          </table:table-cell>
          <table:table-cell table:style-name="ce23" office:value-type="float" office:value="98" calcext:value-type="float">
            <text:p>98</text:p>
          </table:table-cell>
          <table:table-cell table:style-name="ce33"/>
          <table:table-cell table:style-name="Default" office:value-type="float" office:value="1555487398.00108" calcext:value-type="float">
            <text:p>1555487398.00108</text:p>
          </table:table-cell>
          <table:table-cell table:style-name="Default" office:value-type="float" office:value="0.594929218292236" calcext:value-type="float">
            <text:p>0.5949292183</text:p>
          </table:table-cell>
          <table:table-cell table:style-name="ce23" office:value-type="float" office:value="94" calcext:value-type="float">
            <text:p>94</text:p>
          </table:table-cell>
          <table:table-cell table:style-name="ce13"/>
          <table:table-cell office:value-type="float" office:value="1555503434.2296" calcext:value-type="float">
            <text:p>1555503434.2296</text:p>
          </table:table-cell>
          <table:table-cell office:value-type="float" office:value="0.620028734207153" calcext:value-type="float">
            <text:p>0.6200287342</text:p>
          </table:table-cell>
          <table:table-cell table:style-name="ce23" office:value-type="float" office:value="98" calcext:value-type="float">
            <text:p>98</text:p>
          </table:table-cell>
          <table:table-cell table:style-name="ce13"/>
          <table:table-cell table:number-columns-repeated="2"/>
          <table:table-cell table:style-name="ce23"/>
          <table:table-cell table:formula="of:=AVERAGE([.X21];[.T21];[.P21];[.L21];[.H21];[.D21])" office:value-type="float" office:value="0.680697965621948" calcext:value-type="float">
            <text:p>0.6806979656</text:p>
          </table:table-cell>
          <table:table-cell table:style-name="ce49" table:formula="of:=SUM([.Y21];[.U21];[.Q21];[.M21];[.I21];[.E21])" office:value-type="float" office:value="487" calcext:value-type="float">
            <text:p>487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4"/>
          <table:table-cell table:style-name="ce5" office:value-type="float" office:value="1555503451.17865" calcext:value-type="float">
            <text:p>1555503451.17865</text:p>
          </table:table-cell>
          <table:table-cell table:style-name="ce5" office:value-type="float" office:value="0.787617206573486" calcext:value-type="float">
            <text:p>0.7876172066</text:p>
          </table:table-cell>
          <table:table-cell table:style-name="ce24" office:value-type="float" office:value="98" calcext:value-type="float">
            <text:p>98</text:p>
          </table:table-cell>
          <table:table-cell table:style-name="ce14"/>
          <table:table-cell table:style-name="ce5" office:value-type="float" office:value="1555487425.87279" calcext:value-type="float">
            <text:p>1555487425.87279</text:p>
          </table:table-cell>
          <table:table-cell table:style-name="ce5" office:value-type="float" office:value="0.826222896575928" calcext:value-type="float">
            <text:p>0.8262228966</text:p>
          </table:table-cell>
          <table:table-cell table:style-name="ce24" office:value-type="float" office:value="97" calcext:value-type="float">
            <text:p>97</text:p>
          </table:table-cell>
          <table:table-cell table:style-name="ce14"/>
          <table:table-cell table:style-name="ce5" office:value-type="float" office:value="1555503454.7862" calcext:value-type="float">
            <text:p>1555503454.7862</text:p>
          </table:table-cell>
          <table:table-cell table:style-name="ce5" office:value-type="float" office:value="0.77910566329956" calcext:value-type="float">
            <text:p>0.7791056633</text:p>
          </table:table-cell>
          <table:table-cell table:style-name="ce24" office:value-type="float" office:value="98" calcext:value-type="float">
            <text:p>98</text:p>
          </table:table-cell>
          <table:table-cell table:style-name="ce34"/>
          <table:table-cell table:style-name="ce5" office:value-type="float" office:value="1555487417.20776" calcext:value-type="float">
            <text:p>1555487417.20776</text:p>
          </table:table-cell>
          <table:table-cell table:style-name="ce5" office:value-type="float" office:value="0.812189340591431" calcext:value-type="float">
            <text:p>0.8121893406</text:p>
          </table:table-cell>
          <table:table-cell table:style-name="ce24" office:value-type="float" office:value="97" calcext:value-type="float">
            <text:p>97</text:p>
          </table:table-cell>
          <table:table-cell table:style-name="ce14"/>
          <table:table-cell table:style-name="ce5" office:value-type="float" office:value="1555503455.54624" calcext:value-type="float">
            <text:p>1555503455.54624</text:p>
          </table:table-cell>
          <table:table-cell table:style-name="ce5" office:value-type="float" office:value="0.909977912902832" calcext:value-type="float">
            <text:p>0.9099779129</text:p>
          </table:table-cell>
          <table:table-cell table:style-name="ce24" office:value-type="float" office:value="101" calcext:value-type="float">
            <text:p>101</text:p>
          </table:table-cell>
          <table:table-cell table:style-name="ce14"/>
          <table:table-cell table:style-name="ce5" office:value-type="float" office:value="1555487421.83049" calcext:value-type="float">
            <text:p>1555487421.83049</text:p>
          </table:table-cell>
          <table:table-cell table:style-name="ce5" office:value-type="float" office:value="0.920026779174805" calcext:value-type="float">
            <text:p>0.9200267792</text:p>
          </table:table-cell>
          <table:table-cell table:style-name="ce24" office:value-type="float" office:value="100" calcext:value-type="float">
            <text:p>100</text:p>
          </table:table-cell>
          <table:table-cell table:formula="of:=AVERAGE([.X22];[.T22];[.P22];[.L22];[.H22];[.D22])" office:value-type="float" office:value="0.839189966519674" calcext:value-type="float">
            <text:p>0.8391899665</text:p>
          </table:table-cell>
          <table:table-cell table:style-name="ce49" table:formula="of:=SUM([.Y22];[.U22];[.Q22];[.M22];[.I22];[.E22])" office:value-type="float" office:value="591" calcext:value-type="float">
            <text:p>591</text:p>
          </table:table-cell>
        </table:table-row>
        <table:table-row table:style-name="ro1">
          <table:table-cell table:style-name="ce6" office:value-type="string" calcext:value-type="string">
            <text:p>125 at 256k</text:p>
          </table:table-cell>
          <table:table-cell table:style-name="ce11"/>
          <table:table-cell table:style-name="ce6" table:number-columns-repeated="2"/>
          <table:table-cell table:style-name="ce21"/>
          <table:table-cell table:style-name="ce11"/>
          <table:table-cell table:style-name="ce6" table:number-columns-repeated="2"/>
          <table:table-cell table:style-name="ce21"/>
          <table:table-cell table:style-name="ce11"/>
          <table:table-cell table:style-name="ce6" table:number-columns-repeated="2"/>
          <table:table-cell table:style-name="ce21"/>
          <table:table-cell table:style-name="ce31"/>
          <table:table-cell table:style-name="ce6" table:number-columns-repeated="2"/>
          <table:table-cell table:style-name="ce21"/>
          <table:table-cell table:style-name="ce11"/>
          <table:table-cell table:style-name="ce6" table:number-columns-repeated="2"/>
          <table:table-cell table:style-name="ce21"/>
          <table:table-cell table:style-name="ce11"/>
          <table:table-cell table:style-name="ce6" table:number-columns-repeated="2"/>
          <table:table-cell table:style-name="ce21"/>
          <table:table-cell table:formula="of:=AVERAGE([.X23];[.T23];[.P23];[.L23];[.H23];[.D23])">
            <text:p/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3610.14077" calcext:value-type="float">
            <text:p>1555503610.14077</text:p>
          </table:table-cell>
          <table:table-cell office:value-type="float" office:value="2.69812345504761" calcext:value-type="float">
            <text:p>2.698123455</text:p>
          </table:table-cell>
          <table:table-cell office:value-type="float" office:value="126" calcext:value-type="float">
            <text:p>126</text:p>
          </table:table-cell>
          <table:table-cell table:number-columns-repeated="9"/>
          <table:table-cell table:style-name="Default" table:number-columns-repeated="2"/>
          <table:table-cell table:style-name="ce20"/>
          <table:table-cell table:number-columns-repeated="8"/>
          <table:table-cell table:formula="of:=AVERAGE([.X24];[.T24];[.P24];[.L24];[.H24];[.D24])" office:value-type="float" office:value="2.69812345504761" calcext:value-type="float">
            <text:p>2.698123455</text:p>
          </table:table-cell>
          <table:table-cell table:style-name="ce49" table:formula="of:=SUM([.Y24];[.U24];[.Q24];[.M24];[.I24];[.E24]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3619.87251" calcext:value-type="float">
            <text:p>1555503619.87251</text:p>
          </table:table-cell>
          <table:table-cell office:value-type="float" office:value="2.58711743354797" calcext:value-type="float">
            <text:p>2.5871174335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555487591.30949" calcext:value-type="float">
            <text:p>1555487591.30949</text:p>
          </table:table-cell>
          <table:table-cell office:value-type="float" office:value="0.894192457199097" calcext:value-type="float">
            <text:p>0.8941924572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25];[.T25];[.P25];[.L25];[.H25];[.D25])" office:value-type="float" office:value="1.74065494537353" calcext:value-type="float">
            <text:p>1.7406549454</text:p>
          </table:table-cell>
          <table:table-cell table:style-name="ce49" table:formula="of:=SUM([.Y25];[.U25];[.Q25];[.M25];[.I25];[.E25]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3631.83309" calcext:value-type="float">
            <text:p>1555503631.83309</text:p>
          </table:table-cell>
          <table:table-cell office:value-type="float" office:value="0.834978818893433" calcext:value-type="float">
            <text:p>0.8349788189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555487602.9912" calcext:value-type="float">
            <text:p>1555487602.9912</text:p>
          </table:table-cell>
          <table:table-cell office:value-type="float" office:value="0.899559736251831" calcext:value-type="float">
            <text:p>0.8995597363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555503633.27562" calcext:value-type="float">
            <text:p>1555503633.27562</text:p>
          </table:table-cell>
          <table:table-cell office:value-type="float" office:value="0.963825702667236" calcext:value-type="float">
            <text:p>0.9638257027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26];[.T26];[.P26];[.L26];[.H26];[.D26])" office:value-type="float" office:value="0.899454752604167" calcext:value-type="float">
            <text:p>0.8994547526</text:p>
          </table:table-cell>
          <table:table-cell table:style-name="ce49" table:formula="of:=SUM([.Y26];[.U26];[.Q26];[.M26];[.I26];[.E26])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3645.30724" calcext:value-type="float">
            <text:p>1555503645.30724</text:p>
          </table:table-cell>
          <table:table-cell office:value-type="float" office:value="0.773362874984741" calcext:value-type="float">
            <text:p>0.77336287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555487617.28448" calcext:value-type="float">
            <text:p>1555487617.28448</text:p>
          </table:table-cell>
          <table:table-cell office:value-type="float" office:value="1.02278304100037" calcext:value-type="float">
            <text:p>1.02278304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555503646.79316" calcext:value-type="float">
            <text:p>1555503646.79316</text:p>
          </table:table-cell>
          <table:table-cell office:value-type="float" office:value="1.05165219306946" calcext:value-type="float">
            <text:p>1.0516521931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Default" office:value-type="float" office:value="1555487619.43671" calcext:value-type="float">
            <text:p>1555487619.43671</text:p>
          </table:table-cell>
          <table:table-cell table:style-name="Default" office:value-type="float" office:value="1.18327021598816" calcext:value-type="float">
            <text:p>1.183270216</text:p>
          </table:table-cell>
          <table:table-cell table:style-name="ce20" office:value-type="float" office:value="122" calcext:value-type="float">
            <text:p>122</text:p>
          </table:table-cell>
          <table:table-cell table:number-columns-repeated="8"/>
          <table:table-cell table:formula="of:=AVERAGE([.X27];[.T27];[.P27];[.L27];[.H27];[.D27])" office:value-type="float" office:value="1.00776708126068" calcext:value-type="float">
            <text:p>1.0077670813</text:p>
          </table:table-cell>
          <table:table-cell table:style-name="ce49" table:formula="of:=SUM([.Y27];[.U27];[.Q27];[.M27];[.I27];[.E27])"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3663.37563" calcext:value-type="float">
            <text:p>1555503663.37563</text:p>
          </table:table-cell>
          <table:table-cell office:value-type="float" office:value="1.12125611305237" calcext:value-type="float">
            <text:p>1.1212561131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555487639.63438" calcext:value-type="float">
            <text:p>1555487639.63438</text:p>
          </table:table-cell>
          <table:table-cell office:value-type="float" office:value="1.28775954246521" calcext:value-type="float">
            <text:p>1.287759542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555503664.90359" calcext:value-type="float">
            <text:p>1555503664.90359</text:p>
          </table:table-cell>
          <table:table-cell office:value-type="float" office:value="1.27574801445007" calcext:value-type="float">
            <text:p>1.2757480145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Default" office:value-type="float" office:value="1555487636.43378" calcext:value-type="float">
            <text:p>1555487636.43378</text:p>
          </table:table-cell>
          <table:table-cell table:style-name="Default" office:value-type="float" office:value="1.09274387359619" calcext:value-type="float">
            <text:p>1.0927438736</text:p>
          </table:table-cell>
          <table:table-cell table:style-name="ce20" office:value-type="float" office:value="114" calcext:value-type="float">
            <text:p>114</text:p>
          </table:table-cell>
          <table:table-cell/>
          <table:table-cell office:value-type="float" office:value="1555503669.22147" calcext:value-type="float">
            <text:p>1555503669.22147</text:p>
          </table:table-cell>
          <table:table-cell office:value-type="float" office:value="1.35312390327454" calcext:value-type="float">
            <text:p>1.3531239033</text:p>
          </table:table-cell>
          <table:table-cell office:value-type="float" office:value="122" calcext:value-type="float">
            <text:p>122</text:p>
          </table:table-cell>
          <table:table-cell table:number-columns-repeated="4"/>
          <table:table-cell table:formula="of:=AVERAGE([.X28];[.T28];[.P28];[.L28];[.H28];[.D28])" office:value-type="float" office:value="1.22612628936768" calcext:value-type="float">
            <text:p>1.2261262894</text:p>
          </table:table-cell>
          <table:table-cell table:style-name="ce49" table:formula="of:=SUM([.Y28];[.U28];[.Q28];[.M28];[.I28];[.E28])" office:value-type="float" office:value="591" calcext:value-type="float">
            <text:p>591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5" office:value-type="float" office:value="1555503685.97937" calcext:value-type="float">
            <text:p>1555503685.97937</text:p>
          </table:table-cell>
          <table:table-cell table:style-name="ce5" office:value-type="float" office:value="1.23166680335999" calcext:value-type="float">
            <text:p>1.2316668034</text:p>
          </table:table-cell>
          <table:table-cell table:style-name="ce22" office:value-type="float" office:value="113" calcext:value-type="float">
            <text:p>113</text:p>
          </table:table-cell>
          <table:table-cell table:style-name="ce12"/>
          <table:table-cell table:style-name="ce5" office:value-type="float" office:value="1555487659.75375" calcext:value-type="float">
            <text:p>1555487659.75375</text:p>
          </table:table-cell>
          <table:table-cell table:style-name="ce5" office:value-type="float" office:value="1.30710172653198" calcext:value-type="float">
            <text:p>1.3071017265</text:p>
          </table:table-cell>
          <table:table-cell table:style-name="ce22" office:value-type="float" office:value="117" calcext:value-type="float">
            <text:p>117</text:p>
          </table:table-cell>
          <table:table-cell table:style-name="ce12"/>
          <table:table-cell table:style-name="ce5" office:value-type="float" office:value="1555503692.45566" calcext:value-type="float">
            <text:p>1555503692.45566</text:p>
          </table:table-cell>
          <table:table-cell table:style-name="ce5" office:value-type="float" office:value="1.34058141708374" calcext:value-type="float">
            <text:p>1.3405814171</text:p>
          </table:table-cell>
          <table:table-cell table:style-name="ce22" office:value-type="float" office:value="116" calcext:value-type="float">
            <text:p>116</text:p>
          </table:table-cell>
          <table:table-cell table:style-name="ce32"/>
          <table:table-cell table:style-name="ce5" office:value-type="float" office:value="1555487663.84024" calcext:value-type="float">
            <text:p>1555487663.84024</text:p>
          </table:table-cell>
          <table:table-cell table:style-name="ce5" office:value-type="float" office:value="1.4455189704895" calcext:value-type="float">
            <text:p>1.4455189705</text:p>
          </table:table-cell>
          <table:table-cell table:style-name="ce22" office:value-type="float" office:value="121" calcext:value-type="float">
            <text:p>121</text:p>
          </table:table-cell>
          <table:table-cell table:style-name="ce12"/>
          <table:table-cell table:style-name="ce5" office:value-type="float" office:value="1555503697.48803" calcext:value-type="float">
            <text:p>1555503697.48803</text:p>
          </table:table-cell>
          <table:table-cell table:style-name="ce5" office:value-type="float" office:value="1.32246613502502" calcext:value-type="float">
            <text:p>1.322466135</text:p>
          </table:table-cell>
          <table:table-cell table:style-name="ce22" office:value-type="float" office:value="116" calcext:value-type="float">
            <text:p>116</text:p>
          </table:table-cell>
          <table:table-cell table:style-name="ce12"/>
          <table:table-cell table:style-name="ce5" office:value-type="float" office:value="1555487657.64135" calcext:value-type="float">
            <text:p>1555487657.64135</text:p>
          </table:table-cell>
          <table:table-cell table:style-name="ce5" office:value-type="float" office:value="1.54341816902161" calcext:value-type="float">
            <text:p>1.543418169</text:p>
          </table:table-cell>
          <table:table-cell table:style-name="ce22" office:value-type="float" office:value="122" calcext:value-type="float">
            <text:p>122</text:p>
          </table:table-cell>
          <table:table-cell table:formula="of:=AVERAGE([.X29];[.T29];[.P29];[.L29];[.H29];[.D29])" office:value-type="float" office:value="1.36512553691864" calcext:value-type="float">
            <text:p>1.3651255369</text:p>
          </table:table-cell>
          <table:table-cell table:style-name="ce49" table:formula="of:=SUM([.Y29];[.U29];[.Q29];[.M29];[.I29];[.E29])" office:value-type="float" office:value="705" calcext:value-type="float">
            <text:p>705</text:p>
          </table:table-cell>
        </table:table-row>
        <table:table-row table:style-name="ro1">
          <table:table-cell table:style-name="ce7" office:value-type="string" calcext:value-type="string">
            <text:p>150 at 256k</text:p>
          </table:table-cell>
          <table:table-cell table:number-columns-repeated="13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3985.17527" calcext:value-type="float">
            <text:p>1555503985.17527</text:p>
          </table:table-cell>
          <table:table-cell office:value-type="float" office:value="2.98174047470093" calcext:value-type="float">
            <text:p>2.9817404747</text:p>
          </table:table-cell>
          <table:table-cell office:value-type="float" office:value="151" calcext:value-type="float">
            <text:p>15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31];[.T31];[.P31];[.L31];[.H31];[.D31])" office:value-type="float" office:value="2.98174047470093" calcext:value-type="float">
            <text:p>2.9817404747</text:p>
          </table:table-cell>
          <table:table-cell table:style-name="ce49" table:formula="of:=SUM([.Y31];[.U31];[.Q31];[.M31];[.I31];[.E31]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3995.27407" calcext:value-type="float">
            <text:p>1555503995.27407</text:p>
          </table:table-cell>
          <table:table-cell office:value-type="float" office:value="3.18974232673645" calcext:value-type="float">
            <text:p>3.189742326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555487967.66562" calcext:value-type="float">
            <text:p>1555487967.66562</text:p>
          </table:table-cell>
          <table:table-cell office:value-type="float" office:value="1.21222329139709" calcext:value-type="float">
            <text:p>1.2122232914</text:p>
          </table:table-cell>
          <table:table-cell office:value-type="float" office:value="138" calcext:value-type="float">
            <text:p>138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32];[.T32];[.P32];[.L32];[.H32];[.D32])" office:value-type="float" office:value="2.20098280906677" calcext:value-type="float">
            <text:p>2.2009828091</text:p>
          </table:table-cell>
          <table:table-cell table:style-name="ce49" table:formula="of:=SUM([.Y32];[.U32];[.Q32];[.M32];[.I32];[.E32])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4007.88029" calcext:value-type="float">
            <text:p>1555504007.88029</text:p>
          </table:table-cell>
          <table:table-cell office:value-type="float" office:value="1.30442309379578" calcext:value-type="float">
            <text:p>1.3044230938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555487979.44206" calcext:value-type="float">
            <text:p>1555487979.44206</text:p>
          </table:table-cell>
          <table:table-cell office:value-type="float" office:value="1.36109018325806" calcext:value-type="float">
            <text:p>1.3610901833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555504012.33727" calcext:value-type="float">
            <text:p>1555504012.33727</text:p>
          </table:table-cell>
          <table:table-cell office:value-type="float" office:value="1.42533326148987" calcext:value-type="float">
            <text:p>1.4253332615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33];[.T33];[.P33];[.L33];[.H33];[.D33])" office:value-type="float" office:value="1.3636155128479" calcext:value-type="float">
            <text:p>1.3636155128</text:p>
          </table:table-cell>
          <table:table-cell table:style-name="ce49" table:formula="of:=SUM([.Y33];[.U33];[.Q33];[.M33];[.I33];[.E33])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4022.98551" calcext:value-type="float">
            <text:p>1555504022.98551</text:p>
          </table:table-cell>
          <table:table-cell office:value-type="float" office:value="1.49160742759705" calcext:value-type="float">
            <text:p>1.4916074276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555487998.92539" calcext:value-type="float">
            <text:p>1555487998.92539</text:p>
          </table:table-cell>
          <table:table-cell office:value-type="float" office:value="1.48167777061462" calcext:value-type="float">
            <text:p>1.4816777706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555504025.16397" calcext:value-type="float">
            <text:p>1555504025.16397</text:p>
          </table:table-cell>
          <table:table-cell office:value-type="float" office:value="1.50475025177002" calcext:value-type="float">
            <text:p>1.5047502518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Default" office:value-type="float" office:value="1555487997.49344" calcext:value-type="float">
            <text:p>1555487997.49344</text:p>
          </table:table-cell>
          <table:table-cell table:style-name="Default" office:value-type="float" office:value="1.6542694568634" calcext:value-type="float">
            <text:p>1.6542694569</text:p>
          </table:table-cell>
          <table:table-cell table:style-name="ce20" office:value-type="float" office:value="142" calcext:value-type="float">
            <text:p>142</text:p>
          </table:table-cell>
          <table:table-cell table:number-columns-repeated="8"/>
          <table:table-cell table:formula="of:=AVERAGE([.X34];[.T34];[.P34];[.L34];[.H34];[.D34])" office:value-type="float" office:value="1.53307622671127" calcext:value-type="float">
            <text:p>1.5330762267</text:p>
          </table:table-cell>
          <table:table-cell table:style-name="ce49" table:formula="of:=SUM([.Y34];[.U34];[.Q34];[.M34];[.I34];[.E34])"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4042.35413" calcext:value-type="float">
            <text:p>1555504042.35413</text:p>
          </table:table-cell>
          <table:table-cell office:value-type="float" office:value="1.5559024810791" calcext:value-type="float">
            <text:p>1.5559024811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555488017" calcext:value-type="float">
            <text:p>1555488017</text:p>
          </table:table-cell>
          <table:table-cell office:value-type="float" office:value="1.73065519332886" calcext:value-type="float">
            <text:p>1.7306551933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55504046.31549" calcext:value-type="float">
            <text:p>1555504046.31549</text:p>
          </table:table-cell>
          <table:table-cell office:value-type="float" office:value="1.67190051078796" calcext:value-type="float">
            <text:p>1.6719005108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Default" office:value-type="float" office:value="1555488019.36845" calcext:value-type="float">
            <text:p>1555488019.36845</text:p>
          </table:table-cell>
          <table:table-cell table:style-name="Default" office:value-type="float" office:value="1.68759942054749" calcext:value-type="float">
            <text:p>1.6875994205</text:p>
          </table:table-cell>
          <table:table-cell table:style-name="ce20" office:value-type="float" office:value="135" calcext:value-type="float">
            <text:p>135</text:p>
          </table:table-cell>
          <table:table-cell/>
          <table:table-cell office:value-type="float" office:value="1555504053.37266" calcext:value-type="float">
            <text:p>1555504053.37266</text:p>
          </table:table-cell>
          <table:table-cell office:value-type="float" office:value="1.73887467384338" calcext:value-type="float">
            <text:p>1.7388746738</text:p>
          </table:table-cell>
          <table:table-cell office:value-type="float" office:value="139" calcext:value-type="float">
            <text:p>139</text:p>
          </table:table-cell>
          <table:table-cell table:number-columns-repeated="4"/>
          <table:table-cell table:formula="of:=AVERAGE([.X35];[.T35];[.P35];[.L35];[.H35];[.D35])" office:value-type="float" office:value="1.67698645591736" calcext:value-type="float">
            <text:p>1.6769864559</text:p>
          </table:table-cell>
          <table:table-cell table:style-name="ce49" table:formula="of:=SUM([.Y35];[.U35];[.Q35];[.M35];[.I35];[.E35])" office:value-type="float" office:value="679" calcext:value-type="float">
            <text:p>679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5" office:value-type="float" office:value="1555504067.18001" calcext:value-type="float">
            <text:p>1555504067.18001</text:p>
          </table:table-cell>
          <table:table-cell table:style-name="ce5" office:value-type="float" office:value="1.65649676322937" calcext:value-type="float">
            <text:p>1.6564967632</text:p>
          </table:table-cell>
          <table:table-cell table:style-name="ce22" office:value-type="float" office:value="129" calcext:value-type="float">
            <text:p>129</text:p>
          </table:table-cell>
          <table:table-cell table:style-name="ce12"/>
          <table:table-cell table:style-name="ce5" office:value-type="float" office:value="1555488042.50028" calcext:value-type="float">
            <text:p>1555488042.50028</text:p>
          </table:table-cell>
          <table:table-cell table:style-name="ce5" office:value-type="float" office:value="1.9841320514679" calcext:value-type="float">
            <text:p>1.9841320515</text:p>
          </table:table-cell>
          <table:table-cell table:style-name="ce22" office:value-type="float" office:value="141" calcext:value-type="float">
            <text:p>141</text:p>
          </table:table-cell>
          <table:table-cell table:style-name="ce12"/>
          <table:table-cell table:style-name="ce5" office:value-type="float" office:value="1555504078.99722" calcext:value-type="float">
            <text:p>1555504078.99722</text:p>
          </table:table-cell>
          <table:table-cell table:style-name="ce5" office:value-type="float" office:value="1.94115257263184" calcext:value-type="float">
            <text:p>1.9411525726</text:p>
          </table:table-cell>
          <table:table-cell table:style-name="ce22" office:value-type="float" office:value="140" calcext:value-type="float">
            <text:p>140</text:p>
          </table:table-cell>
          <table:table-cell table:style-name="ce32"/>
          <table:table-cell table:style-name="ce5" office:value-type="float" office:value="1555488041.05754" calcext:value-type="float">
            <text:p>1555488041.05754</text:p>
          </table:table-cell>
          <table:table-cell table:style-name="ce5" office:value-type="float" office:value="1.85725712776184" calcext:value-type="float">
            <text:p>1.8572571278</text:p>
          </table:table-cell>
          <table:table-cell table:style-name="ce22" office:value-type="float" office:value="136" calcext:value-type="float">
            <text:p>136</text:p>
          </table:table-cell>
          <table:table-cell table:style-name="ce12"/>
          <table:table-cell table:style-name="ce5" office:value-type="float" office:value="1555504081.09162" calcext:value-type="float">
            <text:p>1555504081.09162</text:p>
          </table:table-cell>
          <table:table-cell table:style-name="ce5" office:value-type="float" office:value="1.94762921333313" calcext:value-type="float">
            <text:p>1.9476292133</text:p>
          </table:table-cell>
          <table:table-cell table:style-name="ce22" office:value-type="float" office:value="140" calcext:value-type="float">
            <text:p>140</text:p>
          </table:table-cell>
          <table:table-cell table:style-name="ce12"/>
          <table:table-cell table:style-name="ce5" office:value-type="float" office:value="1555488045.57739" calcext:value-type="float">
            <text:p>1555488045.57739</text:p>
          </table:table-cell>
          <table:table-cell table:style-name="ce5" office:value-type="float" office:value="1.93573379516602" calcext:value-type="float">
            <text:p>1.9357337952</text:p>
          </table:table-cell>
          <table:table-cell table:style-name="ce22" office:value-type="float" office:value="138" calcext:value-type="float">
            <text:p>138</text:p>
          </table:table-cell>
          <table:table-cell table:formula="of:=AVERAGE([.X36];[.T36];[.P36];[.L36];[.H36];[.D36])" office:value-type="float" office:value="1.88706692059835" calcext:value-type="float">
            <text:p>1.8870669206</text:p>
          </table:table-cell>
          <table:table-cell table:style-name="ce49" table:formula="of:=SUM([.Y36];[.U36];[.Q36];[.M36];[.I36];[.E36])"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175 at 256k</text:p>
          </table:table-cell>
          <table:table-cell table:number-columns-repeated="13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4227.04015" calcext:value-type="float">
            <text:p>1555504227.04015</text:p>
          </table:table-cell>
          <table:table-cell office:value-type="float" office:value="3.76515293121338" calcext:value-type="float">
            <text:p>3.7651529312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38];[.T38];[.P38];[.L38];[.H38];[.D38])" office:value-type="float" office:value="3.76515293121338" calcext:value-type="float">
            <text:p>3.7651529312</text:p>
          </table:table-cell>
          <table:table-cell table:style-name="ce49" table:formula="of:=SUM([.Y38];[.U38];[.Q38];[.M38];[.I38];[.E38]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4238.00894" calcext:value-type="float">
            <text:p>1555504238.00894</text:p>
          </table:table-cell>
          <table:table-cell office:value-type="float" office:value="3.41806483268738" calcext:value-type="float">
            <text:p>3.4180648327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555488210.73861" calcext:value-type="float">
            <text:p>1555488210.73861</text:p>
          </table:table-cell>
          <table:table-cell office:value-type="float" office:value="1.70971989631653" calcext:value-type="float">
            <text:p>1.7097198963</text:p>
          </table:table-cell>
          <table:table-cell office:value-type="float" office:value="154" calcext:value-type="float">
            <text:p>154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39];[.T39];[.P39];[.L39];[.H39];[.D39])" office:value-type="float" office:value="2.56389236450195" calcext:value-type="float">
            <text:p>2.5638923645</text:p>
          </table:table-cell>
          <table:table-cell table:style-name="ce49" table:formula="of:=SUM([.Y39];[.U39];[.Q39];[.M39];[.I39];[.E39])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4251.02876" calcext:value-type="float">
            <text:p>1555504251.02876</text:p>
          </table:table-cell>
          <table:table-cell office:value-type="float" office:value="1.74597644805908" calcext:value-type="float">
            <text:p>1.7459764481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55488222.33967" calcext:value-type="float">
            <text:p>1555488222.33967</text:p>
          </table:table-cell>
          <table:table-cell office:value-type="float" office:value="1.72758102416992" calcext:value-type="float">
            <text:p>1.7275810242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55504255.57471" calcext:value-type="float">
            <text:p>1555504255.57471</text:p>
          </table:table-cell>
          <table:table-cell office:value-type="float" office:value="1.82714223861694" calcext:value-type="float">
            <text:p>1.8271422386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40];[.T40];[.P40];[.L40];[.H40];[.D40])" office:value-type="float" office:value="1.76689990361531" calcext:value-type="float">
            <text:p>1.7668999036</text:p>
          </table:table-cell>
          <table:table-cell table:style-name="ce49" table:formula="of:=SUM([.Y40];[.U40];[.Q40];[.M40];[.I40];[.E40])"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4271.79098" calcext:value-type="float">
            <text:p>1555504271.79098</text:p>
          </table:table-cell>
          <table:table-cell office:value-type="float" office:value="1.78205442428589" calcext:value-type="float">
            <text:p>1.782054424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555488238.33242" calcext:value-type="float">
            <text:p>1555488238.33242</text:p>
          </table:table-cell>
          <table:table-cell office:value-type="float" office:value="1.83946847915649" calcext:value-type="float">
            <text:p>1.8394684792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555504273.73488" calcext:value-type="float">
            <text:p>1555504273.73488</text:p>
          </table:table-cell>
          <table:table-cell office:value-type="float" office:value="1.78407955169678" calcext:value-type="float">
            <text:p>1.7840795517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Default" office:value-type="float" office:value="1555488236.2772" calcext:value-type="float">
            <text:p>1555488236.2772</text:p>
          </table:table-cell>
          <table:table-cell table:style-name="Default" office:value-type="float" office:value="2.23836803436279" calcext:value-type="float">
            <text:p>2.2383680344</text:p>
          </table:table-cell>
          <table:table-cell table:style-name="ce20" office:value-type="float" office:value="165" calcext:value-type="float">
            <text:p>165</text:p>
          </table:table-cell>
          <table:table-cell table:number-columns-repeated="8"/>
          <table:table-cell table:formula="of:=AVERAGE([.X41];[.T41];[.P41];[.L41];[.H41];[.D41])" office:value-type="float" office:value="1.91099262237549" calcext:value-type="float">
            <text:p>1.9109926224</text:p>
          </table:table-cell>
          <table:table-cell table:style-name="ce49" table:formula="of:=SUM([.Y41];[.U41];[.Q41];[.M41];[.I41];[.E41])"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4295.53567" calcext:value-type="float">
            <text:p>1555504295.53567</text:p>
          </table:table-cell>
          <table:table-cell office:value-type="float" office:value="2.04357838630676" calcext:value-type="float">
            <text:p>2.0435783863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555488255.69229" calcext:value-type="float">
            <text:p>1555488255.69229</text:p>
          </table:table-cell>
          <table:table-cell office:value-type="float" office:value="2.10691452026367" calcext:value-type="float">
            <text:p>2.1069145203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555504297.68916" calcext:value-type="float">
            <text:p>1555504297.68916</text:p>
          </table:table-cell>
          <table:table-cell office:value-type="float" office:value="2.05144929885864" calcext:value-type="float">
            <text:p>2.0514492989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Default" office:value-type="float" office:value="1555488261.84381" calcext:value-type="float">
            <text:p>1555488261.84381</text:p>
          </table:table-cell>
          <table:table-cell table:style-name="Default" office:value-type="float" office:value="2.18250036239624" calcext:value-type="float">
            <text:p>2.1825003624</text:p>
          </table:table-cell>
          <table:table-cell table:style-name="ce20" office:value-type="float" office:value="152" calcext:value-type="float">
            <text:p>152</text:p>
          </table:table-cell>
          <table:table-cell/>
          <table:table-cell office:value-type="float" office:value="1555504290.27081" calcext:value-type="float">
            <text:p>1555504290.27081</text:p>
          </table:table-cell>
          <table:table-cell office:value-type="float" office:value="2.18417477607727" calcext:value-type="float">
            <text:p>2.1841747761</text:p>
          </table:table-cell>
          <table:table-cell office:value-type="float" office:value="155" calcext:value-type="float">
            <text:p>155</text:p>
          </table:table-cell>
          <table:table-cell table:number-columns-repeated="4"/>
          <table:table-cell table:formula="of:=AVERAGE([.X42];[.T42];[.P42];[.L42];[.H42];[.D42])" office:value-type="float" office:value="2.11372346878052" calcext:value-type="float">
            <text:p>2.1137234688</text:p>
          </table:table-cell>
          <table:table-cell table:style-name="ce49" table:formula="of:=SUM([.Y42];[.U42];[.Q42];[.M42];[.I42];[.E42])" office:value-type="float" office:value="755" calcext:value-type="float">
            <text:p>755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5" office:value-type="float" office:value="1555504324.47821" calcext:value-type="float">
            <text:p>1555504324.47821</text:p>
          </table:table-cell>
          <table:table-cell table:style-name="ce5" office:value-type="float" office:value="2.33273434638977" calcext:value-type="float">
            <text:p>2.3327343464</text:p>
          </table:table-cell>
          <table:table-cell table:style-name="ce22" office:value-type="float" office:value="153" calcext:value-type="float">
            <text:p>153</text:p>
          </table:table-cell>
          <table:table-cell table:style-name="ce12"/>
          <table:table-cell table:style-name="ce5" office:value-type="float" office:value="1555488285.39336" calcext:value-type="float">
            <text:p>1555488285.39336</text:p>
          </table:table-cell>
          <table:table-cell table:style-name="ce5" office:value-type="float" office:value="2.4295129776001" calcext:value-type="float">
            <text:p>2.4295129776</text:p>
          </table:table-cell>
          <table:table-cell table:style-name="ce22" office:value-type="float" office:value="154" calcext:value-type="float">
            <text:p>154</text:p>
          </table:table-cell>
          <table:table-cell table:style-name="ce12"/>
          <table:table-cell table:style-name="ce5" office:value-type="float" office:value="1555504327.59667" calcext:value-type="float">
            <text:p>1555504327.59667</text:p>
          </table:table-cell>
          <table:table-cell table:style-name="ce5" office:value-type="float" office:value="2.37509346008301" calcext:value-type="float">
            <text:p>2.3750934601</text:p>
          </table:table-cell>
          <table:table-cell table:style-name="ce22" office:value-type="float" office:value="153" calcext:value-type="float">
            <text:p>153</text:p>
          </table:table-cell>
          <table:table-cell table:style-name="ce32"/>
          <table:table-cell table:style-name="ce5" office:value-type="float" office:value="1555488281.92275" calcext:value-type="float">
            <text:p>1555488281.92275</text:p>
          </table:table-cell>
          <table:table-cell table:style-name="ce5" office:value-type="float" office:value="2.24196839332581" calcext:value-type="float">
            <text:p>2.2419683933</text:p>
          </table:table-cell>
          <table:table-cell table:style-name="ce22" office:value-type="float" office:value="150" calcext:value-type="float">
            <text:p>150</text:p>
          </table:table-cell>
          <table:table-cell table:style-name="ce12"/>
          <table:table-cell table:style-name="ce5" office:value-type="float" office:value="1555504320.44774" calcext:value-type="float">
            <text:p>1555504320.44774</text:p>
          </table:table-cell>
          <table:table-cell table:style-name="ce5" office:value-type="float" office:value="2.12612915039062" calcext:value-type="float">
            <text:p>2.1261291504</text:p>
          </table:table-cell>
          <table:table-cell table:style-name="ce22" office:value-type="float" office:value="146" calcext:value-type="float">
            <text:p>146</text:p>
          </table:table-cell>
          <table:table-cell table:style-name="ce12"/>
          <table:table-cell table:style-name="ce5" office:value-type="float" office:value="1555488299.09906" calcext:value-type="float">
            <text:p>1555488299.09906</text:p>
          </table:table-cell>
          <table:table-cell table:style-name="ce5" office:value-type="float" office:value="2.70880579948425" calcext:value-type="float">
            <text:p>2.7088057995</text:p>
          </table:table-cell>
          <table:table-cell table:style-name="ce22" office:value-type="float" office:value="163" calcext:value-type="float">
            <text:p>163</text:p>
          </table:table-cell>
          <table:table-cell table:formula="of:=AVERAGE([.X43];[.T43];[.P43];[.L43];[.H43];[.D43])" office:value-type="float" office:value="2.36904068787893" calcext:value-type="float">
            <text:p>2.3690406879</text:p>
          </table:table-cell>
          <table:table-cell table:style-name="ce49" table:formula="of:=SUM([.Y43];[.U43];[.Q43];[.M43];[.I43];[.E43])" office:value-type="float" office:value="919" calcext:value-type="float">
            <text:p>919</text:p>
          </table:table-cell>
        </table:table-row>
        <table:table-row table:style-name="ro1">
          <table:table-cell table:style-name="ce7" office:value-type="string" calcext:value-type="string">
            <text:p>200 at 256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4478.67092" calcext:value-type="float">
            <text:p>1555504478.67092</text:p>
          </table:table-cell>
          <table:table-cell office:value-type="float" office:value="4.24069976806641" calcext:value-type="float">
            <text:p>4.2406997681</text:p>
          </table:table-cell>
          <table:table-cell office:value-type="float" office:value="201" calcext:value-type="float">
            <text:p>20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45];[.T45];[.P45];[.L45];[.H45];[.D45])" office:value-type="float" office:value="4.24069976806641" calcext:value-type="float">
            <text:p>4.2406997681</text:p>
          </table:table-cell>
          <table:table-cell table:style-name="ce49" table:formula="of:=SUM([.Y45];[.U45];[.Q45];[.M45];[.I45];[.E45]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4493.35691" calcext:value-type="float">
            <text:p>1555504493.35691</text:p>
          </table:table-cell>
          <table:table-cell office:value-type="float" office:value="2.23335003852844" calcext:value-type="float">
            <text:p>2.233350038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555488457.79296" calcext:value-type="float">
            <text:p>1555488457.79296</text:p>
          </table:table-cell>
          <table:table-cell office:value-type="float" office:value="3.41330432891846" calcext:value-type="float">
            <text:p>3.4133043289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46];[.T46];[.P46];[.L46];[.H46];[.D46])" office:value-type="float" office:value="2.82332718372345" calcext:value-type="float">
            <text:p>2.8233271837</text:p>
          </table:table-cell>
          <table:table-cell table:style-name="ce49" table:formula="of:=SUM([.Y46];[.U46];[.Q46];[.M46];[.I46];[.E46])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4508.07857" calcext:value-type="float">
            <text:p>1555504508.07857</text:p>
          </table:table-cell>
          <table:table-cell office:value-type="float" office:value="2.13680720329285" calcext:value-type="float">
            <text:p>2.136807203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555488474.12349" calcext:value-type="float">
            <text:p>1555488474.12349</text:p>
          </table:table-cell>
          <table:table-cell office:value-type="float" office:value="2.20455932617187" calcext:value-type="float">
            <text:p>2.2045593262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555504502.89277" calcext:value-type="float">
            <text:p>1555504502.89277</text:p>
          </table:table-cell>
          <table:table-cell office:value-type="float" office:value="2.29307866096497" calcext:value-type="float">
            <text:p>2.293078661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47];[.T47];[.P47];[.L47];[.H47];[.D47])" office:value-type="float" office:value="2.21148173014323" calcext:value-type="float">
            <text:p>2.2114817301</text:p>
          </table:table-cell>
          <table:table-cell table:style-name="ce49" table:formula="of:=SUM([.Y47];[.U47];[.Q47];[.M47];[.I47];[.E47])"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4526.17501" calcext:value-type="float">
            <text:p>1555504526.17501</text:p>
          </table:table-cell>
          <table:table-cell office:value-type="float" office:value="2.24432563781738" calcext:value-type="float">
            <text:p>2.2443256378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555488491.84287" calcext:value-type="float">
            <text:p>1555488491.84287</text:p>
          </table:table-cell>
          <table:table-cell office:value-type="float" office:value="2.41035747528076" calcext:value-type="float">
            <text:p>2.4103574753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555504517.91619" calcext:value-type="float">
            <text:p>1555504517.91619</text:p>
          </table:table-cell>
          <table:table-cell office:value-type="float" office:value="2.26835346221924" calcext:value-type="float">
            <text:p>2.2683534622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Default" office:value-type="float" office:value="1555488497.78133" calcext:value-type="float">
            <text:p>1555488497.78133</text:p>
          </table:table-cell>
          <table:table-cell table:style-name="Default" office:value-type="float" office:value="2.41320013999939" calcext:value-type="float">
            <text:p>2.41320014</text:p>
          </table:table-cell>
          <table:table-cell table:style-name="ce20" office:value-type="float" office:value="172" calcext:value-type="float">
            <text:p>172</text:p>
          </table:table-cell>
          <table:table-cell table:number-columns-repeated="8"/>
          <table:table-cell table:formula="of:=AVERAGE([.X48];[.T48];[.P48];[.L48];[.H48];[.D48])" office:value-type="float" office:value="2.33405917882919" calcext:value-type="float">
            <text:p>2.3340591788</text:p>
          </table:table-cell>
          <table:table-cell table:style-name="ce49" table:formula="of:=SUM([.Y48];[.U48];[.Q48];[.M48];[.I48];[.E48])"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4545.78173" calcext:value-type="float">
            <text:p>1555504545.78173</text:p>
          </table:table-cell>
          <table:table-cell office:value-type="float" office:value="2.27269649505615" calcext:value-type="float">
            <text:p>2.2726964951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555488523.12663" calcext:value-type="float">
            <text:p>1555488523.12663</text:p>
          </table:table-cell>
          <table:table-cell office:value-type="float" office:value="2.3624951839447" calcext:value-type="float">
            <text:p>2.3624951839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555504539.34432" calcext:value-type="float">
            <text:p>1555504539.34432</text:p>
          </table:table-cell>
          <table:table-cell office:value-type="float" office:value="2.07615637779236" calcext:value-type="float">
            <text:p>2.0761563778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Default" office:value-type="float" office:value="1555488517.55151" calcext:value-type="float">
            <text:p>1555488517.55151</text:p>
          </table:table-cell>
          <table:table-cell table:style-name="Default" office:value-type="float" office:value="2.26082277297974" calcext:value-type="float">
            <text:p>2.260822773</text:p>
          </table:table-cell>
          <table:table-cell table:style-name="ce20" office:value-type="float" office:value="158" calcext:value-type="float">
            <text:p>158</text:p>
          </table:table-cell>
          <table:table-cell/>
          <table:table-cell office:value-type="float" office:value="1555504550.85539" calcext:value-type="float">
            <text:p>1555504550.85539</text:p>
          </table:table-cell>
          <table:table-cell office:value-type="float" office:value="2.76267695426941" calcext:value-type="float">
            <text:p>2.7626769543</text:p>
          </table:table-cell>
          <table:table-cell office:value-type="float" office:value="177" calcext:value-type="float">
            <text:p>177</text:p>
          </table:table-cell>
          <table:table-cell table:number-columns-repeated="4"/>
          <table:table-cell table:formula="of:=AVERAGE([.X49];[.T49];[.P49];[.L49];[.H49];[.D49])" office:value-type="float" office:value="2.34696955680847" calcext:value-type="float">
            <text:p>2.3469695568</text:p>
          </table:table-cell>
          <table:table-cell table:style-name="ce49" table:formula="of:=SUM([.Y49];[.U49];[.Q49];[.M49];[.I49];[.E49])" office:value-type="float" office:value="805" calcext:value-type="float">
            <text:p>805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5" office:value-type="float" office:value="1555504577.00094" calcext:value-type="float">
            <text:p>1555504577.00094</text:p>
          </table:table-cell>
          <table:table-cell table:style-name="ce5" office:value-type="float" office:value="2.36892056465149" calcext:value-type="float">
            <text:p>2.3689205647</text:p>
          </table:table-cell>
          <table:table-cell table:style-name="ce22" office:value-type="float" office:value="153" calcext:value-type="float">
            <text:p>153</text:p>
          </table:table-cell>
          <table:table-cell table:style-name="ce12"/>
          <table:table-cell table:style-name="ce5" office:value-type="float" office:value="1555488548.49132" calcext:value-type="float">
            <text:p>1555488548.49132</text:p>
          </table:table-cell>
          <table:table-cell table:style-name="ce5" office:value-type="float" office:value="2.73216986656189" calcext:value-type="float">
            <text:p>2.7321698666</text:p>
          </table:table-cell>
          <table:table-cell table:style-name="ce22" office:value-type="float" office:value="167" calcext:value-type="float">
            <text:p>167</text:p>
          </table:table-cell>
          <table:table-cell table:style-name="ce12"/>
          <table:table-cell table:style-name="ce5" office:value-type="float" office:value="1555504566.31" calcext:value-type="float">
            <text:p>1555504566.31</text:p>
          </table:table-cell>
          <table:table-cell table:style-name="ce5" office:value-type="float" office:value="2.52946996688843" calcext:value-type="float">
            <text:p>2.5294699669</text:p>
          </table:table-cell>
          <table:table-cell table:style-name="ce22" office:value-type="float" office:value="159" calcext:value-type="float">
            <text:p>159</text:p>
          </table:table-cell>
          <table:table-cell table:style-name="ce32"/>
          <table:table-cell table:style-name="ce5" office:value-type="float" office:value="1555488555.75632" calcext:value-type="float">
            <text:p>1555488555.75632</text:p>
          </table:table-cell>
          <table:table-cell table:style-name="ce5" office:value-type="float" office:value="2.68531632423401" calcext:value-type="float">
            <text:p>2.6853163242</text:p>
          </table:table-cell>
          <table:table-cell table:style-name="ce22" office:value-type="float" office:value="163" calcext:value-type="float">
            <text:p>163</text:p>
          </table:table-cell>
          <table:table-cell table:style-name="ce12"/>
          <table:table-cell table:style-name="ce5" office:value-type="float" office:value="1555504573.28236" calcext:value-type="float">
            <text:p>1555504573.28236</text:p>
          </table:table-cell>
          <table:table-cell table:style-name="ce5" office:value-type="float" office:value="2.76878309249878" calcext:value-type="float">
            <text:p>2.7687830925</text:p>
          </table:table-cell>
          <table:table-cell table:style-name="ce22" office:value-type="float" office:value="168" calcext:value-type="float">
            <text:p>168</text:p>
          </table:table-cell>
          <table:table-cell table:style-name="ce12"/>
          <table:table-cell table:style-name="ce5" office:value-type="float" office:value="1555488551.91121" calcext:value-type="float">
            <text:p>1555488551.91121</text:p>
          </table:table-cell>
          <table:table-cell table:style-name="ce5" office:value-type="float" office:value="3.28269195556641" calcext:value-type="float">
            <text:p>3.2826919556</text:p>
          </table:table-cell>
          <table:table-cell table:style-name="ce22" office:value-type="float" office:value="185" calcext:value-type="float">
            <text:p>185</text:p>
          </table:table-cell>
          <table:table-cell table:formula="of:=AVERAGE([.X50];[.T50];[.P50];[.L50];[.H50];[.D50])" office:value-type="float" office:value="2.7278919617335" calcext:value-type="float">
            <text:p>2.7278919617</text:p>
          </table:table-cell>
          <table:table-cell table:style-name="ce49" table:formula="of:=SUM([.Y50];[.U50];[.Q50];[.M50];[.I50];[.E50])"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50@1024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4833.36983" calcext:value-type="float">
            <text:p>1555504833.36983</text:p>
          </table:table-cell>
          <table:table-cell office:value-type="float" office:value="0.283481359481811" calcext:value-type="float">
            <text:p>0.2834813595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52];[.T52];[.P52];[.L52];[.H52];[.D52])" office:value-type="float" office:value="0.283481359481811" calcext:value-type="float">
            <text:p>0.2834813595</text:p>
          </table:table-cell>
          <table:table-cell table:style-name="ce49" table:formula="of:=SUM([.Y52];[.U52];[.Q52];[.M52];[.I52];[.E52]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4841.69772" calcext:value-type="float">
            <text:p>1555504841.69772</text:p>
          </table:table-cell>
          <table:table-cell office:value-type="float" office:value="0.301575422286987" calcext:value-type="float">
            <text:p>0.301575422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88809.45614" calcext:value-type="float">
            <text:p>1555488809.45614</text:p>
          </table:table-cell>
          <table:table-cell office:value-type="float" office:value="0.191292524337769" calcext:value-type="float">
            <text:p>0.191292524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53];[.T53];[.P53];[.L53];[.H53];[.D53])" office:value-type="float" office:value="0.246433973312378" calcext:value-type="float">
            <text:p>0.2464339733</text:p>
          </table:table-cell>
          <table:table-cell table:style-name="ce49" table:formula="of:=SUM([.Y53];[.U53];[.Q53];[.M53];[.I53];[.E53]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4854.60601" calcext:value-type="float">
            <text:p>1555504854.60601</text:p>
          </table:table-cell>
          <table:table-cell office:value-type="float" office:value="0.227702379226685" calcext:value-type="float">
            <text:p>0.227702379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88820.81601" calcext:value-type="float">
            <text:p>1555488820.81601</text:p>
          </table:table-cell>
          <table:table-cell office:value-type="float" office:value="0.21573543548584" calcext:value-type="float">
            <text:p>0.215735435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504853.19516" calcext:value-type="float">
            <text:p>1555504853.19516</text:p>
          </table:table-cell>
          <table:table-cell office:value-type="float" office:value="0.248096704483032" calcext:value-type="float">
            <text:p>0.2480967045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54];[.T54];[.P54];[.L54];[.H54];[.D54])" office:value-type="float" office:value="0.230511506398519" calcext:value-type="float">
            <text:p>0.2305115064</text:p>
          </table:table-cell>
          <table:table-cell table:style-name="ce49" table:formula="of:=SUM([.Y54];[.U54];[.Q54];[.M54];[.I54];[.E54]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4871.1784" calcext:value-type="float">
            <text:p>1555504871.1784</text:p>
          </table:table-cell>
          <table:table-cell office:value-type="float" office:value="0.235910892486572" calcext:value-type="float">
            <text:p>0.235910892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88834.46949" calcext:value-type="float">
            <text:p>1555488834.46949</text:p>
          </table:table-cell>
          <table:table-cell office:value-type="float" office:value="0.226219415664673" calcext:value-type="float">
            <text:p>0.226219415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504868.91511" calcext:value-type="float">
            <text:p>1555504868.91511</text:p>
          </table:table-cell>
          <table:table-cell office:value-type="float" office:value="0.328088283538818" calcext:value-type="float">
            <text:p>0.3280882835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office:value-type="float" office:value="1555488840.79348" calcext:value-type="float">
            <text:p>1555488840.79348</text:p>
          </table:table-cell>
          <table:table-cell table:style-name="Default" office:value-type="float" office:value="0.200956344604492" calcext:value-type="float">
            <text:p>0.2009563446</text:p>
          </table:table-cell>
          <table:table-cell table:style-name="ce20" office:value-type="float" office:value="51" calcext:value-type="float">
            <text:p>51</text:p>
          </table:table-cell>
          <table:table-cell table:number-columns-repeated="8"/>
          <table:table-cell table:formula="of:=AVERAGE([.X55];[.T55];[.P55];[.L55];[.H55];[.D55])" office:value-type="float" office:value="0.247793734073639" calcext:value-type="float">
            <text:p>0.2477937341</text:p>
          </table:table-cell>
          <table:table-cell table:style-name="ce49" table:formula="of:=SUM([.Y55];[.U55];[.Q55];[.M55];[.I55];[.E55]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4889.88511" calcext:value-type="float">
            <text:p>1555504889.88511</text:p>
          </table:table-cell>
          <table:table-cell office:value-type="float" office:value="0.243708610534668" calcext:value-type="float">
            <text:p>0.243708610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88852.86342" calcext:value-type="float">
            <text:p>1555488852.86342</text:p>
          </table:table-cell>
          <table:table-cell office:value-type="float" office:value="0.196736335754395" calcext:value-type="float">
            <text:p>0.196736335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504892.41147" calcext:value-type="float">
            <text:p>1555504892.41147</text:p>
          </table:table-cell>
          <table:table-cell office:value-type="float" office:value="0.273927688598633" calcext:value-type="float">
            <text:p>0.2739276886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office:value-type="float" office:value="1555488859.7479" calcext:value-type="float">
            <text:p>1555488859.7479</text:p>
          </table:table-cell>
          <table:table-cell table:style-name="Default" office:value-type="float" office:value="0.195664167404175" calcext:value-type="float">
            <text:p>0.1956641674</text:p>
          </table:table-cell>
          <table:table-cell table:style-name="ce20" office:value-type="float" office:value="51" calcext:value-type="float">
            <text:p>51</text:p>
          </table:table-cell>
          <table:table-cell/>
          <table:table-cell office:value-type="float" office:value="1555504891.52407" calcext:value-type="float">
            <text:p>1555504891.52407</text:p>
          </table:table-cell>
          <table:table-cell office:value-type="float" office:value="0.330859899520874" calcext:value-type="float">
            <text:p>0.3308598995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table:formula="of:=AVERAGE([.X56];[.T56];[.P56];[.L56];[.H56];[.D56])" office:value-type="float" office:value="0.248179340362549" calcext:value-type="float">
            <text:p>0.2481793404</text:p>
          </table:table-cell>
          <table:table-cell table:style-name="ce49" table:formula="of:=SUM([.Y56];[.U56];[.Q56];[.M56];[.I56];[.E56])" office:value-type="float" office:value="255" calcext:value-type="float">
            <text:p>255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5" office:value-type="float" office:value="1555504914.21848" calcext:value-type="float">
            <text:p>1555504914.21848</text:p>
          </table:table-cell>
          <table:table-cell table:style-name="ce5" office:value-type="float" office:value="0.253551483154297" calcext:value-type="float">
            <text:p>0.2535514832</text:p>
          </table:table-cell>
          <table:table-cell table:style-name="ce22" office:value-type="float" office:value="51" calcext:value-type="float">
            <text:p>51</text:p>
          </table:table-cell>
          <table:table-cell table:style-name="ce12"/>
          <table:table-cell table:style-name="ce5" office:value-type="float" office:value="1555488873.99774" calcext:value-type="float">
            <text:p>1555488873.99774</text:p>
          </table:table-cell>
          <table:table-cell table:style-name="ce5" office:value-type="float" office:value="0.197672367095947" calcext:value-type="float">
            <text:p>0.1976723671</text:p>
          </table:table-cell>
          <table:table-cell table:style-name="ce22" office:value-type="float" office:value="51" calcext:value-type="float">
            <text:p>51</text:p>
          </table:table-cell>
          <table:table-cell table:style-name="ce12"/>
          <table:table-cell table:style-name="ce5" office:value-type="float" office:value="1555504918.33806" calcext:value-type="float">
            <text:p>1555504918.33806</text:p>
          </table:table-cell>
          <table:table-cell table:style-name="ce5" office:value-type="float" office:value="0.327666521072388" calcext:value-type="float">
            <text:p>0.3276665211</text:p>
          </table:table-cell>
          <table:table-cell table:style-name="ce22" office:value-type="float" office:value="51" calcext:value-type="float">
            <text:p>51</text:p>
          </table:table-cell>
          <table:table-cell table:style-name="ce32"/>
          <table:table-cell table:style-name="ce5" office:value-type="float" office:value="1555488886.26095" calcext:value-type="float">
            <text:p>1555488886.26095</text:p>
          </table:table-cell>
          <table:table-cell table:style-name="ce5" office:value-type="float" office:value="0.194762706756592" calcext:value-type="float">
            <text:p>0.1947627068</text:p>
          </table:table-cell>
          <table:table-cell table:style-name="ce22" office:value-type="float" office:value="51" calcext:value-type="float">
            <text:p>51</text:p>
          </table:table-cell>
          <table:table-cell table:style-name="ce12"/>
          <table:table-cell table:style-name="ce5" office:value-type="float" office:value="1555504915.92762" calcext:value-type="float">
            <text:p>1555504915.92762</text:p>
          </table:table-cell>
          <table:table-cell table:style-name="ce5" office:value-type="float" office:value="0.319108486175537" calcext:value-type="float">
            <text:p>0.3191084862</text:p>
          </table:table-cell>
          <table:table-cell table:style-name="ce22" office:value-type="float" office:value="51" calcext:value-type="float">
            <text:p>51</text:p>
          </table:table-cell>
          <table:table-cell table:style-name="ce12"/>
          <table:table-cell table:style-name="ce5" office:value-type="float" office:value="1555488884.62705" calcext:value-type="float">
            <text:p>1555488884.62705</text:p>
          </table:table-cell>
          <table:table-cell table:style-name="ce5" office:value-type="float" office:value="0.244490146636963" calcext:value-type="float">
            <text:p>0.2444901466</text:p>
          </table:table-cell>
          <table:table-cell table:style-name="ce22" office:value-type="float" office:value="51" calcext:value-type="float">
            <text:p>51</text:p>
          </table:table-cell>
          <table:table-cell table:formula="of:=AVERAGE([.X57];[.T57];[.P57];[.L57];[.H57];[.D57])" office:value-type="float" office:value="0.256208618481954" calcext:value-type="float">
            <text:p>0.2562086185</text:p>
          </table:table-cell>
          <table:table-cell table:style-name="ce49" table:formula="of:=SUM([.Y57];[.U57];[.Q57];[.M57];[.I57];[.E57])"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75k@1024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5217.03993" calcext:value-type="float">
            <text:p>1555505217.03993</text:p>
          </table:table-cell>
          <table:table-cell office:value-type="float" office:value="0.357579708099365" calcext:value-type="float">
            <text:p>0.3575797081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59];[.T59];[.P59];[.L59];[.H59];[.D59])" office:value-type="float" office:value="0.357579708099365" calcext:value-type="float">
            <text:p>0.3575797081</text:p>
          </table:table-cell>
          <table:table-cell table:style-name="ce49" table:formula="of:=SUM([.Y59];[.U59];[.Q59];[.M59];[.I59];[.E59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5223.90395" calcext:value-type="float">
            <text:p>1555505223.90395</text:p>
          </table:table-cell>
          <table:table-cell office:value-type="float" office:value="0.359507322311401" calcext:value-type="float">
            <text:p>0.3595073223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489191.83893" calcext:value-type="float">
            <text:p>1555489191.83893</text:p>
          </table:table-cell>
          <table:table-cell office:value-type="float" office:value="0.285929203033447" calcext:value-type="float">
            <text:p>0.28592920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AVERAGE(X60,T60,P60,L60,H60,D60) <text:s/></text:p>
          </table:table-cell>
          <table:table-cell table:style-name="ce49" table:formula="of:=SUM([.Y60];[.U60];[.Q60];[.M60];[.I60];[.E60]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5232.61483" calcext:value-type="float">
            <text:p>1555505232.61483</text:p>
          </table:table-cell>
          <table:table-cell office:value-type="float" office:value="0.366319894790649" calcext:value-type="float">
            <text:p>0.366319894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55489202.70668" calcext:value-type="float">
            <text:p>1555489202.70668</text:p>
          </table:table-cell>
          <table:table-cell office:value-type="float" office:value="0.291221380233765" calcext:value-type="float">
            <text:p>0.291221380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505233.33455" calcext:value-type="float">
            <text:p>1555505233.33455</text:p>
          </table:table-cell>
          <table:table-cell office:value-type="float" office:value="0.392435789108276" calcext:value-type="float">
            <text:p>0.3924357891</text:p>
          </table:table-cell>
          <table:table-cell office:value-type="float" office:value="76" calcext:value-type="float">
            <text:p>76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61];[.T61];[.P61];[.L61];[.H61];[.D61])" office:value-type="float" office:value="0.349992354710897" calcext:value-type="float">
            <text:p>0.3499923547</text:p>
          </table:table-cell>
          <table:table-cell table:style-name="ce49" table:formula="of:=SUM([.Y61];[.U61];[.Q61];[.M61];[.I61];[.E61]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5245.38755" calcext:value-type="float">
            <text:p>1555505245.38755</text:p>
          </table:table-cell>
          <table:table-cell office:value-type="float" office:value="0.415456295013428" calcext:value-type="float">
            <text:p>0.41545629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55489218.27282" calcext:value-type="float">
            <text:p>1555489218.27282</text:p>
          </table:table-cell>
          <table:table-cell office:value-type="float" office:value="0.285322666168213" calcext:value-type="float">
            <text:p>0.285322666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55505245.85065" calcext:value-type="float">
            <text:p>1555505245.85065</text:p>
          </table:table-cell>
          <table:table-cell office:value-type="float" office:value="0.324854850769043" calcext:value-type="float">
            <text:p>0.3248548508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office:value-type="float" office:value="1555489217.5271" calcext:value-type="float">
            <text:p>1555489217.5271</text:p>
          </table:table-cell>
          <table:table-cell table:style-name="Default" office:value-type="float" office:value="0.320293188095093" calcext:value-type="float">
            <text:p>0.3202931881</text:p>
          </table:table-cell>
          <table:table-cell table:style-name="ce20" office:value-type="float" office:value="76" calcext:value-type="float">
            <text:p>76</text:p>
          </table:table-cell>
          <table:table-cell table:number-columns-repeated="8"/>
          <table:table-cell table:formula="of:=AVERAGE([.X62];[.T62];[.P62];[.L62];[.H62];[.D62])" office:value-type="float" office:value="0.336481750011444" calcext:value-type="float">
            <text:p>0.33648175</text:p>
          </table:table-cell>
          <table:table-cell table:style-name="ce49" table:formula="of:=SUM([.Y62];[.U62];[.Q62];[.M62];[.I62];[.E62])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5261.46648" calcext:value-type="float">
            <text:p>1555505261.46648</text:p>
          </table:table-cell>
          <table:table-cell office:value-type="float" office:value="0.351558923721313" calcext:value-type="float">
            <text:p>0.351558923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55489237.74372" calcext:value-type="float">
            <text:p>1555489237.74372</text:p>
          </table:table-cell>
          <table:table-cell office:value-type="float" office:value="0.334770202636719" calcext:value-type="float">
            <text:p>0.3347702026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505262.18934" calcext:value-type="float">
            <text:p>1555505262.18934</text:p>
          </table:table-cell>
          <table:table-cell office:value-type="float" office:value="0.387251853942871" calcext:value-type="float">
            <text:p>0.3872518539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office:value-type="float" office:value="1555489233.5452" calcext:value-type="float">
            <text:p>1555489233.5452</text:p>
          </table:table-cell>
          <table:table-cell table:style-name="Default" office:value-type="float" office:value="0.304377794265747" calcext:value-type="float">
            <text:p>0.3043777943</text:p>
          </table:table-cell>
          <table:table-cell table:style-name="ce20" office:value-type="float" office:value="76" calcext:value-type="float">
            <text:p>76</text:p>
          </table:table-cell>
          <table:table-cell/>
          <table:table-cell office:value-type="float" office:value="1555505265.5138" calcext:value-type="float">
            <text:p>1555505265.5138</text:p>
          </table:table-cell>
          <table:table-cell office:value-type="float" office:value="0.390120983123779" calcext:value-type="float">
            <text:p>0.3901209831</text:p>
          </table:table-cell>
          <table:table-cell office:value-type="float" office:value="74" calcext:value-type="float">
            <text:p>74</text:p>
          </table:table-cell>
          <table:table-cell table:number-columns-repeated="4"/>
          <table:table-cell table:formula="of:=AVERAGE([.X63];[.T63];[.P63];[.L63];[.H63];[.D63])" office:value-type="float" office:value="0.353615951538086" calcext:value-type="float">
            <text:p>0.3536159515</text:p>
          </table:table-cell>
          <table:table-cell table:style-name="ce49" table:formula="of:=SUM([.Y63];[.U63];[.Q63];[.M63];[.I63];[.E63])" office:value-type="float" office:value="376" calcext:value-type="float">
            <text:p>376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5" office:value-type="float" office:value="1555505281.60125" calcext:value-type="float">
            <text:p>1555505281.60125</text:p>
          </table:table-cell>
          <table:table-cell table:style-name="ce5" office:value-type="float" office:value="0.336138248443604" calcext:value-type="float">
            <text:p>0.3361382484</text:p>
          </table:table-cell>
          <table:table-cell table:style-name="ce22" office:value-type="float" office:value="75" calcext:value-type="float">
            <text:p>75</text:p>
          </table:table-cell>
          <table:table-cell table:style-name="ce12"/>
          <table:table-cell table:style-name="ce5" office:value-type="float" office:value="1555489259.75657" calcext:value-type="float">
            <text:p>1555489259.75657</text:p>
          </table:table-cell>
          <table:table-cell table:style-name="ce5" office:value-type="float" office:value="0.534924507141113" calcext:value-type="float">
            <text:p>0.5349245071</text:p>
          </table:table-cell>
          <table:table-cell table:style-name="ce22" office:value-type="float" office:value="75" calcext:value-type="float">
            <text:p>75</text:p>
          </table:table-cell>
          <table:table-cell table:style-name="ce12"/>
          <table:table-cell table:style-name="ce5" office:value-type="float" office:value="1555505283.15168" calcext:value-type="float">
            <text:p>1555505283.15168</text:p>
          </table:table-cell>
          <table:table-cell table:style-name="ce5" office:value-type="float" office:value="0.380382299423218" calcext:value-type="float">
            <text:p>0.3803822994</text:p>
          </table:table-cell>
          <table:table-cell table:style-name="ce22" office:value-type="float" office:value="76" calcext:value-type="float">
            <text:p>76</text:p>
          </table:table-cell>
          <table:table-cell table:style-name="ce32"/>
          <table:table-cell table:style-name="ce5" office:value-type="float" office:value="1555489254.08459" calcext:value-type="float">
            <text:p>1555489254.08459</text:p>
          </table:table-cell>
          <table:table-cell table:style-name="ce5" office:value-type="float" office:value="0.320717811584473" calcext:value-type="float">
            <text:p>0.3207178116</text:p>
          </table:table-cell>
          <table:table-cell table:style-name="ce22" office:value-type="float" office:value="75" calcext:value-type="float">
            <text:p>75</text:p>
          </table:table-cell>
          <table:table-cell table:style-name="ce12"/>
          <table:table-cell table:style-name="ce5" office:value-type="float" office:value="1555505286.59458" calcext:value-type="float">
            <text:p>1555505286.59458</text:p>
          </table:table-cell>
          <table:table-cell table:style-name="ce5" office:value-type="float" office:value="0.435028553009033" calcext:value-type="float">
            <text:p>0.435028553</text:p>
          </table:table-cell>
          <table:table-cell table:style-name="ce22" office:value-type="float" office:value="75" calcext:value-type="float">
            <text:p>75</text:p>
          </table:table-cell>
          <table:table-cell table:style-name="ce12"/>
          <table:table-cell table:style-name="ce5" office:value-type="float" office:value="1555489257.60409" calcext:value-type="float">
            <text:p>1555489257.60409</text:p>
          </table:table-cell>
          <table:table-cell table:style-name="ce5" office:value-type="float" office:value="0.305965185165405" calcext:value-type="float">
            <text:p>0.3059651852</text:p>
          </table:table-cell>
          <table:table-cell table:style-name="ce22" office:value-type="float" office:value="75" calcext:value-type="float">
            <text:p>75</text:p>
          </table:table-cell>
          <table:table-cell table:formula="of:=AVERAGE([.X64];[.T64];[.P64];[.L64];[.H64];[.D64])" office:value-type="float" office:value="0.385526100794474" calcext:value-type="float">
            <text:p>0.3855261008</text:p>
          </table:table-cell>
          <table:table-cell table:style-name="ce49" table:formula="of:=SUM([.Y64];[.U64];[.Q64];[.M64];[.I64];[.E64])"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100@1024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5446.26552" calcext:value-type="float">
            <text:p>1555505446.26552</text:p>
          </table:table-cell>
          <table:table-cell office:value-type="float" office:value="0.497215270996094" calcext:value-type="float">
            <text:p>0.497215271</text:p>
          </table:table-cell>
          <table:table-cell office:value-type="float" office:value="101" calcext:value-type="float">
            <text:p>10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66];[.T66];[.P66];[.L66];[.H66];[.D66])" office:value-type="float" office:value="0.497215270996094" calcext:value-type="float">
            <text:p>0.497215271</text:p>
          </table:table-cell>
          <table:table-cell table:style-name="ce49" table:formula="of:=SUM([.Y66];[.U66];[.Q66];[.M66];[.I66];[.E66]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5452.62229" calcext:value-type="float">
            <text:p>1555505452.62229</text:p>
          </table:table-cell>
          <table:table-cell office:value-type="float" office:value="0.541186094284058" calcext:value-type="float">
            <text:p>0.541186094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555489422.26223" calcext:value-type="float">
            <text:p>1555489422.26223</text:p>
          </table:table-cell>
          <table:table-cell office:value-type="float" office:value="0.382919549942017" calcext:value-type="float">
            <text:p>0.3829195499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67];[.T67];[.P67];[.L67];[.H67];[.D67])" office:value-type="float" office:value="0.462052822113038" calcext:value-type="float">
            <text:p>0.4620528221</text:p>
          </table:table-cell>
          <table:table-cell table:style-name="ce49" table:formula="of:=SUM([.Y67];[.U67];[.Q67];[.M67];[.I67];[.E67]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5462.07921" calcext:value-type="float">
            <text:p>1555505462.07921</text:p>
          </table:table-cell>
          <table:table-cell office:value-type="float" office:value="0.56157922744751" calcext:value-type="float">
            <text:p>0.561579227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55489431.6958" calcext:value-type="float">
            <text:p>1555489431.6958</text:p>
          </table:table-cell>
          <table:table-cell office:value-type="float" office:value="0.388976097106934" calcext:value-type="float">
            <text:p>0.3889760971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555505463.75279" calcext:value-type="float">
            <text:p>1555505463.75279</text:p>
          </table:table-cell>
          <table:table-cell office:value-type="float" office:value="0.4892418384552" calcext:value-type="float">
            <text:p>0.4892418385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68];[.T68];[.P68];[.L68];[.H68];[.D68])" office:value-type="float" office:value="0.479932387669881" calcext:value-type="float">
            <text:p>0.4799323877</text:p>
          </table:table-cell>
          <table:table-cell table:style-name="ce49" table:formula="of:=SUM([.Y68];[.U68];[.Q68];[.M68];[.I68];[.E68]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5475.31288" calcext:value-type="float">
            <text:p>1555505475.31288</text:p>
          </table:table-cell>
          <table:table-cell office:value-type="float" office:value="0.500057458877564" calcext:value-type="float">
            <text:p>0.5000574589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555489446.47625" calcext:value-type="float">
            <text:p>1555489446.47625</text:p>
          </table:table-cell>
          <table:table-cell office:value-type="float" office:value="0.39002251625061" calcext:value-type="float">
            <text:p>0.3900225163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55505475.87271" calcext:value-type="float">
            <text:p>1555505475.87271</text:p>
          </table:table-cell>
          <table:table-cell office:value-type="float" office:value="0.363195896148682" calcext:value-type="float">
            <text:p>0.3631958961</text:p>
          </table:table-cell>
          <table:table-cell office:value-type="float" office:value="98" calcext:value-type="float">
            <text:p>98</text:p>
          </table:table-cell>
          <table:table-cell/>
          <table:table-cell table:style-name="Default" office:value-type="float" office:value="1555489447.68903" calcext:value-type="float">
            <text:p>1555489447.68903</text:p>
          </table:table-cell>
          <table:table-cell table:style-name="Default" office:value-type="float" office:value="0.396748065948486" calcext:value-type="float">
            <text:p>0.3967480659</text:p>
          </table:table-cell>
          <table:table-cell table:style-name="ce20" office:value-type="float" office:value="99" calcext:value-type="float">
            <text:p>99</text:p>
          </table:table-cell>
          <table:table-cell table:number-columns-repeated="8"/>
          <table:table-cell table:formula="of:=AVERAGE([.X69];[.T69];[.P69];[.L69];[.H69];[.D69])" office:value-type="float" office:value="0.412505984306336" calcext:value-type="float">
            <text:p>0.4125059843</text:p>
          </table:table-cell>
          <table:table-cell table:style-name="ce49" table:formula="of:=SUM([.Y69];[.U69];[.Q69];[.M69];[.I69];[.E69])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5492.33864" calcext:value-type="float">
            <text:p>1555505492.33864</text:p>
          </table:table-cell>
          <table:table-cell office:value-type="float" office:value="0.452885150909424" calcext:value-type="float">
            <text:p>0.452885150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55489466.56994" calcext:value-type="float">
            <text:p>1555489466.56994</text:p>
          </table:table-cell>
          <table:table-cell office:value-type="float" office:value="0.381862640380859" calcext:value-type="float">
            <text:p>0.381862640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555505492.80316" calcext:value-type="float">
            <text:p>1555505492.80316</text:p>
          </table:table-cell>
          <table:table-cell office:value-type="float" office:value="0.482489824295044" calcext:value-type="float">
            <text:p>0.4824898243</text:p>
          </table:table-cell>
          <table:table-cell office:value-type="float" office:value="99" calcext:value-type="float">
            <text:p>99</text:p>
          </table:table-cell>
          <table:table-cell/>
          <table:table-cell table:style-name="Default" office:value-type="float" office:value="1555489464.13813" calcext:value-type="float">
            <text:p>1555489464.13813</text:p>
          </table:table-cell>
          <table:table-cell table:style-name="Default" office:value-type="float" office:value="0.386643171310425" calcext:value-type="float">
            <text:p>0.3866431713</text:p>
          </table:table-cell>
          <table:table-cell table:style-name="ce20" office:value-type="float" office:value="98" calcext:value-type="float">
            <text:p>98</text:p>
          </table:table-cell>
          <table:table-cell/>
          <table:table-cell office:value-type="float" office:value="1555505496.90286" calcext:value-type="float">
            <text:p>1555505496.90286</text:p>
          </table:table-cell>
          <table:table-cell office:value-type="float" office:value="0.510932683944702" calcext:value-type="float">
            <text:p>0.5109326839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AVERAGE([.X70];[.T70];[.P70];[.L70];[.H70];[.D70])" office:value-type="float" office:value="0.442962694168091" calcext:value-type="float">
            <text:p>0.4429626942</text:p>
          </table:table-cell>
          <table:table-cell table:style-name="ce49" table:formula="of:=SUM([.Y70];[.U70];[.Q70];[.M70];[.I70];[.E70])" office:value-type="float" office:value="491" calcext:value-type="float">
            <text:p>491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5" office:value-type="float" office:value="1555505513.90351" calcext:value-type="float">
            <text:p>1555505513.90351</text:p>
          </table:table-cell>
          <table:table-cell table:style-name="ce5" office:value-type="float" office:value="0.442525863647461" calcext:value-type="float">
            <text:p>0.4425258636</text:p>
          </table:table-cell>
          <table:table-cell table:style-name="ce22" office:value-type="float" office:value="98" calcext:value-type="float">
            <text:p>98</text:p>
          </table:table-cell>
          <table:table-cell table:style-name="ce12"/>
          <table:table-cell table:style-name="ce5" office:value-type="float" office:value="1555489486.90019" calcext:value-type="float">
            <text:p>1555489486.90019</text:p>
          </table:table-cell>
          <table:table-cell table:style-name="ce5" office:value-type="float" office:value="0.40066409111023" calcext:value-type="float">
            <text:p>0.4006640911</text:p>
          </table:table-cell>
          <table:table-cell table:style-name="ce22" office:value-type="float" office:value="99" calcext:value-type="float">
            <text:p>99</text:p>
          </table:table-cell>
          <table:table-cell table:style-name="ce12"/>
          <table:table-cell table:style-name="ce5" office:value-type="float" office:value="1555505515.40599" calcext:value-type="float">
            <text:p>1555505515.40599</text:p>
          </table:table-cell>
          <table:table-cell table:style-name="ce5" office:value-type="float" office:value="0.606481075286865" calcext:value-type="float">
            <text:p>0.6064810753</text:p>
          </table:table-cell>
          <table:table-cell table:style-name="ce22" office:value-type="float" office:value="98" calcext:value-type="float">
            <text:p>98</text:p>
          </table:table-cell>
          <table:table-cell table:style-name="ce32"/>
          <table:table-cell table:style-name="ce5" office:value-type="float" office:value="1555489486.8229" calcext:value-type="float">
            <text:p>1555489486.8229</text:p>
          </table:table-cell>
          <table:table-cell table:style-name="ce5" office:value-type="float" office:value="0.384252071380615" calcext:value-type="float">
            <text:p>0.3842520714</text:p>
          </table:table-cell>
          <table:table-cell table:style-name="ce22" office:value-type="float" office:value="97" calcext:value-type="float">
            <text:p>97</text:p>
          </table:table-cell>
          <table:table-cell table:style-name="ce12"/>
          <table:table-cell table:style-name="ce5" office:value-type="float" office:value="1555505518.69209" calcext:value-type="float">
            <text:p>1555505518.69209</text:p>
          </table:table-cell>
          <table:table-cell table:style-name="ce5" office:value-type="float" office:value="0.420245885848999" calcext:value-type="float">
            <text:p>0.4202458858</text:p>
          </table:table-cell>
          <table:table-cell table:style-name="ce22" office:value-type="float" office:value="96" calcext:value-type="float">
            <text:p>96</text:p>
          </table:table-cell>
          <table:table-cell table:style-name="ce12"/>
          <table:table-cell table:style-name="ce5" office:value-type="float" office:value="1555489489.75703" calcext:value-type="float">
            <text:p>1555489489.75703</text:p>
          </table:table-cell>
          <table:table-cell table:style-name="ce5" office:value-type="float" office:value="0.395824432373047" calcext:value-type="float">
            <text:p>0.3958244324</text:p>
          </table:table-cell>
          <table:table-cell table:style-name="ce22" office:value-type="float" office:value="100" calcext:value-type="float">
            <text:p>100</text:p>
          </table:table-cell>
          <table:table-cell table:formula="of:=AVERAGE([.X71];[.T71];[.P71];[.L71];[.H71];[.D71])" office:value-type="float" office:value="0.441665569941203" calcext:value-type="float">
            <text:p>0.4416655699</text:p>
          </table:table-cell>
          <table:table-cell table:style-name="ce49" table:formula="of:=SUM([.Y71];[.U71];[.Q71];[.M71];[.I71];[.E71])"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125@1024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5659.86857" calcext:value-type="float">
            <text:p>1555505659.86857</text:p>
          </table:table-cell>
          <table:table-cell office:value-type="float" office:value="0.698833465576172" calcext:value-type="float">
            <text:p>0.6988334656</text:p>
          </table:table-cell>
          <table:table-cell office:value-type="float" office:value="126" calcext:value-type="float">
            <text:p>126</text:p>
          </table:table-cell>
          <table:table-cell table:number-columns-repeated="9"/>
          <table:table-cell table:style-name="Default" table:number-columns-repeated="2"/>
          <table:table-cell table:style-name="ce20"/>
          <table:table-cell table:number-columns-repeated="8"/>
          <table:table-cell table:formula="of:=AVERAGE([.X73];[.T73];[.P73];[.L73];[.H73];[.D73])" office:value-type="float" office:value="0.698833465576172" calcext:value-type="float">
            <text:p>0.6988334656</text:p>
          </table:table-cell>
          <table:table-cell table:style-name="ce49" table:formula="of:=SUM([.Y73];[.U73];[.Q73];[.M73];[.I73];[.E73]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5665.07301" calcext:value-type="float">
            <text:p>1555505665.07301</text:p>
          </table:table-cell>
          <table:table-cell office:value-type="float" office:value="0.70045804977417" calcext:value-type="float">
            <text:p>0.700458049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555489635.4701" calcext:value-type="float">
            <text:p>1555489635.4701</text:p>
          </table:table-cell>
          <table:table-cell office:value-type="float" office:value="0.41458797454834" calcext:value-type="float">
            <text:p>0.4145879745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74];[.T74];[.P74];[.L74];[.H74];[.D74])" office:value-type="float" office:value="0.557523012161255" calcext:value-type="float">
            <text:p>0.5575230122</text:p>
          </table:table-cell>
          <table:table-cell table:style-name="ce49" table:formula="of:=SUM([.Y74];[.U74];[.Q74];[.M74];[.I74];[.E74]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5675.24807" calcext:value-type="float">
            <text:p>1555505675.24807</text:p>
          </table:table-cell>
          <table:table-cell office:value-type="float" office:value="0.655847549438477" calcext:value-type="float">
            <text:p>0.6558475494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555489645.44937" calcext:value-type="float">
            <text:p>1555489645.44937</text:p>
          </table:table-cell>
          <table:table-cell office:value-type="float" office:value="0.402848958969116" calcext:value-type="float">
            <text:p>0.402848959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555505674.41119" calcext:value-type="float">
            <text:p>1555505674.41119</text:p>
          </table:table-cell>
          <table:table-cell office:value-type="float" office:value="0.699668169021606" calcext:value-type="float">
            <text:p>0.699668169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75];[.T75];[.P75];[.L75];[.H75];[.D75])" office:value-type="float" office:value="0.586121559143066" calcext:value-type="float">
            <text:p>0.5861215591</text:p>
          </table:table-cell>
          <table:table-cell table:style-name="ce49" table:formula="of:=SUM([.Y75];[.U75];[.Q75];[.M75];[.I75];[.E75])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5687.23141" calcext:value-type="float">
            <text:p>1555505687.23141</text:p>
          </table:table-cell>
          <table:table-cell office:value-type="float" office:value="0.573830604553223" calcext:value-type="float">
            <text:p>0.5738306046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555489656.61223" calcext:value-type="float">
            <text:p>1555489656.61223</text:p>
          </table:table-cell>
          <table:table-cell office:value-type="float" office:value="0.425593614578247" calcext:value-type="float">
            <text:p>0.4255936146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555505689.7342" calcext:value-type="float">
            <text:p>1555505689.7342</text:p>
          </table:table-cell>
          <table:table-cell office:value-type="float" office:value="0.593111038208008" calcext:value-type="float">
            <text:p>0.5931110382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Default" office:value-type="float" office:value="1555489657.56677" calcext:value-type="float">
            <text:p>1555489657.56677</text:p>
          </table:table-cell>
          <table:table-cell table:style-name="Default" office:value-type="float" office:value="0.43506383895874" calcext:value-type="float">
            <text:p>0.435063839</text:p>
          </table:table-cell>
          <table:table-cell table:style-name="ce20" office:value-type="float" office:value="123" calcext:value-type="float">
            <text:p>123</text:p>
          </table:table-cell>
          <table:table-cell table:number-columns-repeated="8"/>
          <table:table-cell table:formula="of:=AVERAGE([.X76];[.T76];[.P76];[.L76];[.H76];[.D76])" office:value-type="float" office:value="0.506899774074555" calcext:value-type="float">
            <text:p>0.5068997741</text:p>
          </table:table-cell>
          <table:table-cell table:style-name="ce49" table:formula="of:=SUM([.Y76];[.U76];[.Q76];[.M76];[.I76];[.E76])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5703.91424" calcext:value-type="float">
            <text:p>1555505703.91424</text:p>
          </table:table-cell>
          <table:table-cell office:value-type="float" office:value="0.586243629455566" calcext:value-type="float">
            <text:p>0.586243629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555489673.43834" calcext:value-type="float">
            <text:p>1555489673.43834</text:p>
          </table:table-cell>
          <table:table-cell office:value-type="float" office:value="0.495870113372803" calcext:value-type="float">
            <text:p>0.4958701134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555505705.47556" calcext:value-type="float">
            <text:p>1555505705.47556</text:p>
          </table:table-cell>
          <table:table-cell office:value-type="float" office:value="0.630110740661621" calcext:value-type="float">
            <text:p>0.6301107407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Default" office:value-type="float" office:value="1555489670.68188" calcext:value-type="float">
            <text:p>1555489670.68188</text:p>
          </table:table-cell>
          <table:table-cell table:style-name="Default" office:value-type="float" office:value="0.411248683929443" calcext:value-type="float">
            <text:p>0.4112486839</text:p>
          </table:table-cell>
          <table:table-cell table:style-name="ce20" office:value-type="float" office:value="114" calcext:value-type="float">
            <text:p>114</text:p>
          </table:table-cell>
          <table:table-cell/>
          <table:table-cell office:value-type="float" office:value="1555505706.72677" calcext:value-type="float">
            <text:p>1555505706.72677</text:p>
          </table:table-cell>
          <table:table-cell office:value-type="float" office:value="0.633787393569946" calcext:value-type="float">
            <text:p>0.6337873936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formula="of:=AVERAGE([.X77];[.T77];[.P77];[.L77];[.H77];[.D77])" office:value-type="float" office:value="0.551452112197876" calcext:value-type="float">
            <text:p>0.5514521122</text:p>
          </table:table-cell>
          <table:table-cell table:style-name="ce49" table:formula="of:=SUM([.Y77];[.U77];[.Q77];[.M77];[.I77];[.E77])" office:value-type="float" office:value="589" calcext:value-type="float">
            <text:p>589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5" office:value-type="float" office:value="1555505724.86726" calcext:value-type="float">
            <text:p>1555505724.86726</text:p>
          </table:table-cell>
          <table:table-cell table:style-name="ce5" office:value-type="float" office:value="0.631816864013672" calcext:value-type="float">
            <text:p>0.631816864</text:p>
          </table:table-cell>
          <table:table-cell table:style-name="ce22" office:value-type="float" office:value="115" calcext:value-type="float">
            <text:p>115</text:p>
          </table:table-cell>
          <table:table-cell table:style-name="ce12"/>
          <table:table-cell table:style-name="ce5" office:value-type="float" office:value="1555489691.67319" calcext:value-type="float">
            <text:p>1555489691.67319</text:p>
          </table:table-cell>
          <table:table-cell table:style-name="ce5" office:value-type="float" office:value="0.435365915298462" calcext:value-type="float">
            <text:p>0.4353659153</text:p>
          </table:table-cell>
          <table:table-cell table:style-name="ce22" office:value-type="float" office:value="120" calcext:value-type="float">
            <text:p>120</text:p>
          </table:table-cell>
          <table:table-cell table:style-name="ce12"/>
          <table:table-cell table:style-name="ce5" office:value-type="float" office:value="1555505722.23421" calcext:value-type="float">
            <text:p>1555505722.23421</text:p>
          </table:table-cell>
          <table:table-cell table:style-name="ce5" office:value-type="float" office:value="0.638270139694214" calcext:value-type="float">
            <text:p>0.6382701397</text:p>
          </table:table-cell>
          <table:table-cell table:style-name="ce22" office:value-type="float" office:value="113" calcext:value-type="float">
            <text:p>113</text:p>
          </table:table-cell>
          <table:table-cell table:style-name="ce32"/>
          <table:table-cell table:style-name="ce5" office:value-type="float" office:value="1555489689.12613" calcext:value-type="float">
            <text:p>1555489689.12613</text:p>
          </table:table-cell>
          <table:table-cell table:style-name="ce5" office:value-type="float" office:value="0.442554950714111" calcext:value-type="float">
            <text:p>0.4425549507</text:p>
          </table:table-cell>
          <table:table-cell table:style-name="ce22" office:value-type="float" office:value="120" calcext:value-type="float">
            <text:p>120</text:p>
          </table:table-cell>
          <table:table-cell table:style-name="ce12"/>
          <table:table-cell table:style-name="ce5" office:value-type="float" office:value="1555505729.02397" calcext:value-type="float">
            <text:p>1555505729.02397</text:p>
          </table:table-cell>
          <table:table-cell table:style-name="ce5" office:value-type="float" office:value="0.552505254745483" calcext:value-type="float">
            <text:p>0.5525052547</text:p>
          </table:table-cell>
          <table:table-cell table:style-name="ce22" office:value-type="float" office:value="114" calcext:value-type="float">
            <text:p>114</text:p>
          </table:table-cell>
          <table:table-cell table:style-name="ce12"/>
          <table:table-cell table:style-name="ce5" office:value-type="float" office:value="1555489694.71483" calcext:value-type="float">
            <text:p>1555489694.71483</text:p>
          </table:table-cell>
          <table:table-cell table:style-name="ce5" office:value-type="float" office:value="0.520322322845459" calcext:value-type="float">
            <text:p>0.5203223228</text:p>
          </table:table-cell>
          <table:table-cell table:style-name="ce22" office:value-type="float" office:value="119" calcext:value-type="float">
            <text:p>119</text:p>
          </table:table-cell>
          <table:table-cell table:formula="of:=AVERAGE([.X78];[.T78];[.P78];[.L78];[.H78];[.D78])" office:value-type="float" office:value="0.536805907885234" calcext:value-type="float">
            <text:p>0.5368059079</text:p>
          </table:table-cell>
          <table:table-cell table:style-name="ce49" table:formula="of:=SUM([.Y78];[.U78];[.Q78];[.M78];[.I78];[.E78])"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150@1024k</text:p>
          </table:table-cell>
          <table:table-cell table:number-columns-repeated="13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6537.7654" calcext:value-type="float">
            <text:p>1555506537.7654</text:p>
          </table:table-cell>
          <table:table-cell office:value-type="float" office:value="0.795374631881714" calcext:value-type="float">
            <text:p>0.7953746319</text:p>
          </table:table-cell>
          <table:table-cell office:value-type="float" office:value="151" calcext:value-type="float">
            <text:p>15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80];[.T80];[.P80];[.L80];[.H80];[.D80])" office:value-type="float" office:value="0.795374631881714" calcext:value-type="float">
            <text:p>0.7953746319</text:p>
          </table:table-cell>
          <table:table-cell table:style-name="ce49" table:formula="of:=SUM([.Y80];[.U80];[.Q80];[.M80];[.I80];[.E80]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6543.88131" calcext:value-type="float">
            <text:p>1555506543.88131</text:p>
          </table:table-cell>
          <table:table-cell office:value-type="float" office:value="0.786738634109497" calcext:value-type="float">
            <text:p>0.7867386341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555490513.31919" calcext:value-type="float">
            <text:p>1555490513.31919</text:p>
          </table:table-cell>
          <table:table-cell office:value-type="float" office:value="0.522754907608032" calcext:value-type="float">
            <text:p>0.5227549076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81];[.T81];[.P81];[.L81];[.H81];[.D81])" office:value-type="float" office:value="0.654746770858765" calcext:value-type="float">
            <text:p>0.6547467709</text:p>
          </table:table-cell>
          <table:table-cell table:style-name="ce49" table:formula="of:=SUM([.Y81];[.U81];[.Q81];[.M81];[.I81];[.E81])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6554.29895" calcext:value-type="float">
            <text:p>1555506554.29895</text:p>
          </table:table-cell>
          <table:table-cell office:value-type="float" office:value="0.615364789962769" calcext:value-type="float">
            <text:p>0.61536479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555490524.16313" calcext:value-type="float">
            <text:p>1555490524.16313</text:p>
          </table:table-cell>
          <table:table-cell office:value-type="float" office:value="0.494303703308106" calcext:value-type="float">
            <text:p>0.4943037033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555506552.16266" calcext:value-type="float">
            <text:p>1555506552.16266</text:p>
          </table:table-cell>
          <table:table-cell office:value-type="float" office:value="0.616392612457275" calcext:value-type="float">
            <text:p>0.6163926125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82];[.T82];[.P82];[.L82];[.H82];[.D82])" office:value-type="float" office:value="0.575353701909383" calcext:value-type="float">
            <text:p>0.5753537019</text:p>
          </table:table-cell>
          <table:table-cell table:style-name="ce49" table:formula="of:=SUM([.Y82];[.U82];[.Q82];[.M82];[.I82];[.E82])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6565.9245" calcext:value-type="float">
            <text:p>1555506565.9245</text:p>
          </table:table-cell>
          <table:table-cell office:value-type="float" office:value="0.705373287200928" calcext:value-type="float">
            <text:p>0.7053732872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555490537.92156" calcext:value-type="float">
            <text:p>1555490537.92156</text:p>
          </table:table-cell>
          <table:table-cell office:value-type="float" office:value="0.512086391448975" calcext:value-type="float">
            <text:p>0.5120863914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555506567.22754" calcext:value-type="float">
            <text:p>1555506567.22754</text:p>
          </table:table-cell>
          <table:table-cell office:value-type="float" office:value="0.586066961288452" calcext:value-type="float">
            <text:p>0.5860669613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Default" office:value-type="float" office:value="1555490536.10489" calcext:value-type="float">
            <text:p>1555490536.10489</text:p>
          </table:table-cell>
          <table:table-cell table:style-name="Default" office:value-type="float" office:value="0.587839603424072" calcext:value-type="float">
            <text:p>0.5878396034</text:p>
          </table:table-cell>
          <table:table-cell table:style-name="ce20" office:value-type="float" office:value="140" calcext:value-type="float">
            <text:p>140</text:p>
          </table:table-cell>
          <table:table-cell table:number-columns-repeated="8"/>
          <table:table-cell table:formula="of:=AVERAGE([.X83];[.T83];[.P83];[.L83];[.H83];[.D83])" office:value-type="float" office:value="0.597841560840607" calcext:value-type="float">
            <text:p>0.5978415608</text:p>
          </table:table-cell>
          <table:table-cell table:style-name="ce49" table:formula="of:=SUM([.Y83];[.U83];[.Q83];[.M83];[.I83];[.E83])"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6583.03952" calcext:value-type="float">
            <text:p>1555506583.03952</text:p>
          </table:table-cell>
          <table:table-cell office:value-type="float" office:value="0.610068082809448" calcext:value-type="float">
            <text:p>0.610068082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555490552.04699" calcext:value-type="float">
            <text:p>1555490552.04699</text:p>
          </table:table-cell>
          <table:table-cell office:value-type="float" office:value="0.876070499420166" calcext:value-type="float">
            <text:p>0.876070499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555506584.02419" calcext:value-type="float">
            <text:p>1555506584.02419</text:p>
          </table:table-cell>
          <table:table-cell office:value-type="float" office:value="0.560886859893799" calcext:value-type="float">
            <text:p>0.5608868599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Default" office:value-type="float" office:value="1555490549.62271" calcext:value-type="float">
            <text:p>1555490549.62271</text:p>
          </table:table-cell>
          <table:table-cell table:style-name="Default" office:value-type="float" office:value="0.519541501998901" calcext:value-type="float">
            <text:p>0.519541502</text:p>
          </table:table-cell>
          <table:table-cell table:style-name="ce20" office:value-type="float" office:value="134" calcext:value-type="float">
            <text:p>134</text:p>
          </table:table-cell>
          <table:table-cell/>
          <table:table-cell office:value-type="float" office:value="1555506585.88459" calcext:value-type="float">
            <text:p>1555506585.88459</text:p>
          </table:table-cell>
          <table:table-cell office:value-type="float" office:value="0.494373559951782" calcext:value-type="float">
            <text:p>0.49437356</text:p>
          </table:table-cell>
          <table:table-cell office:value-type="float" office:value="138" calcext:value-type="float">
            <text:p>138</text:p>
          </table:table-cell>
          <table:table-cell table:number-columns-repeated="4"/>
          <table:table-cell table:formula="of:=AVERAGE([.X84];[.T84];[.P84];[.L84];[.H84];[.D84])" office:value-type="float" office:value="0.612188100814819" calcext:value-type="float">
            <text:p>0.6121881008</text:p>
          </table:table-cell>
          <table:table-cell table:style-name="ce49" table:formula="of:=SUM([.Y84];[.U84];[.Q84];[.M84];[.I84];[.E84])" office:value-type="float" office:value="681" calcext:value-type="float">
            <text:p>681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5" office:value-type="float" office:value="1555506606.75125" calcext:value-type="float">
            <text:p>1555506606.75125</text:p>
          </table:table-cell>
          <table:table-cell table:style-name="ce5" office:value-type="float" office:value="0.687723159790039" calcext:value-type="float">
            <text:p>0.6877231598</text:p>
          </table:table-cell>
          <table:table-cell table:style-name="ce22" office:value-type="float" office:value="133" calcext:value-type="float">
            <text:p>133</text:p>
          </table:table-cell>
          <table:table-cell table:style-name="ce12"/>
          <table:table-cell table:style-name="ce5" office:value-type="float" office:value="1555490573.2058" calcext:value-type="float">
            <text:p>1555490573.2058</text:p>
          </table:table-cell>
          <table:table-cell table:style-name="ce5" office:value-type="float" office:value="0.563727855682373" calcext:value-type="float">
            <text:p>0.5637278557</text:p>
          </table:table-cell>
          <table:table-cell table:style-name="ce22" office:value-type="float" office:value="137" calcext:value-type="float">
            <text:p>137</text:p>
          </table:table-cell>
          <table:table-cell table:style-name="ce12"/>
          <table:table-cell table:style-name="ce5" office:value-type="float" office:value="1555506601.68359" calcext:value-type="float">
            <text:p>1555506601.68359</text:p>
          </table:table-cell>
          <table:table-cell table:style-name="ce5" office:value-type="float" office:value="0.618644952774048" calcext:value-type="float">
            <text:p>0.6186449528</text:p>
          </table:table-cell>
          <table:table-cell table:style-name="ce22" office:value-type="float" office:value="131" calcext:value-type="float">
            <text:p>131</text:p>
          </table:table-cell>
          <table:table-cell table:style-name="ce32"/>
          <table:table-cell table:style-name="ce5" office:value-type="float" office:value="1555490569.25786" calcext:value-type="float">
            <text:p>1555490569.25786</text:p>
          </table:table-cell>
          <table:table-cell table:style-name="ce5" office:value-type="float" office:value="0.506176710128784" calcext:value-type="float">
            <text:p>0.5061767101</text:p>
          </table:table-cell>
          <table:table-cell table:style-name="ce22" office:value-type="float" office:value="131" calcext:value-type="float">
            <text:p>131</text:p>
          </table:table-cell>
          <table:table-cell table:style-name="ce12"/>
          <table:table-cell table:style-name="ce5" office:value-type="float" office:value="1555506605.47106" calcext:value-type="float">
            <text:p>1555506605.47106</text:p>
          </table:table-cell>
          <table:table-cell table:style-name="ce5" office:value-type="float" office:value="0.62584400177002" calcext:value-type="float">
            <text:p>0.6258440018</text:p>
          </table:table-cell>
          <table:table-cell table:style-name="ce22" office:value-type="float" office:value="130" calcext:value-type="float">
            <text:p>130</text:p>
          </table:table-cell>
          <table:table-cell table:style-name="ce12"/>
          <table:table-cell table:style-name="ce5" office:value-type="float" office:value="1555490572.33178" calcext:value-type="float">
            <text:p>1555490572.33178</text:p>
          </table:table-cell>
          <table:table-cell table:style-name="ce5" office:value-type="float" office:value="0.53518271446228" calcext:value-type="float">
            <text:p>0.5351827145</text:p>
          </table:table-cell>
          <table:table-cell table:style-name="ce22" office:value-type="float" office:value="134" calcext:value-type="float">
            <text:p>134</text:p>
          </table:table-cell>
          <table:table-cell table:formula="of:=AVERAGE([.X85];[.T85];[.P85];[.L85];[.H85];[.D85])" office:value-type="float" office:value="0.589549899101257" calcext:value-type="float">
            <text:p>0.5895498991</text:p>
          </table:table-cell>
          <table:table-cell table:style-name="ce49" table:formula="of:=SUM([.Y85];[.U85];[.Q85];[.M85];[.I85];[.E85])" office:value-type="float" office:value="796" calcext:value-type="float">
            <text:p>796</text:p>
          </table:table-cell>
        </table:table-row>
        <table:table-row table:style-name="ro1">
          <table:table-cell office:value-type="string" calcext:value-type="string">
            <text:p>175@1024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6781.67803" calcext:value-type="float">
            <text:p>1555506781.67803</text:p>
          </table:table-cell>
          <table:table-cell office:value-type="float" office:value="0.719586133956909" calcext:value-type="float">
            <text:p>0.719586134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87];[.T87];[.P87];[.L87];[.H87];[.D87])" office:value-type="float" office:value="0.719586133956909" calcext:value-type="float">
            <text:p>0.719586134</text:p>
          </table:table-cell>
          <table:table-cell table:style-name="ce49" table:formula="of:=SUM([.Y87];[.U87];[.Q87];[.M87];[.I87];[.E87]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6787.27913" calcext:value-type="float">
            <text:p>1555506787.27913</text:p>
          </table:table-cell>
          <table:table-cell office:value-type="float" office:value="0.751361131668091" calcext:value-type="float">
            <text:p>0.7513611317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555490757.84681" calcext:value-type="float">
            <text:p>1555490757.84681</text:p>
          </table:table-cell>
          <table:table-cell office:value-type="float" office:value="0.606412649154663" calcext:value-type="float">
            <text:p>0.6064126492</text:p>
          </table:table-cell>
          <table:table-cell office:value-type="float" office:value="155" calcext:value-type="float">
            <text:p>155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88];[.T88];[.P88];[.L88];[.H88];[.D88])" office:value-type="float" office:value="0.678886890411377" calcext:value-type="float">
            <text:p>0.6788868904</text:p>
          </table:table-cell>
          <table:table-cell table:style-name="ce49" table:formula="of:=SUM([.Y88];[.U88];[.Q88];[.M88];[.I88];[.E88])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6796.65457" calcext:value-type="float">
            <text:p>1555506796.65457</text:p>
          </table:table-cell>
          <table:table-cell office:value-type="float" office:value="0.661648750305176" calcext:value-type="float">
            <text:p>0.6616487503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555490767.2758" calcext:value-type="float">
            <text:p>1555490767.2758</text:p>
          </table:table-cell>
          <table:table-cell office:value-type="float" office:value="0.570031881332397" calcext:value-type="float">
            <text:p>0.570031881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55506799.322" calcext:value-type="float">
            <text:p>1555506799.322</text:p>
          </table:table-cell>
          <table:table-cell office:value-type="float" office:value="0.699796915054321" calcext:value-type="float">
            <text:p>0.6997969151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89];[.T89];[.P89];[.L89];[.H89];[.D89])" office:value-type="float" office:value="0.643825848897298" calcext:value-type="float">
            <text:p>0.6438258489</text:p>
          </table:table-cell>
          <table:table-cell table:style-name="ce49" table:formula="of:=SUM([.Y89];[.U89];[.Q89];[.M89];[.I89];[.E89])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6807.63201" calcext:value-type="float">
            <text:p>1555506807.63201</text:p>
          </table:table-cell>
          <table:table-cell office:value-type="float" office:value="0.629151821136475" calcext:value-type="float">
            <text:p>0.629151821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55490781.45593" calcext:value-type="float">
            <text:p>1555490781.45593</text:p>
          </table:table-cell>
          <table:table-cell office:value-type="float" office:value="0.605172634124756" calcext:value-type="float">
            <text:p>0.6051726341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555506813.89023" calcext:value-type="float">
            <text:p>1555506813.89023</text:p>
          </table:table-cell>
          <table:table-cell office:value-type="float" office:value="0.639355421066284" calcext:value-type="float">
            <text:p>0.6393554211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Default" office:value-type="float" office:value="1555490783.02375" calcext:value-type="float">
            <text:p>1555490783.02375</text:p>
          </table:table-cell>
          <table:table-cell table:style-name="Default" office:value-type="float" office:value="0.604297161102295" calcext:value-type="float">
            <text:p>0.6042971611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8"/>
          <table:table-cell table:formula="of:=AVERAGE([.X90];[.T90];[.P90];[.L90];[.H90];[.D90])" office:value-type="float" office:value="0.619494259357453" calcext:value-type="float">
            <text:p>0.6194942594</text:p>
          </table:table-cell>
          <table:table-cell table:style-name="ce49" table:formula="of:=SUM([.Y90];[.U90];[.Q90];[.M90];[.I90];[.E90])"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6823.05025" calcext:value-type="float">
            <text:p>1555506823.05025</text:p>
          </table:table-cell>
          <table:table-cell office:value-type="float" office:value="0.552267551422119" calcext:value-type="float">
            <text:p>0.5522675514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55490798.52769" calcext:value-type="float">
            <text:p>1555490798.52769</text:p>
          </table:table-cell>
          <table:table-cell office:value-type="float" office:value="0.568124532699585" calcext:value-type="float">
            <text:p>0.5681245327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55506831.70223" calcext:value-type="float">
            <text:p>1555506831.70223</text:p>
          </table:table-cell>
          <table:table-cell office:value-type="float" office:value="0.621124744415283" calcext:value-type="float">
            <text:p>0.6211247444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Default" office:value-type="float" office:value="1555490798.33909" calcext:value-type="float">
            <text:p>1555490798.33909</text:p>
          </table:table-cell>
          <table:table-cell table:style-name="Default" office:value-type="float" office:value="0.577184200286865" calcext:value-type="float">
            <text:p>0.5771842003</text:p>
          </table:table-cell>
          <table:table-cell table:style-name="ce20" office:value-type="float" office:value="147" calcext:value-type="float">
            <text:p>147</text:p>
          </table:table-cell>
          <table:table-cell/>
          <table:table-cell office:value-type="float" office:value="1555506828.55567" calcext:value-type="float">
            <text:p>1555506828.55567</text:p>
          </table:table-cell>
          <table:table-cell office:value-type="float" office:value="0.634259223937988" calcext:value-type="float">
            <text:p>0.6342592239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formula="of:=AVERAGE([.X91];[.T91];[.P91];[.L91];[.H91];[.D91])" office:value-type="float" office:value="0.590592050552368" calcext:value-type="float">
            <text:p>0.5905920506</text:p>
          </table:table-cell>
          <table:table-cell table:style-name="ce49" table:formula="of:=SUM([.Y91];[.U91];[.Q91];[.M91];[.I91];[.E91])" office:value-type="float" office:value="753" calcext:value-type="float">
            <text:p>753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5" office:value-type="float" office:value="1555506841.98122" calcext:value-type="float">
            <text:p>1555506841.98122</text:p>
          </table:table-cell>
          <table:table-cell table:style-name="ce5" office:value-type="float" office:value="0.637933254241943" calcext:value-type="float">
            <text:p>0.6379332542</text:p>
          </table:table-cell>
          <table:table-cell table:style-name="ce22" office:value-type="float" office:value="146" calcext:value-type="float">
            <text:p>146</text:p>
          </table:table-cell>
          <table:table-cell table:style-name="ce12"/>
          <table:table-cell table:style-name="ce5" office:value-type="float" office:value="1555490819.02298" calcext:value-type="float">
            <text:p>1555490819.02298</text:p>
          </table:table-cell>
          <table:table-cell table:style-name="ce5" office:value-type="float" office:value="0.537294387817383" calcext:value-type="float">
            <text:p>0.5372943878</text:p>
          </table:table-cell>
          <table:table-cell table:style-name="ce22" office:value-type="float" office:value="142" calcext:value-type="float">
            <text:p>142</text:p>
          </table:table-cell>
          <table:table-cell table:style-name="ce12"/>
          <table:table-cell table:style-name="ce5" office:value-type="float" office:value="1555506853.45305" calcext:value-type="float">
            <text:p>1555506853.45305</text:p>
          </table:table-cell>
          <table:table-cell table:style-name="ce5" office:value-type="float" office:value="0.70113468170166" calcext:value-type="float">
            <text:p>0.7011346817</text:p>
          </table:table-cell>
          <table:table-cell table:style-name="ce22" office:value-type="float" office:value="149" calcext:value-type="float">
            <text:p>149</text:p>
          </table:table-cell>
          <table:table-cell table:style-name="ce32"/>
          <table:table-cell table:style-name="ce5" office:value-type="float" office:value="1555490816.2443" calcext:value-type="float">
            <text:p>1555490816.2443</text:p>
          </table:table-cell>
          <table:table-cell table:style-name="ce5" office:value-type="float" office:value="0.577850341796875" calcext:value-type="float">
            <text:p>0.5778503418</text:p>
          </table:table-cell>
          <table:table-cell table:style-name="ce22" office:value-type="float" office:value="152" calcext:value-type="float">
            <text:p>152</text:p>
          </table:table-cell>
          <table:table-cell table:style-name="ce12"/>
          <table:table-cell table:style-name="ce5" office:value-type="float" office:value="1555506848.30794" calcext:value-type="float">
            <text:p>1555506848.30794</text:p>
          </table:table-cell>
          <table:table-cell table:style-name="ce5" office:value-type="float" office:value="0.643662691116333" calcext:value-type="float">
            <text:p>0.6436626911</text:p>
          </table:table-cell>
          <table:table-cell table:style-name="ce22" office:value-type="float" office:value="151" calcext:value-type="float">
            <text:p>151</text:p>
          </table:table-cell>
          <table:table-cell table:style-name="ce12"/>
          <table:table-cell table:style-name="ce5" office:value-type="float" office:value="1555490821.454" calcext:value-type="float">
            <text:p>1555490821.454</text:p>
          </table:table-cell>
          <table:table-cell table:style-name="ce5" office:value-type="float" office:value="0.731472253799439" calcext:value-type="float">
            <text:p>0.7314722538</text:p>
          </table:table-cell>
          <table:table-cell table:style-name="ce22" office:value-type="float" office:value="165" calcext:value-type="float">
            <text:p>165</text:p>
          </table:table-cell>
          <table:table-cell table:formula="of:=AVERAGE([.X92];[.T92];[.P92];[.L92];[.H92];[.D92])" office:value-type="float" office:value="0.638224601745606" calcext:value-type="float">
            <text:p>0.6382246017</text:p>
          </table:table-cell>
          <table:table-cell table:style-name="ce49" table:formula="of:=SUM([.Y92];[.U92];[.Q92];[.M92];[.I92];[.E92])"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<text:a xlink:href="mailto:200@1024k" xlink:type="simple">200@1024k</text:a>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6978.19307" calcext:value-type="float">
            <text:p>1555506978.19307</text:p>
          </table:table-cell>
          <table:table-cell office:value-type="float" office:value="1.02432823181152" calcext:value-type="float">
            <text:p>1.0243282318</text:p>
          </table:table-cell>
          <table:table-cell office:value-type="float" office:value="201" calcext:value-type="float">
            <text:p>20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94];[.T94];[.P94];[.L94];[.H94];[.D94])" office:value-type="float" office:value="1.02432823181152" calcext:value-type="float">
            <text:p>1.0243282318</text:p>
          </table:table-cell>
          <table:table-cell table:style-name="ce49" table:formula="of:=SUM([.Y94];[.U94];[.Q94];[.M94];[.I94];[.E94]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6984.59709" calcext:value-type="float">
            <text:p>1555506984.59709</text:p>
          </table:table-cell>
          <table:table-cell office:value-type="float" office:value="0.903773307800293" calcext:value-type="float">
            <text:p>0.9037733078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555490954.14058" calcext:value-type="float">
            <text:p>1555490954.14058</text:p>
          </table:table-cell>
          <table:table-cell office:value-type="float" office:value="0.567282676696777" calcext:value-type="float">
            <text:p>0.5672826767</text:p>
          </table:table-cell>
          <table:table-cell office:value-type="float" office:value="171" calcext:value-type="float">
            <text:p>171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95];[.T95];[.P95];[.L95];[.H95];[.D95])" office:value-type="float" office:value="0.735527992248535" calcext:value-type="float">
            <text:p>0.7355279922</text:p>
          </table:table-cell>
          <table:table-cell table:style-name="ce49" table:formula="of:=SUM([.Y95];[.U95];[.Q95];[.M95];[.I95];[.E95])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6995.67999" calcext:value-type="float">
            <text:p>1555506995.67999</text:p>
          </table:table-cell>
          <table:table-cell office:value-type="float" office:value="0.887734413146973" calcext:value-type="float">
            <text:p>0.887734413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555490965.35722" calcext:value-type="float">
            <text:p>1555490965.35722</text:p>
          </table:table-cell>
          <table:table-cell office:value-type="float" office:value="0.563786029815674" calcext:value-type="float">
            <text:p>0.5637860298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555506992.21416" calcext:value-type="float">
            <text:p>1555506992.21416</text:p>
          </table:table-cell>
          <table:table-cell office:value-type="float" office:value="0.952743768692017" calcext:value-type="float">
            <text:p>0.9527437687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96];[.T96];[.P96];[.L96];[.H96];[.D96])" office:value-type="float" office:value="0.801421403884888" calcext:value-type="float">
            <text:p>0.8014214039</text:p>
          </table:table-cell>
          <table:table-cell table:style-name="ce49" table:formula="of:=SUM([.Y96];[.U96];[.Q96];[.M96];[.I96];[.E96])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7008.34221" calcext:value-type="float">
            <text:p>1555507008.34221</text:p>
          </table:table-cell>
          <table:table-cell office:value-type="float" office:value="0.940430641174316" calcext:value-type="float">
            <text:p>0.940430641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555490981.28908" calcext:value-type="float">
            <text:p>1555490981.28908</text:p>
          </table:table-cell>
          <table:table-cell office:value-type="float" office:value="0.649358987808228" calcext:value-type="float">
            <text:p>0.6493589878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555507005.29353" calcext:value-type="float">
            <text:p>1555507005.29353</text:p>
          </table:table-cell>
          <table:table-cell office:value-type="float" office:value="0.933660745620728" calcext:value-type="float">
            <text:p>0.9336607456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Default" office:value-type="float" office:value="1555490979.19206" calcext:value-type="float">
            <text:p>1555490979.19206</text:p>
          </table:table-cell>
          <table:table-cell table:style-name="Default" office:value-type="float" office:value="0.743964195251465" calcext:value-type="float">
            <text:p>0.7439641953</text:p>
          </table:table-cell>
          <table:table-cell table:style-name="ce20" office:value-type="float" office:value="174" calcext:value-type="float">
            <text:p>174</text:p>
          </table:table-cell>
          <table:table-cell table:number-columns-repeated="8"/>
          <table:table-cell table:formula="of:=AVERAGE([.X97];[.T97];[.P97];[.L97];[.H97];[.D97])" office:value-type="float" office:value="0.816853642463684" calcext:value-type="float">
            <text:p>0.8168536425</text:p>
          </table:table-cell>
          <table:table-cell table:style-name="ce49" table:formula="of:=SUM([.Y97];[.U97];[.Q97];[.M97];[.I97];[.E97])"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7024.48962" calcext:value-type="float">
            <text:p>1555507024.48962</text:p>
          </table:table-cell>
          <table:table-cell office:value-type="float" office:value="0.815586805343628" calcext:value-type="float">
            <text:p>0.8155868053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555490999.58329" calcext:value-type="float">
            <text:p>1555490999.58329</text:p>
          </table:table-cell>
          <table:table-cell office:value-type="float" office:value="0.552711963653564" calcext:value-type="float">
            <text:p>0.552711963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555507022.38304" calcext:value-type="float">
            <text:p>1555507022.38304</text:p>
          </table:table-cell>
          <table:table-cell office:value-type="float" office:value="0.717506170272827" calcext:value-type="float">
            <text:p>0.7175061703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Default" office:value-type="float" office:value="1555490994.32998" calcext:value-type="float">
            <text:p>1555490994.32998</text:p>
          </table:table-cell>
          <table:table-cell table:style-name="Default" office:value-type="float" office:value="0.640022277832031" calcext:value-type="float">
            <text:p>0.6400222778</text:p>
          </table:table-cell>
          <table:table-cell table:style-name="ce20" office:value-type="float" office:value="159" calcext:value-type="float">
            <text:p>159</text:p>
          </table:table-cell>
          <table:table-cell/>
          <table:table-cell office:value-type="float" office:value="1555507028.15473" calcext:value-type="float">
            <text:p>1555507028.15473</text:p>
          </table:table-cell>
          <table:table-cell office:value-type="float" office:value="0.912206649780273" calcext:value-type="float">
            <text:p>0.9122066498</text:p>
          </table:table-cell>
          <table:table-cell office:value-type="float" office:value="179" calcext:value-type="float">
            <text:p>179</text:p>
          </table:table-cell>
          <table:table-cell table:number-columns-repeated="4"/>
          <table:table-cell table:formula="of:=AVERAGE([.X98];[.T98];[.P98];[.L98];[.H98];[.D98])" office:value-type="float" office:value="0.727606773376465" calcext:value-type="float">
            <text:p>0.7276067734</text:p>
          </table:table-cell>
          <table:table-cell table:style-name="ce49" table:formula="of:=SUM([.Y98];[.U98];[.Q98];[.M98];[.I98];[.E98])" office:value-type="float" office:value="821" calcext:value-type="float">
            <text:p>821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5" office:value-type="float" office:value="1555507045.36113" calcext:value-type="float">
            <text:p>1555507045.36113</text:p>
          </table:table-cell>
          <table:table-cell table:style-name="ce5" office:value-type="float" office:value="0.890975713729858" calcext:value-type="float">
            <text:p>0.8909757137</text:p>
          </table:table-cell>
          <table:table-cell table:style-name="ce22" office:value-type="float" office:value="164" calcext:value-type="float">
            <text:p>164</text:p>
          </table:table-cell>
          <table:table-cell table:style-name="ce12"/>
          <table:table-cell table:style-name="ce5" office:value-type="float" office:value="1555491021.63488" calcext:value-type="float">
            <text:p>1555491021.63488</text:p>
          </table:table-cell>
          <table:table-cell table:style-name="ce5" office:value-type="float" office:value="0.710838317871094" calcext:value-type="float">
            <text:p>0.7108383179</text:p>
          </table:table-cell>
          <table:table-cell table:style-name="ce22" office:value-type="float" office:value="162" calcext:value-type="float">
            <text:p>162</text:p>
          </table:table-cell>
          <table:table-cell table:style-name="ce12"/>
          <table:table-cell table:style-name="ce5" office:value-type="float" office:value="1555507041.16137" calcext:value-type="float">
            <text:p>1555507041.16137</text:p>
          </table:table-cell>
          <table:table-cell table:style-name="ce5" office:value-type="float" office:value="0.850204944610596" calcext:value-type="float">
            <text:p>0.8502049446</text:p>
          </table:table-cell>
          <table:table-cell table:style-name="ce22" office:value-type="float" office:value="169" calcext:value-type="float">
            <text:p>169</text:p>
          </table:table-cell>
          <table:table-cell table:style-name="ce32"/>
          <table:table-cell table:style-name="ce5" office:value-type="float" office:value="1555491013.1564" calcext:value-type="float">
            <text:p>1555491013.1564</text:p>
          </table:table-cell>
          <table:table-cell table:style-name="ce5" office:value-type="float" office:value="0.712681531906128" calcext:value-type="float">
            <text:p>0.7126815319</text:p>
          </table:table-cell>
          <table:table-cell table:style-name="ce22" office:value-type="float" office:value="166" calcext:value-type="float">
            <text:p>166</text:p>
          </table:table-cell>
          <table:table-cell table:style-name="ce12"/>
          <table:table-cell table:style-name="ce5" office:value-type="float" office:value="1555507048.29581" calcext:value-type="float">
            <text:p>1555507048.29581</text:p>
          </table:table-cell>
          <table:table-cell table:style-name="ce5" office:value-type="float" office:value="0.792070865631104" calcext:value-type="float">
            <text:p>0.7920708656</text:p>
          </table:table-cell>
          <table:table-cell table:style-name="ce22" office:value-type="float" office:value="163" calcext:value-type="float">
            <text:p>163</text:p>
          </table:table-cell>
          <table:table-cell table:style-name="ce12"/>
          <table:table-cell table:style-name="ce5" office:value-type="float" office:value="1555491020.10436" calcext:value-type="float">
            <text:p>1555491020.10436</text:p>
          </table:table-cell>
          <table:table-cell table:style-name="ce5" office:value-type="float" office:value="0.796775102615356" calcext:value-type="float">
            <text:p>0.7967751026</text:p>
          </table:table-cell>
          <table:table-cell table:style-name="ce22" office:value-type="float" office:value="180" calcext:value-type="float">
            <text:p>180</text:p>
          </table:table-cell>
          <table:table-cell table:formula="of:=AVERAGE([.X99];[.T99];[.P99];[.L99];[.H99];[.D99])" office:value-type="float" office:value="0.792257746060689" calcext:value-type="float">
            <text:p>0.7922577461</text:p>
          </table:table-cell>
          <table:table-cell table:style-name="ce49" table:formula="of:=SUM([.Y99];[.U99];[.Q99];[.M99];[.I99];[.E99])"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50@512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7243.4295" calcext:value-type="float">
            <text:p>1555507243.4295</text:p>
          </table:table-cell>
          <table:table-cell office:value-type="float" office:value="0.24667501449585" calcext:value-type="float">
            <text:p>0.2466750145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01];[.T101];[.P101];[.L101];[.H101];[.D101])" office:value-type="float" office:value="0.24667501449585" calcext:value-type="float">
            <text:p>0.2466750145</text:p>
          </table:table-cell>
          <table:table-cell table:style-name="ce49" table:formula="of:=SUM([.Y101];[.U101];[.Q101];[.M101];[.I101];[.E101]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7251.41871" calcext:value-type="float">
            <text:p>1555507251.41871</text:p>
          </table:table-cell>
          <table:table-cell office:value-type="float" office:value="0.21808934211731" calcext:value-type="float">
            <text:p>0.218089342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91219.14261" calcext:value-type="float">
            <text:p>1555491219.14261</text:p>
          </table:table-cell>
          <table:table-cell office:value-type="float" office:value="0.207170248031616" calcext:value-type="float">
            <text:p>0.207170248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02];[.T102];[.P102];[.L102];[.H102];[.D102])" office:value-type="float" office:value="0.212629795074463" calcext:value-type="float">
            <text:p>0.2126297951</text:p>
          </table:table-cell>
          <table:table-cell table:style-name="ce49" table:formula="of:=SUM([.Y102];[.U102];[.Q102];[.M102];[.I102];[.E102]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7263.16055" calcext:value-type="float">
            <text:p>1555507263.16055</text:p>
          </table:table-cell>
          <table:table-cell office:value-type="float" office:value="0.200022459030151" calcext:value-type="float">
            <text:p>0.20002245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91230.10745" calcext:value-type="float">
            <text:p>1555491230.10745</text:p>
          </table:table-cell>
          <table:table-cell office:value-type="float" office:value="0.213953971862793" calcext:value-type="float">
            <text:p>0.213953971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507263.12407" calcext:value-type="float">
            <text:p>1555507263.12407</text:p>
          </table:table-cell>
          <table:table-cell office:value-type="float" office:value="0.187194108963013" calcext:value-type="float">
            <text:p>0.187194109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103];[.T103];[.P103];[.L103];[.H103];[.D103])" office:value-type="float" office:value="0.200390179951986" calcext:value-type="float">
            <text:p>0.20039018</text:p>
          </table:table-cell>
          <table:table-cell table:style-name="ce49" table:formula="of:=SUM([.Y103];[.U103];[.Q103];[.M103];[.I103];[.E103]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7280.40097" calcext:value-type="float">
            <text:p>1555507280.40097</text:p>
          </table:table-cell>
          <table:table-cell office:value-type="float" office:value="0.204128980636597" calcext:value-type="float">
            <text:p>0.204128980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91244.41115" calcext:value-type="float">
            <text:p>1555491244.41115</text:p>
          </table:table-cell>
          <table:table-cell office:value-type="float" office:value="0.229210376739502" calcext:value-type="float">
            <text:p>0.229210376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507279.69976" calcext:value-type="float">
            <text:p>1555507279.69976</text:p>
          </table:table-cell>
          <table:table-cell office:value-type="float" office:value="0.265132665634155" calcext:value-type="float">
            <text:p>0.2651326656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office:value-type="float" office:value="1555491248.37735" calcext:value-type="float">
            <text:p>1555491248.37735</text:p>
          </table:table-cell>
          <table:table-cell table:style-name="Default" office:value-type="float" office:value="0.194662809371948" calcext:value-type="float">
            <text:p>0.1946628094</text:p>
          </table:table-cell>
          <table:table-cell table:style-name="ce20" office:value-type="float" office:value="51" calcext:value-type="float">
            <text:p>51</text:p>
          </table:table-cell>
          <table:table-cell table:number-columns-repeated="8"/>
          <table:table-cell table:formula="of:=AVERAGE([.X104];[.T104];[.P104];[.L104];[.H104];[.D104])" office:value-type="float" office:value="0.22328370809555" calcext:value-type="float">
            <text:p>0.2232837081</text:p>
          </table:table-cell>
          <table:table-cell table:style-name="ce49" table:formula="of:=SUM([.Y104];[.U104];[.Q104];[.M104];[.I104];[.E104]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7302.2803" calcext:value-type="float">
            <text:p>1555507302.2803</text:p>
          </table:table-cell>
          <table:table-cell office:value-type="float" office:value="0.218042850494385" calcext:value-type="float">
            <text:p>0.218042850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91264.11985" calcext:value-type="float">
            <text:p>1555491264.11985</text:p>
          </table:table-cell>
          <table:table-cell office:value-type="float" office:value="0.245280265808105" calcext:value-type="float">
            <text:p>0.245280265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507298.54444" calcext:value-type="float">
            <text:p>1555507298.54444</text:p>
          </table:table-cell>
          <table:table-cell office:value-type="float" office:value="0.257725715637207" calcext:value-type="float">
            <text:p>0.2577257156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office:value-type="float" office:value="1555491266.38872" calcext:value-type="float">
            <text:p>1555491266.38872</text:p>
          </table:table-cell>
          <table:table-cell table:style-name="Default" office:value-type="float" office:value="0.214605808258057" calcext:value-type="float">
            <text:p>0.2146058083</text:p>
          </table:table-cell>
          <table:table-cell table:style-name="ce20" office:value-type="float" office:value="51" calcext:value-type="float">
            <text:p>51</text:p>
          </table:table-cell>
          <table:table-cell/>
          <table:table-cell office:value-type="float" office:value="1555507301.85847" calcext:value-type="float">
            <text:p>1555507301.85847</text:p>
          </table:table-cell>
          <table:table-cell office:value-type="float" office:value="0.201245546340942" calcext:value-type="float">
            <text:p>0.2012455463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table:formula="of:=AVERAGE([.X105];[.T105];[.P105];[.L105];[.H105];[.D105])" office:value-type="float" office:value="0.227380037307739" calcext:value-type="float">
            <text:p>0.2273800373</text:p>
          </table:table-cell>
          <table:table-cell table:style-name="ce49" table:formula="of:=SUM([.Y105];[.U105];[.Q105];[.M105];[.I105];[.E105]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7327.23828" calcext:value-type="float">
            <text:p>1555507327.23828</text:p>
          </table:table-cell>
          <table:table-cell office:value-type="float" office:value="0.230666875839233" calcext:value-type="float">
            <text:p>0.230666875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91286.57847" calcext:value-type="float">
            <text:p>1555491286.57847</text:p>
          </table:table-cell>
          <table:table-cell office:value-type="float" office:value="0.214722633361816" calcext:value-type="float">
            <text:p>0.214722633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507322.60698" calcext:value-type="float">
            <text:p>1555507322.60698</text:p>
          </table:table-cell>
          <table:table-cell office:value-type="float" office:value="0.230435609817505" calcext:value-type="float">
            <text:p>0.2304356098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office:value-type="float" office:value="1555491287.39261" calcext:value-type="float">
            <text:p>1555491287.39261</text:p>
          </table:table-cell>
          <table:table-cell table:style-name="Default" office:value-type="float" office:value="0.19667387008667" calcext:value-type="float">
            <text:p>0.1966738701</text:p>
          </table:table-cell>
          <table:table-cell table:style-name="ce20" office:value-type="float" office:value="51" calcext:value-type="float">
            <text:p>51</text:p>
          </table:table-cell>
          <table:table-cell/>
          <table:table-cell office:value-type="float" office:value="1555507325.34009" calcext:value-type="float">
            <text:p>1555507325.34009</text:p>
          </table:table-cell>
          <table:table-cell office:value-type="float" office:value="0.225857496261597" calcext:value-type="float">
            <text:p>0.225857496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555491295.5971" calcext:value-type="float">
            <text:p>1555491295.5971</text:p>
          </table:table-cell>
          <table:table-cell office:value-type="float" office:value="0.22027850151062" calcext:value-type="float">
            <text:p>0.2202785015</text:p>
          </table:table-cell>
          <table:table-cell office:value-type="float" office:value="51" calcext:value-type="float">
            <text:p>51</text:p>
          </table:table-cell>
          <table:table-cell table:formula="of:=AVERAGE([.X106];[.T106];[.P106];[.L106];[.H106];[.D106])" office:value-type="float" office:value="0.219772497812907" calcext:value-type="float">
            <text:p>0.2197724978</text:p>
          </table:table-cell>
          <table:table-cell table:style-name="ce49" table:formula="of:=SUM([.Y106];[.U106];[.Q106];[.M106];[.I106];[.E106])"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75@512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7504.25865" calcext:value-type="float">
            <text:p>1555507504.25865</text:p>
          </table:table-cell>
          <table:table-cell office:value-type="float" office:value="0.354387044906616" calcext:value-type="float">
            <text:p>0.3543870449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08];[.T108];[.P108];[.L108];[.H108];[.D108])" office:value-type="float" office:value="0.354387044906616" calcext:value-type="float">
            <text:p>0.3543870449</text:p>
          </table:table-cell>
          <table:table-cell table:style-name="ce49" table:formula="of:=SUM([.Y108];[.U108];[.Q108];[.M108];[.I108];[.E108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7511.93077" calcext:value-type="float">
            <text:p>1555507511.93077</text:p>
          </table:table-cell>
          <table:table-cell office:value-type="float" office:value="0.385850429534912" calcext:value-type="float">
            <text:p>0.385850429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491479.28032" calcext:value-type="float">
            <text:p>1555491479.28032</text:p>
          </table:table-cell>
          <table:table-cell office:value-type="float" office:value="0.337388277053833" calcext:value-type="float">
            <text:p>0.3373882771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09];[.T109];[.P109];[.L109];[.H109];[.D109])" office:value-type="float" office:value="0.361619353294373" calcext:value-type="float">
            <text:p>0.3616193533</text:p>
          </table:table-cell>
          <table:table-cell table:style-name="ce49" table:formula="of:=SUM([.Y109];[.U109];[.Q109];[.M109];[.I109];[.E109]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7523.72807" calcext:value-type="float">
            <text:p>1555507523.72807</text:p>
          </table:table-cell>
          <table:table-cell office:value-type="float" office:value="0.374682903289795" calcext:value-type="float">
            <text:p>0.3746829033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491489.69475" calcext:value-type="float">
            <text:p>1555491489.69475</text:p>
          </table:table-cell>
          <table:table-cell office:value-type="float" office:value="0.353790283203125" calcext:value-type="float">
            <text:p>0.353790283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507519.97286" calcext:value-type="float">
            <text:p>1555507519.97286</text:p>
          </table:table-cell>
          <table:table-cell office:value-type="float" office:value="0.375155448913574" calcext:value-type="float">
            <text:p>0.3751554489</text:p>
          </table:table-cell>
          <table:table-cell office:value-type="float" office:value="76" calcext:value-type="float">
            <text:p>76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110];[.T110];[.P110];[.L110];[.H110];[.D110])" office:value-type="float" office:value="0.367876211802165" calcext:value-type="float">
            <text:p>0.3678762118</text:p>
          </table:table-cell>
          <table:table-cell table:style-name="ce49" table:formula="of:=SUM([.Y110];[.U110];[.Q110];[.M110];[.I110];[.E110])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7537.96035" calcext:value-type="float">
            <text:p>1555507537.96035</text:p>
          </table:table-cell>
          <table:table-cell office:value-type="float" office:value="0.341679334640503" calcext:value-type="float">
            <text:p>0.3416793346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555491504.71104" calcext:value-type="float">
            <text:p>1555491504.71104</text:p>
          </table:table-cell>
          <table:table-cell office:value-type="float" office:value="0.320531606674194" calcext:value-type="float">
            <text:p>0.320531606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55507532.75807" calcext:value-type="float">
            <text:p>1555507532.75807</text:p>
          </table:table-cell>
          <table:table-cell office:value-type="float" office:value="0.400876760482788" calcext:value-type="float">
            <text:p>0.4008767605</text:p>
          </table:table-cell>
          <table:table-cell office:value-type="float" office:value="75" calcext:value-type="float">
            <text:p>75</text:p>
          </table:table-cell>
          <table:table-cell/>
          <table:table-cell table:style-name="Default" office:value-type="float" office:value="1555491507.21111" calcext:value-type="float">
            <text:p>1555491507.21111</text:p>
          </table:table-cell>
          <table:table-cell table:style-name="Default" office:value-type="float" office:value="0.337307691574097" calcext:value-type="float">
            <text:p>0.3373076916</text:p>
          </table:table-cell>
          <table:table-cell table:style-name="ce20" office:value-type="float" office:value="76" calcext:value-type="float">
            <text:p>76</text:p>
          </table:table-cell>
          <table:table-cell table:number-columns-repeated="8"/>
          <table:table-cell table:formula="of:=AVERAGE([.X111];[.T111];[.P111];[.L111];[.H111];[.D111])" office:value-type="float" office:value="0.350098848342895" calcext:value-type="float">
            <text:p>0.3500988483</text:p>
          </table:table-cell>
          <table:table-cell table:style-name="ce49" table:formula="of:=SUM([.Y111];[.U111];[.Q111];[.M111];[.I111];[.E111])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7553.33169" calcext:value-type="float">
            <text:p>1555507553.33169</text:p>
          </table:table-cell>
          <table:table-cell office:value-type="float" office:value="0.445589303970337" calcext:value-type="float">
            <text:p>0.44558930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55491523.16042" calcext:value-type="float">
            <text:p>1555491523.16042</text:p>
          </table:table-cell>
          <table:table-cell office:value-type="float" office:value="0.311757326126099" calcext:value-type="float">
            <text:p>0.311757326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55507551.50216" calcext:value-type="float">
            <text:p>1555507551.50216</text:p>
          </table:table-cell>
          <table:table-cell office:value-type="float" office:value="0.343164920806885" calcext:value-type="float">
            <text:p>0.3431649208</text:p>
          </table:table-cell>
          <table:table-cell office:value-type="float" office:value="76" calcext:value-type="float">
            <text:p>76</text:p>
          </table:table-cell>
          <table:table-cell/>
          <table:table-cell table:style-name="Default" office:value-type="float" office:value="1555491525.69922" calcext:value-type="float">
            <text:p>1555491525.69922</text:p>
          </table:table-cell>
          <table:table-cell table:style-name="Default" office:value-type="float" office:value="0.300915718078613" calcext:value-type="float">
            <text:p>0.3009157181</text:p>
          </table:table-cell>
          <table:table-cell table:style-name="ce20" office:value-type="float" office:value="76" calcext:value-type="float">
            <text:p>76</text:p>
          </table:table-cell>
          <table:table-cell/>
          <table:table-cell office:value-type="float" office:value="1555507555.89496" calcext:value-type="float">
            <text:p>1555507555.89496</text:p>
          </table:table-cell>
          <table:table-cell office:value-type="float" office:value="0.331120729446411" calcext:value-type="float">
            <text:p>0.3311207294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AVERAGE([.X112];[.T112];[.P112];[.L112];[.H112];[.D112])" office:value-type="float" office:value="0.346509599685669" calcext:value-type="float">
            <text:p>0.3465095997</text:p>
          </table:table-cell>
          <table:table-cell table:style-name="ce49" table:formula="of:=SUM([.Y112];[.U112];[.Q112];[.M112];[.I112];[.E112])" office:value-type="float" office:value="378" calcext:value-type="float">
            <text:p>378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5" office:value-type="float" office:value="1555507576.45892" calcext:value-type="float">
            <text:p>1555507576.45892</text:p>
          </table:table-cell>
          <table:table-cell table:style-name="ce5" office:value-type="float" office:value="0.332486867904663" calcext:value-type="float">
            <text:p>0.3324868679</text:p>
          </table:table-cell>
          <table:table-cell table:style-name="ce22" office:value-type="float" office:value="74" calcext:value-type="float">
            <text:p>74</text:p>
          </table:table-cell>
          <table:table-cell table:style-name="ce12"/>
          <table:table-cell table:style-name="ce5" office:value-type="float" office:value="1555491542.67193" calcext:value-type="float">
            <text:p>1555491542.67193</text:p>
          </table:table-cell>
          <table:table-cell table:style-name="ce5" office:value-type="float" office:value="0.329761266708374" calcext:value-type="float">
            <text:p>0.3297612667</text:p>
          </table:table-cell>
          <table:table-cell table:style-name="ce22" office:value-type="float" office:value="76" calcext:value-type="float">
            <text:p>76</text:p>
          </table:table-cell>
          <table:table-cell table:style-name="ce12"/>
          <table:table-cell table:style-name="ce5" office:value-type="float" office:value="1555507574.42897" calcext:value-type="float">
            <text:p>1555507574.42897</text:p>
          </table:table-cell>
          <table:table-cell table:style-name="ce5" office:value-type="float" office:value="0.333088636398315" calcext:value-type="float">
            <text:p>0.3330886364</text:p>
          </table:table-cell>
          <table:table-cell table:style-name="ce22" office:value-type="float" office:value="76" calcext:value-type="float">
            <text:p>76</text:p>
          </table:table-cell>
          <table:table-cell table:style-name="ce32"/>
          <table:table-cell table:style-name="ce5" office:value-type="float" office:value="1555491550.38555" calcext:value-type="float">
            <text:p>1555491550.38555</text:p>
          </table:table-cell>
          <table:table-cell table:style-name="ce5" office:value-type="float" office:value="0.376309394836426" calcext:value-type="float">
            <text:p>0.3763093948</text:p>
          </table:table-cell>
          <table:table-cell table:style-name="ce22" office:value-type="float" office:value="76" calcext:value-type="float">
            <text:p>76</text:p>
          </table:table-cell>
          <table:table-cell table:style-name="ce12"/>
          <table:table-cell table:style-name="ce5" office:value-type="float" office:value="1555507575.5809" calcext:value-type="float">
            <text:p>1555507575.5809</text:p>
          </table:table-cell>
          <table:table-cell table:style-name="ce5" office:value-type="float" office:value="0.332427740097046" calcext:value-type="float">
            <text:p>0.3324277401</text:p>
          </table:table-cell>
          <table:table-cell table:style-name="ce22" office:value-type="float" office:value="76" calcext:value-type="float">
            <text:p>76</text:p>
          </table:table-cell>
          <table:table-cell table:style-name="ce12"/>
          <table:table-cell table:style-name="ce5" office:value-type="float" office:value="1555491546.26751" calcext:value-type="float">
            <text:p>1555491546.26751</text:p>
          </table:table-cell>
          <table:table-cell table:style-name="ce5" office:value-type="float" office:value="0.331167936325073" calcext:value-type="float">
            <text:p>0.3311679363</text:p>
          </table:table-cell>
          <table:table-cell table:style-name="ce22" office:value-type="float" office:value="76" calcext:value-type="float">
            <text:p>76</text:p>
          </table:table-cell>
          <table:table-cell table:formula="of:=AVERAGE([.X113];[.T113];[.P113];[.L113];[.H113];[.D113])" office:value-type="float" office:value="0.339206973711649" calcext:value-type="float">
            <text:p>0.3392069737</text:p>
          </table:table-cell>
          <table:table-cell table:style-name="ce49" table:formula="of:=SUM([.Y113];[.U113];[.Q113];[.M113];[.I113];[.E113])"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100@512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7703.69538" calcext:value-type="float">
            <text:p>1555507703.69538</text:p>
          </table:table-cell>
          <table:table-cell office:value-type="float" office:value="0.654111623764038" calcext:value-type="float">
            <text:p>0.6541116238</text:p>
          </table:table-cell>
          <table:table-cell office:value-type="float" office:value="101" calcext:value-type="float">
            <text:p>101</text:p>
          </table:table-cell>
          <table:table-cell table:number-columns-repeated="9"/>
          <table:table-cell table:style-name="Default" table:number-columns-repeated="2"/>
          <table:table-cell table:style-name="ce20"/>
          <table:table-cell table:number-columns-repeated="8"/>
          <table:table-cell table:formula="of:=AVERAGE([.X115];[.T115];[.P115];[.L115];[.H115];[.D115])" office:value-type="float" office:value="0.654111623764038" calcext:value-type="float">
            <text:p>0.6541116238</text:p>
          </table:table-cell>
          <table:table-cell table:style-name="ce49" table:formula="of:=SUM([.Y115];[.U115];[.Q115];[.M115];[.I115];[.E115]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7709.87077" calcext:value-type="float">
            <text:p>1555507709.87077</text:p>
          </table:table-cell>
          <table:table-cell office:value-type="float" office:value="0.476529836654663" calcext:value-type="float">
            <text:p>0.476529836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55491679.20851" calcext:value-type="float">
            <text:p>1555491679.20851</text:p>
          </table:table-cell>
          <table:table-cell office:value-type="float" office:value="0.399575233459473" calcext:value-type="float">
            <text:p>0.3995752335</text:p>
          </table:table-cell>
          <table:table-cell office:value-type="float" office:value="101" calcext:value-type="float">
            <text:p>101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16];[.T116];[.P116];[.L116];[.H116];[.D116])" office:value-type="float" office:value="0.438052535057068" calcext:value-type="float">
            <text:p>0.4380525351</text:p>
          </table:table-cell>
          <table:table-cell table:style-name="ce49" table:formula="of:=SUM([.Y116];[.U116];[.Q116];[.M116];[.I116];[.E116]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7719.26762" calcext:value-type="float">
            <text:p>1555507719.26762</text:p>
          </table:table-cell>
          <table:table-cell office:value-type="float" office:value="0.38225531578064" calcext:value-type="float">
            <text:p>0.3822553158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555491688.61052" calcext:value-type="float">
            <text:p>1555491688.61052</text:p>
          </table:table-cell>
          <table:table-cell office:value-type="float" office:value="0.406256437301636" calcext:value-type="float">
            <text:p>0.406256437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555507720.64648" calcext:value-type="float">
            <text:p>1555507720.64648</text:p>
          </table:table-cell>
          <table:table-cell office:value-type="float" office:value="0.433333158493042" calcext:value-type="float">
            <text:p>0.4333331585</text:p>
          </table:table-cell>
          <table:table-cell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117];[.T117];[.P117];[.L117];[.H117];[.D117])" office:value-type="float" office:value="0.407281637191773" calcext:value-type="float">
            <text:p>0.4072816372</text:p>
          </table:table-cell>
          <table:table-cell table:style-name="ce49" table:formula="of:=SUM([.Y117];[.U117];[.Q117];[.M117];[.I117];[.E117])"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7732.36831" calcext:value-type="float">
            <text:p>1555507732.36831</text:p>
          </table:table-cell>
          <table:table-cell office:value-type="float" office:value="0.383079051971436" calcext:value-type="float">
            <text:p>0.383079052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555491704.58219" calcext:value-type="float">
            <text:p>1555491704.58219</text:p>
          </table:table-cell>
          <table:table-cell office:value-type="float" office:value="0.390312194824219" calcext:value-type="float">
            <text:p>0.3903121948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555507735.87814" calcext:value-type="float">
            <text:p>1555507735.87814</text:p>
          </table:table-cell>
          <table:table-cell office:value-type="float" office:value="0.436711311340332" calcext:value-type="float">
            <text:p>0.4367113113</text:p>
          </table:table-cell>
          <table:table-cell office:value-type="float" office:value="97" calcext:value-type="float">
            <text:p>97</text:p>
          </table:table-cell>
          <table:table-cell/>
          <table:table-cell table:style-name="Default" office:value-type="float" office:value="1555491702.81389" calcext:value-type="float">
            <text:p>1555491702.81389</text:p>
          </table:table-cell>
          <table:table-cell table:style-name="Default" office:value-type="float" office:value="0.479824542999268" calcext:value-type="float">
            <text:p>0.479824543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8"/>
          <table:table-cell table:formula="of:=AVERAGE([.X118];[.T118];[.P118];[.L118];[.H118];[.D118])" office:value-type="float" office:value="0.422481775283814" calcext:value-type="float">
            <text:p>0.4224817753</text:p>
          </table:table-cell>
          <table:table-cell table:style-name="ce49" table:formula="of:=SUM([.Y118];[.U118];[.Q118];[.M118];[.I118];[.E118])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7748.76323" calcext:value-type="float">
            <text:p>1555507748.76323</text:p>
          </table:table-cell>
          <table:table-cell office:value-type="float" office:value="0.439224481582642" calcext:value-type="float">
            <text:p>0.439224481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555491722.4136" calcext:value-type="float">
            <text:p>1555491722.4136</text:p>
          </table:table-cell>
          <table:table-cell office:value-type="float" office:value="0.411449432373047" calcext:value-type="float">
            <text:p>0.4114494324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555507752.59496" calcext:value-type="float">
            <text:p>1555507752.59496</text:p>
          </table:table-cell>
          <table:table-cell office:value-type="float" office:value="0.427364587783814" calcext:value-type="float">
            <text:p>0.4273645878</text:p>
          </table:table-cell>
          <table:table-cell office:value-type="float" office:value="96" calcext:value-type="float">
            <text:p>96</text:p>
          </table:table-cell>
          <table:table-cell/>
          <table:table-cell table:style-name="Default" office:value-type="float" office:value="1555491720.49446" calcext:value-type="float">
            <text:p>1555491720.49446</text:p>
          </table:table-cell>
          <table:table-cell table:style-name="Default" office:value-type="float" office:value="0.703180551528931" calcext:value-type="float">
            <text:p>0.7031805515</text:p>
          </table:table-cell>
          <table:table-cell table:style-name="ce20" office:value-type="float" office:value="97" calcext:value-type="float">
            <text:p>97</text:p>
          </table:table-cell>
          <table:table-cell/>
          <table:table-cell office:value-type="float" office:value="1555507754.41041" calcext:value-type="float">
            <text:p>1555507754.41041</text:p>
          </table:table-cell>
          <table:table-cell office:value-type="float" office:value="0.442183017730713" calcext:value-type="float">
            <text:p>0.4421830177</text:p>
          </table:table-cell>
          <table:table-cell office:value-type="float" office:value="99" calcext:value-type="float">
            <text:p>99</text:p>
          </table:table-cell>
          <table:table-cell table:number-columns-repeated="4"/>
          <table:table-cell table:formula="of:=AVERAGE([.X119];[.T119];[.P119];[.L119];[.H119];[.D119])" office:value-type="float" office:value="0.484680414199829" calcext:value-type="float">
            <text:p>0.4846804142</text:p>
          </table:table-cell>
          <table:table-cell table:style-name="ce49" table:formula="of:=SUM([.Y119];[.U119];[.Q119];[.M119];[.I119];[.E119])" office:value-type="float" office:value="488" calcext:value-type="float">
            <text:p>488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5" office:value-type="float" office:value="1555507769.15175" calcext:value-type="float">
            <text:p>1555507769.15175</text:p>
          </table:table-cell>
          <table:table-cell table:style-name="ce5" office:value-type="float" office:value="0.384706020355225" calcext:value-type="float">
            <text:p>0.3847060204</text:p>
          </table:table-cell>
          <table:table-cell table:style-name="ce22" office:value-type="float" office:value="97" calcext:value-type="float">
            <text:p>97</text:p>
          </table:table-cell>
          <table:table-cell table:style-name="ce12"/>
          <table:table-cell table:style-name="ce5" office:value-type="float" office:value="1555491741.29833" calcext:value-type="float">
            <text:p>1555491741.29833</text:p>
          </table:table-cell>
          <table:table-cell table:style-name="ce5" office:value-type="float" office:value="0.49944281578064" calcext:value-type="float">
            <text:p>0.4994428158</text:p>
          </table:table-cell>
          <table:table-cell table:style-name="ce22" office:value-type="float" office:value="99" calcext:value-type="float">
            <text:p>99</text:p>
          </table:table-cell>
          <table:table-cell table:style-name="ce12"/>
          <table:table-cell table:style-name="ce5" office:value-type="float" office:value="1555507773.29493" calcext:value-type="float">
            <text:p>1555507773.29493</text:p>
          </table:table-cell>
          <table:table-cell table:style-name="ce5" office:value-type="float" office:value="0.447112321853638" calcext:value-type="float">
            <text:p>0.4471123219</text:p>
          </table:table-cell>
          <table:table-cell table:style-name="ce22" office:value-type="float" office:value="98" calcext:value-type="float">
            <text:p>98</text:p>
          </table:table-cell>
          <table:table-cell table:style-name="ce32"/>
          <table:table-cell table:style-name="ce5" office:value-type="float" office:value="1555491740.46295" calcext:value-type="float">
            <text:p>1555491740.46295</text:p>
          </table:table-cell>
          <table:table-cell table:style-name="ce5" office:value-type="float" office:value="0.414774656295776" calcext:value-type="float">
            <text:p>0.4147746563</text:p>
          </table:table-cell>
          <table:table-cell table:style-name="ce22" office:value-type="float" office:value="98" calcext:value-type="float">
            <text:p>98</text:p>
          </table:table-cell>
          <table:table-cell table:style-name="ce12"/>
          <table:table-cell table:style-name="ce5" office:value-type="float" office:value="1555507775.81283" calcext:value-type="float">
            <text:p>1555507775.81283</text:p>
          </table:table-cell>
          <table:table-cell table:style-name="ce5" office:value-type="float" office:value="0.391883373260498" calcext:value-type="float">
            <text:p>0.3918833733</text:p>
          </table:table-cell>
          <table:table-cell table:style-name="ce22" office:value-type="float" office:value="97" calcext:value-type="float">
            <text:p>97</text:p>
          </table:table-cell>
          <table:table-cell table:style-name="ce12"/>
          <table:table-cell table:style-name="ce5" office:value-type="float" office:value="1555491743.48069" calcext:value-type="float">
            <text:p>1555491743.48069</text:p>
          </table:table-cell>
          <table:table-cell table:style-name="ce5" office:value-type="float" office:value="0.497934818267822" calcext:value-type="float">
            <text:p>0.4979348183</text:p>
          </table:table-cell>
          <table:table-cell table:style-name="ce22" office:value-type="float" office:value="101" calcext:value-type="float">
            <text:p>101</text:p>
          </table:table-cell>
          <table:table-cell table:formula="of:=AVERAGE([.X120];[.T120];[.P120];[.L120];[.H120];[.D120])" office:value-type="float" office:value="0.439309000968933" calcext:value-type="float">
            <text:p>0.439309001</text:p>
          </table:table-cell>
          <table:table-cell table:style-name="ce49" table:formula="of:=SUM([.Y120];[.U120];[.Q120];[.M120];[.I120];[.E120])"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125@512k</text:p>
          </table:table-cell>
          <table:table-cell table:number-columns-repeated="13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8057.38298" calcext:value-type="float">
            <text:p>1555508057.38298</text:p>
          </table:table-cell>
          <table:table-cell office:value-type="float" office:value="1.16229510307312" calcext:value-type="float">
            <text:p>1.1622951031</text:p>
          </table:table-cell>
          <table:table-cell office:value-type="float" office:value="126" calcext:value-type="float">
            <text:p>126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22];[.T122];[.P122];[.L122];[.H122];[.D122])" office:value-type="float" office:value="1.16229510307312" calcext:value-type="float">
            <text:p>1.1622951031</text:p>
          </table:table-cell>
          <table:table-cell table:style-name="ce49" table:formula="of:=SUM([.Y122];[.U122];[.Q122];[.M122];[.I122];[.E122]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8064.48961" calcext:value-type="float">
            <text:p>1555508064.48961</text:p>
          </table:table-cell>
          <table:table-cell office:value-type="float" office:value="0.478635787963867" calcext:value-type="float">
            <text:p>0.47863578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555492033.73817" calcext:value-type="float">
            <text:p>1555492033.73817</text:p>
          </table:table-cell>
          <table:table-cell office:value-type="float" office:value="0.504758596420288" calcext:value-type="float">
            <text:p>0.5047585964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23];[.T123];[.P123];[.L123];[.H123];[.D123])" office:value-type="float" office:value="0.491697192192077" calcext:value-type="float">
            <text:p>0.4916971922</text:p>
          </table:table-cell>
          <table:table-cell table:style-name="ce49" table:formula="of:=SUM([.Y123];[.U123];[.Q123];[.M123];[.I123];[.E123]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8073.86594" calcext:value-type="float">
            <text:p>1555508073.86594</text:p>
          </table:table-cell>
          <table:table-cell office:value-type="float" office:value="0.645200252532959" calcext:value-type="float">
            <text:p>0.645200252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555492042.91298" calcext:value-type="float">
            <text:p>1555492042.91298</text:p>
          </table:table-cell>
          <table:table-cell office:value-type="float" office:value="0.484938383102417" calcext:value-type="float">
            <text:p>0.4849383831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555508074.96955" calcext:value-type="float">
            <text:p>1555508074.96955</text:p>
          </table:table-cell>
          <table:table-cell office:value-type="float" office:value="0.529206275939941" calcext:value-type="float">
            <text:p>0.5292062759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124];[.T124];[.P124];[.L124];[.H124];[.D124])" office:value-type="float" office:value="0.553114970525106" calcext:value-type="float">
            <text:p>0.5531149705</text:p>
          </table:table-cell>
          <table:table-cell table:style-name="ce49" table:formula="of:=SUM([.Y124];[.U124];[.Q124];[.M124];[.I124];[.E124]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8089.39672" calcext:value-type="float">
            <text:p>1555508089.39672</text:p>
          </table:table-cell>
          <table:table-cell office:value-type="float" office:value="0.529000520706177" calcext:value-type="float">
            <text:p>0.52900052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555492055.15875" calcext:value-type="float">
            <text:p>1555492055.15875</text:p>
          </table:table-cell>
          <table:table-cell office:value-type="float" office:value="0.567897081375122" calcext:value-type="float">
            <text:p>0.5678970814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555508090.15758" calcext:value-type="float">
            <text:p>1555508090.15758</text:p>
          </table:table-cell>
          <table:table-cell office:value-type="float" office:value="0.637392997741699" calcext:value-type="float">
            <text:p>0.6373929977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Default" office:value-type="float" office:value="1555492057.10878" calcext:value-type="float">
            <text:p>1555492057.10878</text:p>
          </table:table-cell>
          <table:table-cell table:style-name="Default" office:value-type="float" office:value="0.530750036239624" calcext:value-type="float">
            <text:p>0.5307500362</text:p>
          </table:table-cell>
          <table:table-cell table:style-name="ce20" office:value-type="float" office:value="117" calcext:value-type="float">
            <text:p>117</text:p>
          </table:table-cell>
          <table:table-cell table:number-columns-repeated="8"/>
          <table:table-cell table:formula="of:=AVERAGE([.X125];[.T125];[.P125];[.L125];[.H125];[.D125])" office:value-type="float" office:value="0.566260159015656" calcext:value-type="float">
            <text:p>0.566260159</text:p>
          </table:table-cell>
          <table:table-cell table:style-name="ce49" table:formula="of:=SUM([.Y125];[.U125];[.Q125];[.M125];[.I125];[.E125])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8103.45655" calcext:value-type="float">
            <text:p>1555508103.45655</text:p>
          </table:table-cell>
          <table:table-cell office:value-type="float" office:value="0.616092920303345" calcext:value-type="float">
            <text:p>0.6160929203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555492074.27602" calcext:value-type="float">
            <text:p>1555492074.27602</text:p>
          </table:table-cell>
          <table:table-cell office:value-type="float" office:value="0.663389205932617" calcext:value-type="float">
            <text:p>0.6633892059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555508108.14248" calcext:value-type="float">
            <text:p>1555508108.14248</text:p>
          </table:table-cell>
          <table:table-cell office:value-type="float" office:value="0.572471380233765" calcext:value-type="float">
            <text:p>0.5724713802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Default" office:value-type="float" office:value="1555492073.87588" calcext:value-type="float">
            <text:p>1555492073.87588</text:p>
          </table:table-cell>
          <table:table-cell table:style-name="Default" office:value-type="float" office:value="0.610923290252685" calcext:value-type="float">
            <text:p>0.6109232903</text:p>
          </table:table-cell>
          <table:table-cell table:style-name="ce20" office:value-type="float" office:value="116" calcext:value-type="float">
            <text:p>116</text:p>
          </table:table-cell>
          <table:table-cell/>
          <table:table-cell office:value-type="float" office:value="1555508108.13974" calcext:value-type="float">
            <text:p>1555508108.13974</text:p>
          </table:table-cell>
          <table:table-cell office:value-type="float" office:value="0.658620357513428" calcext:value-type="float">
            <text:p>0.6586203575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table:formula="of:=AVERAGE([.X126];[.T126];[.P126];[.L126];[.H126];[.D126])" office:value-type="float" office:value="0.624299430847168" calcext:value-type="float">
            <text:p>0.6242994308</text:p>
          </table:table-cell>
          <table:table-cell table:style-name="ce49" table:formula="of:=SUM([.Y126];[.U126];[.Q126];[.M126];[.I126];[.E126])" office:value-type="float" office:value="596" calcext:value-type="float">
            <text:p>596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5" office:value-type="float" office:value="1555508124.81049" calcext:value-type="float">
            <text:p>1555508124.81049</text:p>
          </table:table-cell>
          <table:table-cell table:style-name="ce5" office:value-type="float" office:value="0.673147916793823" calcext:value-type="float">
            <text:p>0.6731479168</text:p>
          </table:table-cell>
          <table:table-cell table:style-name="ce22" office:value-type="float" office:value="113" calcext:value-type="float">
            <text:p>113</text:p>
          </table:table-cell>
          <table:table-cell table:style-name="ce12"/>
          <table:table-cell table:style-name="ce5" office:value-type="float" office:value="1555492094.04124" calcext:value-type="float">
            <text:p>1555492094.04124</text:p>
          </table:table-cell>
          <table:table-cell table:style-name="ce5" office:value-type="float" office:value="0.627555131912231" calcext:value-type="float">
            <text:p>0.6275551319</text:p>
          </table:table-cell>
          <table:table-cell table:style-name="ce22" office:value-type="float" office:value="112" calcext:value-type="float">
            <text:p>112</text:p>
          </table:table-cell>
          <table:table-cell table:style-name="ce12"/>
          <table:table-cell table:style-name="ce5" office:value-type="float" office:value="1555508130.05366" calcext:value-type="float">
            <text:p>1555508130.05366</text:p>
          </table:table-cell>
          <table:table-cell table:style-name="ce5" office:value-type="float" office:value="0.660974979400635" calcext:value-type="float">
            <text:p>0.6609749794</text:p>
          </table:table-cell>
          <table:table-cell table:style-name="ce22" office:value-type="float" office:value="114" calcext:value-type="float">
            <text:p>114</text:p>
          </table:table-cell>
          <table:table-cell table:style-name="ce32"/>
          <table:table-cell table:style-name="ce5" office:value-type="float" office:value="1555492098.91806" calcext:value-type="float">
            <text:p>1555492098.91806</text:p>
          </table:table-cell>
          <table:table-cell table:style-name="ce5" office:value-type="float" office:value="0.622126817703247" calcext:value-type="float">
            <text:p>0.6221268177</text:p>
          </table:table-cell>
          <table:table-cell table:style-name="ce22" office:value-type="float" office:value="115" calcext:value-type="float">
            <text:p>115</text:p>
          </table:table-cell>
          <table:table-cell table:style-name="ce12"/>
          <table:table-cell table:style-name="ce5" office:value-type="float" office:value="1555508128.84404" calcext:value-type="float">
            <text:p>1555508128.84404</text:p>
          </table:table-cell>
          <table:table-cell table:style-name="ce5" office:value-type="float" office:value="0.686107158660889" calcext:value-type="float">
            <text:p>0.6861071587</text:p>
          </table:table-cell>
          <table:table-cell table:style-name="ce22" office:value-type="float" office:value="119" calcext:value-type="float">
            <text:p>119</text:p>
          </table:table-cell>
          <table:table-cell table:style-name="ce12"/>
          <table:table-cell table:style-name="ce5" office:value-type="float" office:value="1555492096.82321" calcext:value-type="float">
            <text:p>1555492096.82321</text:p>
          </table:table-cell>
          <table:table-cell table:style-name="ce5" office:value-type="float" office:value="0.769899129867554" calcext:value-type="float">
            <text:p>0.7698991299</text:p>
          </table:table-cell>
          <table:table-cell table:style-name="ce22" office:value-type="float" office:value="123" calcext:value-type="float">
            <text:p>123</text:p>
          </table:table-cell>
          <table:table-cell table:formula="of:=AVERAGE([.X127];[.T127];[.P127];[.L127];[.H127];[.D127])" office:value-type="float" office:value="0.673301855723063" calcext:value-type="float">
            <text:p>0.6733018557</text:p>
          </table:table-cell>
          <table:table-cell table:style-name="ce49" table:formula="of:=SUM([.Y127];[.U127];[.Q127];[.M127];[.I127];[.E127])"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150@512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8268.84048" calcext:value-type="float">
            <text:p>1555508268.84048</text:p>
          </table:table-cell>
          <table:table-cell office:value-type="float" office:value="1.43491697311401" calcext:value-type="float">
            <text:p>1.4349169731</text:p>
          </table:table-cell>
          <table:table-cell office:value-type="float" office:value="151" calcext:value-type="float">
            <text:p>15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29];[.T129];[.P129];[.L129];[.H129];[.D129])" office:value-type="float" office:value="1.43491697311401" calcext:value-type="float">
            <text:p>1.4349169731</text:p>
          </table:table-cell>
          <table:table-cell table:style-name="ce49" table:formula="of:=SUM([.Y129];[.U129];[.Q129];[.M129];[.I129];[.E129]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8276.08858" calcext:value-type="float">
            <text:p>1555508276.08858</text:p>
          </table:table-cell>
          <table:table-cell office:value-type="float" office:value="0.583570718765259" calcext:value-type="float">
            <text:p>0.583570718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555492243.49168" calcext:value-type="float">
            <text:p>1555492243.49168</text:p>
          </table:table-cell>
          <table:table-cell office:value-type="float" office:value="0.578799724578857" calcext:value-type="float">
            <text:p>0.5787997246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30];[.T130];[.P130];[.L130];[.H130];[.D130])" office:value-type="float" office:value="0.581185221672058" calcext:value-type="float">
            <text:p>0.5811852217</text:p>
          </table:table-cell>
          <table:table-cell table:style-name="ce49" table:formula="of:=SUM([.Y130];[.U130];[.Q130];[.M130];[.I130];[.E130])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8284.95033" calcext:value-type="float">
            <text:p>1555508284.95033</text:p>
          </table:table-cell>
          <table:table-cell office:value-type="float" office:value="0.641873598098755" calcext:value-type="float">
            <text:p>0.641873598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55492252.23637" calcext:value-type="float">
            <text:p>1555492252.23637</text:p>
          </table:table-cell>
          <table:table-cell office:value-type="float" office:value="0.682152986526489" calcext:value-type="float">
            <text:p>0.6821529865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555508285.04174" calcext:value-type="float">
            <text:p>1555508285.04174</text:p>
          </table:table-cell>
          <table:table-cell office:value-type="float" office:value="0.643003463745117" calcext:value-type="float">
            <text:p>0.6430034637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131];[.T131];[.P131];[.L131];[.H131];[.D131])" office:value-type="float" office:value="0.65567668279012" calcext:value-type="float">
            <text:p>0.6556766828</text:p>
          </table:table-cell>
          <table:table-cell table:style-name="ce49" table:formula="of:=SUM([.Y131];[.U131];[.Q131];[.M131];[.I131];[.E131])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8297.00521" calcext:value-type="float">
            <text:p>1555508297.00521</text:p>
          </table:table-cell>
          <table:table-cell office:value-type="float" office:value="0.804570198059082" calcext:value-type="float">
            <text:p>0.8045701981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555492267.13711" calcext:value-type="float">
            <text:p>1555492267.13711</text:p>
          </table:table-cell>
          <table:table-cell office:value-type="float" office:value="0.728515148162842" calcext:value-type="float">
            <text:p>0.7285151482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555508298.79796" calcext:value-type="float">
            <text:p>1555508298.79796</text:p>
          </table:table-cell>
          <table:table-cell office:value-type="float" office:value="0.751753330230713" calcext:value-type="float">
            <text:p>0.7517533302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Default" office:value-type="float" office:value="1555492265.12208" calcext:value-type="float">
            <text:p>1555492265.12208</text:p>
          </table:table-cell>
          <table:table-cell table:style-name="Default" office:value-type="float" office:value="0.695662260055542" calcext:value-type="float">
            <text:p>0.6956622601</text:p>
          </table:table-cell>
          <table:table-cell table:style-name="ce20" office:value-type="float" office:value="133" calcext:value-type="float">
            <text:p>133</text:p>
          </table:table-cell>
          <table:table-cell table:number-columns-repeated="8"/>
          <table:table-cell table:formula="of:=AVERAGE([.X132];[.T132];[.P132];[.L132];[.H132];[.D132])" office:value-type="float" office:value="0.745125234127045" calcext:value-type="float">
            <text:p>0.7451252341</text:p>
          </table:table-cell>
          <table:table-cell table:style-name="ce49" table:formula="of:=SUM([.Y132];[.U132];[.Q132];[.M132];[.I132];[.E132])"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8312.0984" calcext:value-type="float">
            <text:p>1555508312.0984</text:p>
          </table:table-cell>
          <table:table-cell office:value-type="float" office:value="0.828902006149292" calcext:value-type="float">
            <text:p>0.8289020061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555492283.73455" calcext:value-type="float">
            <text:p>1555492283.73455</text:p>
          </table:table-cell>
          <table:table-cell office:value-type="float" office:value="0.942754030227661" calcext:value-type="float">
            <text:p>0.9427540302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555508316.16656" calcext:value-type="float">
            <text:p>1555508316.16656</text:p>
          </table:table-cell>
          <table:table-cell office:value-type="float" office:value="0.80190110206604" calcext:value-type="float">
            <text:p>0.8019011021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Default" office:value-type="float" office:value="1555492283.31175" calcext:value-type="float">
            <text:p>1555492283.31175</text:p>
          </table:table-cell>
          <table:table-cell table:style-name="Default" office:value-type="float" office:value="0.801317453384399" calcext:value-type="float">
            <text:p>0.8013174534</text:p>
          </table:table-cell>
          <table:table-cell table:style-name="ce20" office:value-type="float" office:value="131" calcext:value-type="float">
            <text:p>131</text:p>
          </table:table-cell>
          <table:table-cell/>
          <table:table-cell office:value-type="float" office:value="1555508318.19129" calcext:value-type="float">
            <text:p>1555508318.19129</text:p>
          </table:table-cell>
          <table:table-cell office:value-type="float" office:value="0.87065863609314" calcext:value-type="float">
            <text:p>0.8706586361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table:formula="of:=AVERAGE([.X133];[.T133];[.P133];[.L133];[.H133];[.D133])" office:value-type="float" office:value="0.849106645584106" calcext:value-type="float">
            <text:p>0.8491066456</text:p>
          </table:table-cell>
          <table:table-cell table:style-name="ce49" table:formula="of:=SUM([.Y133];[.U133];[.Q133];[.M133];[.I133];[.E133])"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8333.95279" calcext:value-type="float">
            <text:p>1555508333.95279</text:p>
          </table:table-cell>
          <table:table-cell office:value-type="float" office:value="0.86725926399231" calcext:value-type="float">
            <text:p>0.867259264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555492308.94371" calcext:value-type="float">
            <text:p>1555492308.94371</text:p>
          </table:table-cell>
          <table:table-cell office:value-type="float" office:value="0.883223056793213" calcext:value-type="float">
            <text:p>0.883223056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555508336.28851" calcext:value-type="float">
            <text:p>1555508336.28851</text:p>
          </table:table-cell>
          <table:table-cell office:value-type="float" office:value="0.925031185150146" calcext:value-type="float">
            <text:p>0.9250311852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Default" office:value-type="float" office:value="1555492308.05087" calcext:value-type="float">
            <text:p>1555492308.05087</text:p>
          </table:table-cell>
          <table:table-cell table:style-name="Default" office:value-type="float" office:value="0.991489887237549" calcext:value-type="float">
            <text:p>0.9914898872</text:p>
          </table:table-cell>
          <table:table-cell table:style-name="ce20" office:value-type="float" office:value="137" calcext:value-type="float">
            <text:p>137</text:p>
          </table:table-cell>
          <table:table-cell/>
          <table:table-cell office:value-type="float" office:value="1555508338.03161" calcext:value-type="float">
            <text:p>1555508338.03161</text:p>
          </table:table-cell>
          <table:table-cell office:value-type="float" office:value="0.975187063217163" calcext:value-type="float">
            <text:p>0.9751870632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555492304.15251" calcext:value-type="float">
            <text:p>1555492304.15251</text:p>
          </table:table-cell>
          <table:table-cell office:value-type="float" office:value="0.946794271469116" calcext:value-type="float">
            <text:p>0.9467942715</text:p>
          </table:table-cell>
          <table:table-cell office:value-type="float" office:value="137" calcext:value-type="float">
            <text:p>137</text:p>
          </table:table-cell>
          <table:table-cell table:formula="of:=AVERAGE([.X134];[.T134];[.P134];[.L134];[.H134];[.D134])" office:value-type="float" office:value="0.93149745464325" calcext:value-type="float">
            <text:p>0.9314974546</text:p>
          </table:table-cell>
          <table:table-cell table:style-name="ce49" table:formula="of:=SUM([.Y134];[.U134];[.Q134];[.M134];[.I134];[.E134])"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175@512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8456.3709" calcext:value-type="float">
            <text:p>1555508456.3709</text:p>
          </table:table-cell>
          <table:table-cell office:value-type="float" office:value="1.60463333129883" calcext:value-type="float">
            <text:p>1.6046333313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36];[.T136];[.P136];[.L136];[.H136];[.D136])" office:value-type="float" office:value="1.60463333129883" calcext:value-type="float">
            <text:p>1.6046333313</text:p>
          </table:table-cell>
          <table:table-cell table:style-name="ce49" table:formula="of:=SUM([.Y136];[.U136];[.Q136];[.M136];[.I136];[.E136]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8462.8569" calcext:value-type="float">
            <text:p>1555508462.8569</text:p>
          </table:table-cell>
          <table:table-cell office:value-type="float" office:value="0.906927347183228" calcext:value-type="float">
            <text:p>0.9069273472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555492432.13818" calcext:value-type="float">
            <text:p>1555492432.13818</text:p>
          </table:table-cell>
          <table:table-cell office:value-type="float" office:value="0.827058792114258" calcext:value-type="float">
            <text:p>0.8270587921</text:p>
          </table:table-cell>
          <table:table-cell office:value-type="float" office:value="160" calcext:value-type="float">
            <text:p>160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37];[.T137];[.P137];[.L137];[.H137];[.D137])" office:value-type="float" office:value="0.866993069648743" calcext:value-type="float">
            <text:p>0.8669930696</text:p>
          </table:table-cell>
          <table:table-cell table:style-name="ce49" table:formula="of:=SUM([.Y137];[.U137];[.Q137];[.M137];[.I137];[.E137])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8471.5561" calcext:value-type="float">
            <text:p>1555508471.5561</text:p>
          </table:table-cell>
          <table:table-cell office:value-type="float" office:value="0.777300834655762" calcext:value-type="float">
            <text:p>0.7773008347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555492441.40209" calcext:value-type="float">
            <text:p>1555492441.40209</text:p>
          </table:table-cell>
          <table:table-cell office:value-type="float" office:value="0.851191997528076" calcext:value-type="float">
            <text:p>0.851191997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555508473.1517" calcext:value-type="float">
            <text:p>1555508473.1517</text:p>
          </table:table-cell>
          <table:table-cell office:value-type="float" office:value="0.817435503005981" calcext:value-type="float">
            <text:p>0.817435503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138];[.T138];[.P138];[.L138];[.H138];[.D138])" office:value-type="float" office:value="0.815309445063273" calcext:value-type="float">
            <text:p>0.8153094451</text:p>
          </table:table-cell>
          <table:table-cell table:style-name="ce49" table:formula="of:=SUM([.Y138];[.U138];[.Q138];[.M138];[.I138];[.E138])"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8483.30577" calcext:value-type="float">
            <text:p>1555508483.30577</text:p>
          </table:table-cell>
          <table:table-cell office:value-type="float" office:value="1.03852868080139" calcext:value-type="float">
            <text:p>1.0385286808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55492456.71181" calcext:value-type="float">
            <text:p>1555492456.71181</text:p>
          </table:table-cell>
          <table:table-cell office:value-type="float" office:value="0.954467296600342" calcext:value-type="float">
            <text:p>0.9544672966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555508484.93435" calcext:value-type="float">
            <text:p>1555508484.93435</text:p>
          </table:table-cell>
          <table:table-cell office:value-type="float" office:value="0.92142391204834" calcext:value-type="float">
            <text:p>0.921423912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Default" office:value-type="float" office:value="1555492456.02416" calcext:value-type="float">
            <text:p>1555492456.02416</text:p>
          </table:table-cell>
          <table:table-cell table:style-name="Default" office:value-type="float" office:value="1.072758436203" calcext:value-type="float">
            <text:p>1.0727584362</text:p>
          </table:table-cell>
          <table:table-cell table:style-name="ce20" office:value-type="float" office:value="157" calcext:value-type="float">
            <text:p>157</text:p>
          </table:table-cell>
          <table:table-cell table:number-columns-repeated="8"/>
          <table:table-cell table:formula="of:=AVERAGE([.X139];[.T139];[.P139];[.L139];[.H139];[.D139])" office:value-type="float" office:value="0.996794581413268" calcext:value-type="float">
            <text:p>0.9967945814</text:p>
          </table:table-cell>
          <table:table-cell table:style-name="ce49" table:formula="of:=SUM([.Y139];[.U139];[.Q139];[.M139];[.I139];[.E139])"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8499.61875" calcext:value-type="float">
            <text:p>1555508499.61875</text:p>
          </table:table-cell>
          <table:table-cell office:value-type="float" office:value="1.08599662780762" calcext:value-type="float">
            <text:p>1.0859966278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55492473.01966" calcext:value-type="float">
            <text:p>1555492473.01966</text:p>
          </table:table-cell>
          <table:table-cell office:value-type="float" office:value="0.989979267120361" calcext:value-type="float">
            <text:p>0.9899792671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555508504.91556" calcext:value-type="float">
            <text:p>1555508504.91556</text:p>
          </table:table-cell>
          <table:table-cell office:value-type="float" office:value="1.02207684516907" calcext:value-type="float">
            <text:p>1.0220768452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Default" office:value-type="float" office:value="1555492471.99677" calcext:value-type="float">
            <text:p>1555492471.99677</text:p>
          </table:table-cell>
          <table:table-cell table:style-name="Default" office:value-type="float" office:value="1.06471586227417" calcext:value-type="float">
            <text:p>1.0647158623</text:p>
          </table:table-cell>
          <table:table-cell table:style-name="ce20" office:value-type="float" office:value="149" calcext:value-type="float">
            <text:p>149</text:p>
          </table:table-cell>
          <table:table-cell/>
          <table:table-cell office:value-type="float" office:value="1555508507.51469" calcext:value-type="float">
            <text:p>1555508507.51469</text:p>
          </table:table-cell>
          <table:table-cell office:value-type="float" office:value="0.959344148635864" calcext:value-type="float">
            <text:p>0.9593441486</text:p>
          </table:table-cell>
          <table:table-cell office:value-type="float" office:value="147" calcext:value-type="float">
            <text:p>147</text:p>
          </table:table-cell>
          <table:table-cell table:number-columns-repeated="4"/>
          <table:table-cell table:formula="of:=AVERAGE([.X140];[.T140];[.P140];[.L140];[.H140];[.D140])" office:value-type="float" office:value="1.02442255020142" calcext:value-type="float">
            <text:p>1.0244225502</text:p>
          </table:table-cell>
          <table:table-cell table:style-name="ce49" table:formula="of:=SUM([.Y140];[.U140];[.Q140];[.M140];[.I140];[.E140])"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8519.44705" calcext:value-type="float">
            <text:p>1555508519.44705</text:p>
          </table:table-cell>
          <table:table-cell office:value-type="float" office:value="1.16716051101685" calcext:value-type="float">
            <text:p>1.16716051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555492495.01977" calcext:value-type="float">
            <text:p>1555492495.01977</text:p>
          </table:table-cell>
          <table:table-cell office:value-type="float" office:value="1.10640501976013" calcext:value-type="float">
            <text:p>1.1064050198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55508524.64732" calcext:value-type="float">
            <text:p>1555508524.64732</text:p>
          </table:table-cell>
          <table:table-cell office:value-type="float" office:value="1.05666661262512" calcext:value-type="float">
            <text:p>1.0566666126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Default" office:value-type="float" office:value="1555492492.05196" calcext:value-type="float">
            <text:p>1555492492.05196</text:p>
          </table:table-cell>
          <table:table-cell table:style-name="Default" office:value-type="float" office:value="1.09035706520081" calcext:value-type="float">
            <text:p>1.0903570652</text:p>
          </table:table-cell>
          <table:table-cell table:style-name="ce20" office:value-type="float" office:value="147" calcext:value-type="float">
            <text:p>147</text:p>
          </table:table-cell>
          <table:table-cell/>
          <table:table-cell office:value-type="float" office:value="1555508528.61236" calcext:value-type="float">
            <text:p>1555508528.61236</text:p>
          </table:table-cell>
          <table:table-cell office:value-type="float" office:value="1.191645860672" calcext:value-type="float">
            <text:p>1.1916458607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555492500.21613" calcext:value-type="float">
            <text:p>1555492500.21613</text:p>
          </table:table-cell>
          <table:table-cell office:value-type="float" office:value="1.19612431526184" calcext:value-type="float">
            <text:p>1.1961243153</text:p>
          </table:table-cell>
          <table:table-cell office:value-type="float" office:value="154" calcext:value-type="float">
            <text:p>154</text:p>
          </table:table-cell>
          <table:table-cell table:formula="of:=AVERAGE([.X141];[.T141];[.P141];[.L141];[.H141];[.D141])" office:value-type="float" office:value="1.13472656408946" calcext:value-type="float">
            <text:p>1.1347265641</text:p>
          </table:table-cell>
          <table:table-cell table:style-name="ce49" table:formula="of:=SUM([.Y141];[.U141];[.Q141];[.M141];[.I141];[.E141])" office:value-type="float" office:value="896" calcext:value-type="float">
            <text:p>896</text:p>
          </table:table-cell>
        </table:table-row>
        <table:table-row table:style-name="ro1">
          <table:table-cell office:value-type="string" calcext:value-type="string">
            <text:p>200@512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8644.97762" calcext:value-type="float">
            <text:p>1555508644.97762</text:p>
          </table:table-cell>
          <table:table-cell office:value-type="float" office:value="1.976637840271" calcext:value-type="float">
            <text:p>1.9766378403</text:p>
          </table:table-cell>
          <table:table-cell office:value-type="float" office:value="201" calcext:value-type="float">
            <text:p>20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43];[.T143];[.P143];[.L143];[.H143];[.D143])" office:value-type="float" office:value="1.976637840271" calcext:value-type="float">
            <text:p>1.9766378403</text:p>
          </table:table-cell>
          <table:table-cell table:style-name="ce49" table:formula="of:=SUM([.Y143];[.U143];[.Q143];[.M143];[.I143];[.E143]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8652.80624" calcext:value-type="float">
            <text:p>1555508652.80624</text:p>
          </table:table-cell>
          <table:table-cell office:value-type="float" office:value="0.965666055679321" calcext:value-type="float">
            <text:p>0.9656660557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555492619.7363" calcext:value-type="float">
            <text:p>1555492619.7363</text:p>
          </table:table-cell>
          <table:table-cell office:value-type="float" office:value="1.07093048095703" calcext:value-type="float">
            <text:p>1.070930481</text:p>
          </table:table-cell>
          <table:table-cell office:value-type="float" office:value="171" calcext:value-type="float">
            <text:p>171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44];[.T144];[.P144];[.L144];[.H144];[.D144])" office:value-type="float" office:value="1.01829826831818" calcext:value-type="float">
            <text:p>1.0182982683</text:p>
          </table:table-cell>
          <table:table-cell table:style-name="ce49" table:formula="of:=SUM([.Y144];[.U144];[.Q144];[.M144];[.I144];[.E144])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8660.38277" calcext:value-type="float">
            <text:p>1555508660.38277</text:p>
          </table:table-cell>
          <table:table-cell office:value-type="float" office:value="1.09980058670044" calcext:value-type="float">
            <text:p>1.0998005867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555492630.42223" calcext:value-type="float">
            <text:p>1555492630.42223</text:p>
          </table:table-cell>
          <table:table-cell office:value-type="float" office:value="1.12744927406311" calcext:value-type="float">
            <text:p>1.1274492741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555508662.59927" calcext:value-type="float">
            <text:p>1555508662.59927</text:p>
          </table:table-cell>
          <table:table-cell office:value-type="float" office:value="1.13655519485474" calcext:value-type="float">
            <text:p>1.1365551949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145];[.T145];[.P145];[.L145];[.H145];[.D145])" office:value-type="float" office:value="1.12126835187276" calcext:value-type="float">
            <text:p>1.1212683519</text:p>
          </table:table-cell>
          <table:table-cell table:style-name="ce49" table:formula="of:=SUM([.Y145];[.U145];[.Q145];[.M145];[.I145];[.E145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8672.91797" calcext:value-type="float">
            <text:p>1555508672.91797</text:p>
          </table:table-cell>
          <table:table-cell office:value-type="float" office:value="1.08450865745544" calcext:value-type="float">
            <text:p>1.0845086575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555492643.54652" calcext:value-type="float">
            <text:p>1555492643.54652</text:p>
          </table:table-cell>
          <table:table-cell office:value-type="float" office:value="1.25795316696167" calcext:value-type="float">
            <text:p>1.257953167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1555508675.77436" calcext:value-type="float">
            <text:p>1555508675.77436</text:p>
          </table:table-cell>
          <table:table-cell office:value-type="float" office:value="1.141437292099" calcext:value-type="float">
            <text:p>1.1414372921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Default" office:value-type="float" office:value="1555492648.46104" calcext:value-type="float">
            <text:p>1555492648.46104</text:p>
          </table:table-cell>
          <table:table-cell table:style-name="Default" office:value-type="float" office:value="1.18972563743591" calcext:value-type="float">
            <text:p>1.1897256374</text:p>
          </table:table-cell>
          <table:table-cell table:style-name="ce20" office:value-type="float" office:value="170" calcext:value-type="float">
            <text:p>170</text:p>
          </table:table-cell>
          <table:table-cell table:number-columns-repeated="8"/>
          <table:table-cell table:formula="of:=AVERAGE([.X146];[.T146];[.P146];[.L146];[.H146];[.D146])" office:value-type="float" office:value="1.168406188488" calcext:value-type="float">
            <text:p>1.1684061885</text:p>
          </table:table-cell>
          <table:table-cell table:style-name="ce49" table:formula="of:=SUM([.Y146];[.U146];[.Q146];[.M146];[.I146];[.E146])"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8688.88879" calcext:value-type="float">
            <text:p>1555508688.88879</text:p>
          </table:table-cell>
          <table:table-cell office:value-type="float" office:value="1.17154264450073" calcext:value-type="float">
            <text:p>1.1715426445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float" office:value="1555492660.26682" calcext:value-type="float">
            <text:p>1555492660.26682</text:p>
          </table:table-cell>
          <table:table-cell office:value-type="float" office:value="1.2758994102478" calcext:value-type="float">
            <text:p>1.27589941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555508693.03898" calcext:value-type="float">
            <text:p>1555508693.03898</text:p>
          </table:table-cell>
          <table:table-cell office:value-type="float" office:value="1.22084546089172" calcext:value-type="float">
            <text:p>1.2208454609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Default" office:value-type="float" office:value="1555492666.64546" calcext:value-type="float">
            <text:p>1555492666.64546</text:p>
          </table:table-cell>
          <table:table-cell table:style-name="Default" office:value-type="float" office:value="1.29533743858337" calcext:value-type="float">
            <text:p>1.2953374386</text:p>
          </table:table-cell>
          <table:table-cell table:style-name="ce20" office:value-type="float" office:value="163" calcext:value-type="float">
            <text:p>163</text:p>
          </table:table-cell>
          <table:table-cell/>
          <table:table-cell office:value-type="float" office:value="1555508699.65727" calcext:value-type="float">
            <text:p>1555508699.65727</text:p>
          </table:table-cell>
          <table:table-cell office:value-type="float" office:value="1.34217119216919" calcext:value-type="float">
            <text:p>1.3421711922</text:p>
          </table:table-cell>
          <table:table-cell office:value-type="float" office:value="170" calcext:value-type="float">
            <text:p>170</text:p>
          </table:table-cell>
          <table:table-cell table:number-columns-repeated="4"/>
          <table:table-cell table:formula="of:=AVERAGE([.X147];[.T147];[.P147];[.L147];[.H147];[.D147])" office:value-type="float" office:value="1.26115922927856" calcext:value-type="float">
            <text:p>1.2611592293</text:p>
          </table:table-cell>
          <table:table-cell table:style-name="ce49" table:formula="of:=SUM([.Y147];[.U147];[.Q147];[.M147];[.I147];[.E147])" office:value-type="float" office:value="828" calcext:value-type="float">
            <text:p>8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8709.39282" calcext:value-type="float">
            <text:p>1555508709.39282</text:p>
          </table:table-cell>
          <table:table-cell office:value-type="float" office:value="1.38276481628418" calcext:value-type="float">
            <text:p>1.3827648163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555492681.78838" calcext:value-type="float">
            <text:p>1555492681.78838</text:p>
          </table:table-cell>
          <table:table-cell office:value-type="float" office:value="1.20346999168396" calcext:value-type="float">
            <text:p>1.2034699917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555508715.86962" calcext:value-type="float">
            <text:p>1555508715.86962</text:p>
          </table:table-cell>
          <table:table-cell office:value-type="float" office:value="1.32461071014404" calcext:value-type="float">
            <text:p>1.3246107101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Default" office:value-type="float" office:value="1555492691.60525" calcext:value-type="float">
            <text:p>1555492691.60525</text:p>
          </table:table-cell>
          <table:table-cell table:style-name="Default" office:value-type="float" office:value="1.17664575576782" calcext:value-type="float">
            <text:p>1.1766457558</text:p>
          </table:table-cell>
          <table:table-cell table:style-name="ce20" office:value-type="float" office:value="153" calcext:value-type="float">
            <text:p>153</text:p>
          </table:table-cell>
          <table:table-cell/>
          <table:table-cell office:value-type="float" office:value="1555508719.26086" calcext:value-type="float">
            <text:p>1555508719.26086</text:p>
          </table:table-cell>
          <table:table-cell office:value-type="float" office:value="1.33311653137207" calcext:value-type="float">
            <text:p>1.333116531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555492689.72887" calcext:value-type="float">
            <text:p>1555492689.72887</text:p>
          </table:table-cell>
          <table:table-cell office:value-type="float" office:value="1.60542917251587" calcext:value-type="float">
            <text:p>1.6054291725</text:p>
          </table:table-cell>
          <table:table-cell office:value-type="float" office:value="184" calcext:value-type="float">
            <text:p>184</text:p>
          </table:table-cell>
          <table:table-cell table:formula="of:=AVERAGE([.X148];[.T148];[.P148];[.L148];[.H148];[.D148])" office:value-type="float" office:value="1.33767282962799" calcext:value-type="float">
            <text:p>1.3376728296</text:p>
          </table:table-cell>
          <table:table-cell table:style-name="ce49" table:formula="of:=SUM([.Y148];[.U148];[.Q148];[.M148];[.I148];[.E148])"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50@128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9134.70896" calcext:value-type="float">
            <text:p>1555509134.70896</text:p>
          </table:table-cell>
          <table:table-cell office:value-type="float" office:value="2.00156188011169" calcext:value-type="float">
            <text:p>2.0015618801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50];[.T150];[.P150];[.L150];[.H150];[.D150])" office:value-type="float" office:value="2.00156188011169" calcext:value-type="float">
            <text:p>2.0015618801</text:p>
          </table:table-cell>
          <table:table-cell table:style-name="ce49" table:formula="of:=SUM([.Y150];[.U150];[.Q150];[.M150];[.I150];[.E150]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9151.67279" calcext:value-type="float">
            <text:p>1555509151.67279</text:p>
          </table:table-cell>
          <table:table-cell office:value-type="float" office:value="2.2657310962677" calcext:value-type="float">
            <text:p>2.265731096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93122.60485" calcext:value-type="float">
            <text:p>1555493122.60485</text:p>
          </table:table-cell>
          <table:table-cell office:value-type="float" office:value="0.207158327102661" calcext:value-type="float">
            <text:p>0.2071583271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51];[.T151];[.P151];[.L151];[.H151];[.D151])" office:value-type="float" office:value="1.23644471168518" calcext:value-type="float">
            <text:p>1.2364447117</text:p>
          </table:table-cell>
          <table:table-cell table:style-name="ce49" table:formula="of:=SUM([.Y151];[.U151];[.Q151];[.M151];[.I151];[.E151]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9170.93403" calcext:value-type="float">
            <text:p>1555509170.93403</text:p>
          </table:table-cell>
          <table:table-cell office:value-type="float" office:value="0.240618228912354" calcext:value-type="float">
            <text:p>0.240618228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93136.87888" calcext:value-type="float">
            <text:p>1555493136.87888</text:p>
          </table:table-cell>
          <table:table-cell office:value-type="float" office:value="2.2904589176178" calcext:value-type="float">
            <text:p>2.290458917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509170.862" calcext:value-type="float">
            <text:p>1555509170.862</text:p>
          </table:table-cell>
          <table:table-cell office:value-type="float" office:value="0.24983811378479" calcext:value-type="float">
            <text:p>0.2498381138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152];[.T152];[.P152];[.L152];[.H152];[.D152])" office:value-type="float" office:value="0.926971753438315" calcext:value-type="float">
            <text:p>0.9269717534</text:p>
          </table:table-cell>
          <table:table-cell table:style-name="ce49" table:formula="of:=SUM([.Y152];[.U152];[.Q152];[.M152];[.I152];[.E152]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9189.91578" calcext:value-type="float">
            <text:p>1555509189.91578</text:p>
          </table:table-cell>
          <table:table-cell office:value-type="float" office:value="0.389824390411377" calcext:value-type="float">
            <text:p>0.3898243904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93154.5031" calcext:value-type="float">
            <text:p>1555493154.5031</text:p>
          </table:table-cell>
          <table:table-cell office:value-type="float" office:value="2.49180674552917" calcext:value-type="float">
            <text:p>2.491806745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509189.59451" calcext:value-type="float">
            <text:p>1555509189.59451</text:p>
          </table:table-cell>
          <table:table-cell office:value-type="float" office:value="0.204697132110596" calcext:value-type="float">
            <text:p>0.2046971321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office:value-type="float" office:value="1555493154.77189" calcext:value-type="float">
            <text:p>1555493154.77189</text:p>
          </table:table-cell>
          <table:table-cell table:style-name="Default" office:value-type="float" office:value="0.182995319366455" calcext:value-type="float">
            <text:p>0.1829953194</text:p>
          </table:table-cell>
          <table:table-cell table:style-name="ce20" office:value-type="float" office:value="51" calcext:value-type="float">
            <text:p>51</text:p>
          </table:table-cell>
          <table:table-cell table:number-columns-repeated="8"/>
          <table:table-cell table:formula="of:=AVERAGE([.X153];[.T153];[.P153];[.L153];[.H153];[.D153])" office:value-type="float" office:value="0.817330896854399" calcext:value-type="float">
            <text:p>0.8173308969</text:p>
          </table:table-cell>
          <table:table-cell table:style-name="ce49" table:formula="of:=SUM([.Y153];[.U153];[.Q153];[.M153];[.I153];[.E153]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9210.4011" calcext:value-type="float">
            <text:p>1555509210.4011</text:p>
          </table:table-cell>
          <table:table-cell office:value-type="float" office:value="0.259097576141357" calcext:value-type="float">
            <text:p>0.259097576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93175.71701" calcext:value-type="float">
            <text:p>1555493175.71701</text:p>
          </table:table-cell>
          <table:table-cell office:value-type="float" office:value="0.203794717788696" calcext:value-type="float">
            <text:p>0.203794717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509207.8969" calcext:value-type="float">
            <text:p>1555509207.8969</text:p>
          </table:table-cell>
          <table:table-cell office:value-type="float" office:value="0.31141209602356" calcext:value-type="float">
            <text:p>0.311412096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office:value-type="float" office:value="1555493176.4756" calcext:value-type="float">
            <text:p>1555493176.4756</text:p>
          </table:table-cell>
          <table:table-cell table:style-name="Default" office:value-type="float" office:value="0.196775197982788" calcext:value-type="float">
            <text:p>0.196775198</text:p>
          </table:table-cell>
          <table:table-cell table:style-name="ce20" office:value-type="float" office:value="50" calcext:value-type="float">
            <text:p>50</text:p>
          </table:table-cell>
          <table:table-cell/>
          <table:table-cell office:value-type="float" office:value="1555509207.75065" calcext:value-type="float">
            <text:p>1555509207.75065</text:p>
          </table:table-cell>
          <table:table-cell office:value-type="float" office:value="0.271454811096191" calcext:value-type="float">
            <text:p>0.2714548111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table:formula="of:=AVERAGE([.X154];[.T154];[.P154];[.L154];[.H154];[.D154])" office:value-type="float" office:value="0.248506879806518" calcext:value-type="float">
            <text:p>0.2485068798</text:p>
          </table:table-cell>
          <table:table-cell table:style-name="ce49" table:formula="of:=SUM([.Y154];[.U154];[.Q154];[.M154];[.I154];[.E154]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9231.93514" calcext:value-type="float">
            <text:p>1555509231.93514</text:p>
          </table:table-cell>
          <table:table-cell office:value-type="float" office:value="0.264437437057495" calcext:value-type="float">
            <text:p>0.264437437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93200.6721" calcext:value-type="float">
            <text:p>1555493200.6721</text:p>
          </table:table-cell>
          <table:table-cell office:value-type="float" office:value="0.221325397491455" calcext:value-type="float">
            <text:p>0.221325397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509229.42741" calcext:value-type="float">
            <text:p>1555509229.42741</text:p>
          </table:table-cell>
          <table:table-cell office:value-type="float" office:value="0.274253368377686" calcext:value-type="float">
            <text:p>0.2742533684</text:p>
          </table:table-cell>
          <table:table-cell office:value-type="float" office:value="51" calcext:value-type="float">
            <text:p>51</text:p>
          </table:table-cell>
          <table:table-cell/>
          <table:table-cell table:style-name="Default" office:value-type="float" office:value="1555493197.53373" calcext:value-type="float">
            <text:p>1555493197.53373</text:p>
          </table:table-cell>
          <table:table-cell table:style-name="Default" office:value-type="float" office:value="0.194532871246338" calcext:value-type="float">
            <text:p>0.1945328712</text:p>
          </table:table-cell>
          <table:table-cell table:style-name="ce20" office:value-type="float" office:value="51" calcext:value-type="float">
            <text:p>51</text:p>
          </table:table-cell>
          <table:table-cell/>
          <table:table-cell office:value-type="float" office:value="1555509229.35324" calcext:value-type="float">
            <text:p>1555509229.35324</text:p>
          </table:table-cell>
          <table:table-cell office:value-type="float" office:value="0.255790233612061" calcext:value-type="float">
            <text:p>0.255790233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555493203.34354" calcext:value-type="float">
            <text:p>1555493203.34354</text:p>
          </table:table-cell>
          <table:table-cell office:value-type="float" office:value="0.180541038513184" calcext:value-type="float">
            <text:p>0.1805410385</text:p>
          </table:table-cell>
          <table:table-cell office:value-type="float" office:value="51" calcext:value-type="float">
            <text:p>51</text:p>
          </table:table-cell>
          <table:table-cell table:formula="of:=AVERAGE([.X155];[.T155];[.P155];[.L155];[.H155];[.D155])" office:value-type="float" office:value="0.231813391049703" calcext:value-type="float">
            <text:p>0.231813391</text:p>
          </table:table-cell>
          <table:table-cell table:style-name="ce49" table:formula="of:=SUM([.Y155];[.U155];[.Q155];[.M155];[.I155];[.E155])"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100@128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9389.79409" calcext:value-type="float">
            <text:p>1555509389.79409</text:p>
          </table:table-cell>
          <table:table-cell office:value-type="float" office:value="4.10621213912964" calcext:value-type="float">
            <text:p>4.1062121391</text:p>
          </table:table-cell>
          <table:table-cell office:value-type="float" office:value="101" calcext:value-type="float">
            <text:p>101</text:p>
          </table:table-cell>
          <table:table-cell table:number-columns-repeated="9"/>
          <table:table-cell table:style-name="Default" table:number-columns-repeated="2"/>
          <table:table-cell table:style-name="ce20"/>
          <table:table-cell table:number-columns-repeated="8"/>
          <table:table-cell table:formula="of:=AVERAGE([.X157];[.T157];[.P157];[.L157];[.H157];[.D157])" office:value-type="float" office:value="4.10621213912964" calcext:value-type="float">
            <text:p>4.1062121391</text:p>
          </table:table-cell>
          <table:table-cell table:style-name="ce49" table:formula="of:=SUM([.Y157];[.U157];[.Q157];[.M157];[.I157];[.E157]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9410.84643" calcext:value-type="float">
            <text:p>1555509410.84643</text:p>
          </table:table-cell>
          <table:table-cell office:value-type="float" office:value="1.48507189750671" calcext:value-type="float">
            <text:p>1.4850718975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555493375.76926" calcext:value-type="float">
            <text:p>1555493375.76926</text:p>
          </table:table-cell>
          <table:table-cell office:value-type="float" office:value="2.9627537727356" calcext:value-type="float">
            <text:p>2.9627537727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58];[.T158];[.P158];[.L158];[.H158];[.D158])" office:value-type="float" office:value="2.22391283512115" calcext:value-type="float">
            <text:p>2.2239128351</text:p>
          </table:table-cell>
          <table:table-cell table:style-name="ce49" table:formula="of:=SUM([.Y158];[.U158];[.Q158];[.M158];[.I158];[.E158]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9426.65986" calcext:value-type="float">
            <text:p>1555509426.65986</text:p>
          </table:table-cell>
          <table:table-cell office:value-type="float" office:value="4.59122276306152" calcext:value-type="float">
            <text:p>4.591222763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55493401.20364" calcext:value-type="float">
            <text:p>1555493401.20364</text:p>
          </table:table-cell>
          <table:table-cell office:value-type="float" office:value="0.95523190498352" calcext:value-type="float">
            <text:p>0.95523190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555509435.29753" calcext:value-type="float">
            <text:p>1555509435.29753</text:p>
          </table:table-cell>
          <table:table-cell office:value-type="float" office:value="0.850728034973145" calcext:value-type="float">
            <text:p>0.850728035</text:p>
          </table:table-cell>
          <table:table-cell office:value-type="float" office:value="98" calcext:value-type="float">
            <text:p>98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159];[.T159];[.P159];[.L159];[.H159];[.D159])" office:value-type="float" office:value="2.1323942343394" calcext:value-type="float">
            <text:p>2.1323942343</text:p>
          </table:table-cell>
          <table:table-cell table:style-name="ce49" table:formula="of:=SUM([.Y159];[.U159];[.Q159];[.M159];[.I159];[.E159])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9447.05312" calcext:value-type="float">
            <text:p>1555509447.05312</text:p>
          </table:table-cell>
          <table:table-cell office:value-type="float" office:value="3.32487177848816" calcext:value-type="float">
            <text:p>3.324871778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55493420.70934" calcext:value-type="float">
            <text:p>1555493420.70934</text:p>
          </table:table-cell>
          <table:table-cell office:value-type="float" office:value="2.07365274429321" calcext:value-type="float">
            <text:p>2.073652744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555509458.37911" calcext:value-type="float">
            <text:p>1555509458.37911</text:p>
          </table:table-cell>
          <table:table-cell office:value-type="float" office:value="1.10020399093628" calcext:value-type="float">
            <text:p>1.1002039909</text:p>
          </table:table-cell>
          <table:table-cell office:value-type="float" office:value="98" calcext:value-type="float">
            <text:p>98</text:p>
          </table:table-cell>
          <table:table-cell/>
          <table:table-cell table:style-name="Default" office:value-type="float" office:value="1555493423.83605" calcext:value-type="float">
            <text:p>1555493423.83605</text:p>
          </table:table-cell>
          <table:table-cell table:style-name="Default" office:value-type="float" office:value="1.57743382453918" calcext:value-type="float">
            <text:p>1.5774338245</text:p>
          </table:table-cell>
          <table:table-cell table:style-name="ce20" office:value-type="float" office:value="100" calcext:value-type="float">
            <text:p>100</text:p>
          </table:table-cell>
          <table:table-cell table:number-columns-repeated="8"/>
          <table:table-cell table:formula="of:=AVERAGE([.X160];[.T160];[.P160];[.L160];[.H160];[.D160])" office:value-type="float" office:value="2.01904058456421" calcext:value-type="float">
            <text:p>2.0190405846</text:p>
          </table:table-cell>
          <table:table-cell table:style-name="ce49" table:formula="of:=SUM([.Y160];[.U160];[.Q160];[.M160];[.I160];[.E160])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9470.27027" calcext:value-type="float">
            <text:p>1555509470.27027</text:p>
          </table:table-cell>
          <table:table-cell office:value-type="float" office:value="1.62875699996948" calcext:value-type="float">
            <text:p>1.62875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55493446.39525" calcext:value-type="float">
            <text:p>1555493446.39525</text:p>
          </table:table-cell>
          <table:table-cell office:value-type="float" office:value="1.2132740020752" calcext:value-type="float">
            <text:p>1.2132740021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555509482.71184" calcext:value-type="float">
            <text:p>1555509482.71184</text:p>
          </table:table-cell>
          <table:table-cell office:value-type="float" office:value="1.20496392250061" calcext:value-type="float">
            <text:p>1.2049639225</text:p>
          </table:table-cell>
          <table:table-cell office:value-type="float" office:value="96" calcext:value-type="float">
            <text:p>96</text:p>
          </table:table-cell>
          <table:table-cell/>
          <table:table-cell table:style-name="Default" office:value-type="float" office:value="1555493443.61589" calcext:value-type="float">
            <text:p>1555493443.61589</text:p>
          </table:table-cell>
          <table:table-cell table:style-name="Default" office:value-type="float" office:value="2.82356810569763" calcext:value-type="float">
            <text:p>2.8235681057</text:p>
          </table:table-cell>
          <table:table-cell table:style-name="ce20" office:value-type="float" office:value="98" calcext:value-type="float">
            <text:p>98</text:p>
          </table:table-cell>
          <table:table-cell/>
          <table:table-cell office:value-type="float" office:value="1555509480.98304" calcext:value-type="float">
            <text:p>1555509480.98304</text:p>
          </table:table-cell>
          <table:table-cell office:value-type="float" office:value="1.83715963363647" calcext:value-type="float">
            <text:p>1.8371596336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AVERAGE([.X161];[.T161];[.P161];[.L161];[.H161];[.D161])" office:value-type="float" office:value="1.74154453277588" calcext:value-type="float">
            <text:p>1.7415445328</text:p>
          </table:table-cell>
          <table:table-cell table:style-name="ce49" table:formula="of:=SUM([.Y161];[.U161];[.Q161];[.M161];[.I161];[.E161])"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9498.26593" calcext:value-type="float">
            <text:p>1555509498.26593</text:p>
          </table:table-cell>
          <table:table-cell office:value-type="float" office:value="1.65812706947327" calcext:value-type="float">
            <text:p>1.658127069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555493468.32128" calcext:value-type="float">
            <text:p>1555493468.32128</text:p>
          </table:table-cell>
          <table:table-cell office:value-type="float" office:value="1.51114773750305" calcext:value-type="float">
            <text:p>1.5111477375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555509512.20038" calcext:value-type="float">
            <text:p>1555509512.20038</text:p>
          </table:table-cell>
          <table:table-cell office:value-type="float" office:value="1.34142065048218" calcext:value-type="float">
            <text:p>1.3414206505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office:value-type="float" office:value="1555493471.42091" calcext:value-type="float">
            <text:p>1555493471.42091</text:p>
          </table:table-cell>
          <table:table-cell table:style-name="Default" office:value-type="float" office:value="1.55312943458557" calcext:value-type="float">
            <text:p>1.5531294346</text:p>
          </table:table-cell>
          <table:table-cell table:style-name="ce20" office:value-type="float" office:value="98" calcext:value-type="float">
            <text:p>98</text:p>
          </table:table-cell>
          <table:table-cell/>
          <table:table-cell office:value-type="float" office:value="1555509509.79668" calcext:value-type="float">
            <text:p>1555509509.79668</text:p>
          </table:table-cell>
          <table:table-cell office:value-type="float" office:value="1.55498814582825" calcext:value-type="float">
            <text:p>1.5549881458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555493476.3147" calcext:value-type="float">
            <text:p>1555493476.3147</text:p>
          </table:table-cell>
          <table:table-cell office:value-type="float" office:value="1.8097231388092" calcext:value-type="float">
            <text:p>1.8097231388</text:p>
          </table:table-cell>
          <table:table-cell office:value-type="float" office:value="101" calcext:value-type="float">
            <text:p>101</text:p>
          </table:table-cell>
          <table:table-cell table:formula="of:=AVERAGE([.X162];[.T162];[.P162];[.L162];[.H162];[.D162])" office:value-type="float" office:value="1.57142269611359" calcext:value-type="float">
            <text:p>1.5714226961</text:p>
          </table:table-cell>
          <table:table-cell table:style-name="ce49" table:formula="of:=SUM([.Y162];[.U162];[.Q162];[.M162];[.I162];[.E162])"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75@128k</text:p>
          </table:table-cell>
          <table:table-cell table:number-columns-repeated="13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9669.42131" calcext:value-type="float">
            <text:p>1555509669.42131</text:p>
          </table:table-cell>
          <table:table-cell office:value-type="float" office:value="3.01945471763611" calcext:value-type="float">
            <text:p>3.0194547176</text:p>
          </table:table-cell>
          <table:table-cell office:value-type="float" office:value="76" calcext:value-type="float">
            <text:p>76</text:p>
          </table:table-cell>
          <table:table-cell table:number-columns-repeated="9"/>
          <table:table-cell table:style-name="Default" table:number-columns-repeated="2"/>
          <table:table-cell table:style-name="ce20"/>
          <table:table-cell table:number-columns-repeated="8"/>
          <table:table-cell table:formula="of:=AVERAGE([.X164];[.T164];[.P164];[.L164];[.H164];[.D164])" office:value-type="float" office:value="3.01945471763611" calcext:value-type="float">
            <text:p>3.0194547176</text:p>
          </table:table-cell>
          <table:table-cell table:style-name="ce49" table:formula="of:=SUM([.Y164];[.U164];[.Q164];[.M164];[.I164];[.E164]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9686.29913" calcext:value-type="float">
            <text:p>1555509686.29913</text:p>
          </table:table-cell>
          <table:table-cell office:value-type="float" office:value="3.55283641815186" calcext:value-type="float">
            <text:p>3.552836418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493659.29814" calcext:value-type="float">
            <text:p>1555493659.29814</text:p>
          </table:table-cell>
          <table:table-cell office:value-type="float" office:value="0.306290626525879" calcext:value-type="float">
            <text:p>0.3062906265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65];[.T165];[.P165];[.L165];[.H165];[.D165])" office:value-type="float" office:value="1.92956352233887" calcext:value-type="float">
            <text:p>1.9295635223</text:p>
          </table:table-cell>
          <table:table-cell table:style-name="ce49" table:formula="of:=SUM([.Y165];[.U165];[.Q165];[.M165];[.I165];[.E165]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9705.20831" calcext:value-type="float">
            <text:p>1555509705.20831</text:p>
          </table:table-cell>
          <table:table-cell office:value-type="float" office:value="2.6681694984436" calcext:value-type="float">
            <text:p>2.6681694984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493677.99748" calcext:value-type="float">
            <text:p>1555493677.99748</text:p>
          </table:table-cell>
          <table:table-cell office:value-type="float" office:value="0.322509527206421" calcext:value-type="float">
            <text:p>0.322509527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509703.15973" calcext:value-type="float">
            <text:p>1555509703.15973</text:p>
          </table:table-cell>
          <table:table-cell office:value-type="float" office:value="0.974465608596802" calcext:value-type="float">
            <text:p>0.9744656086</text:p>
          </table:table-cell>
          <table:table-cell office:value-type="float" office:value="76" calcext:value-type="float">
            <text:p>76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166];[.T166];[.P166];[.L166];[.H166];[.D166])" office:value-type="float" office:value="1.32171487808227" calcext:value-type="float">
            <text:p>1.3217148781</text:p>
          </table:table-cell>
          <table:table-cell table:style-name="ce49" table:formula="of:=SUM([.Y166];[.U166];[.Q166];[.M166];[.I166];[.E166])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9722.20457" calcext:value-type="float">
            <text:p>1555509722.20457</text:p>
          </table:table-cell>
          <table:table-cell office:value-type="float" office:value="3.70355916023254" calcext:value-type="float">
            <text:p>3.703559160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55493697.89243" calcext:value-type="float">
            <text:p>1555493697.89243</text:p>
          </table:table-cell>
          <table:table-cell office:value-type="float" office:value="0.306550025939941" calcext:value-type="float">
            <text:p>0.306550025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509726.79365" calcext:value-type="float">
            <text:p>1555509726.79365</text:p>
          </table:table-cell>
          <table:table-cell office:value-type="float" office:value="0.323033332824707" calcext:value-type="float">
            <text:p>0.3230333328</text:p>
          </table:table-cell>
          <table:table-cell office:value-type="float" office:value="76" calcext:value-type="float">
            <text:p>76</text:p>
          </table:table-cell>
          <table:table-cell/>
          <table:table-cell table:style-name="Default" office:value-type="float" office:value="1555493700.02457" calcext:value-type="float">
            <text:p>1555493700.02457</text:p>
          </table:table-cell>
          <table:table-cell table:style-name="Default" office:value-type="float" office:value="0.438397407531738" calcext:value-type="float">
            <text:p>0.4383974075</text:p>
          </table:table-cell>
          <table:table-cell table:style-name="ce20" office:value-type="float" office:value="74" calcext:value-type="float">
            <text:p>74</text:p>
          </table:table-cell>
          <table:table-cell table:number-columns-repeated="8"/>
          <table:table-cell table:formula="of:=AVERAGE([.X167];[.T167];[.P167];[.L167];[.H167];[.D167])" office:value-type="float" office:value="1.19288498163223" calcext:value-type="float">
            <text:p>1.1928849816</text:p>
          </table:table-cell>
          <table:table-cell table:style-name="ce49" table:formula="of:=SUM([.Y167];[.U167];[.Q167];[.M167];[.I167];[.E167])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09742.45261" calcext:value-type="float">
            <text:p>1555509742.45261</text:p>
          </table:table-cell>
          <table:table-cell office:value-type="float" office:value="1.66240549087524" calcext:value-type="float">
            <text:p>1.662405490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555493716.01912" calcext:value-type="float">
            <text:p>1555493716.01912</text:p>
          </table:table-cell>
          <table:table-cell office:value-type="float" office:value="0.983988046646118" calcext:value-type="float">
            <text:p>0.983988046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555509745.1721" calcext:value-type="float">
            <text:p>1555509745.1721</text:p>
          </table:table-cell>
          <table:table-cell office:value-type="float" office:value="0.326285839080811" calcext:value-type="float">
            <text:p>0.3262858391</text:p>
          </table:table-cell>
          <table:table-cell office:value-type="float" office:value="76" calcext:value-type="float">
            <text:p>76</text:p>
          </table:table-cell>
          <table:table-cell/>
          <table:table-cell table:style-name="Default" office:value-type="float" office:value="1555493720.36727" calcext:value-type="float">
            <text:p>1555493720.36727</text:p>
          </table:table-cell>
          <table:table-cell table:style-name="Default" office:value-type="float" office:value="0.317944288253784" calcext:value-type="float">
            <text:p>0.3179442883</text:p>
          </table:table-cell>
          <table:table-cell table:style-name="ce20" office:value-type="float" office:value="76" calcext:value-type="float">
            <text:p>76</text:p>
          </table:table-cell>
          <table:table-cell/>
          <table:table-cell office:value-type="float" office:value="1555509753.54382" calcext:value-type="float">
            <text:p>1555509753.54382</text:p>
          </table:table-cell>
          <table:table-cell office:value-type="float" office:value="0.320626497268677" calcext:value-type="float">
            <text:p>0.3206264973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AVERAGE([.X168];[.T168];[.P168];[.L168];[.H168];[.D168])" office:value-type="float" office:value="0.722250032424926" calcext:value-type="float">
            <text:p>0.7222500324</text:p>
          </table:table-cell>
          <table:table-cell table:style-name="ce49" table:formula="of:=SUM([.Y168];[.U168];[.Q168];[.M168];[.I168];[.E168])"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09764.63952" calcext:value-type="float">
            <text:p>1555509764.63952</text:p>
          </table:table-cell>
          <table:table-cell office:value-type="float" office:value="0.501424789428711" calcext:value-type="float">
            <text:p>0.5014247894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493737.86445" calcext:value-type="float">
            <text:p>1555493737.86445</text:p>
          </table:table-cell>
          <table:table-cell office:value-type="float" office:value="0.333898067474365" calcext:value-type="float">
            <text:p>0.333898067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509765.51816" calcext:value-type="float">
            <text:p>1555509765.51816</text:p>
          </table:table-cell>
          <table:table-cell office:value-type="float" office:value="0.403006792068482" calcext:value-type="float">
            <text:p>0.4030067921</text:p>
          </table:table-cell>
          <table:table-cell office:value-type="float" office:value="76" calcext:value-type="float">
            <text:p>76</text:p>
          </table:table-cell>
          <table:table-cell/>
          <table:table-cell table:style-name="Default" office:value-type="float" office:value="1555493740.81975" calcext:value-type="float">
            <text:p>1555493740.81975</text:p>
          </table:table-cell>
          <table:table-cell table:style-name="Default" office:value-type="float" office:value="0.442169666290283" calcext:value-type="float">
            <text:p>0.4421696663</text:p>
          </table:table-cell>
          <table:table-cell table:style-name="ce20" office:value-type="float" office:value="76" calcext:value-type="float">
            <text:p>76</text:p>
          </table:table-cell>
          <table:table-cell/>
          <table:table-cell office:value-type="float" office:value="1555509775.25853" calcext:value-type="float">
            <text:p>1555509775.25853</text:p>
          </table:table-cell>
          <table:table-cell office:value-type="float" office:value="0.373480558395386" calcext:value-type="float">
            <text:p>0.3734805584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55493743.24667" calcext:value-type="float">
            <text:p>1555493743.24667</text:p>
          </table:table-cell>
          <table:table-cell office:value-type="float" office:value="0.358104228973389" calcext:value-type="float">
            <text:p>0.358104229</text:p>
          </table:table-cell>
          <table:table-cell office:value-type="float" office:value="76" calcext:value-type="float">
            <text:p>76</text:p>
          </table:table-cell>
          <table:table-cell table:formula="of:=AVERAGE([.X169];[.T169];[.P169];[.L169];[.H169];[.D169])" office:value-type="float" office:value="0.402014017105103" calcext:value-type="float">
            <text:p>0.4020140171</text:p>
          </table:table-cell>
          <table:table-cell table:style-name="ce49" table:formula="of:=SUM([.Y169];[.U169];[.Q169];[.M169];[.I169];[.E169])"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125@128k</text:p>
          </table:table-cell>
          <table:table-cell table:number-columns-repeated="13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09925.21295" calcext:value-type="float">
            <text:p>1555509925.21295</text:p>
          </table:table-cell>
          <table:table-cell office:value-type="float" office:value="5.3230721950531" calcext:value-type="float">
            <text:p>5.3230721951</text:p>
          </table:table-cell>
          <table:table-cell office:value-type="float" office:value="126" calcext:value-type="float">
            <text:p>126</text:p>
          </table:table-cell>
          <table:table-cell table:number-columns-repeated="9"/>
          <table:table-cell table:style-name="Default" table:number-columns-repeated="2"/>
          <table:table-cell table:style-name="ce20"/>
          <table:table-cell table:number-columns-repeated="8"/>
          <table:table-cell table:formula="of:=AVERAGE([.X171];[.T171];[.P171];[.L171];[.H171];[.D171])" office:value-type="float" office:value="5.3230721950531" calcext:value-type="float">
            <text:p>5.3230721951</text:p>
          </table:table-cell>
          <table:table-cell table:style-name="ce49" table:formula="of:=SUM([.Y171];[.U171];[.Q171];[.M171];[.I171];[.E171]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09947.96108" calcext:value-type="float">
            <text:p>1555509947.96108</text:p>
          </table:table-cell>
          <table:table-cell office:value-type="float" office:value="2.507648229599" calcext:value-type="float">
            <text:p>2.5076482296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555493912.5907" calcext:value-type="float">
            <text:p>1555493912.5907</text:p>
          </table:table-cell>
          <table:table-cell office:value-type="float" office:value="3.13264203071594" calcext:value-type="float">
            <text:p>3.1326420307</text:p>
          </table:table-cell>
          <table:table-cell office:value-type="float" office:value="123" calcext:value-type="float">
            <text:p>123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72];[.T172];[.P172];[.L172];[.H172];[.D172])" office:value-type="float" office:value="2.82014513015747" calcext:value-type="float">
            <text:p>2.8201451302</text:p>
          </table:table-cell>
          <table:table-cell table:style-name="ce49" table:formula="of:=SUM([.Y172];[.U172];[.Q172];[.M172];[.I172];[.E172]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09964.12455" calcext:value-type="float">
            <text:p>1555509964.12455</text:p>
          </table:table-cell>
          <table:table-cell office:value-type="float" office:value="5.96647810935974" calcext:value-type="float">
            <text:p>5.966478109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555493938.70548" calcext:value-type="float">
            <text:p>1555493938.70548</text:p>
          </table:table-cell>
          <table:table-cell office:value-type="float" office:value="1.65416288375855" calcext:value-type="float">
            <text:p>1.6541628838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555509971.30455" calcext:value-type="float">
            <text:p>1555509971.30455</text:p>
          </table:table-cell>
          <table:table-cell office:value-type="float" office:value="1.8205738067627" calcext:value-type="float">
            <text:p>1.8205738068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173];[.T173];[.P173];[.L173];[.H173];[.D173])" office:value-type="float" office:value="3.14707159996033" calcext:value-type="float">
            <text:p>3.1470716</text:p>
          </table:table-cell>
          <table:table-cell table:style-name="ce49" table:formula="of:=SUM([.Y173];[.U173];[.Q173];[.M173];[.I173];[.E173])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09991.73008" calcext:value-type="float">
            <text:p>1555509991.73008</text:p>
          </table:table-cell>
          <table:table-cell office:value-type="float" office:value="2.09537625312805" calcext:value-type="float">
            <text:p>2.0953762531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555493963.44259" calcext:value-type="float">
            <text:p>1555493963.44259</text:p>
          </table:table-cell>
          <table:table-cell office:value-type="float" office:value="2.25157022476196" calcext:value-type="float">
            <text:p>2.251570224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555509997.49114" calcext:value-type="float">
            <text:p>1555509997.49114</text:p>
          </table:table-cell>
          <table:table-cell office:value-type="float" office:value="2.46395754814148" calcext:value-type="float">
            <text:p>2.4639575481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Default" office:value-type="float" office:value="1555493954.73368" calcext:value-type="float">
            <text:p>1555493954.73368</text:p>
          </table:table-cell>
          <table:table-cell table:style-name="Default" office:value-type="float" office:value="5.18947267532349" calcext:value-type="float">
            <text:p>5.1894726753</text:p>
          </table:table-cell>
          <table:table-cell table:style-name="ce20" office:value-type="float" office:value="120" calcext:value-type="float">
            <text:p>120</text:p>
          </table:table-cell>
          <table:table-cell table:number-columns-repeated="8"/>
          <table:table-cell table:formula="of:=AVERAGE([.X174];[.T174];[.P174];[.L174];[.H174];[.D174])" office:value-type="float" office:value="3.00009417533875" calcext:value-type="float">
            <text:p>3.0000941753</text:p>
          </table:table-cell>
          <table:table-cell table:style-name="ce49" table:formula="of:=SUM([.Y174];[.U174];[.Q174];[.M174];[.I174];[.E174])"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10017.2124" calcext:value-type="float">
            <text:p>1555510017.2124</text:p>
          </table:table-cell>
          <table:table-cell office:value-type="float" office:value="2.53722643852234" calcext:value-type="float">
            <text:p>2.537226438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555493990.8205" calcext:value-type="float">
            <text:p>1555493990.8205</text:p>
          </table:table-cell>
          <table:table-cell office:value-type="float" office:value="2.49772429466248" calcext:value-type="float">
            <text:p>2.497724294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555510024.98008" calcext:value-type="float">
            <text:p>1555510024.98008</text:p>
          </table:table-cell>
          <table:table-cell office:value-type="float" office:value="2.61875772476196" calcext:value-type="float">
            <text:p>2.6187577248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Default" office:value-type="float" office:value="1555493980.15342" calcext:value-type="float">
            <text:p>1555493980.15342</text:p>
          </table:table-cell>
          <table:table-cell table:style-name="Default" office:value-type="float" office:value="4.70555567741394" calcext:value-type="float">
            <text:p>4.7055556774</text:p>
          </table:table-cell>
          <table:table-cell table:style-name="ce20" office:value-type="float" office:value="121" calcext:value-type="float">
            <text:p>121</text:p>
          </table:table-cell>
          <table:table-cell/>
          <table:table-cell office:value-type="float" office:value="1555510030.16753" calcext:value-type="float">
            <text:p>1555510030.16753</text:p>
          </table:table-cell>
          <table:table-cell office:value-type="float" office:value="2.86480593681335" calcext:value-type="float">
            <text:p>2.8648059368</text:p>
          </table:table-cell>
          <table:table-cell office:value-type="float" office:value="123" calcext:value-type="float">
            <text:p>123</text:p>
          </table:table-cell>
          <table:table-cell table:number-columns-repeated="4"/>
          <table:table-cell table:formula="of:=AVERAGE([.X175];[.T175];[.P175];[.L175];[.H175];[.D175])" office:value-type="float" office:value="3.04481401443481" calcext:value-type="float">
            <text:p>3.0448140144</text:p>
          </table:table-cell>
          <table:table-cell table:style-name="ce49" table:formula="of:=SUM([.Y175];[.U175];[.Q175];[.M175];[.I175];[.E175])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10044.334" calcext:value-type="float">
            <text:p>1555510044.334</text:p>
          </table:table-cell>
          <table:table-cell office:value-type="float" office:value="2.7426130771637" calcext:value-type="float">
            <text:p>2.7426130772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555494026.68796" calcext:value-type="float">
            <text:p>1555494026.68796</text:p>
          </table:table-cell>
          <table:table-cell office:value-type="float" office:value="3.07005643844604" calcext:value-type="float">
            <text:p>3.070056438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555510054.28355" calcext:value-type="float">
            <text:p>1555510054.28355</text:p>
          </table:table-cell>
          <table:table-cell office:value-type="float" office:value="2.64319062232971" calcext:value-type="float">
            <text:p>2.6431906223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Default" office:value-type="float" office:value="1555494016.84967" calcext:value-type="float">
            <text:p>1555494016.84967</text:p>
          </table:table-cell>
          <table:table-cell table:style-name="Default" office:value-type="float" office:value="2.66056537628174" calcext:value-type="float">
            <text:p>2.6605653763</text:p>
          </table:table-cell>
          <table:table-cell table:style-name="ce20" office:value-type="float" office:value="118" calcext:value-type="float">
            <text:p>118</text:p>
          </table:table-cell>
          <table:table-cell/>
          <table:table-cell office:value-type="float" office:value="1555510066.97216" calcext:value-type="float">
            <text:p>1555510066.97216</text:p>
          </table:table-cell>
          <table:table-cell office:value-type="float" office:value="2.8937463760376" calcext:value-type="float">
            <text:p>2.893746376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555494031.97785" calcext:value-type="float">
            <text:p>1555494031.97785</text:p>
          </table:table-cell>
          <table:table-cell office:value-type="float" office:value="3.03811573982239" calcext:value-type="float">
            <text:p>3.0381157398</text:p>
          </table:table-cell>
          <table:table-cell office:value-type="float" office:value="123" calcext:value-type="float">
            <text:p>123</text:p>
          </table:table-cell>
          <table:table-cell table:formula="of:=AVERAGE([.X176];[.T176];[.P176];[.L176];[.H176];[.D176])" office:value-type="float" office:value="2.8413812716802" calcext:value-type="float">
            <text:p>2.8413812717</text:p>
          </table:table-cell>
          <table:table-cell table:style-name="ce49" table:formula="of:=SUM([.Y176];[.U176];[.Q176];[.M176];[.I176];[.E176])"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150@128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10216.69453" calcext:value-type="float">
            <text:p>1555510216.69453</text:p>
          </table:table-cell>
          <table:table-cell office:value-type="float" office:value="6.28257536888123" calcext:value-type="float">
            <text:p>6.2825753689</text:p>
          </table:table-cell>
          <table:table-cell office:value-type="float" office:value="151" calcext:value-type="float">
            <text:p>15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78];[.T178];[.P178];[.L178];[.H178];[.D178])" office:value-type="float" office:value="6.28257536888123" calcext:value-type="float">
            <text:p>6.2825753689</text:p>
          </table:table-cell>
          <table:table-cell table:style-name="ce49" table:formula="of:=SUM([.Y178];[.U178];[.Q178];[.M178];[.I178];[.E178]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10237.12677" calcext:value-type="float">
            <text:p>1555510237.12677</text:p>
          </table:table-cell>
          <table:table-cell office:value-type="float" office:value="6.5806028842926" calcext:value-type="float">
            <text:p>6.5806028843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555494214.28073" calcext:value-type="float">
            <text:p>1555494214.28073</text:p>
          </table:table-cell>
          <table:table-cell office:value-type="float" office:value="2.47807145118713" calcext:value-type="float">
            <text:p>2.4780714512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79];[.T179];[.P179];[.L179];[.H179];[.D179])" office:value-type="float" office:value="4.52933716773986" calcext:value-type="float">
            <text:p>4.5293371677</text:p>
          </table:table-cell>
          <table:table-cell table:style-name="ce49" table:formula="of:=SUM([.Y179];[.U179];[.Q179];[.M179];[.I179];[.E179])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10260.8537" calcext:value-type="float">
            <text:p>1555510260.8537</text:p>
          </table:table-cell>
          <table:table-cell office:value-type="float" office:value="3.57932353019714" calcext:value-type="float">
            <text:p>3.5793235302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555494238.35494" calcext:value-type="float">
            <text:p>1555494238.35494</text:p>
          </table:table-cell>
          <table:table-cell office:value-type="float" office:value="2.42939448356628" calcext:value-type="float">
            <text:p>2.4293944836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555510265.42146" calcext:value-type="float">
            <text:p>1555510265.42146</text:p>
          </table:table-cell>
          <table:table-cell office:value-type="float" office:value="2.73561930656433" calcext:value-type="float">
            <text:p>2.7356193066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180];[.T180];[.P180];[.L180];[.H180];[.D180])" office:value-type="float" office:value="2.91477910677592" calcext:value-type="float">
            <text:p>2.9147791068</text:p>
          </table:table-cell>
          <table:table-cell table:style-name="ce49" table:formula="of:=SUM([.Y180];[.U180];[.Q180];[.M180];[.I180];[.E180])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10283.24138" calcext:value-type="float">
            <text:p>1555510283.24138</text:p>
          </table:table-cell>
          <table:table-cell office:value-type="float" office:value="3.31514072418213" calcext:value-type="float">
            <text:p>3.3151407242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555494267.30236" calcext:value-type="float">
            <text:p>1555494267.30236</text:p>
          </table:table-cell>
          <table:table-cell office:value-type="float" office:value="2.82875871658325" calcext:value-type="float">
            <text:p>2.8287587166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555510288.97157" calcext:value-type="float">
            <text:p>1555510288.97157</text:p>
          </table:table-cell>
          <table:table-cell office:value-type="float" office:value="3.61203598976135" calcext:value-type="float">
            <text:p>3.6120359898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Default" office:value-type="float" office:value="1555494262.49263" calcext:value-type="float">
            <text:p>1555494262.49263</text:p>
          </table:table-cell>
          <table:table-cell table:style-name="Default" office:value-type="float" office:value="3.58947372436523" calcext:value-type="float">
            <text:p>3.5894737244</text:p>
          </table:table-cell>
          <table:table-cell table:style-name="ce20" office:value-type="float" office:value="145" calcext:value-type="float">
            <text:p>145</text:p>
          </table:table-cell>
          <table:table-cell table:number-columns-repeated="8"/>
          <table:table-cell table:formula="of:=AVERAGE([.X181];[.T181];[.P181];[.L181];[.H181];[.D181])" office:value-type="float" office:value="3.33635228872299" calcext:value-type="float">
            <text:p>3.3363522887</text:p>
          </table:table-cell>
          <table:table-cell table:style-name="ce49" table:formula="of:=SUM([.Y181];[.U181];[.Q181];[.M181];[.I181];[.E181])"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10310.24919" calcext:value-type="float">
            <text:p>1555510310.24919</text:p>
          </table:table-cell>
          <table:table-cell office:value-type="float" office:value="4.74850511550903" calcext:value-type="float">
            <text:p>4.7485051155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555494301.73813" calcext:value-type="float">
            <text:p>1555494301.73813</text:p>
          </table:table-cell>
          <table:table-cell office:value-type="float" office:value="3.6250958442688" calcext:value-type="float">
            <text:p>3.625095844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555510323.54858" calcext:value-type="float">
            <text:p>1555510323.54858</text:p>
          </table:table-cell>
          <table:table-cell office:value-type="float" office:value="3.5787718296051" calcext:value-type="float">
            <text:p>3.5787718296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Default" office:value-type="float" office:value="1555494287.34144" calcext:value-type="float">
            <text:p>1555494287.34144</text:p>
          </table:table-cell>
          <table:table-cell table:style-name="Default" office:value-type="float" office:value="3.57132863998413" calcext:value-type="float">
            <text:p>3.57132864</text:p>
          </table:table-cell>
          <table:table-cell table:style-name="ce20" office:value-type="float" office:value="134" calcext:value-type="float">
            <text:p>134</text:p>
          </table:table-cell>
          <table:table-cell/>
          <table:table-cell office:value-type="float" office:value="1555510329.3089" calcext:value-type="float">
            <text:p>1555510329.3089</text:p>
          </table:table-cell>
          <table:table-cell office:value-type="float" office:value="3.73804092407227" calcext:value-type="float">
            <text:p>3.7380409241</text:p>
          </table:table-cell>
          <table:table-cell office:value-type="float" office:value="141" calcext:value-type="float">
            <text:p>141</text:p>
          </table:table-cell>
          <table:table-cell table:number-columns-repeated="4"/>
          <table:table-cell table:formula="of:=AVERAGE([.X182];[.T182];[.P182];[.L182];[.H182];[.D182])" office:value-type="float" office:value="3.85234847068787" calcext:value-type="float">
            <text:p>3.8523484707</text:p>
          </table:table-cell>
          <table:table-cell table:style-name="ce49" table:formula="of:=SUM([.Y182];[.U182];[.Q182];[.M182];[.I182];[.E182])"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10345.10067" calcext:value-type="float">
            <text:p>1555510345.10067</text:p>
          </table:table-cell>
          <table:table-cell office:value-type="float" office:value="3.63591647148132" calcext:value-type="float">
            <text:p>3.6359164715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555494336.84361" calcext:value-type="float">
            <text:p>1555494336.84361</text:p>
          </table:table-cell>
          <table:table-cell office:value-type="float" office:value="3.76173067092895" calcext:value-type="float">
            <text:p>3.7617306709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555510359.42931" calcext:value-type="float">
            <text:p>1555510359.42931</text:p>
          </table:table-cell>
          <table:table-cell office:value-type="float" office:value="3.4334568977356" calcext:value-type="float">
            <text:p>3.4334568977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Default" office:value-type="float" office:value="1555494323.32193" calcext:value-type="float">
            <text:p>1555494323.32193</text:p>
          </table:table-cell>
          <table:table-cell table:style-name="Default" office:value-type="float" office:value="3.92937541007996" calcext:value-type="float">
            <text:p>3.9293754101</text:p>
          </table:table-cell>
          <table:table-cell table:style-name="ce20" office:value-type="float" office:value="139" calcext:value-type="float">
            <text:p>139</text:p>
          </table:table-cell>
          <table:table-cell/>
          <table:table-cell office:value-type="float" office:value="1555510363.89843" calcext:value-type="float">
            <text:p>1555510363.89843</text:p>
          </table:table-cell>
          <table:table-cell office:value-type="float" office:value="3.78526282310486" calcext:value-type="float">
            <text:p>3.785262823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55494344.08879" calcext:value-type="float">
            <text:p>1555494344.08879</text:p>
          </table:table-cell>
          <table:table-cell office:value-type="float" office:value="4.46641802787781" calcext:value-type="float">
            <text:p>4.4664180279</text:p>
          </table:table-cell>
          <table:table-cell office:value-type="float" office:value="149" calcext:value-type="float">
            <text:p>149</text:p>
          </table:table-cell>
          <table:table-cell table:formula="of:=AVERAGE([.X183];[.T183];[.P183];[.L183];[.H183];[.D183])" office:value-type="float" office:value="3.83536005020142" calcext:value-type="float">
            <text:p>3.8353600502</text:p>
          </table:table-cell>
          <table:table-cell table:style-name="ce49" table:formula="of:=SUM([.Y183];[.U183];[.Q183];[.M183];[.I183];[.E183])"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175@128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10508.3207" calcext:value-type="float">
            <text:p>1555510508.3207</text:p>
          </table:table-cell>
          <table:table-cell office:value-type="float" office:value="7.49776887893677" calcext:value-type="float">
            <text:p>7.4977688789</text:p>
          </table:table-cell>
          <table:table-cell office:value-type="float" office:value="176" calcext:value-type="float">
            <text:p>176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85];[.T185];[.P185];[.L185];[.H185];[.D185])" office:value-type="float" office:value="7.49776887893677" calcext:value-type="float">
            <text:p>7.4977688789</text:p>
          </table:table-cell>
          <table:table-cell table:style-name="ce49" table:formula="of:=SUM([.Y185];[.U185];[.Q185];[.M185];[.I185];[.E185]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10535.32625" calcext:value-type="float">
            <text:p>1555510535.32625</text:p>
          </table:table-cell>
          <table:table-cell office:value-type="float" office:value="3.71627497673035" calcext:value-type="float">
            <text:p>3.7162749767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55494496.68776" calcext:value-type="float">
            <text:p>1555494496.68776</text:p>
          </table:table-cell>
          <table:table-cell office:value-type="float" office:value="5.99915599822998" calcext:value-type="float">
            <text:p>5.9991559982</text:p>
          </table:table-cell>
          <table:table-cell office:value-type="float" office:value="157" calcext:value-type="float">
            <text:p>157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86];[.T186];[.P186];[.L186];[.H186];[.D186])" office:value-type="float" office:value="4.85771548748017" calcext:value-type="float">
            <text:p>4.8577154875</text:p>
          </table:table-cell>
          <table:table-cell table:style-name="ce49" table:formula="of:=SUM([.Y186];[.U186];[.Q186];[.M186];[.I186];[.E186])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10563.13537" calcext:value-type="float">
            <text:p>1555510563.13537</text:p>
          </table:table-cell>
          <table:table-cell office:value-type="float" office:value="3.73998165130615" calcext:value-type="float">
            <text:p>3.739981651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55494519.18413" calcext:value-type="float">
            <text:p>1555494519.18413</text:p>
          </table:table-cell>
          <table:table-cell office:value-type="float" office:value="5.92654991149902" calcext:value-type="float">
            <text:p>5.926549911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555510556.60452" calcext:value-type="float">
            <text:p>1555510556.60452</text:p>
          </table:table-cell>
          <table:table-cell office:value-type="float" office:value="3.77568125724792" calcext:value-type="float">
            <text:p>3.7756812572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187];[.T187];[.P187];[.L187];[.H187];[.D187])" office:value-type="float" office:value="4.48073760668436" calcext:value-type="float">
            <text:p>4.4807376067</text:p>
          </table:table-cell>
          <table:table-cell table:style-name="ce49" table:formula="of:=SUM([.Y187];[.U187];[.Q187];[.M187];[.I187];[.E187])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10591.18023" calcext:value-type="float">
            <text:p>1555510591.18023</text:p>
          </table:table-cell>
          <table:table-cell office:value-type="float" office:value="4.23736786842346" calcext:value-type="float">
            <text:p>4.2373678684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555494553.73057" calcext:value-type="float">
            <text:p>1555494553.73057</text:p>
          </table:table-cell>
          <table:table-cell office:value-type="float" office:value="4.32546186447144" calcext:value-type="float">
            <text:p>4.325461864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555510576.79323" calcext:value-type="float">
            <text:p>1555510576.79323</text:p>
          </table:table-cell>
          <table:table-cell office:value-type="float" office:value="6.31456279754639" calcext:value-type="float">
            <text:p>6.3145627975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Default" office:value-type="float" office:value="1555494564.48459" calcext:value-type="float">
            <text:p>1555494564.48459</text:p>
          </table:table-cell>
          <table:table-cell table:style-name="Default" office:value-type="float" office:value="4.41788411140442" calcext:value-type="float">
            <text:p>4.4178841114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8"/>
          <table:table-cell table:formula="of:=AVERAGE([.X188];[.T188];[.P188];[.L188];[.H188];[.D188])" office:value-type="float" office:value="4.82381916046143" calcext:value-type="float">
            <text:p>4.8238191605</text:p>
          </table:table-cell>
          <table:table-cell table:style-name="ce49" table:formula="of:=SUM([.Y188];[.U188];[.Q188];[.M188];[.I188];[.E188])"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10630.99634" calcext:value-type="float">
            <text:p>1555510630.99634</text:p>
          </table:table-cell>
          <table:table-cell office:value-type="float" office:value="4.0651867389679" calcext:value-type="float">
            <text:p>4.065186739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555494583.28896" calcext:value-type="float">
            <text:p>1555494583.28896</text:p>
          </table:table-cell>
          <table:table-cell office:value-type="float" office:value="4.3969259262085" calcext:value-type="float">
            <text:p>4.3969259262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555510623.83553" calcext:value-type="float">
            <text:p>1555510623.83553</text:p>
          </table:table-cell>
          <table:table-cell office:value-type="float" office:value="4.31579685211182" calcext:value-type="float">
            <text:p>4.3157968521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Default" office:value-type="float" office:value="1555494588.85753" calcext:value-type="float">
            <text:p>1555494588.85753</text:p>
          </table:table-cell>
          <table:table-cell table:style-name="Default" office:value-type="float" office:value="4.39177250862122" calcext:value-type="float">
            <text:p>4.3917725086</text:p>
          </table:table-cell>
          <table:table-cell table:style-name="ce20" office:value-type="float" office:value="152" calcext:value-type="float">
            <text:p>152</text:p>
          </table:table-cell>
          <table:table-cell/>
          <table:table-cell office:value-type="float" office:value="1555510635.48269" calcext:value-type="float">
            <text:p>1555510635.48269</text:p>
          </table:table-cell>
          <table:table-cell office:value-type="float" office:value="4.69136738777161" calcext:value-type="float">
            <text:p>4.6913673878</text:p>
          </table:table-cell>
          <table:table-cell office:value-type="float" office:value="161" calcext:value-type="float">
            <text:p>161</text:p>
          </table:table-cell>
          <table:table-cell table:number-columns-repeated="4"/>
          <table:table-cell table:formula="of:=AVERAGE([.X189];[.T189];[.P189];[.L189];[.H189];[.D189])" office:value-type="float" office:value="4.37220988273621" calcext:value-type="float">
            <text:p>4.3722098827</text:p>
          </table:table-cell>
          <table:table-cell table:style-name="ce49" table:formula="of:=SUM([.Y189];[.U189];[.Q189];[.M189];[.I189];[.E189])"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10681.30853" calcext:value-type="float">
            <text:p>1555510681.30853</text:p>
          </table:table-cell>
          <table:table-cell office:value-type="float" office:value="4.50652694702148" calcext:value-type="float">
            <text:p>4.506526947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55494621.03871" calcext:value-type="float">
            <text:p>1555494621.03871</text:p>
          </table:table-cell>
          <table:table-cell office:value-type="float" office:value="5.00043702125549" calcext:value-type="float">
            <text:p>5.000437021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555510657.70766" calcext:value-type="float">
            <text:p>1555510657.70766</text:p>
          </table:table-cell>
          <table:table-cell office:value-type="float" office:value="4.98195624351501" calcext:value-type="float">
            <text:p>4.9819562435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Default" office:value-type="float" office:value="1555494633.91304" calcext:value-type="float">
            <text:p>1555494633.91304</text:p>
          </table:table-cell>
          <table:table-cell table:style-name="Default" office:value-type="float" office:value="4.78933358192444" calcext:value-type="float">
            <text:p>4.7893335819</text:p>
          </table:table-cell>
          <table:table-cell table:style-name="ce20" office:value-type="float" office:value="150" calcext:value-type="float">
            <text:p>150</text:p>
          </table:table-cell>
          <table:table-cell/>
          <table:table-cell office:value-type="float" office:value="1555510670.57823" calcext:value-type="float">
            <text:p>1555510670.57823</text:p>
          </table:table-cell>
          <table:table-cell office:value-type="float" office:value="4.33493208885193" calcext:value-type="float">
            <text:p>4.3349320889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555494644.24721" calcext:value-type="float">
            <text:p>1555494644.24721</text:p>
          </table:table-cell>
          <table:table-cell office:value-type="float" office:value="4.84346890449524" calcext:value-type="float">
            <text:p>4.8434689045</text:p>
          </table:table-cell>
          <table:table-cell office:value-type="float" office:value="154" calcext:value-type="float">
            <text:p>154</text:p>
          </table:table-cell>
          <table:table-cell table:formula="of:=AVERAGE([.X190];[.T190];[.P190];[.L190];[.H190];[.D190])" office:value-type="float" office:value="4.74277579784393" calcext:value-type="float">
            <text:p>4.7427757978</text:p>
          </table:table-cell>
          <table:table-cell table:style-name="ce49" table:formula="of:=SUM([.Y190];[.U190];[.Q190];[.M190];[.I190];[.E190])"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200@128k</text:p>
          </table:table-cell>
          <table:table-cell table:number-columns-repeated="7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office:value-type="string" calcext:value-type="string">
            <text:p><text:s/></text:p>
          </table:table-cell>
          <table:table-cell table:style-name="ce49" office:value-type="string" calcext:value-type="string">
            <text:p><text:s/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555510809.0514" calcext:value-type="float">
            <text:p>1555510809.0514</text:p>
          </table:table-cell>
          <table:table-cell office:value-type="float" office:value="8.52100920677185" calcext:value-type="float">
            <text:p>8.5210092068</text:p>
          </table:table-cell>
          <table:table-cell office:value-type="float" office:value="201" calcext:value-type="float">
            <text:p>201</text:p>
          </table:table-cell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92];[.T192];[.P192];[.L192];[.H192];[.D192])" office:value-type="float" office:value="8.52100920677185" calcext:value-type="float">
            <text:p>8.5210092068</text:p>
          </table:table-cell>
          <table:table-cell table:style-name="ce49" table:formula="of:=SUM([.Y192];[.U192];[.Q192];[.M192];[.I192];[.E192]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55510831.98582" calcext:value-type="float">
            <text:p>1555510831.98582</text:p>
          </table:table-cell>
          <table:table-cell office:value-type="float" office:value="7.92275667190552" calcext:value-type="float">
            <text:p>7.9227566719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1555494808.3521" calcext:value-type="float">
            <text:p>1555494808.3521</text:p>
          </table:table-cell>
          <table:table-cell office:value-type="float" office:value="4.27230453491211" calcext:value-type="float">
            <text:p>4.2723045349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 table:number-columns-repeated="2"/>
          <table:table-cell table:style-name="ce20"/>
          <table:table-cell table:number-columns-repeated="8"/>
          <table:table-cell table:formula="of:=AVERAGE([.X193];[.T193];[.P193];[.L193];[.H193];[.D193])" office:value-type="float" office:value="6.09753060340882" calcext:value-type="float">
            <text:p>6.0975306034</text:p>
          </table:table-cell>
          <table:table-cell table:style-name="ce49" table:formula="of:=SUM([.Y193];[.U193];[.Q193];[.M193];[.I193];[.E193])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555510869.52429" calcext:value-type="float">
            <text:p>1555510869.52429</text:p>
          </table:table-cell>
          <table:table-cell office:value-type="float" office:value="3.92045331001282" calcext:value-type="float">
            <text:p>3.9204533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555494833.20652" calcext:value-type="float">
            <text:p>1555494833.20652</text:p>
          </table:table-cell>
          <table:table-cell office:value-type="float" office:value="4.55321550369263" calcext:value-type="float">
            <text:p>4.5532155037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555510857.24241" calcext:value-type="float">
            <text:p>1555510857.24241</text:p>
          </table:table-cell>
          <table:table-cell office:value-type="float" office:value="5.76682090759277" calcext:value-type="float">
            <text:p>5.7668209076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Default" table:number-columns-repeated="2"/>
          <table:table-cell table:style-name="ce20"/>
          <table:table-cell table:number-columns-repeated="8"/>
          <table:table-cell table:formula="of:=AVERAGE([.X194];[.T194];[.P194];[.L194];[.H194];[.D194])" office:value-type="float" office:value="4.74682990709941" calcext:value-type="float">
            <text:p>4.7468299071</text:p>
          </table:table-cell>
          <table:table-cell table:style-name="ce49" table:formula="of:=SUM([.Y194];[.U194];[.Q194];[.M194];[.I194];[.E194])"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55510892.49513" calcext:value-type="float">
            <text:p>1555510892.49513</text:p>
          </table:table-cell>
          <table:table-cell office:value-type="float" office:value="4.08234453201294" calcext:value-type="float">
            <text:p>4.082344532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1555494871.22121" calcext:value-type="float">
            <text:p>1555494871.22121</text:p>
          </table:table-cell>
          <table:table-cell office:value-type="float" office:value="4.58174324035645" calcext:value-type="float">
            <text:p>4.5817432404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555510886.32069" calcext:value-type="float">
            <text:p>1555510886.32069</text:p>
          </table:table-cell>
          <table:table-cell office:value-type="float" office:value="4.82280445098877" calcext:value-type="float">
            <text:p>4.822804451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Default" office:value-type="float" office:value="1555494866.53512" calcext:value-type="float">
            <text:p>1555494866.53512</text:p>
          </table:table-cell>
          <table:table-cell table:style-name="Default" office:value-type="float" office:value="4.71607851982117" calcext:value-type="float">
            <text:p>4.7160785198</text:p>
          </table:table-cell>
          <table:table-cell table:style-name="ce20" office:value-type="float" office:value="168" calcext:value-type="float">
            <text:p>168</text:p>
          </table:table-cell>
          <table:table-cell table:number-columns-repeated="8"/>
          <table:table-cell table:formula="of:=AVERAGE([.X195];[.T195];[.P195];[.L195];[.H195];[.D195])" office:value-type="float" office:value="4.55074268579483" calcext:value-type="float">
            <text:p>4.5507426858</text:p>
          </table:table-cell>
          <table:table-cell table:style-name="ce49" table:formula="of:=SUM([.Y195];[.U195];[.Q195];[.M195];[.I195];[.E195])"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555510922.40876" calcext:value-type="float">
            <text:p>1555510922.40876</text:p>
          </table:table-cell>
          <table:table-cell office:value-type="float" office:value="4.90566396713257" calcext:value-type="float">
            <text:p>4.905663967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555494902.15068" calcext:value-type="float">
            <text:p>1555494902.15068</text:p>
          </table:table-cell>
          <table:table-cell office:value-type="float" office:value="4.49444580078125" calcext:value-type="float">
            <text:p>4.4944458008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555510939.18209" calcext:value-type="float">
            <text:p>1555510939.18209</text:p>
          </table:table-cell>
          <table:table-cell office:value-type="float" office:value="4.71891307830811" calcext:value-type="float">
            <text:p>4.7189130783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Default" office:value-type="float" office:value="1555494915.05461" calcext:value-type="float">
            <text:p>1555494915.05461</text:p>
          </table:table-cell>
          <table:table-cell table:style-name="Default" office:value-type="float" office:value="4.94725275039673" calcext:value-type="float">
            <text:p>4.9472527504</text:p>
          </table:table-cell>
          <table:table-cell table:style-name="ce20" office:value-type="float" office:value="163" calcext:value-type="float">
            <text:p>163</text:p>
          </table:table-cell>
          <table:table-cell/>
          <table:table-cell office:value-type="float" office:value="1555510928.08271" calcext:value-type="float">
            <text:p>1555510928.08271</text:p>
          </table:table-cell>
          <table:table-cell office:value-type="float" office:value="5.39388537406921" calcext:value-type="float">
            <text:p>5.3938853741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table:formula="of:=AVERAGE([.X196];[.T196];[.P196];[.L196];[.H196];[.D196])" office:value-type="float" office:value="4.89203219413757" calcext:value-type="float">
            <text:p>4.8920321941</text:p>
          </table:table-cell>
          <table:table-cell table:style-name="ce49" table:formula="of:=SUM([.Y196];[.U196];[.Q196];[.M196];[.I196];[.E196])" office:value-type="float" office:value="820" calcext:value-type="float">
            <text:p>8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555510970.74937" calcext:value-type="float">
            <text:p>1555510970.74937</text:p>
          </table:table-cell>
          <table:table-cell office:value-type="float" office:value="4.91373419761658" calcext:value-type="float">
            <text:p>4.9137341976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55494932.81293" calcext:value-type="float">
            <text:p>1555494932.81293</text:p>
          </table:table-cell>
          <table:table-cell office:value-type="float" office:value="5.87578463554382" calcext:value-type="float">
            <text:p>5.8757846355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555510981.72284" calcext:value-type="float">
            <text:p>1555510981.72284</text:p>
          </table:table-cell>
          <table:table-cell office:value-type="float" office:value="5.03470420837402" calcext:value-type="float">
            <text:p>5.0347042084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Default" office:value-type="float" office:value="1555494964.95645" calcext:value-type="float">
            <text:p>1555494964.95645</text:p>
          </table:table-cell>
          <table:table-cell table:style-name="Default" office:value-type="float" office:value="5.51190876960754" calcext:value-type="float">
            <text:p>5.5119087696</text:p>
          </table:table-cell>
          <table:table-cell table:style-name="ce20" office:value-type="float" office:value="165" calcext:value-type="float">
            <text:p>165</text:p>
          </table:table-cell>
          <table:table-cell/>
          <table:table-cell office:value-type="float" office:value="1555510976.75069" calcext:value-type="float">
            <text:p>1555510976.75069</text:p>
          </table:table-cell>
          <table:table-cell office:value-type="float" office:value="5.38432312011719" calcext:value-type="float">
            <text:p>5.3843231201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555494956.99788" calcext:value-type="float">
            <text:p>1555494956.99788</text:p>
          </table:table-cell>
          <table:table-cell office:value-type="float" office:value="6.4413800239563" calcext:value-type="float">
            <text:p>6.441380024</text:p>
          </table:table-cell>
          <table:table-cell office:value-type="float" office:value="184" calcext:value-type="float">
            <text:p>184</text:p>
          </table:table-cell>
          <table:table-cell table:formula="of:=AVERAGE([.X197];[.T197];[.P197];[.L197];[.H197];[.D197])" office:value-type="float" office:value="5.52697249253591" calcext:value-type="float">
            <text:p>5.5269724925</text:p>
          </table:table-cell>
          <table:table-cell table:style-name="ce49" table:formula="of:=SUM([.Y197];[.U197];[.Q197];[.M197];[.I197];[.E197])" office:value-type="float" office:value="998" calcext:value-type="float">
            <text:p>998</text:p>
          </table:table-cell>
        </table:table-row>
        <table:table-row table:style-name="ro1" table:number-rows-repeated="1048378">
          <table:table-cell table:number-columns-repeated="27"/>
        </table:table-row>
        <table:table-row table:style-name="ro1">
          <table:table-cell/>
          <table:table-cell table:style-name="ce15"/>
          <table:table-cell table:style-name="ce17" table:number-columns-repeated="2"/>
          <table:table-cell table:style-name="ce25"/>
          <table:table-cell table:style-name="ce15"/>
          <table:table-cell table:style-name="ce17" table:number-columns-repeated="2"/>
          <table:table-cell table:style-name="ce25"/>
          <table:table-cell table:style-name="ce15"/>
          <table:table-cell table:style-name="ce17" table:number-columns-repeated="2"/>
          <table:table-cell table:style-name="ce25"/>
          <table:table-cell table:style-name="ce35"/>
          <table:table-cell table:style-name="ce40" table:number-columns-repeated="2"/>
          <table:table-cell table:style-name="ce45"/>
          <table:table-cell table:style-name="ce15"/>
          <table:table-cell table:style-name="ce17" table:number-columns-repeated="2"/>
          <table:table-cell table:style-name="ce25"/>
          <table:table-cell table:style-name="ce15"/>
          <table:table-cell table:style-name="ce17" table:number-columns-repeated="2"/>
          <table:table-cell table:style-name="ce25"/>
          <table:table-cell table:number-columns-repeated="2"/>
        </table:table-row>
      </table:table>
      <table:table table:name="t1log" table:style-name="ta1"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2880.07924" calcext:value-type="float">
            <text:p>1555502880.07924</text:p>
          </table:table-cell>
          <table:table-cell office:value-type="float" office:value="0.88932466506958" calcext:value-type="float">
            <text:p>0.889324665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2889.74974" calcext:value-type="float">
            <text:p>1555502889.74974</text:p>
          </table:table-cell>
          <table:table-cell office:value-type="float" office:value="0.315536022186279" calcext:value-type="float">
            <text:p>0.31553602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2901.4462" calcext:value-type="float">
            <text:p>1555502901.4462</text:p>
          </table:table-cell>
          <table:table-cell office:value-type="float" office:value="0.342518091201782" calcext:value-type="float">
            <text:p>0.342518091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2915.45617" calcext:value-type="float">
            <text:p>1555502915.45617</text:p>
          </table:table-cell>
          <table:table-cell office:value-type="float" office:value="0.252213001251221" calcext:value-type="float">
            <text:p>0.25221300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2934.71475" calcext:value-type="float">
            <text:p>1555502934.71475</text:p>
          </table:table-cell>
          <table:table-cell office:value-type="float" office:value="0.29156494140625" calcext:value-type="float">
            <text:p>0.291564941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2959.1956" calcext:value-type="float">
            <text:p>1555502959.1956</text:p>
          </table:table-cell>
          <table:table-cell office:value-type="float" office:value="0.290272235870361" calcext:value-type="float">
            <text:p>0.290272235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***50@256k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142.23253" calcext:value-type="float">
            <text:p>1555503142.23253</text:p>
          </table:table-cell>
          <table:table-cell office:value-type="float" office:value="1.40330219268799" calcext:value-type="float">
            <text:p>1.403302192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150.83242" calcext:value-type="float">
            <text:p>1555503150.83242</text:p>
          </table:table-cell>
          <table:table-cell office:value-type="float" office:value="1.71079421043396" calcext:value-type="float">
            <text:p>1.710794210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162.66408" calcext:value-type="float">
            <text:p>1555503162.66408</text:p>
          </table:table-cell>
          <table:table-cell office:value-type="float" office:value="0.401591777801514" calcext:value-type="float">
            <text:p>0.401591777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177.16284" calcext:value-type="float">
            <text:p>1555503177.16284</text:p>
          </table:table-cell>
          <table:table-cell office:value-type="float" office:value="0.402208089828491" calcext:value-type="float">
            <text:p>0.40220808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195.36825" calcext:value-type="float">
            <text:p>1555503195.36825</text:p>
          </table:table-cell>
          <table:table-cell office:value-type="float" office:value="0.421184539794922" calcext:value-type="float">
            <text:p>0.421184539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213.00995" calcext:value-type="float">
            <text:p>1555503213.00995</text:p>
          </table:table-cell>
          <table:table-cell office:value-type="float" office:value="0.400644540786743" calcext:value-type="float">
            <text:p>0.400644540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<text:a xlink:href="mailto:*******************75@256k" xlink:type="simple">*******************75@256k</text:a>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379.89226" calcext:value-type="float">
            <text:p>1555503379.89226</text:p>
          </table:table-cell>
          <table:table-cell office:value-type="float" office:value="1.91039204597473" calcext:value-type="float">
            <text:p>1.91039204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389.06826" calcext:value-type="float">
            <text:p>1555503389.06826</text:p>
          </table:table-cell>
          <table:table-cell office:value-type="float" office:value="2.14843344688416" calcext:value-type="float">
            <text:p>2.148433446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400.11207" calcext:value-type="float">
            <text:p>1555503400.11207</text:p>
          </table:table-cell>
          <table:table-cell office:value-type="float" office:value="0.450228452682495" calcext:value-type="float">
            <text:p>0.45022845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413.43571" calcext:value-type="float">
            <text:p>1555503413.43571</text:p>
          </table:table-cell>
          <table:table-cell office:value-type="float" office:value="0.487953424453735" calcext:value-type="float">
            <text:p>0.487953424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429.91339" calcext:value-type="float">
            <text:p>1555503429.91339</text:p>
          </table:table-cell>
          <table:table-cell office:value-type="float" office:value="0.726488351821899" calcext:value-type="float">
            <text:p>0.72648835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451.17865" calcext:value-type="float">
            <text:p>1555503451.17865</text:p>
          </table:table-cell>
          <table:table-cell office:value-type="float" office:value="0.787617206573486" calcext:value-type="float">
            <text:p>0.787617206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******************100@256k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610.14077" calcext:value-type="float">
            <text:p>1555503610.14077</text:p>
          </table:table-cell>
          <table:table-cell office:value-type="float" office:value="2.69812345504761" calcext:value-type="float">
            <text:p>2.69812345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619.87251" calcext:value-type="float">
            <text:p>1555503619.87251</text:p>
          </table:table-cell>
          <table:table-cell office:value-type="float" office:value="2.58711743354797" calcext:value-type="float">
            <text:p>2.587117433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631.83309" calcext:value-type="float">
            <text:p>1555503631.83309</text:p>
          </table:table-cell>
          <table:table-cell office:value-type="float" office:value="0.834978818893433" calcext:value-type="float">
            <text:p>0.834978818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645.30724" calcext:value-type="float">
            <text:p>1555503645.30724</text:p>
          </table:table-cell>
          <table:table-cell office:value-type="float" office:value="0.773362874984741" calcext:value-type="float">
            <text:p>0.77336287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663.37563" calcext:value-type="float">
            <text:p>1555503663.37563</text:p>
          </table:table-cell>
          <table:table-cell office:value-type="float" office:value="1.12125611305237" calcext:value-type="float">
            <text:p>1.121256113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685.97937" calcext:value-type="float">
            <text:p>1555503685.97937</text:p>
          </table:table-cell>
          <table:table-cell office:value-type="float" office:value="1.23166680335999" calcext:value-type="float">
            <text:p>1.231666803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****************125@256*****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985.17527" calcext:value-type="float">
            <text:p>1555503985.17527</text:p>
          </table:table-cell>
          <table:table-cell office:value-type="float" office:value="2.98174047470093" calcext:value-type="float">
            <text:p>2.981740474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3995.27407" calcext:value-type="float">
            <text:p>1555503995.27407</text:p>
          </table:table-cell>
          <table:table-cell office:value-type="float" office:value="3.18974232673645" calcext:value-type="float">
            <text:p>3.189742326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007.88029" calcext:value-type="float">
            <text:p>1555504007.88029</text:p>
          </table:table-cell>
          <table:table-cell office:value-type="float" office:value="1.30442309379578" calcext:value-type="float">
            <text:p>1.30442309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022.98551" calcext:value-type="float">
            <text:p>1555504022.98551</text:p>
          </table:table-cell>
          <table:table-cell office:value-type="float" office:value="1.49160742759705" calcext:value-type="float">
            <text:p>1.491607427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042.35413" calcext:value-type="float">
            <text:p>1555504042.35413</text:p>
          </table:table-cell>
          <table:table-cell office:value-type="float" office:value="1.5559024810791" calcext:value-type="float">
            <text:p>1.555902481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067.18001" calcext:value-type="float">
            <text:p>1555504067.18001</text:p>
          </table:table-cell>
          <table:table-cell office:value-type="float" office:value="1.65649676322937" calcext:value-type="float">
            <text:p>1.656496763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*****************150@256k*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227.04015" calcext:value-type="float">
            <text:p>1555504227.04015</text:p>
          </table:table-cell>
          <table:table-cell office:value-type="float" office:value="3.76515293121338" calcext:value-type="float">
            <text:p>3.765152931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238.00894" calcext:value-type="float">
            <text:p>1555504238.00894</text:p>
          </table:table-cell>
          <table:table-cell office:value-type="float" office:value="3.41806483268738" calcext:value-type="float">
            <text:p>3.418064832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251.02876" calcext:value-type="float">
            <text:p>1555504251.02876</text:p>
          </table:table-cell>
          <table:table-cell office:value-type="float" office:value="1.74597644805908" calcext:value-type="float">
            <text:p>1.745976448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271.79098" calcext:value-type="float">
            <text:p>1555504271.79098</text:p>
          </table:table-cell>
          <table:table-cell office:value-type="float" office:value="1.78205442428589" calcext:value-type="float">
            <text:p>1.782054424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295.53567" calcext:value-type="float">
            <text:p>1555504295.53567</text:p>
          </table:table-cell>
          <table:table-cell office:value-type="float" office:value="2.04357838630676" calcext:value-type="float">
            <text:p>2.043578386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324.47821" calcext:value-type="float">
            <text:p>1555504324.47821</text:p>
          </table:table-cell>
          <table:table-cell office:value-type="float" office:value="2.33273434638977" calcext:value-type="float">
            <text:p>2.332734346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****************175@256k*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478.67092" calcext:value-type="float">
            <text:p>1555504478.67092</text:p>
          </table:table-cell>
          <table:table-cell office:value-type="float" office:value="4.24069976806641" calcext:value-type="float">
            <text:p>4.240699768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493.35691" calcext:value-type="float">
            <text:p>1555504493.35691</text:p>
          </table:table-cell>
          <table:table-cell office:value-type="float" office:value="2.23335003852844" calcext:value-type="float">
            <text:p>2.233350038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508.07857" calcext:value-type="float">
            <text:p>1555504508.07857</text:p>
          </table:table-cell>
          <table:table-cell office:value-type="float" office:value="2.13680720329285" calcext:value-type="float">
            <text:p>2.136807203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526.17501" calcext:value-type="float">
            <text:p>1555504526.17501</text:p>
          </table:table-cell>
          <table:table-cell office:value-type="float" office:value="2.24432563781738" calcext:value-type="float">
            <text:p>2.244325637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545.78173" calcext:value-type="float">
            <text:p>1555504545.78173</text:p>
          </table:table-cell>
          <table:table-cell office:value-type="float" office:value="2.27269649505615" calcext:value-type="float">
            <text:p>2.272696495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577.00094" calcext:value-type="float">
            <text:p>1555504577.00094</text:p>
          </table:table-cell>
          <table:table-cell office:value-type="float" office:value="2.36892056465149" calcext:value-type="float">
            <text:p>2.3689205647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****************200@256k*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833.36983" calcext:value-type="float">
            <text:p>1555504833.36983</text:p>
          </table:table-cell>
          <table:table-cell office:value-type="float" office:value="0.283481359481811" calcext:value-type="float">
            <text:p>0.28348135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841.69772" calcext:value-type="float">
            <text:p>1555504841.69772</text:p>
          </table:table-cell>
          <table:table-cell office:value-type="float" office:value="0.301575422286987" calcext:value-type="float">
            <text:p>0.30157542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854.60601" calcext:value-type="float">
            <text:p>1555504854.60601</text:p>
          </table:table-cell>
          <table:table-cell office:value-type="float" office:value="0.227702379226685" calcext:value-type="float">
            <text:p>0.227702379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871.1784" calcext:value-type="float">
            <text:p>1555504871.1784</text:p>
          </table:table-cell>
          <table:table-cell office:value-type="float" office:value="0.235910892486572" calcext:value-type="float">
            <text:p>0.235910892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889.88511" calcext:value-type="float">
            <text:p>1555504889.88511</text:p>
          </table:table-cell>
          <table:table-cell office:value-type="float" office:value="0.243708610534668" calcext:value-type="float">
            <text:p>0.243708610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4914.21848" calcext:value-type="float">
            <text:p>1555504914.21848</text:p>
          </table:table-cell>
          <table:table-cell office:value-type="float" office:value="0.253551483154297" calcext:value-type="float">
            <text:p>0.253551483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50@1024k**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217.03993" calcext:value-type="float">
            <text:p>1555505217.03993</text:p>
          </table:table-cell>
          <table:table-cell office:value-type="float" office:value="0.357579708099365" calcext:value-type="float">
            <text:p>0.35757970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223.90395" calcext:value-type="float">
            <text:p>1555505223.90395</text:p>
          </table:table-cell>
          <table:table-cell office:value-type="float" office:value="0.359507322311401" calcext:value-type="float">
            <text:p>0.359507322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232.61483" calcext:value-type="float">
            <text:p>1555505232.61483</text:p>
          </table:table-cell>
          <table:table-cell office:value-type="float" office:value="0.366319894790649" calcext:value-type="float">
            <text:p>0.366319894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245.38755" calcext:value-type="float">
            <text:p>1555505245.38755</text:p>
          </table:table-cell>
          <table:table-cell office:value-type="float" office:value="0.415456295013428" calcext:value-type="float">
            <text:p>0.41545629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261.46648" calcext:value-type="float">
            <text:p>1555505261.46648</text:p>
          </table:table-cell>
          <table:table-cell office:value-type="float" office:value="0.351558923721313" calcext:value-type="float">
            <text:p>0.351558923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281.60125" calcext:value-type="float">
            <text:p>1555505281.60125</text:p>
          </table:table-cell>
          <table:table-cell office:value-type="float" office:value="0.336138248443604" calcext:value-type="float">
            <text:p>0.336138248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****************75k@1024k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446.26552" calcext:value-type="float">
            <text:p>1555505446.26552</text:p>
          </table:table-cell>
          <table:table-cell office:value-type="float" office:value="0.497215270996094" calcext:value-type="float">
            <text:p>0.49721527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452.62229" calcext:value-type="float">
            <text:p>1555505452.62229</text:p>
          </table:table-cell>
          <table:table-cell office:value-type="float" office:value="0.541186094284058" calcext:value-type="float">
            <text:p>0.541186094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462.07921" calcext:value-type="float">
            <text:p>1555505462.07921</text:p>
          </table:table-cell>
          <table:table-cell office:value-type="float" office:value="0.56157922744751" calcext:value-type="float">
            <text:p>0.561579227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475.31288" calcext:value-type="float">
            <text:p>1555505475.31288</text:p>
          </table:table-cell>
          <table:table-cell office:value-type="float" office:value="0.500057458877564" calcext:value-type="float">
            <text:p>0.500057458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492.33864" calcext:value-type="float">
            <text:p>1555505492.33864</text:p>
          </table:table-cell>
          <table:table-cell office:value-type="float" office:value="0.452885150909424" calcext:value-type="float">
            <text:p>0.45288515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513.90351" calcext:value-type="float">
            <text:p>1555505513.90351</text:p>
          </table:table-cell>
          <table:table-cell office:value-type="float" office:value="0.442525863647461" calcext:value-type="float">
            <text:p>0.442525863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*************100@1024k**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659.86857" calcext:value-type="float">
            <text:p>1555505659.86857</text:p>
          </table:table-cell>
          <table:table-cell office:value-type="float" office:value="0.698833465576172" calcext:value-type="float">
            <text:p>0.698833465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665.07301" calcext:value-type="float">
            <text:p>1555505665.07301</text:p>
          </table:table-cell>
          <table:table-cell office:value-type="float" office:value="0.70045804977417" calcext:value-type="float">
            <text:p>0.700458049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675.24807" calcext:value-type="float">
            <text:p>1555505675.24807</text:p>
          </table:table-cell>
          <table:table-cell office:value-type="float" office:value="0.655847549438477" calcext:value-type="float">
            <text:p>0.655847549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687.23141" calcext:value-type="float">
            <text:p>1555505687.23141</text:p>
          </table:table-cell>
          <table:table-cell office:value-type="float" office:value="0.573830604553223" calcext:value-type="float">
            <text:p>0.573830604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703.91424" calcext:value-type="float">
            <text:p>1555505703.91424</text:p>
          </table:table-cell>
          <table:table-cell office:value-type="float" office:value="0.586243629455566" calcext:value-type="float">
            <text:p>0.586243629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5724.86726" calcext:value-type="float">
            <text:p>1555505724.86726</text:p>
          </table:table-cell>
          <table:table-cell office:value-type="float" office:value="0.631816864013672" calcext:value-type="float">
            <text:p>0.63181686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****************125@1024k*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537.7654" calcext:value-type="float">
            <text:p>1555506537.7654</text:p>
          </table:table-cell>
          <table:table-cell office:value-type="float" office:value="0.795374631881714" calcext:value-type="float">
            <text:p>0.795374631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543.88131" calcext:value-type="float">
            <text:p>1555506543.88131</text:p>
          </table:table-cell>
          <table:table-cell office:value-type="float" office:value="0.786738634109497" calcext:value-type="float">
            <text:p>0.786738634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554.29895" calcext:value-type="float">
            <text:p>1555506554.29895</text:p>
          </table:table-cell>
          <table:table-cell office:value-type="float" office:value="0.615364789962769" calcext:value-type="float">
            <text:p>0.6153647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565.9245" calcext:value-type="float">
            <text:p>1555506565.9245</text:p>
          </table:table-cell>
          <table:table-cell office:value-type="float" office:value="0.705373287200928" calcext:value-type="float">
            <text:p>0.705373287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583.03952" calcext:value-type="float">
            <text:p>1555506583.03952</text:p>
          </table:table-cell>
          <table:table-cell office:value-type="float" office:value="0.610068082809448" calcext:value-type="float">
            <text:p>0.610068082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606.75125" calcext:value-type="float">
            <text:p>1555506606.75125</text:p>
          </table:table-cell>
          <table:table-cell office:value-type="float" office:value="0.687723159790039" calcext:value-type="float">
            <text:p>0.6877231598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****************150@1024k*******************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781.67803" calcext:value-type="float">
            <text:p>1555506781.67803</text:p>
          </table:table-cell>
          <table:table-cell office:value-type="float" office:value="0.719586133956909" calcext:value-type="float">
            <text:p>0.71958613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787.27913" calcext:value-type="float">
            <text:p>1555506787.27913</text:p>
          </table:table-cell>
          <table:table-cell office:value-type="float" office:value="0.751361131668091" calcext:value-type="float">
            <text:p>0.751361131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796.65457" calcext:value-type="float">
            <text:p>1555506796.65457</text:p>
          </table:table-cell>
          <table:table-cell office:value-type="float" office:value="0.661648750305176" calcext:value-type="float">
            <text:p>0.661648750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807.63201" calcext:value-type="float">
            <text:p>1555506807.63201</text:p>
          </table:table-cell>
          <table:table-cell office:value-type="float" office:value="0.629151821136475" calcext:value-type="float">
            <text:p>0.629151821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823.05025" calcext:value-type="float">
            <text:p>1555506823.05025</text:p>
          </table:table-cell>
          <table:table-cell office:value-type="float" office:value="0.552267551422119" calcext:value-type="float">
            <text:p>0.552267551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841.98122" calcext:value-type="float">
            <text:p>1555506841.98122</text:p>
          </table:table-cell>
          <table:table-cell office:value-type="float" office:value="0.637933254241943" calcext:value-type="float">
            <text:p>0.637933254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***175@1024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978.19307" calcext:value-type="float">
            <text:p>1555506978.19307</text:p>
          </table:table-cell>
          <table:table-cell office:value-type="float" office:value="1.02432823181152" calcext:value-type="float">
            <text:p>1.02432823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984.59709" calcext:value-type="float">
            <text:p>1555506984.59709</text:p>
          </table:table-cell>
          <table:table-cell office:value-type="float" office:value="0.903773307800293" calcext:value-type="float">
            <text:p>0.903773307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6995.67999" calcext:value-type="float">
            <text:p>1555506995.67999</text:p>
          </table:table-cell>
          <table:table-cell office:value-type="float" office:value="0.887734413146973" calcext:value-type="float">
            <text:p>0.887734413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008.34221" calcext:value-type="float">
            <text:p>1555507008.34221</text:p>
          </table:table-cell>
          <table:table-cell office:value-type="float" office:value="0.940430641174316" calcext:value-type="float">
            <text:p>0.940430641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024.48962" calcext:value-type="float">
            <text:p>1555507024.48962</text:p>
          </table:table-cell>
          <table:table-cell office:value-type="float" office:value="0.815586805343628" calcext:value-type="float">
            <text:p>0.815586805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045.36113" calcext:value-type="float">
            <text:p>1555507045.36113</text:p>
          </table:table-cell>
          <table:table-cell office:value-type="float" office:value="0.890975713729858" calcext:value-type="float">
            <text:p>0.890975713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*****200@1024k**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243.4295" calcext:value-type="float">
            <text:p>1555507243.4295</text:p>
          </table:table-cell>
          <table:table-cell office:value-type="float" office:value="0.24667501449585" calcext:value-type="float">
            <text:p>0.24667501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251.41871" calcext:value-type="float">
            <text:p>1555507251.41871</text:p>
          </table:table-cell>
          <table:table-cell office:value-type="float" office:value="0.21808934211731" calcext:value-type="float">
            <text:p>0.21808934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263.16055" calcext:value-type="float">
            <text:p>1555507263.16055</text:p>
          </table:table-cell>
          <table:table-cell office:value-type="float" office:value="0.200022459030151" calcext:value-type="float">
            <text:p>0.20002245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280.40097" calcext:value-type="float">
            <text:p>1555507280.40097</text:p>
          </table:table-cell>
          <table:table-cell office:value-type="float" office:value="0.204128980636597" calcext:value-type="float">
            <text:p>0.204128980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302.2803" calcext:value-type="float">
            <text:p>1555507302.2803</text:p>
          </table:table-cell>
          <table:table-cell office:value-type="float" office:value="0.218042850494385" calcext:value-type="float">
            <text:p>0.218042850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327.23828" calcext:value-type="float">
            <text:p>1555507327.23828</text:p>
          </table:table-cell>
          <table:table-cell office:value-type="float" office:value="0.230666875839233" calcext:value-type="float">
            <text:p>0.230666875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50@512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504.25865" calcext:value-type="float">
            <text:p>1555507504.25865</text:p>
          </table:table-cell>
          <table:table-cell office:value-type="float" office:value="0.354387044906616" calcext:value-type="float">
            <text:p>0.354387044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511.93077" calcext:value-type="float">
            <text:p>1555507511.93077</text:p>
          </table:table-cell>
          <table:table-cell office:value-type="float" office:value="0.385850429534912" calcext:value-type="float">
            <text:p>0.385850429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523.72807" calcext:value-type="float">
            <text:p>1555507523.72807</text:p>
          </table:table-cell>
          <table:table-cell office:value-type="float" office:value="0.374682903289795" calcext:value-type="float">
            <text:p>0.374682903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537.96035" calcext:value-type="float">
            <text:p>1555507537.96035</text:p>
          </table:table-cell>
          <table:table-cell office:value-type="float" office:value="0.341679334640503" calcext:value-type="float">
            <text:p>0.341679334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553.33169" calcext:value-type="float">
            <text:p>1555507553.33169</text:p>
          </table:table-cell>
          <table:table-cell office:value-type="float" office:value="0.445589303970337" calcext:value-type="float">
            <text:p>0.44558930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576.45892" calcext:value-type="float">
            <text:p>1555507576.45892</text:p>
          </table:table-cell>
          <table:table-cell office:value-type="float" office:value="0.332486867904663" calcext:value-type="float">
            <text:p>0.332486867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***75@512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703.69538" calcext:value-type="float">
            <text:p>1555507703.69538</text:p>
          </table:table-cell>
          <table:table-cell office:value-type="float" office:value="0.654111623764038" calcext:value-type="float">
            <text:p>0.654111623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709.87077" calcext:value-type="float">
            <text:p>1555507709.87077</text:p>
          </table:table-cell>
          <table:table-cell office:value-type="float" office:value="0.476529836654663" calcext:value-type="float">
            <text:p>0.47652983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719.26762" calcext:value-type="float">
            <text:p>1555507719.26762</text:p>
          </table:table-cell>
          <table:table-cell office:value-type="float" office:value="0.38225531578064" calcext:value-type="float">
            <text:p>0.382255315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732.36831" calcext:value-type="float">
            <text:p>1555507732.36831</text:p>
          </table:table-cell>
          <table:table-cell office:value-type="float" office:value="0.383079051971436" calcext:value-type="float">
            <text:p>0.38307905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748.76323" calcext:value-type="float">
            <text:p>1555507748.76323</text:p>
          </table:table-cell>
          <table:table-cell office:value-type="float" office:value="0.439224481582642" calcext:value-type="float">
            <text:p>0.439224481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7769.15175" calcext:value-type="float">
            <text:p>1555507769.15175</text:p>
          </table:table-cell>
          <table:table-cell office:value-type="float" office:value="0.384706020355225" calcext:value-type="float">
            <text:p>0.384706020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***100@512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057.38298" calcext:value-type="float">
            <text:p>1555508057.38298</text:p>
          </table:table-cell>
          <table:table-cell office:value-type="float" office:value="1.16229510307312" calcext:value-type="float">
            <text:p>1.162295103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064.48961" calcext:value-type="float">
            <text:p>1555508064.48961</text:p>
          </table:table-cell>
          <table:table-cell office:value-type="float" office:value="0.478635787963867" calcext:value-type="float">
            <text:p>0.47863578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073.86594" calcext:value-type="float">
            <text:p>1555508073.86594</text:p>
          </table:table-cell>
          <table:table-cell office:value-type="float" office:value="0.645200252532959" calcext:value-type="float">
            <text:p>0.645200252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089.39672" calcext:value-type="float">
            <text:p>1555508089.39672</text:p>
          </table:table-cell>
          <table:table-cell office:value-type="float" office:value="0.529000520706177" calcext:value-type="float">
            <text:p>0.529000520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103.45655" calcext:value-type="float">
            <text:p>1555508103.45655</text:p>
          </table:table-cell>
          <table:table-cell office:value-type="float" office:value="0.616092920303345" calcext:value-type="float">
            <text:p>0.616092920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124.81049" calcext:value-type="float">
            <text:p>1555508124.81049</text:p>
          </table:table-cell>
          <table:table-cell office:value-type="float" office:value="0.673147916793823" calcext:value-type="float">
            <text:p>0.673147916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***125@512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268.84048" calcext:value-type="float">
            <text:p>1555508268.84048</text:p>
          </table:table-cell>
          <table:table-cell office:value-type="float" office:value="1.43491697311401" calcext:value-type="float">
            <text:p>1.434916973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276.08858" calcext:value-type="float">
            <text:p>1555508276.08858</text:p>
          </table:table-cell>
          <table:table-cell office:value-type="float" office:value="0.583570718765259" calcext:value-type="float">
            <text:p>0.5835707188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284.95033" calcext:value-type="float">
            <text:p>1555508284.95033</text:p>
          </table:table-cell>
          <table:table-cell office:value-type="float" office:value="0.641873598098755" calcext:value-type="float">
            <text:p>0.641873598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297.00521" calcext:value-type="float">
            <text:p>1555508297.00521</text:p>
          </table:table-cell>
          <table:table-cell office:value-type="float" office:value="0.804570198059082" calcext:value-type="float">
            <text:p>0.804570198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312.0984" calcext:value-type="float">
            <text:p>1555508312.0984</text:p>
          </table:table-cell>
          <table:table-cell office:value-type="float" office:value="0.828902006149292" calcext:value-type="float">
            <text:p>0.828902006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333.95279" calcext:value-type="float">
            <text:p>1555508333.95279</text:p>
          </table:table-cell>
          <table:table-cell office:value-type="float" office:value="0.86725926399231" calcext:value-type="float">
            <text:p>0.86725926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****150@512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456.3709" calcext:value-type="float">
            <text:p>1555508456.3709</text:p>
          </table:table-cell>
          <table:table-cell office:value-type="float" office:value="1.60463333129883" calcext:value-type="float">
            <text:p>1.604633331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462.8569" calcext:value-type="float">
            <text:p>1555508462.8569</text:p>
          </table:table-cell>
          <table:table-cell office:value-type="float" office:value="0.906927347183228" calcext:value-type="float">
            <text:p>0.906927347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471.5561" calcext:value-type="float">
            <text:p>1555508471.5561</text:p>
          </table:table-cell>
          <table:table-cell office:value-type="float" office:value="0.777300834655762" calcext:value-type="float">
            <text:p>0.777300834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483.30577" calcext:value-type="float">
            <text:p>1555508483.30577</text:p>
          </table:table-cell>
          <table:table-cell office:value-type="float" office:value="1.03852868080139" calcext:value-type="float">
            <text:p>1.038528680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499.61875" calcext:value-type="float">
            <text:p>1555508499.61875</text:p>
          </table:table-cell>
          <table:table-cell office:value-type="float" office:value="1.08599662780762" calcext:value-type="float">
            <text:p>1.085996627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519.44705" calcext:value-type="float">
            <text:p>1555508519.44705</text:p>
          </table:table-cell>
          <table:table-cell office:value-type="float" office:value="1.16716051101685" calcext:value-type="float">
            <text:p>1.16716051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******175@512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644.97762" calcext:value-type="float">
            <text:p>1555508644.97762</text:p>
          </table:table-cell>
          <table:table-cell office:value-type="float" office:value="1.976637840271" calcext:value-type="float">
            <text:p>1.97663784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652.80624" calcext:value-type="float">
            <text:p>1555508652.80624</text:p>
          </table:table-cell>
          <table:table-cell office:value-type="float" office:value="0.965666055679321" calcext:value-type="float">
            <text:p>0.965666055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660.38277" calcext:value-type="float">
            <text:p>1555508660.38277</text:p>
          </table:table-cell>
          <table:table-cell office:value-type="float" office:value="1.09980058670044" calcext:value-type="float">
            <text:p>1.099800586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672.91797" calcext:value-type="float">
            <text:p>1555508672.91797</text:p>
          </table:table-cell>
          <table:table-cell office:value-type="float" office:value="1.08450865745544" calcext:value-type="float">
            <text:p>1.084508657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688.88879" calcext:value-type="float">
            <text:p>1555508688.88879</text:p>
          </table:table-cell>
          <table:table-cell office:value-type="float" office:value="1.17154264450073" calcext:value-type="float">
            <text:p>1.171542644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8709.39282" calcext:value-type="float">
            <text:p>1555508709.39282</text:p>
          </table:table-cell>
          <table:table-cell office:value-type="float" office:value="1.38276481628418" calcext:value-type="float">
            <text:p>1.382764816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******200@512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134.70896" calcext:value-type="float">
            <text:p>1555509134.70896</text:p>
          </table:table-cell>
          <table:table-cell office:value-type="float" office:value="2.00156188011169" calcext:value-type="float">
            <text:p>2.00156188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151.67279" calcext:value-type="float">
            <text:p>1555509151.67279</text:p>
          </table:table-cell>
          <table:table-cell office:value-type="float" office:value="2.2657310962677" calcext:value-type="float">
            <text:p>2.265731096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170.93403" calcext:value-type="float">
            <text:p>1555509170.93403</text:p>
          </table:table-cell>
          <table:table-cell office:value-type="float" office:value="0.240618228912354" calcext:value-type="float">
            <text:p>0.240618228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189.91578" calcext:value-type="float">
            <text:p>1555509189.91578</text:p>
          </table:table-cell>
          <table:table-cell office:value-type="float" office:value="0.389824390411377" calcext:value-type="float">
            <text:p>0.38982439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210.4011" calcext:value-type="float">
            <text:p>1555509210.4011</text:p>
          </table:table-cell>
          <table:table-cell office:value-type="float" office:value="0.259097576141357" calcext:value-type="float">
            <text:p>0.25909757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231.93514" calcext:value-type="float">
            <text:p>1555509231.93514</text:p>
          </table:table-cell>
          <table:table-cell office:value-type="float" office:value="0.264437437057495" calcext:value-type="float">
            <text:p>0.264437437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50@128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389.79409" calcext:value-type="float">
            <text:p>1555509389.79409</text:p>
          </table:table-cell>
          <table:table-cell office:value-type="float" office:value="4.10621213912964" calcext:value-type="float">
            <text:p>4.106212139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410.84643" calcext:value-type="float">
            <text:p>1555509410.84643</text:p>
          </table:table-cell>
          <table:table-cell office:value-type="float" office:value="1.48507189750671" calcext:value-type="float">
            <text:p>1.485071897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426.65986" calcext:value-type="float">
            <text:p>1555509426.65986</text:p>
          </table:table-cell>
          <table:table-cell office:value-type="float" office:value="4.59122276306152" calcext:value-type="float">
            <text:p>4.591222763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447.05312" calcext:value-type="float">
            <text:p>1555509447.05312</text:p>
          </table:table-cell>
          <table:table-cell office:value-type="float" office:value="3.32487177848816" calcext:value-type="float">
            <text:p>3.32487177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470.27027" calcext:value-type="float">
            <text:p>1555509470.27027</text:p>
          </table:table-cell>
          <table:table-cell office:value-type="float" office:value="1.62875699996948" calcext:value-type="float">
            <text:p>1.62875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498.26593" calcext:value-type="float">
            <text:p>1555509498.26593</text:p>
          </table:table-cell>
          <table:table-cell office:value-type="float" office:value="1.65812706947327" calcext:value-type="float">
            <text:p>1.658127069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***100@128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669.42131" calcext:value-type="float">
            <text:p>1555509669.42131</text:p>
          </table:table-cell>
          <table:table-cell office:value-type="float" office:value="3.01945471763611" calcext:value-type="float">
            <text:p>3.019454717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686.29913" calcext:value-type="float">
            <text:p>1555509686.29913</text:p>
          </table:table-cell>
          <table:table-cell office:value-type="float" office:value="3.55283641815186" calcext:value-type="float">
            <text:p>3.552836418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705.20831" calcext:value-type="float">
            <text:p>1555509705.20831</text:p>
          </table:table-cell>
          <table:table-cell office:value-type="float" office:value="2.6681694984436" calcext:value-type="float">
            <text:p>2.668169498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722.20457" calcext:value-type="float">
            <text:p>1555509722.20457</text:p>
          </table:table-cell>
          <table:table-cell office:value-type="float" office:value="3.70355916023254" calcext:value-type="float">
            <text:p>3.703559160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742.45261" calcext:value-type="float">
            <text:p>1555509742.45261</text:p>
          </table:table-cell>
          <table:table-cell office:value-type="float" office:value="1.66240549087524" calcext:value-type="float">
            <text:p>1.662405490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764.63952" calcext:value-type="float">
            <text:p>1555509764.63952</text:p>
          </table:table-cell>
          <table:table-cell office:value-type="float" office:value="0.501424789428711" calcext:value-type="float">
            <text:p>0.501424789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75@128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925.21295" calcext:value-type="float">
            <text:p>1555509925.21295</text:p>
          </table:table-cell>
          <table:table-cell office:value-type="float" office:value="5.3230721950531" calcext:value-type="float">
            <text:p>5.323072195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947.96108" calcext:value-type="float">
            <text:p>1555509947.96108</text:p>
          </table:table-cell>
          <table:table-cell office:value-type="float" office:value="2.507648229599" calcext:value-type="float">
            <text:p>2.507648229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964.12455" calcext:value-type="float">
            <text:p>1555509964.12455</text:p>
          </table:table-cell>
          <table:table-cell office:value-type="float" office:value="5.96647810935974" calcext:value-type="float">
            <text:p>5.966478109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09991.73008" calcext:value-type="float">
            <text:p>1555509991.73008</text:p>
          </table:table-cell>
          <table:table-cell office:value-type="float" office:value="2.09537625312805" calcext:value-type="float">
            <text:p>2.095376253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017.2124" calcext:value-type="float">
            <text:p>1555510017.2124</text:p>
          </table:table-cell>
          <table:table-cell office:value-type="float" office:value="2.53722643852234" calcext:value-type="float">
            <text:p>2.537226438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044.334" calcext:value-type="float">
            <text:p>1555510044.334</text:p>
          </table:table-cell>
          <table:table-cell office:value-type="float" office:value="2.7426130771637" calcext:value-type="float">
            <text:p>2.742613077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*****125@128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216.69453" calcext:value-type="float">
            <text:p>1555510216.69453</text:p>
          </table:table-cell>
          <table:table-cell office:value-type="float" office:value="6.28257536888123" calcext:value-type="float">
            <text:p>6.282575368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237.12677" calcext:value-type="float">
            <text:p>1555510237.12677</text:p>
          </table:table-cell>
          <table:table-cell office:value-type="float" office:value="6.5806028842926" calcext:value-type="float">
            <text:p>6.580602884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260.8537" calcext:value-type="float">
            <text:p>1555510260.8537</text:p>
          </table:table-cell>
          <table:table-cell office:value-type="float" office:value="3.57932353019714" calcext:value-type="float">
            <text:p>3.579323530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283.24138" calcext:value-type="float">
            <text:p>1555510283.24138</text:p>
          </table:table-cell>
          <table:table-cell office:value-type="float" office:value="3.31514072418213" calcext:value-type="float">
            <text:p>3.315140724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310.24919" calcext:value-type="float">
            <text:p>1555510310.24919</text:p>
          </table:table-cell>
          <table:table-cell office:value-type="float" office:value="4.74850511550903" calcext:value-type="float">
            <text:p>4.748505115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345.10067" calcext:value-type="float">
            <text:p>1555510345.10067</text:p>
          </table:table-cell>
          <table:table-cell office:value-type="float" office:value="3.63591647148132" calcext:value-type="float">
            <text:p>3.635916471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****150@128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508.3207" calcext:value-type="float">
            <text:p>1555510508.3207</text:p>
          </table:table-cell>
          <table:table-cell office:value-type="float" office:value="7.49776887893677" calcext:value-type="float">
            <text:p>7.497768878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535.32625" calcext:value-type="float">
            <text:p>1555510535.32625</text:p>
          </table:table-cell>
          <table:table-cell office:value-type="float" office:value="3.71627497673035" calcext:value-type="float">
            <text:p>3.716274976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563.13537" calcext:value-type="float">
            <text:p>1555510563.13537</text:p>
          </table:table-cell>
          <table:table-cell office:value-type="float" office:value="3.73998165130615" calcext:value-type="float">
            <text:p>3.739981651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591.18023" calcext:value-type="float">
            <text:p>1555510591.18023</text:p>
          </table:table-cell>
          <table:table-cell office:value-type="float" office:value="4.23736786842346" calcext:value-type="float">
            <text:p>4.237367868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630.99634" calcext:value-type="float">
            <text:p>1555510630.99634</text:p>
          </table:table-cell>
          <table:table-cell office:value-type="float" office:value="4.0651867389679" calcext:value-type="float">
            <text:p>4.06518673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681.30853" calcext:value-type="float">
            <text:p>1555510681.30853</text:p>
          </table:table-cell>
          <table:table-cell office:value-type="float" office:value="4.50652694702148" calcext:value-type="float">
            <text:p>4.50652694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*****175@128k</text:p>
          </table:table-cell>
          <table:table-cell table:number-columns-repeated="3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809.0514" calcext:value-type="float">
            <text:p>1555510809.0514</text:p>
          </table:table-cell>
          <table:table-cell office:value-type="float" office:value="8.52100920677185" calcext:value-type="float">
            <text:p>8.521009206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831.98582" calcext:value-type="float">
            <text:p>1555510831.98582</text:p>
          </table:table-cell>
          <table:table-cell office:value-type="float" office:value="7.92275667190552" calcext:value-type="float">
            <text:p>7.922756671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869.52429" calcext:value-type="float">
            <text:p>1555510869.52429</text:p>
          </table:table-cell>
          <table:table-cell office:value-type="float" office:value="3.92045331001282" calcext:value-type="float">
            <text:p>3.9204533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892.49513" calcext:value-type="float">
            <text:p>1555510892.49513</text:p>
          </table:table-cell>
          <table:table-cell office:value-type="float" office:value="4.08234453201294" calcext:value-type="float">
            <text:p>4.08234453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922.40876" calcext:value-type="float">
            <text:p>1555510922.40876</text:p>
          </table:table-cell>
          <table:table-cell office:value-type="float" office:value="4.90566396713257" calcext:value-type="float">
            <text:p>4.905663967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1555510970.74937" calcext:value-type="float">
            <text:p>1555510970.74937</text:p>
          </table:table-cell>
          <table:table-cell office:value-type="float" office:value="4.91373419761658" calcext:value-type="float">
            <text:p>4.913734197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*****200@128k</text:p>
          </table:table-cell>
          <table:table-cell table:number-columns-repeated="3"/>
        </table:table-row>
      </table:table>
      <table:table table:name="t2log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6857.28753" calcext:value-type="float">
            <text:p>1555486857.28753</text:p>
          </table:table-cell>
          <table:table-cell office:value-type="float" office:value="0.201395273208618" calcext:value-type="float">
            <text:p>0.201395273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6869.68482" calcext:value-type="float">
            <text:p>1555486869.68482</text:p>
          </table:table-cell>
          <table:table-cell office:value-type="float" office:value="0.216708421707153" calcext:value-type="float">
            <text:p>0.216708421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6888.06419" calcext:value-type="float">
            <text:p>1555486888.06419</text:p>
          </table:table-cell>
          <table:table-cell office:value-type="float" office:value="0.193284034729004" calcext:value-type="float">
            <text:p>0.19328403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6907.36346" calcext:value-type="float">
            <text:p>1555486907.36346</text:p>
          </table:table-cell>
          <table:table-cell office:value-type="float" office:value="0.220489978790283" calcext:value-type="float">
            <text:p>0.220489978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6930.78498" calcext:value-type="float">
            <text:p>1555486930.78498</text:p>
          </table:table-cell>
          <table:table-cell office:value-type="float" office:value="0.215665817260742" calcext:value-type="float">
            <text:p>0.215665817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**50@256k*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121.63298" calcext:value-type="float">
            <text:p>1555487121.63298</text:p>
          </table:table-cell>
          <table:table-cell office:value-type="float" office:value="0.285412788391113" calcext:value-type="float">
            <text:p>0.285412788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133.54885" calcext:value-type="float">
            <text:p>1555487133.54885</text:p>
          </table:table-cell>
          <table:table-cell office:value-type="float" office:value="0.285593271255493" calcext:value-type="float">
            <text:p>0.285593271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147.40445" calcext:value-type="float">
            <text:p>1555487147.40445</text:p>
          </table:table-cell>
          <table:table-cell office:value-type="float" office:value="0.25922966003418" calcext:value-type="float">
            <text:p>0.2592296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165.79867" calcext:value-type="float">
            <text:p>1555487165.79867</text:p>
          </table:table-cell>
          <table:table-cell office:value-type="float" office:value="0.293098926544189" calcext:value-type="float">
            <text:p>0.293098926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189.54854" calcext:value-type="float">
            <text:p>1555487189.54854</text:p>
          </table:table-cell>
          <table:table-cell office:value-type="float" office:value="0.30016040802002" calcext:value-type="float">
            <text:p>0.300160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*****************75@256k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361.02226" calcext:value-type="float">
            <text:p>1555487361.02226</text:p>
          </table:table-cell>
          <table:table-cell office:value-type="float" office:value="0.429852962493897" calcext:value-type="float">
            <text:p>0.429852962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371.73158" calcext:value-type="float">
            <text:p>1555487371.73158</text:p>
          </table:table-cell>
          <table:table-cell office:value-type="float" office:value="0.431453227996826" calcext:value-type="float">
            <text:p>0.43145322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385.21928" calcext:value-type="float">
            <text:p>1555487385.21928</text:p>
          </table:table-cell>
          <table:table-cell office:value-type="float" office:value="0.559621095657349" calcext:value-type="float">
            <text:p>0.55962109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402.15626" calcext:value-type="float">
            <text:p>1555487402.15626</text:p>
          </table:table-cell>
          <table:table-cell office:value-type="float" office:value="0.816832780838013" calcext:value-type="float">
            <text:p>0.816832780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425.87279" calcext:value-type="float">
            <text:p>1555487425.87279</text:p>
          </table:table-cell>
          <table:table-cell office:value-type="float" office:value="0.826222896575928" calcext:value-type="float">
            <text:p>0.826222896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*****************100@256k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591.30949" calcext:value-type="float">
            <text:p>1555487591.30949</text:p>
          </table:table-cell>
          <table:table-cell office:value-type="float" office:value="0.894192457199097" calcext:value-type="float">
            <text:p>0.894192457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602.9912" calcext:value-type="float">
            <text:p>1555487602.9912</text:p>
          </table:table-cell>
          <table:table-cell office:value-type="float" office:value="0.899559736251831" calcext:value-type="float">
            <text:p>0.899559736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617.28448" calcext:value-type="float">
            <text:p>1555487617.28448</text:p>
          </table:table-cell>
          <table:table-cell office:value-type="float" office:value="1.02278304100037" calcext:value-type="float">
            <text:p>1.02278304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639.63438" calcext:value-type="float">
            <text:p>1555487639.63438</text:p>
          </table:table-cell>
          <table:table-cell office:value-type="float" office:value="1.28775954246521" calcext:value-type="float">
            <text:p>1.287759542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659.75375" calcext:value-type="float">
            <text:p>1555487659.75375</text:p>
          </table:table-cell>
          <table:table-cell office:value-type="float" office:value="1.30710172653198" calcext:value-type="float">
            <text:p>1.307101726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*************125@256k*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967.66562" calcext:value-type="float">
            <text:p>1555487967.66562</text:p>
          </table:table-cell>
          <table:table-cell office:value-type="float" office:value="1.21222329139709" calcext:value-type="float">
            <text:p>1.212223291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979.44206" calcext:value-type="float">
            <text:p>1555487979.44206</text:p>
          </table:table-cell>
          <table:table-cell office:value-type="float" office:value="1.36109018325806" calcext:value-type="float">
            <text:p>1.361090183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7998.92539" calcext:value-type="float">
            <text:p>1555487998.92539</text:p>
          </table:table-cell>
          <table:table-cell office:value-type="float" office:value="1.48167777061462" calcext:value-type="float">
            <text:p>1.481677770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017" calcext:value-type="float">
            <text:p>1555488017</text:p>
          </table:table-cell>
          <table:table-cell office:value-type="float" office:value="1.73065519332886" calcext:value-type="float">
            <text:p>1.73065519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042.50028" calcext:value-type="float">
            <text:p>1555488042.50028</text:p>
          </table:table-cell>
          <table:table-cell office:value-type="float" office:value="1.9841320514679" calcext:value-type="float">
            <text:p>1.984132051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*****************150@256k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210.73861" calcext:value-type="float">
            <text:p>1555488210.73861</text:p>
          </table:table-cell>
          <table:table-cell office:value-type="float" office:value="1.70971989631653" calcext:value-type="float">
            <text:p>1.709719896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222.33967" calcext:value-type="float">
            <text:p>1555488222.33967</text:p>
          </table:table-cell>
          <table:table-cell office:value-type="float" office:value="1.72758102416992" calcext:value-type="float">
            <text:p>1.727581024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238.33242" calcext:value-type="float">
            <text:p>1555488238.33242</text:p>
          </table:table-cell>
          <table:table-cell office:value-type="float" office:value="1.83946847915649" calcext:value-type="float">
            <text:p>1.839468479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255.69229" calcext:value-type="float">
            <text:p>1555488255.69229</text:p>
          </table:table-cell>
          <table:table-cell office:value-type="float" office:value="2.10691452026367" calcext:value-type="float">
            <text:p>2.106914520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285.39336" calcext:value-type="float">
            <text:p>1555488285.39336</text:p>
          </table:table-cell>
          <table:table-cell office:value-type="float" office:value="2.4295129776001" calcext:value-type="float">
            <text:p>2.4295129776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******************175@256k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457.79296" calcext:value-type="float">
            <text:p>1555488457.79296</text:p>
          </table:table-cell>
          <table:table-cell office:value-type="float" office:value="3.41330432891846" calcext:value-type="float">
            <text:p>3.413304328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474.12349" calcext:value-type="float">
            <text:p>1555488474.12349</text:p>
          </table:table-cell>
          <table:table-cell office:value-type="float" office:value="2.20455932617187" calcext:value-type="float">
            <text:p>2.204559326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491.84287" calcext:value-type="float">
            <text:p>1555488491.84287</text:p>
          </table:table-cell>
          <table:table-cell office:value-type="float" office:value="2.41035747528076" calcext:value-type="float">
            <text:p>2.410357475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523.12663" calcext:value-type="float">
            <text:p>1555488523.12663</text:p>
          </table:table-cell>
          <table:table-cell office:value-type="float" office:value="2.3624951839447" calcext:value-type="float">
            <text:p>2.362495183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548.49132" calcext:value-type="float">
            <text:p>1555488548.49132</text:p>
          </table:table-cell>
          <table:table-cell office:value-type="float" office:value="2.73216986656189" calcext:value-type="float">
            <text:p>2.732169866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****************200@256k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809.45614" calcext:value-type="float">
            <text:p>1555488809.45614</text:p>
          </table:table-cell>
          <table:table-cell office:value-type="float" office:value="0.191292524337769" calcext:value-type="float">
            <text:p>0.19129252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820.81601" calcext:value-type="float">
            <text:p>1555488820.81601</text:p>
          </table:table-cell>
          <table:table-cell office:value-type="float" office:value="0.21573543548584" calcext:value-type="float">
            <text:p>0.21573543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834.46949" calcext:value-type="float">
            <text:p>1555488834.46949</text:p>
          </table:table-cell>
          <table:table-cell office:value-type="float" office:value="0.226219415664673" calcext:value-type="float">
            <text:p>0.226219415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852.86342" calcext:value-type="float">
            <text:p>1555488852.86342</text:p>
          </table:table-cell>
          <table:table-cell office:value-type="float" office:value="0.196736335754395" calcext:value-type="float">
            <text:p>0.196736335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8873.99774" calcext:value-type="float">
            <text:p>1555488873.99774</text:p>
          </table:table-cell>
          <table:table-cell office:value-type="float" office:value="0.197672367095947" calcext:value-type="float">
            <text:p>0.197672367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50@1024k****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191.83893" calcext:value-type="float">
            <text:p>1555489191.83893</text:p>
          </table:table-cell>
          <table:table-cell office:value-type="float" office:value="0.285929203033447" calcext:value-type="float">
            <text:p>0.28592920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202.70668" calcext:value-type="float">
            <text:p>1555489202.70668</text:p>
          </table:table-cell>
          <table:table-cell office:value-type="float" office:value="0.291221380233765" calcext:value-type="float">
            <text:p>0.291221380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218.27282" calcext:value-type="float">
            <text:p>1555489218.27282</text:p>
          </table:table-cell>
          <table:table-cell office:value-type="float" office:value="0.285322666168213" calcext:value-type="float">
            <text:p>0.285322666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237.74372" calcext:value-type="float">
            <text:p>1555489237.74372</text:p>
          </table:table-cell>
          <table:table-cell office:value-type="float" office:value="0.334770202636719" calcext:value-type="float">
            <text:p>0.334770202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259.75657" calcext:value-type="float">
            <text:p>1555489259.75657</text:p>
          </table:table-cell>
          <table:table-cell office:value-type="float" office:value="0.534924507141113" calcext:value-type="float">
            <text:p>0.534924507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********************75@1024k***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422.26223" calcext:value-type="float">
            <text:p>1555489422.26223</text:p>
          </table:table-cell>
          <table:table-cell office:value-type="float" office:value="0.382919549942017" calcext:value-type="float">
            <text:p>0.38291954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431.6958" calcext:value-type="float">
            <text:p>1555489431.6958</text:p>
          </table:table-cell>
          <table:table-cell office:value-type="float" office:value="0.388976097106934" calcext:value-type="float">
            <text:p>0.388976097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446.47625" calcext:value-type="float">
            <text:p>1555489446.47625</text:p>
          </table:table-cell>
          <table:table-cell office:value-type="float" office:value="0.39002251625061" calcext:value-type="float">
            <text:p>0.390022516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466.56994" calcext:value-type="float">
            <text:p>1555489466.56994</text:p>
          </table:table-cell>
          <table:table-cell office:value-type="float" office:value="0.381862640380859" calcext:value-type="float">
            <text:p>0.381862640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486.90019" calcext:value-type="float">
            <text:p>1555489486.90019</text:p>
          </table:table-cell>
          <table:table-cell office:value-type="float" office:value="0.40066409111023" calcext:value-type="float">
            <text:p>0.400664091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********************100@1024k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635.4701" calcext:value-type="float">
            <text:p>1555489635.4701</text:p>
          </table:table-cell>
          <table:table-cell office:value-type="float" office:value="0.41458797454834" calcext:value-type="float">
            <text:p>0.414587974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645.44937" calcext:value-type="float">
            <text:p>1555489645.44937</text:p>
          </table:table-cell>
          <table:table-cell office:value-type="float" office:value="0.402848958969116" calcext:value-type="float">
            <text:p>0.40284895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656.61223" calcext:value-type="float">
            <text:p>1555489656.61223</text:p>
          </table:table-cell>
          <table:table-cell office:value-type="float" office:value="0.425593614578247" calcext:value-type="float">
            <text:p>0.425593614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673.43834" calcext:value-type="float">
            <text:p>1555489673.43834</text:p>
          </table:table-cell>
          <table:table-cell office:value-type="float" office:value="0.495870113372803" calcext:value-type="float">
            <text:p>0.495870113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89691.67319" calcext:value-type="float">
            <text:p>1555489691.67319</text:p>
          </table:table-cell>
          <table:table-cell office:value-type="float" office:value="0.435365915298462" calcext:value-type="float">
            <text:p>0.435365915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******************125@1024k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513.31919" calcext:value-type="float">
            <text:p>1555490513.31919</text:p>
          </table:table-cell>
          <table:table-cell office:value-type="float" office:value="0.522754907608032" calcext:value-type="float">
            <text:p>0.522754907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524.16313" calcext:value-type="float">
            <text:p>1555490524.16313</text:p>
          </table:table-cell>
          <table:table-cell office:value-type="float" office:value="0.494303703308106" calcext:value-type="float">
            <text:p>0.494303703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537.92156" calcext:value-type="float">
            <text:p>1555490537.92156</text:p>
          </table:table-cell>
          <table:table-cell office:value-type="float" office:value="0.512086391448975" calcext:value-type="float">
            <text:p>0.512086391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552.04699" calcext:value-type="float">
            <text:p>1555490552.04699</text:p>
          </table:table-cell>
          <table:table-cell office:value-type="float" office:value="0.876070499420166" calcext:value-type="float">
            <text:p>0.876070499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573.2058" calcext:value-type="float">
            <text:p>1555490573.2058</text:p>
          </table:table-cell>
          <table:table-cell office:value-type="float" office:value="0.563727855682373" calcext:value-type="float">
            <text:p>0.563727855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*********************150@1024k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757.84681" calcext:value-type="float">
            <text:p>1555490757.84681</text:p>
          </table:table-cell>
          <table:table-cell office:value-type="float" office:value="0.606412649154663" calcext:value-type="float">
            <text:p>0.606412649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767.2758" calcext:value-type="float">
            <text:p>1555490767.2758</text:p>
          </table:table-cell>
          <table:table-cell office:value-type="float" office:value="0.570031881332397" calcext:value-type="float">
            <text:p>0.570031881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781.45593" calcext:value-type="float">
            <text:p>1555490781.45593</text:p>
          </table:table-cell>
          <table:table-cell office:value-type="float" office:value="0.605172634124756" calcext:value-type="float">
            <text:p>0.605172634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798.52769" calcext:value-type="float">
            <text:p>1555490798.52769</text:p>
          </table:table-cell>
          <table:table-cell office:value-type="float" office:value="0.568124532699585" calcext:value-type="float">
            <text:p>0.568124532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819.02298" calcext:value-type="float">
            <text:p>1555490819.02298</text:p>
          </table:table-cell>
          <table:table-cell office:value-type="float" office:value="0.537294387817383" calcext:value-type="float">
            <text:p>0.537294387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************175@1024k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954.14058" calcext:value-type="float">
            <text:p>1555490954.14058</text:p>
          </table:table-cell>
          <table:table-cell office:value-type="float" office:value="0.567282676696777" calcext:value-type="float">
            <text:p>0.567282676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965.35722" calcext:value-type="float">
            <text:p>1555490965.35722</text:p>
          </table:table-cell>
          <table:table-cell office:value-type="float" office:value="0.563786029815674" calcext:value-type="float">
            <text:p>0.5637860298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981.28908" calcext:value-type="float">
            <text:p>1555490981.28908</text:p>
          </table:table-cell>
          <table:table-cell office:value-type="float" office:value="0.649358987808228" calcext:value-type="float">
            <text:p>0.649358987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0999.58329" calcext:value-type="float">
            <text:p>1555490999.58329</text:p>
          </table:table-cell>
          <table:table-cell office:value-type="float" office:value="0.552711963653564" calcext:value-type="float">
            <text:p>0.552711963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021.63488" calcext:value-type="float">
            <text:p>1555491021.63488</text:p>
          </table:table-cell>
          <table:table-cell office:value-type="float" office:value="0.710838317871094" calcext:value-type="float">
            <text:p>0.710838317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************200@1024k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219.14261" calcext:value-type="float">
            <text:p>1555491219.14261</text:p>
          </table:table-cell>
          <table:table-cell office:value-type="float" office:value="0.207170248031616" calcext:value-type="float">
            <text:p>0.2071702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230.10745" calcext:value-type="float">
            <text:p>1555491230.10745</text:p>
          </table:table-cell>
          <table:table-cell office:value-type="float" office:value="0.213953971862793" calcext:value-type="float">
            <text:p>0.213953971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244.41115" calcext:value-type="float">
            <text:p>1555491244.41115</text:p>
          </table:table-cell>
          <table:table-cell office:value-type="float" office:value="0.229210376739502" calcext:value-type="float">
            <text:p>0.229210376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264.11985" calcext:value-type="float">
            <text:p>1555491264.11985</text:p>
          </table:table-cell>
          <table:table-cell office:value-type="float" office:value="0.245280265808105" calcext:value-type="float">
            <text:p>0.245280265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286.57847" calcext:value-type="float">
            <text:p>1555491286.57847</text:p>
          </table:table-cell>
          <table:table-cell office:value-type="float" office:value="0.214722633361816" calcext:value-type="float">
            <text:p>0.214722633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50@512k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479.28032" calcext:value-type="float">
            <text:p>1555491479.28032</text:p>
          </table:table-cell>
          <table:table-cell office:value-type="float" office:value="0.337388277053833" calcext:value-type="float">
            <text:p>0.337388277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489.69475" calcext:value-type="float">
            <text:p>1555491489.69475</text:p>
          </table:table-cell>
          <table:table-cell office:value-type="float" office:value="0.353790283203125" calcext:value-type="float">
            <text:p>0.353790283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504.71104" calcext:value-type="float">
            <text:p>1555491504.71104</text:p>
          </table:table-cell>
          <table:table-cell office:value-type="float" office:value="0.320531606674194" calcext:value-type="float">
            <text:p>0.320531606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523.16042" calcext:value-type="float">
            <text:p>1555491523.16042</text:p>
          </table:table-cell>
          <table:table-cell office:value-type="float" office:value="0.311757326126099" calcext:value-type="float">
            <text:p>0.311757326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542.67193" calcext:value-type="float">
            <text:p>1555491542.67193</text:p>
          </table:table-cell>
          <table:table-cell office:value-type="float" office:value="0.329761266708374" calcext:value-type="float">
            <text:p>0.329761266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*****75@512k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679.20851" calcext:value-type="float">
            <text:p>1555491679.20851</text:p>
          </table:table-cell>
          <table:table-cell office:value-type="float" office:value="0.399575233459473" calcext:value-type="float">
            <text:p>0.399575233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688.61052" calcext:value-type="float">
            <text:p>1555491688.61052</text:p>
          </table:table-cell>
          <table:table-cell office:value-type="float" office:value="0.406256437301636" calcext:value-type="float">
            <text:p>0.406256437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704.58219" calcext:value-type="float">
            <text:p>1555491704.58219</text:p>
          </table:table-cell>
          <table:table-cell office:value-type="float" office:value="0.390312194824219" calcext:value-type="float">
            <text:p>0.390312194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722.4136" calcext:value-type="float">
            <text:p>1555491722.4136</text:p>
          </table:table-cell>
          <table:table-cell office:value-type="float" office:value="0.411449432373047" calcext:value-type="float">
            <text:p>0.411449432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1741.29833" calcext:value-type="float">
            <text:p>1555491741.29833</text:p>
          </table:table-cell>
          <table:table-cell office:value-type="float" office:value="0.49944281578064" calcext:value-type="float">
            <text:p>0.499442815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**************100@512k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033.73817" calcext:value-type="float">
            <text:p>1555492033.73817</text:p>
          </table:table-cell>
          <table:table-cell office:value-type="float" office:value="0.504758596420288" calcext:value-type="float">
            <text:p>0.504758596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042.91298" calcext:value-type="float">
            <text:p>1555492042.91298</text:p>
          </table:table-cell>
          <table:table-cell office:value-type="float" office:value="0.484938383102417" calcext:value-type="float">
            <text:p>0.484938383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055.15875" calcext:value-type="float">
            <text:p>1555492055.15875</text:p>
          </table:table-cell>
          <table:table-cell office:value-type="float" office:value="0.567897081375122" calcext:value-type="float">
            <text:p>0.567897081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074.27602" calcext:value-type="float">
            <text:p>1555492074.27602</text:p>
          </table:table-cell>
          <table:table-cell office:value-type="float" office:value="0.663389205932617" calcext:value-type="float">
            <text:p>0.663389205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094.04124" calcext:value-type="float">
            <text:p>1555492094.04124</text:p>
          </table:table-cell>
          <table:table-cell office:value-type="float" office:value="0.627555131912231" calcext:value-type="float">
            <text:p>0.627555131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*************125@512k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243.49168" calcext:value-type="float">
            <text:p>1555492243.49168</text:p>
          </table:table-cell>
          <table:table-cell office:value-type="float" office:value="0.578799724578857" calcext:value-type="float">
            <text:p>0.578799724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252.23637" calcext:value-type="float">
            <text:p>1555492252.23637</text:p>
          </table:table-cell>
          <table:table-cell office:value-type="float" office:value="0.682152986526489" calcext:value-type="float">
            <text:p>0.682152986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267.13711" calcext:value-type="float">
            <text:p>1555492267.13711</text:p>
          </table:table-cell>
          <table:table-cell office:value-type="float" office:value="0.728515148162842" calcext:value-type="float">
            <text:p>0.728515148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283.73455" calcext:value-type="float">
            <text:p>1555492283.73455</text:p>
          </table:table-cell>
          <table:table-cell office:value-type="float" office:value="0.942754030227661" calcext:value-type="float">
            <text:p>0.942754030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308.94371" calcext:value-type="float">
            <text:p>1555492308.94371</text:p>
          </table:table-cell>
          <table:table-cell office:value-type="float" office:value="0.883223056793213" calcext:value-type="float">
            <text:p>0.883223056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**************150@512k&amp;&amp;&amp;&amp;&amp;&amp;&amp;&amp;&amp;&amp;&amp;&amp;&amp;&amp;&amp;&amp;&amp;77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432.13818" calcext:value-type="float">
            <text:p>1555492432.13818</text:p>
          </table:table-cell>
          <table:table-cell office:value-type="float" office:value="0.827058792114258" calcext:value-type="float">
            <text:p>0.827058792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441.40209" calcext:value-type="float">
            <text:p>1555492441.40209</text:p>
          </table:table-cell>
          <table:table-cell office:value-type="float" office:value="0.851191997528076" calcext:value-type="float">
            <text:p>0.851191997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456.71181" calcext:value-type="float">
            <text:p>1555492456.71181</text:p>
          </table:table-cell>
          <table:table-cell office:value-type="float" office:value="0.954467296600342" calcext:value-type="float">
            <text:p>0.95446729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473.01966" calcext:value-type="float">
            <text:p>1555492473.01966</text:p>
          </table:table-cell>
          <table:table-cell office:value-type="float" office:value="0.989979267120361" calcext:value-type="float">
            <text:p>0.989979267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495.01977" calcext:value-type="float">
            <text:p>1555492495.01977</text:p>
          </table:table-cell>
          <table:table-cell office:value-type="float" office:value="1.10640501976013" calcext:value-type="float">
            <text:p>1.106405019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**175@512k***********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619.7363" calcext:value-type="float">
            <text:p>1555492619.7363</text:p>
          </table:table-cell>
          <table:table-cell office:value-type="float" office:value="1.07093048095703" calcext:value-type="float">
            <text:p>1.07093048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630.42223" calcext:value-type="float">
            <text:p>1555492630.42223</text:p>
          </table:table-cell>
          <table:table-cell office:value-type="float" office:value="1.12744927406311" calcext:value-type="float">
            <text:p>1.127449274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643.54652" calcext:value-type="float">
            <text:p>1555492643.54652</text:p>
          </table:table-cell>
          <table:table-cell office:value-type="float" office:value="1.25795316696167" calcext:value-type="float">
            <text:p>1.25795316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660.26682" calcext:value-type="float">
            <text:p>1555492660.26682</text:p>
          </table:table-cell>
          <table:table-cell office:value-type="float" office:value="1.2758994102478" calcext:value-type="float">
            <text:p>1.275899410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2681.78838" calcext:value-type="float">
            <text:p>1555492681.78838</text:p>
          </table:table-cell>
          <table:table-cell office:value-type="float" office:value="1.20346999168396" calcext:value-type="float">
            <text:p>1.203469991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***************200@512k*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122.60485" calcext:value-type="float">
            <text:p>1555493122.60485</text:p>
          </table:table-cell>
          <table:table-cell office:value-type="float" office:value="0.207158327102661" calcext:value-type="float">
            <text:p>0.207158327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136.87888" calcext:value-type="float">
            <text:p>1555493136.87888</text:p>
          </table:table-cell>
          <table:table-cell office:value-type="float" office:value="2.2904589176178" calcext:value-type="float">
            <text:p>2.290458917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154.5031" calcext:value-type="float">
            <text:p>1555493154.5031</text:p>
          </table:table-cell>
          <table:table-cell office:value-type="float" office:value="2.49180674552917" calcext:value-type="float">
            <text:p>2.491806745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175.71701" calcext:value-type="float">
            <text:p>1555493175.71701</text:p>
          </table:table-cell>
          <table:table-cell office:value-type="float" office:value="0.203794717788696" calcext:value-type="float">
            <text:p>0.203794717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200.6721" calcext:value-type="float">
            <text:p>1555493200.6721</text:p>
          </table:table-cell>
          <table:table-cell office:value-type="float" office:value="0.221325397491455" calcext:value-type="float">
            <text:p>0.221325397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50@128k*************8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375.76926" calcext:value-type="float">
            <text:p>1555493375.76926</text:p>
          </table:table-cell>
          <table:table-cell office:value-type="float" office:value="2.9627537727356" calcext:value-type="float">
            <text:p>2.962753772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401.20364" calcext:value-type="float">
            <text:p>1555493401.20364</text:p>
          </table:table-cell>
          <table:table-cell office:value-type="float" office:value="0.95523190498352" calcext:value-type="float">
            <text:p>0.95523190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420.70934" calcext:value-type="float">
            <text:p>1555493420.70934</text:p>
          </table:table-cell>
          <table:table-cell office:value-type="float" office:value="2.07365274429321" calcext:value-type="float">
            <text:p>2.073652744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446.39525" calcext:value-type="float">
            <text:p>1555493446.39525</text:p>
          </table:table-cell>
          <table:table-cell office:value-type="float" office:value="1.2132740020752" calcext:value-type="float">
            <text:p>1.213274002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468.32128" calcext:value-type="float">
            <text:p>1555493468.32128</text:p>
          </table:table-cell>
          <table:table-cell office:value-type="float" office:value="1.51114773750305" calcext:value-type="float">
            <text:p>1.511147737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***********100@128k*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659.29814" calcext:value-type="float">
            <text:p>1555493659.29814</text:p>
          </table:table-cell>
          <table:table-cell office:value-type="float" office:value="0.306290626525879" calcext:value-type="float">
            <text:p>0.306290626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677.99748" calcext:value-type="float">
            <text:p>1555493677.99748</text:p>
          </table:table-cell>
          <table:table-cell office:value-type="float" office:value="0.322509527206421" calcext:value-type="float">
            <text:p>0.32250952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697.89243" calcext:value-type="float">
            <text:p>1555493697.89243</text:p>
          </table:table-cell>
          <table:table-cell office:value-type="float" office:value="0.306550025939941" calcext:value-type="float">
            <text:p>0.306550025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716.01912" calcext:value-type="float">
            <text:p>1555493716.01912</text:p>
          </table:table-cell>
          <table:table-cell office:value-type="float" office:value="0.983988046646118" calcext:value-type="float">
            <text:p>0.983988046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737.86445" calcext:value-type="float">
            <text:p>1555493737.86445</text:p>
          </table:table-cell>
          <table:table-cell office:value-type="float" office:value="0.333898067474365" calcext:value-type="float">
            <text:p>0.33389806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***75@128k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912.5907" calcext:value-type="float">
            <text:p>1555493912.5907</text:p>
          </table:table-cell>
          <table:table-cell office:value-type="float" office:value="3.13264203071594" calcext:value-type="float">
            <text:p>3.132642030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938.70548" calcext:value-type="float">
            <text:p>1555493938.70548</text:p>
          </table:table-cell>
          <table:table-cell office:value-type="float" office:value="1.65416288375855" calcext:value-type="float">
            <text:p>1.654162883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963.44259" calcext:value-type="float">
            <text:p>1555493963.44259</text:p>
          </table:table-cell>
          <table:table-cell office:value-type="float" office:value="2.25157022476196" calcext:value-type="float">
            <text:p>2.251570224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3990.8205" calcext:value-type="float">
            <text:p>1555493990.8205</text:p>
          </table:table-cell>
          <table:table-cell office:value-type="float" office:value="2.49772429466248" calcext:value-type="float">
            <text:p>2.497724294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026.68796" calcext:value-type="float">
            <text:p>1555494026.68796</text:p>
          </table:table-cell>
          <table:table-cell office:value-type="float" office:value="3.07005643844604" calcext:value-type="float">
            <text:p>3.070056438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****************125@128k*********88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214.28073" calcext:value-type="float">
            <text:p>1555494214.28073</text:p>
          </table:table-cell>
          <table:table-cell office:value-type="float" office:value="2.47807145118713" calcext:value-type="float">
            <text:p>2.478071451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238.35494" calcext:value-type="float">
            <text:p>1555494238.35494</text:p>
          </table:table-cell>
          <table:table-cell office:value-type="float" office:value="2.42939448356628" calcext:value-type="float">
            <text:p>2.429394483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267.30236" calcext:value-type="float">
            <text:p>1555494267.30236</text:p>
          </table:table-cell>
          <table:table-cell office:value-type="float" office:value="2.82875871658325" calcext:value-type="float">
            <text:p>2.828758716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301.73813" calcext:value-type="float">
            <text:p>1555494301.73813</text:p>
          </table:table-cell>
          <table:table-cell office:value-type="float" office:value="3.6250958442688" calcext:value-type="float">
            <text:p>3.6250958443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336.84361" calcext:value-type="float">
            <text:p>1555494336.84361</text:p>
          </table:table-cell>
          <table:table-cell office:value-type="float" office:value="3.76173067092895" calcext:value-type="float">
            <text:p>3.761730670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***8************150@128k****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496.68776" calcext:value-type="float">
            <text:p>1555494496.68776</text:p>
          </table:table-cell>
          <table:table-cell office:value-type="float" office:value="5.99915599822998" calcext:value-type="float">
            <text:p>5.999155998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519.18413" calcext:value-type="float">
            <text:p>1555494519.18413</text:p>
          </table:table-cell>
          <table:table-cell office:value-type="float" office:value="5.92654991149902" calcext:value-type="float">
            <text:p>5.926549911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553.73057" calcext:value-type="float">
            <text:p>1555494553.73057</text:p>
          </table:table-cell>
          <table:table-cell office:value-type="float" office:value="4.32546186447144" calcext:value-type="float">
            <text:p>4.325461864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583.28896" calcext:value-type="float">
            <text:p>1555494583.28896</text:p>
          </table:table-cell>
          <table:table-cell office:value-type="float" office:value="4.3969259262085" calcext:value-type="float">
            <text:p>4.396925926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621.03871" calcext:value-type="float">
            <text:p>1555494621.03871</text:p>
          </table:table-cell>
          <table:table-cell office:value-type="float" office:value="5.00043702125549" calcext:value-type="float">
            <text:p>5.000437021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*******************175@128k************</text:p>
          </table:table-cell>
          <table:table-cell table:number-columns-repeated="3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808.3521" calcext:value-type="float">
            <text:p>1555494808.3521</text:p>
          </table:table-cell>
          <table:table-cell office:value-type="float" office:value="4.27230453491211" calcext:value-type="float">
            <text:p>4.27230453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833.20652" calcext:value-type="float">
            <text:p>1555494833.20652</text:p>
          </table:table-cell>
          <table:table-cell office:value-type="float" office:value="4.55321550369263" calcext:value-type="float">
            <text:p>4.553215503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871.22121" calcext:value-type="float">
            <text:p>1555494871.22121</text:p>
          </table:table-cell>
          <table:table-cell office:value-type="float" office:value="4.58174324035645" calcext:value-type="float">
            <text:p>4.581743240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902.15068" calcext:value-type="float">
            <text:p>1555494902.15068</text:p>
          </table:table-cell>
          <table:table-cell office:value-type="float" office:value="4.49444580078125" calcext:value-type="float">
            <text:p>4.4944458008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float" office:value="1555494932.81293" calcext:value-type="float">
            <text:p>1555494932.81293</text:p>
          </table:table-cell>
          <table:table-cell office:value-type="float" office:value="5.87578463554382" calcext:value-type="float">
            <text:p>5.875784635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*********************200@128k****************</text:p>
          </table:table-cell>
          <table:table-cell table:number-columns-repeated="3"/>
        </table:table-row>
      </table:table>
      <table:table table:name="t3log" table:style-name="ta1">
        <table:table-column table:style-name="co1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2902.20388" calcext:value-type="float">
            <text:p>1555502902.20388</text:p>
          </table:table-cell>
          <table:table-cell office:value-type="float" office:value="0.352413415908813" calcext:value-type="float">
            <text:p>0.352413415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2917.23688" calcext:value-type="float">
            <text:p>1555502917.23688</text:p>
          </table:table-cell>
          <table:table-cell office:value-type="float" office:value="0.278417110443115" calcext:value-type="float">
            <text:p>0.27841711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2935.21062" calcext:value-type="float">
            <text:p>1555502935.21062</text:p>
          </table:table-cell>
          <table:table-cell office:value-type="float" office:value="0.332634687423706" calcext:value-type="float">
            <text:p>0.332634687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2957.16183" calcext:value-type="float">
            <text:p>1555502957.16183</text:p>
          </table:table-cell>
          <table:table-cell office:value-type="float" office:value="0.330960750579834" calcext:value-type="float">
            <text:p>0.330960750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*50@256k*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163.65286" calcext:value-type="float">
            <text:p>1555503163.65286</text:p>
          </table:table-cell>
          <table:table-cell office:value-type="float" office:value="0.441497325897217" calcext:value-type="float">
            <text:p>0.441497325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178.15514" calcext:value-type="float">
            <text:p>1555503178.15514</text:p>
          </table:table-cell>
          <table:table-cell office:value-type="float" office:value="0.39416241645813" calcext:value-type="float">
            <text:p>0.394162416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193.60975" calcext:value-type="float">
            <text:p>1555503193.60975</text:p>
          </table:table-cell>
          <table:table-cell office:value-type="float" office:value="0.438168048858643" calcext:value-type="float">
            <text:p>0.438168048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215.00599" calcext:value-type="float">
            <text:p>1555503215.00599</text:p>
          </table:table-cell>
          <table:table-cell office:value-type="float" office:value="0.403292655944824" calcext:value-type="float">
            <text:p>0.403292655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*****************75@256k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402.44304" calcext:value-type="float">
            <text:p>1555503402.44304</text:p>
          </table:table-cell>
          <table:table-cell office:value-type="float" office:value="0.47829270362854" calcext:value-type="float">
            <text:p>0.47829270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415.85249" calcext:value-type="float">
            <text:p>1555503415.85249</text:p>
          </table:table-cell>
          <table:table-cell office:value-type="float" office:value="0.553927898406982" calcext:value-type="float">
            <text:p>0.553927898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431.67896" calcext:value-type="float">
            <text:p>1555503431.67896</text:p>
          </table:table-cell>
          <table:table-cell office:value-type="float" office:value="0.645210742950439" calcext:value-type="float">
            <text:p>0.64521074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454.7862" calcext:value-type="float">
            <text:p>1555503454.7862</text:p>
          </table:table-cell>
          <table:table-cell office:value-type="float" office:value="0.77910566329956" calcext:value-type="float">
            <text:p>0.779105663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****************100@256k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633.27562" calcext:value-type="float">
            <text:p>1555503633.27562</text:p>
          </table:table-cell>
          <table:table-cell office:value-type="float" office:value="0.963825702667236" calcext:value-type="float">
            <text:p>0.963825702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646.79316" calcext:value-type="float">
            <text:p>1555503646.79316</text:p>
          </table:table-cell>
          <table:table-cell office:value-type="float" office:value="1.05165219306946" calcext:value-type="float">
            <text:p>1.051652193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664.90359" calcext:value-type="float">
            <text:p>1555503664.90359</text:p>
          </table:table-cell>
          <table:table-cell office:value-type="float" office:value="1.27574801445007" calcext:value-type="float">
            <text:p>1.275748014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3692.45566" calcext:value-type="float">
            <text:p>1555503692.45566</text:p>
          </table:table-cell>
          <table:table-cell office:value-type="float" office:value="1.34058141708374" calcext:value-type="float">
            <text:p>1.340581417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****************125@256*****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012.33727" calcext:value-type="float">
            <text:p>1555504012.33727</text:p>
          </table:table-cell>
          <table:table-cell office:value-type="float" office:value="1.42533326148987" calcext:value-type="float">
            <text:p>1.425333261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025.16397" calcext:value-type="float">
            <text:p>1555504025.16397</text:p>
          </table:table-cell>
          <table:table-cell office:value-type="float" office:value="1.50475025177002" calcext:value-type="float">
            <text:p>1.504750251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046.31549" calcext:value-type="float">
            <text:p>1555504046.31549</text:p>
          </table:table-cell>
          <table:table-cell office:value-type="float" office:value="1.67190051078796" calcext:value-type="float">
            <text:p>1.671900510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078.99722" calcext:value-type="float">
            <text:p>1555504078.99722</text:p>
          </table:table-cell>
          <table:table-cell office:value-type="float" office:value="1.94115257263184" calcext:value-type="float">
            <text:p>1.941152572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**************150@256k****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255.57471" calcext:value-type="float">
            <text:p>1555504255.57471</text:p>
          </table:table-cell>
          <table:table-cell office:value-type="float" office:value="1.82714223861694" calcext:value-type="float">
            <text:p>1.827142238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273.73488" calcext:value-type="float">
            <text:p>1555504273.73488</text:p>
          </table:table-cell>
          <table:table-cell office:value-type="float" office:value="1.78407955169678" calcext:value-type="float">
            <text:p>1.784079551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297.68916" calcext:value-type="float">
            <text:p>1555504297.68916</text:p>
          </table:table-cell>
          <table:table-cell office:value-type="float" office:value="2.05144929885864" calcext:value-type="float">
            <text:p>2.051449298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327.59667" calcext:value-type="float">
            <text:p>1555504327.59667</text:p>
          </table:table-cell>
          <table:table-cell office:value-type="float" office:value="2.37509346008301" calcext:value-type="float">
            <text:p>2.375093460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*************175@256k***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502.89277" calcext:value-type="float">
            <text:p>1555504502.89277</text:p>
          </table:table-cell>
          <table:table-cell office:value-type="float" office:value="2.29307866096497" calcext:value-type="float">
            <text:p>2.29307866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517.91619" calcext:value-type="float">
            <text:p>1555504517.91619</text:p>
          </table:table-cell>
          <table:table-cell office:value-type="float" office:value="2.26835346221924" calcext:value-type="float">
            <text:p>2.268353462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539.34432" calcext:value-type="float">
            <text:p>1555504539.34432</text:p>
          </table:table-cell>
          <table:table-cell office:value-type="float" office:value="2.07615637779236" calcext:value-type="float">
            <text:p>2.076156377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566.31" calcext:value-type="float">
            <text:p>1555504566.31</text:p>
          </table:table-cell>
          <table:table-cell office:value-type="float" office:value="2.52946996688843" calcext:value-type="float">
            <text:p>2.52946996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*************200@256k****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853.19516" calcext:value-type="float">
            <text:p>1555504853.19516</text:p>
          </table:table-cell>
          <table:table-cell office:value-type="float" office:value="0.248096704483032" calcext:value-type="float">
            <text:p>0.248096704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868.91511" calcext:value-type="float">
            <text:p>1555504868.91511</text:p>
          </table:table-cell>
          <table:table-cell office:value-type="float" office:value="0.328088283538818" calcext:value-type="float">
            <text:p>0.328088283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892.41147" calcext:value-type="float">
            <text:p>1555504892.41147</text:p>
          </table:table-cell>
          <table:table-cell office:value-type="float" office:value="0.273927688598633" calcext:value-type="float">
            <text:p>0.273927688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4918.33806" calcext:value-type="float">
            <text:p>1555504918.33806</text:p>
          </table:table-cell>
          <table:table-cell office:value-type="float" office:value="0.327666521072388" calcext:value-type="float">
            <text:p>0.32766652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50@1024k*****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233.33455" calcext:value-type="float">
            <text:p>1555505233.33455</text:p>
          </table:table-cell>
          <table:table-cell office:value-type="float" office:value="0.392435789108276" calcext:value-type="float">
            <text:p>0.392435789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245.85065" calcext:value-type="float">
            <text:p>1555505245.85065</text:p>
          </table:table-cell>
          <table:table-cell office:value-type="float" office:value="0.324854850769043" calcext:value-type="float">
            <text:p>0.32485485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262.18934" calcext:value-type="float">
            <text:p>1555505262.18934</text:p>
          </table:table-cell>
          <table:table-cell office:value-type="float" office:value="0.387251853942871" calcext:value-type="float">
            <text:p>0.387251853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283.15168" calcext:value-type="float">
            <text:p>1555505283.15168</text:p>
          </table:table-cell>
          <table:table-cell office:value-type="float" office:value="0.380382299423218" calcext:value-type="float">
            <text:p>0.380382299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**75@1024k*****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463.75279" calcext:value-type="float">
            <text:p>1555505463.75279</text:p>
          </table:table-cell>
          <table:table-cell office:value-type="float" office:value="0.4892418384552" calcext:value-type="float">
            <text:p>0.489241838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475.87271" calcext:value-type="float">
            <text:p>1555505475.87271</text:p>
          </table:table-cell>
          <table:table-cell office:value-type="float" office:value="0.363195896148682" calcext:value-type="float">
            <text:p>0.363195896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492.80316" calcext:value-type="float">
            <text:p>1555505492.80316</text:p>
          </table:table-cell>
          <table:table-cell office:value-type="float" office:value="0.482489824295044" calcext:value-type="float">
            <text:p>0.482489824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515.40599" calcext:value-type="float">
            <text:p>1555505515.40599</text:p>
          </table:table-cell>
          <table:table-cell office:value-type="float" office:value="0.606481075286865" calcext:value-type="float">
            <text:p>0.606481075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***************100@1024k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674.41119" calcext:value-type="float">
            <text:p>1555505674.41119</text:p>
          </table:table-cell>
          <table:table-cell office:value-type="float" office:value="0.699668169021606" calcext:value-type="float">
            <text:p>0.69966816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689.7342" calcext:value-type="float">
            <text:p>1555505689.7342</text:p>
          </table:table-cell>
          <table:table-cell office:value-type="float" office:value="0.593111038208008" calcext:value-type="float">
            <text:p>0.593111038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705.47556" calcext:value-type="float">
            <text:p>1555505705.47556</text:p>
          </table:table-cell>
          <table:table-cell office:value-type="float" office:value="0.630110740661621" calcext:value-type="float">
            <text:p>0.630110740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5722.23421" calcext:value-type="float">
            <text:p>1555505722.23421</text:p>
          </table:table-cell>
          <table:table-cell office:value-type="float" office:value="0.638270139694214" calcext:value-type="float">
            <text:p>0.638270139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****************125@1024k*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552.16266" calcext:value-type="float">
            <text:p>1555506552.16266</text:p>
          </table:table-cell>
          <table:table-cell office:value-type="float" office:value="0.616392612457275" calcext:value-type="float">
            <text:p>0.616392612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567.22754" calcext:value-type="float">
            <text:p>1555506567.22754</text:p>
          </table:table-cell>
          <table:table-cell office:value-type="float" office:value="0.586066961288452" calcext:value-type="float">
            <text:p>0.586066961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584.02419" calcext:value-type="float">
            <text:p>1555506584.02419</text:p>
          </table:table-cell>
          <table:table-cell office:value-type="float" office:value="0.560886859893799" calcext:value-type="float">
            <text:p>0.560886859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601.68359" calcext:value-type="float">
            <text:p>1555506601.68359</text:p>
          </table:table-cell>
          <table:table-cell office:value-type="float" office:value="0.618644952774048" calcext:value-type="float">
            <text:p>0.618644952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****************150@1024k****************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799.322" calcext:value-type="float">
            <text:p>1555506799.322</text:p>
          </table:table-cell>
          <table:table-cell office:value-type="float" office:value="0.699796915054321" calcext:value-type="float">
            <text:p>0.699796915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813.89023" calcext:value-type="float">
            <text:p>1555506813.89023</text:p>
          </table:table-cell>
          <table:table-cell office:value-type="float" office:value="0.639355421066284" calcext:value-type="float">
            <text:p>0.639355421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831.70223" calcext:value-type="float">
            <text:p>1555506831.70223</text:p>
          </table:table-cell>
          <table:table-cell office:value-type="float" office:value="0.621124744415283" calcext:value-type="float">
            <text:p>0.621124744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853.45305" calcext:value-type="float">
            <text:p>1555506853.45305</text:p>
          </table:table-cell>
          <table:table-cell office:value-type="float" office:value="0.70113468170166" calcext:value-type="float">
            <text:p>0.701134681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*****175@1024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6992.21416" calcext:value-type="float">
            <text:p>1555506992.21416</text:p>
          </table:table-cell>
          <table:table-cell office:value-type="float" office:value="0.952743768692017" calcext:value-type="float">
            <text:p>0.952743768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005.29353" calcext:value-type="float">
            <text:p>1555507005.29353</text:p>
          </table:table-cell>
          <table:table-cell office:value-type="float" office:value="0.933660745620728" calcext:value-type="float">
            <text:p>0.933660745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022.38304" calcext:value-type="float">
            <text:p>1555507022.38304</text:p>
          </table:table-cell>
          <table:table-cell office:value-type="float" office:value="0.717506170272827" calcext:value-type="float">
            <text:p>0.717506170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041.16137" calcext:value-type="float">
            <text:p>1555507041.16137</text:p>
          </table:table-cell>
          <table:table-cell office:value-type="float" office:value="0.850204944610596" calcext:value-type="float">
            <text:p>0.850204944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******200@1024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263.12407" calcext:value-type="float">
            <text:p>1555507263.12407</text:p>
          </table:table-cell>
          <table:table-cell office:value-type="float" office:value="0.187194108963013" calcext:value-type="float">
            <text:p>0.18719410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279.69976" calcext:value-type="float">
            <text:p>1555507279.69976</text:p>
          </table:table-cell>
          <table:table-cell office:value-type="float" office:value="0.265132665634155" calcext:value-type="float">
            <text:p>0.265132665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298.54444" calcext:value-type="float">
            <text:p>1555507298.54444</text:p>
          </table:table-cell>
          <table:table-cell office:value-type="float" office:value="0.257725715637207" calcext:value-type="float">
            <text:p>0.257725715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322.60698" calcext:value-type="float">
            <text:p>1555507322.60698</text:p>
          </table:table-cell>
          <table:table-cell office:value-type="float" office:value="0.230435609817505" calcext:value-type="float">
            <text:p>0.230435609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50@512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519.97286" calcext:value-type="float">
            <text:p>1555507519.97286</text:p>
          </table:table-cell>
          <table:table-cell office:value-type="float" office:value="0.375155448913574" calcext:value-type="float">
            <text:p>0.375155448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532.75807" calcext:value-type="float">
            <text:p>1555507532.75807</text:p>
          </table:table-cell>
          <table:table-cell office:value-type="float" office:value="0.400876760482788" calcext:value-type="float">
            <text:p>0.400876760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551.50216" calcext:value-type="float">
            <text:p>1555507551.50216</text:p>
          </table:table-cell>
          <table:table-cell office:value-type="float" office:value="0.343164920806885" calcext:value-type="float">
            <text:p>0.343164920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574.42897" calcext:value-type="float">
            <text:p>1555507574.42897</text:p>
          </table:table-cell>
          <table:table-cell office:value-type="float" office:value="0.333088636398315" calcext:value-type="float">
            <text:p>0.333088636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75@512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720.64648" calcext:value-type="float">
            <text:p>1555507720.64648</text:p>
          </table:table-cell>
          <table:table-cell office:value-type="float" office:value="0.433333158493042" calcext:value-type="float">
            <text:p>0.433333158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735.87814" calcext:value-type="float">
            <text:p>1555507735.87814</text:p>
          </table:table-cell>
          <table:table-cell office:value-type="float" office:value="0.436711311340332" calcext:value-type="float">
            <text:p>0.436711311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752.59496" calcext:value-type="float">
            <text:p>1555507752.59496</text:p>
          </table:table-cell>
          <table:table-cell office:value-type="float" office:value="0.427364587783814" calcext:value-type="float">
            <text:p>0.427364587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7773.29493" calcext:value-type="float">
            <text:p>1555507773.29493</text:p>
          </table:table-cell>
          <table:table-cell office:value-type="float" office:value="0.447112321853638" calcext:value-type="float">
            <text:p>0.447112321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*****100@512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074.96955" calcext:value-type="float">
            <text:p>1555508074.96955</text:p>
          </table:table-cell>
          <table:table-cell office:value-type="float" office:value="0.529206275939941" calcext:value-type="float">
            <text:p>0.529206275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090.15758" calcext:value-type="float">
            <text:p>1555508090.15758</text:p>
          </table:table-cell>
          <table:table-cell office:value-type="float" office:value="0.637392997741699" calcext:value-type="float">
            <text:p>0.6373929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108.14248" calcext:value-type="float">
            <text:p>1555508108.14248</text:p>
          </table:table-cell>
          <table:table-cell office:value-type="float" office:value="0.572471380233765" calcext:value-type="float">
            <text:p>0.572471380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130.05366" calcext:value-type="float">
            <text:p>1555508130.05366</text:p>
          </table:table-cell>
          <table:table-cell office:value-type="float" office:value="0.660974979400635" calcext:value-type="float">
            <text:p>0.660974979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*****125@512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285.04174" calcext:value-type="float">
            <text:p>1555508285.04174</text:p>
          </table:table-cell>
          <table:table-cell office:value-type="float" office:value="0.643003463745117" calcext:value-type="float">
            <text:p>0.643003463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298.79796" calcext:value-type="float">
            <text:p>1555508298.79796</text:p>
          </table:table-cell>
          <table:table-cell office:value-type="float" office:value="0.751753330230713" calcext:value-type="float">
            <text:p>0.751753330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316.16656" calcext:value-type="float">
            <text:p>1555508316.16656</text:p>
          </table:table-cell>
          <table:table-cell office:value-type="float" office:value="0.80190110206604" calcext:value-type="float">
            <text:p>0.801901102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336.28851" calcext:value-type="float">
            <text:p>1555508336.28851</text:p>
          </table:table-cell>
          <table:table-cell office:value-type="float" office:value="0.925031185150146" calcext:value-type="float">
            <text:p>0.925031185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******150@512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473.1517" calcext:value-type="float">
            <text:p>1555508473.1517</text:p>
          </table:table-cell>
          <table:table-cell office:value-type="float" office:value="0.817435503005981" calcext:value-type="float">
            <text:p>0.81743550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484.93435" calcext:value-type="float">
            <text:p>1555508484.93435</text:p>
          </table:table-cell>
          <table:table-cell office:value-type="float" office:value="0.92142391204834" calcext:value-type="float">
            <text:p>0.9214239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504.91556" calcext:value-type="float">
            <text:p>1555508504.91556</text:p>
          </table:table-cell>
          <table:table-cell office:value-type="float" office:value="1.02207684516907" calcext:value-type="float">
            <text:p>1.022076845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524.64732" calcext:value-type="float">
            <text:p>1555508524.64732</text:p>
          </table:table-cell>
          <table:table-cell office:value-type="float" office:value="1.05666661262512" calcext:value-type="float">
            <text:p>1.056666612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******175@512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662.59927" calcext:value-type="float">
            <text:p>1555508662.59927</text:p>
          </table:table-cell>
          <table:table-cell office:value-type="float" office:value="1.13655519485474" calcext:value-type="float">
            <text:p>1.136555194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675.77436" calcext:value-type="float">
            <text:p>1555508675.77436</text:p>
          </table:table-cell>
          <table:table-cell office:value-type="float" office:value="1.141437292099" calcext:value-type="float">
            <text:p>1.141437292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693.03898" calcext:value-type="float">
            <text:p>1555508693.03898</text:p>
          </table:table-cell>
          <table:table-cell office:value-type="float" office:value="1.22084546089172" calcext:value-type="float">
            <text:p>1.220845460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8715.86962" calcext:value-type="float">
            <text:p>1555508715.86962</text:p>
          </table:table-cell>
          <table:table-cell office:value-type="float" office:value="1.32461071014404" calcext:value-type="float">
            <text:p>1.324610710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*********200@512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170.862" calcext:value-type="float">
            <text:p>1555509170.862</text:p>
          </table:table-cell>
          <table:table-cell office:value-type="float" office:value="0.24983811378479" calcext:value-type="float">
            <text:p>0.249838113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189.59451" calcext:value-type="float">
            <text:p>1555509189.59451</text:p>
          </table:table-cell>
          <table:table-cell office:value-type="float" office:value="0.204697132110596" calcext:value-type="float">
            <text:p>0.204697132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207.8969" calcext:value-type="float">
            <text:p>1555509207.8969</text:p>
          </table:table-cell>
          <table:table-cell office:value-type="float" office:value="0.31141209602356" calcext:value-type="float">
            <text:p>0.31141209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229.42741" calcext:value-type="float">
            <text:p>1555509229.42741</text:p>
          </table:table-cell>
          <table:table-cell office:value-type="float" office:value="0.274253368377686" calcext:value-type="float">
            <text:p>0.274253368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50@128k****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435.29753" calcext:value-type="float">
            <text:p>1555509435.29753</text:p>
          </table:table-cell>
          <table:table-cell office:value-type="float" office:value="0.850728034973145" calcext:value-type="float">
            <text:p>0.85072803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458.37911" calcext:value-type="float">
            <text:p>1555509458.37911</text:p>
          </table:table-cell>
          <table:table-cell office:value-type="float" office:value="1.10020399093628" calcext:value-type="float">
            <text:p>1.10020399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482.71184" calcext:value-type="float">
            <text:p>1555509482.71184</text:p>
          </table:table-cell>
          <table:table-cell office:value-type="float" office:value="1.20496392250061" calcext:value-type="float">
            <text:p>1.204963922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512.20038" calcext:value-type="float">
            <text:p>1555509512.20038</text:p>
          </table:table-cell>
          <table:table-cell office:value-type="float" office:value="1.34142065048218" calcext:value-type="float">
            <text:p>1.341420650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***100@128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703.15973" calcext:value-type="float">
            <text:p>1555509703.15973</text:p>
          </table:table-cell>
          <table:table-cell office:value-type="float" office:value="0.974465608596802" calcext:value-type="float">
            <text:p>0.974465608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726.79365" calcext:value-type="float">
            <text:p>1555509726.79365</text:p>
          </table:table-cell>
          <table:table-cell office:value-type="float" office:value="0.323033332824707" calcext:value-type="float">
            <text:p>0.323033332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745.1721" calcext:value-type="float">
            <text:p>1555509745.1721</text:p>
          </table:table-cell>
          <table:table-cell office:value-type="float" office:value="0.326285839080811" calcext:value-type="float">
            <text:p>0.326285839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765.51816" calcext:value-type="float">
            <text:p>1555509765.51816</text:p>
          </table:table-cell>
          <table:table-cell office:value-type="float" office:value="0.403006792068482" calcext:value-type="float">
            <text:p>0.403006792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75@128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971.30455" calcext:value-type="float">
            <text:p>1555509971.30455</text:p>
          </table:table-cell>
          <table:table-cell office:value-type="float" office:value="1.8205738067627" calcext:value-type="float">
            <text:p>1.820573806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09997.49114" calcext:value-type="float">
            <text:p>1555509997.49114</text:p>
          </table:table-cell>
          <table:table-cell office:value-type="float" office:value="2.46395754814148" calcext:value-type="float">
            <text:p>2.463957548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024.98008" calcext:value-type="float">
            <text:p>1555510024.98008</text:p>
          </table:table-cell>
          <table:table-cell office:value-type="float" office:value="2.61875772476196" calcext:value-type="float">
            <text:p>2.618757724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054.28355" calcext:value-type="float">
            <text:p>1555510054.28355</text:p>
          </table:table-cell>
          <table:table-cell office:value-type="float" office:value="2.64319062232971" calcext:value-type="float">
            <text:p>2.643190622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****125@128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265.42146" calcext:value-type="float">
            <text:p>1555510265.42146</text:p>
          </table:table-cell>
          <table:table-cell office:value-type="float" office:value="2.73561930656433" calcext:value-type="float">
            <text:p>2.735619306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288.97157" calcext:value-type="float">
            <text:p>1555510288.97157</text:p>
          </table:table-cell>
          <table:table-cell office:value-type="float" office:value="3.61203598976135" calcext:value-type="float">
            <text:p>3.612035989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323.54858" calcext:value-type="float">
            <text:p>1555510323.54858</text:p>
          </table:table-cell>
          <table:table-cell office:value-type="float" office:value="3.5787718296051" calcext:value-type="float">
            <text:p>3.578771829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359.42931" calcext:value-type="float">
            <text:p>1555510359.42931</text:p>
          </table:table-cell>
          <table:table-cell office:value-type="float" office:value="3.4334568977356" calcext:value-type="float">
            <text:p>3.4334568977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****150@128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556.60452" calcext:value-type="float">
            <text:p>1555510556.60452</text:p>
          </table:table-cell>
          <table:table-cell office:value-type="float" office:value="3.77568125724792" calcext:value-type="float">
            <text:p>3.775681257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576.79323" calcext:value-type="float">
            <text:p>1555510576.79323</text:p>
          </table:table-cell>
          <table:table-cell office:value-type="float" office:value="6.31456279754639" calcext:value-type="float">
            <text:p>6.314562797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623.83553" calcext:value-type="float">
            <text:p>1555510623.83553</text:p>
          </table:table-cell>
          <table:table-cell office:value-type="float" office:value="4.31579685211182" calcext:value-type="float">
            <text:p>4.315796852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657.70766" calcext:value-type="float">
            <text:p>1555510657.70766</text:p>
          </table:table-cell>
          <table:table-cell office:value-type="float" office:value="4.98195624351501" calcext:value-type="float">
            <text:p>4.981956243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*****175@128k</text:p>
          </table:table-cell>
          <table:table-cell table:number-columns-repeated="3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857.24241" calcext:value-type="float">
            <text:p>1555510857.24241</text:p>
          </table:table-cell>
          <table:table-cell office:value-type="float" office:value="5.76682090759277" calcext:value-type="float">
            <text:p>5.766820907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886.32069" calcext:value-type="float">
            <text:p>1555510886.32069</text:p>
          </table:table-cell>
          <table:table-cell office:value-type="float" office:value="4.82280445098877" calcext:value-type="float">
            <text:p>4.82280445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939.18209" calcext:value-type="float">
            <text:p>1555510939.18209</text:p>
          </table:table-cell>
          <table:table-cell office:value-type="float" office:value="4.71891307830811" calcext:value-type="float">
            <text:p>4.718913078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555510981.72284" calcext:value-type="float">
            <text:p>1555510981.72284</text:p>
          </table:table-cell>
          <table:table-cell office:value-type="float" office:value="5.03470420837402" calcext:value-type="float">
            <text:p>5.034704208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*****200@128k</text:p>
          </table:table-cell>
          <table:table-cell table:number-columns-repeated="3"/>
        </table:table-row>
      </table:table>
      <table:table table:name="t4log" table:style-name="ta1">
        <table:table-column table:style-name="co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**************REAL125@64k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6887.62015" calcext:value-type="float">
            <text:p>1555486887.62015</text:p>
          </table:table-cell>
          <table:table-cell office:value-type="float" office:value="0.204882621765137" calcext:value-type="float">
            <text:p>0.204882621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6910.15959" calcext:value-type="float">
            <text:p>1555486910.15959</text:p>
          </table:table-cell>
          <table:table-cell office:value-type="float" office:value="0.217452049255371" calcext:value-type="float">
            <text:p>0.217452049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6937.17094" calcext:value-type="float">
            <text:p>1555486937.17094</text:p>
          </table:table-cell>
          <table:table-cell office:value-type="float" office:value="0.220921516418457" calcext:value-type="float">
            <text:p>0.220921516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*50@256k**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146.85957" calcext:value-type="float">
            <text:p>1555487146.85957</text:p>
          </table:table-cell>
          <table:table-cell office:value-type="float" office:value="0.336032152175903" calcext:value-type="float">
            <text:p>0.336032152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166.64258" calcext:value-type="float">
            <text:p>1555487166.64258</text:p>
          </table:table-cell>
          <table:table-cell office:value-type="float" office:value="0.281100511550903" calcext:value-type="float">
            <text:p>0.281100511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188.66359" calcext:value-type="float">
            <text:p>1555487188.66359</text:p>
          </table:table-cell>
          <table:table-cell office:value-type="float" office:value="0.300561428070068" calcext:value-type="float">
            <text:p>0.300561428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****************75@256k**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383.39483" calcext:value-type="float">
            <text:p>1555487383.39483</text:p>
          </table:table-cell>
          <table:table-cell office:value-type="float" office:value="0.578595638275147" calcext:value-type="float">
            <text:p>0.578595638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398.00108" calcext:value-type="float">
            <text:p>1555487398.00108</text:p>
          </table:table-cell>
          <table:table-cell office:value-type="float" office:value="0.594929218292236" calcext:value-type="float">
            <text:p>0.594929218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417.20776" calcext:value-type="float">
            <text:p>1555487417.20776</text:p>
          </table:table-cell>
          <table:table-cell office:value-type="float" office:value="0.812189340591431" calcext:value-type="float">
            <text:p>0.812189340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****************100@256k**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619.43671" calcext:value-type="float">
            <text:p>1555487619.43671</text:p>
          </table:table-cell>
          <table:table-cell office:value-type="float" office:value="1.18327021598816" calcext:value-type="float">
            <text:p>1.18327021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636.43378" calcext:value-type="float">
            <text:p>1555487636.43378</text:p>
          </table:table-cell>
          <table:table-cell office:value-type="float" office:value="1.09274387359619" calcext:value-type="float">
            <text:p>1.092743873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663.84024" calcext:value-type="float">
            <text:p>1555487663.84024</text:p>
          </table:table-cell>
          <table:table-cell office:value-type="float" office:value="1.4455189704895" calcext:value-type="float">
            <text:p>1.445518970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***************125@256k**********8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7997.49344" calcext:value-type="float">
            <text:p>1555487997.49344</text:p>
          </table:table-cell>
          <table:table-cell office:value-type="float" office:value="1.6542694568634" calcext:value-type="float">
            <text:p>1.654269456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019.36845" calcext:value-type="float">
            <text:p>1555488019.36845</text:p>
          </table:table-cell>
          <table:table-cell office:value-type="float" office:value="1.68759942054749" calcext:value-type="float">
            <text:p>1.687599420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041.05754" calcext:value-type="float">
            <text:p>1555488041.05754</text:p>
          </table:table-cell>
          <table:table-cell office:value-type="float" office:value="1.85725712776184" calcext:value-type="float">
            <text:p>1.857257127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**************150@256k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236.2772" calcext:value-type="float">
            <text:p>1555488236.2772</text:p>
          </table:table-cell>
          <table:table-cell office:value-type="float" office:value="2.23836803436279" calcext:value-type="float">
            <text:p>2.238368034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261.84381" calcext:value-type="float">
            <text:p>1555488261.84381</text:p>
          </table:table-cell>
          <table:table-cell office:value-type="float" office:value="2.18250036239624" calcext:value-type="float">
            <text:p>2.182500362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281.92275" calcext:value-type="float">
            <text:p>1555488281.92275</text:p>
          </table:table-cell>
          <table:table-cell office:value-type="float" office:value="2.24196839332581" calcext:value-type="float">
            <text:p>2.241968393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*************175@256k*********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497.78133" calcext:value-type="float">
            <text:p>1555488497.78133</text:p>
          </table:table-cell>
          <table:table-cell office:value-type="float" office:value="2.41320013999939" calcext:value-type="float">
            <text:p>2.4132001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517.55151" calcext:value-type="float">
            <text:p>1555488517.55151</text:p>
          </table:table-cell>
          <table:table-cell office:value-type="float" office:value="2.26082277297974" calcext:value-type="float">
            <text:p>2.26082277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555.75632" calcext:value-type="float">
            <text:p>1555488555.75632</text:p>
          </table:table-cell>
          <table:table-cell office:value-type="float" office:value="2.68531632423401" calcext:value-type="float">
            <text:p>2.685316324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***************200@256k*********************88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840.79348" calcext:value-type="float">
            <text:p>1555488840.79348</text:p>
          </table:table-cell>
          <table:table-cell office:value-type="float" office:value="0.200956344604492" calcext:value-type="float">
            <text:p>0.200956344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859.7479" calcext:value-type="float">
            <text:p>1555488859.7479</text:p>
          </table:table-cell>
          <table:table-cell office:value-type="float" office:value="0.195664167404175" calcext:value-type="float">
            <text:p>0.195664167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8886.26095" calcext:value-type="float">
            <text:p>1555488886.26095</text:p>
          </table:table-cell>
          <table:table-cell office:value-type="float" office:value="0.194762706756592" calcext:value-type="float">
            <text:p>0.194762706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****50@1024k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217.5271" calcext:value-type="float">
            <text:p>1555489217.5271</text:p>
          </table:table-cell>
          <table:table-cell office:value-type="float" office:value="0.320293188095093" calcext:value-type="float">
            <text:p>0.32029318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233.5452" calcext:value-type="float">
            <text:p>1555489233.5452</text:p>
          </table:table-cell>
          <table:table-cell office:value-type="float" office:value="0.304377794265747" calcext:value-type="float">
            <text:p>0.304377794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254.08459" calcext:value-type="float">
            <text:p>1555489254.08459</text:p>
          </table:table-cell>
          <table:table-cell office:value-type="float" office:value="0.320717811584473" calcext:value-type="float">
            <text:p>0.320717811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****************75@1024k*****************8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447.68903" calcext:value-type="float">
            <text:p>1555489447.68903</text:p>
          </table:table-cell>
          <table:table-cell office:value-type="float" office:value="0.396748065948486" calcext:value-type="float">
            <text:p>0.396748065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464.13813" calcext:value-type="float">
            <text:p>1555489464.13813</text:p>
          </table:table-cell>
          <table:table-cell office:value-type="float" office:value="0.386643171310425" calcext:value-type="float">
            <text:p>0.386643171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486.8229" calcext:value-type="float">
            <text:p>1555489486.8229</text:p>
          </table:table-cell>
          <table:table-cell office:value-type="float" office:value="0.384252071380615" calcext:value-type="float">
            <text:p>0.38425207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******************100@1024k*****************88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657.56677" calcext:value-type="float">
            <text:p>1555489657.56677</text:p>
          </table:table-cell>
          <table:table-cell office:value-type="float" office:value="0.43506383895874" calcext:value-type="float">
            <text:p>0.43506383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670.68188" calcext:value-type="float">
            <text:p>1555489670.68188</text:p>
          </table:table-cell>
          <table:table-cell office:value-type="float" office:value="0.411248683929443" calcext:value-type="float">
            <text:p>0.411248683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89689.12613" calcext:value-type="float">
            <text:p>1555489689.12613</text:p>
          </table:table-cell>
          <table:table-cell office:value-type="float" office:value="0.442554950714111" calcext:value-type="float">
            <text:p>0.442554950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**************125@1024k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0536.10489" calcext:value-type="float">
            <text:p>1555490536.10489</text:p>
          </table:table-cell>
          <table:table-cell office:value-type="float" office:value="0.587839603424072" calcext:value-type="float">
            <text:p>0.587839603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0549.62271" calcext:value-type="float">
            <text:p>1555490549.62271</text:p>
          </table:table-cell>
          <table:table-cell office:value-type="float" office:value="0.519541501998901" calcext:value-type="float">
            <text:p>0.51954150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0569.25786" calcext:value-type="float">
            <text:p>1555490569.25786</text:p>
          </table:table-cell>
          <table:table-cell office:value-type="float" office:value="0.506176710128784" calcext:value-type="float">
            <text:p>0.506176710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**************150@1024k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0783.02375" calcext:value-type="float">
            <text:p>1555490783.02375</text:p>
          </table:table-cell>
          <table:table-cell office:value-type="float" office:value="0.604297161102295" calcext:value-type="float">
            <text:p>0.604297161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0798.33909" calcext:value-type="float">
            <text:p>1555490798.33909</text:p>
          </table:table-cell>
          <table:table-cell office:value-type="float" office:value="0.577184200286865" calcext:value-type="float">
            <text:p>0.5771842003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0816.2443" calcext:value-type="float">
            <text:p>1555490816.2443</text:p>
          </table:table-cell>
          <table:table-cell office:value-type="float" office:value="0.577850341796875" calcext:value-type="float">
            <text:p>0.57785034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*****175@1024k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0979.19206" calcext:value-type="float">
            <text:p>1555490979.19206</text:p>
          </table:table-cell>
          <table:table-cell office:value-type="float" office:value="0.743964195251465" calcext:value-type="float">
            <text:p>0.743964195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0994.32998" calcext:value-type="float">
            <text:p>1555490994.32998</text:p>
          </table:table-cell>
          <table:table-cell office:value-type="float" office:value="0.640022277832031" calcext:value-type="float">
            <text:p>0.640022277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013.1564" calcext:value-type="float">
            <text:p>1555491013.1564</text:p>
          </table:table-cell>
          <table:table-cell office:value-type="float" office:value="0.712681531906128" calcext:value-type="float">
            <text:p>0.712681531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*************8200@1024k***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248.37735" calcext:value-type="float">
            <text:p>1555491248.37735</text:p>
          </table:table-cell>
          <table:table-cell office:value-type="float" office:value="0.194662809371948" calcext:value-type="float">
            <text:p>0.19466280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266.38872" calcext:value-type="float">
            <text:p>1555491266.38872</text:p>
          </table:table-cell>
          <table:table-cell office:value-type="float" office:value="0.214605808258057" calcext:value-type="float">
            <text:p>0.214605808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287.39261" calcext:value-type="float">
            <text:p>1555491287.39261</text:p>
          </table:table-cell>
          <table:table-cell office:value-type="float" office:value="0.19667387008667" calcext:value-type="float">
            <text:p>0.196673870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50@512k*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507.21111" calcext:value-type="float">
            <text:p>1555491507.21111</text:p>
          </table:table-cell>
          <table:table-cell office:value-type="float" office:value="0.337307691574097" calcext:value-type="float">
            <text:p>0.337307691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525.69922" calcext:value-type="float">
            <text:p>1555491525.69922</text:p>
          </table:table-cell>
          <table:table-cell office:value-type="float" office:value="0.300915718078613" calcext:value-type="float">
            <text:p>0.300915718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550.38555" calcext:value-type="float">
            <text:p>1555491550.38555</text:p>
          </table:table-cell>
          <table:table-cell office:value-type="float" office:value="0.376309394836426" calcext:value-type="float">
            <text:p>0.376309394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75@512k***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702.81389" calcext:value-type="float">
            <text:p>1555491702.81389</text:p>
          </table:table-cell>
          <table:table-cell office:value-type="float" office:value="0.479824542999268" calcext:value-type="float">
            <text:p>0.47982454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720.49446" calcext:value-type="float">
            <text:p>1555491720.49446</text:p>
          </table:table-cell>
          <table:table-cell office:value-type="float" office:value="0.703180551528931" calcext:value-type="float">
            <text:p>0.703180551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1740.46295" calcext:value-type="float">
            <text:p>1555491740.46295</text:p>
          </table:table-cell>
          <table:table-cell office:value-type="float" office:value="0.414774656295776" calcext:value-type="float">
            <text:p>0.414774656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**********100@512k**************88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057.10878" calcext:value-type="float">
            <text:p>1555492057.10878</text:p>
          </table:table-cell>
          <table:table-cell office:value-type="float" office:value="0.530750036239624" calcext:value-type="float">
            <text:p>0.530750036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073.87588" calcext:value-type="float">
            <text:p>1555492073.87588</text:p>
          </table:table-cell>
          <table:table-cell office:value-type="float" office:value="0.610923290252685" calcext:value-type="float">
            <text:p>0.610923290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098.91806" calcext:value-type="float">
            <text:p>1555492098.91806</text:p>
          </table:table-cell>
          <table:table-cell office:value-type="float" office:value="0.622126817703247" calcext:value-type="float">
            <text:p>0.622126817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************125@512k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265.12208" calcext:value-type="float">
            <text:p>1555492265.12208</text:p>
          </table:table-cell>
          <table:table-cell office:value-type="float" office:value="0.695662260055542" calcext:value-type="float">
            <text:p>0.695662260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283.31175" calcext:value-type="float">
            <text:p>1555492283.31175</text:p>
          </table:table-cell>
          <table:table-cell office:value-type="float" office:value="0.801317453384399" calcext:value-type="float">
            <text:p>0.801317453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308.05087" calcext:value-type="float">
            <text:p>1555492308.05087</text:p>
          </table:table-cell>
          <table:table-cell office:value-type="float" office:value="0.991489887237549" calcext:value-type="float">
            <text:p>0.991489887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*********150@512k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456.02416" calcext:value-type="float">
            <text:p>1555492456.02416</text:p>
          </table:table-cell>
          <table:table-cell office:value-type="float" office:value="1.072758436203" calcext:value-type="float">
            <text:p>1.072758436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471.99677" calcext:value-type="float">
            <text:p>1555492471.99677</text:p>
          </table:table-cell>
          <table:table-cell office:value-type="float" office:value="1.06471586227417" calcext:value-type="float">
            <text:p>1.064715862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492.05196" calcext:value-type="float">
            <text:p>1555492492.05196</text:p>
          </table:table-cell>
          <table:table-cell office:value-type="float" office:value="1.09035706520081" calcext:value-type="float">
            <text:p>1.090357065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**************175@512k&amp;&amp;&amp;&amp;&amp;&amp;&amp;&amp;&amp;&amp;&amp;&amp;&amp;&amp;&amp;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648.46104" calcext:value-type="float">
            <text:p>1555492648.46104</text:p>
          </table:table-cell>
          <table:table-cell office:value-type="float" office:value="1.18972563743591" calcext:value-type="float">
            <text:p>1.189725637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666.64546" calcext:value-type="float">
            <text:p>1555492666.64546</text:p>
          </table:table-cell>
          <table:table-cell office:value-type="float" office:value="1.29533743858337" calcext:value-type="float">
            <text:p>1.295337438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2691.60525" calcext:value-type="float">
            <text:p>1555492691.60525</text:p>
          </table:table-cell>
          <table:table-cell office:value-type="float" office:value="1.17664575576782" calcext:value-type="float">
            <text:p>1.176645755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******************200@512k***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154.77189" calcext:value-type="float">
            <text:p>1555493154.77189</text:p>
          </table:table-cell>
          <table:table-cell office:value-type="float" office:value="0.182995319366455" calcext:value-type="float">
            <text:p>0.182995319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176.4756" calcext:value-type="float">
            <text:p>1555493176.4756</text:p>
          </table:table-cell>
          <table:table-cell office:value-type="float" office:value="0.196775197982788" calcext:value-type="float">
            <text:p>0.19677519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197.53373" calcext:value-type="float">
            <text:p>1555493197.53373</text:p>
          </table:table-cell>
          <table:table-cell office:value-type="float" office:value="0.194532871246338" calcext:value-type="float">
            <text:p>0.194532871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*50@128k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423.83605" calcext:value-type="float">
            <text:p>1555493423.83605</text:p>
          </table:table-cell>
          <table:table-cell office:value-type="float" office:value="1.57743382453918" calcext:value-type="float">
            <text:p>1.57743382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443.61589" calcext:value-type="float">
            <text:p>1555493443.61589</text:p>
          </table:table-cell>
          <table:table-cell office:value-type="float" office:value="2.82356810569763" calcext:value-type="float">
            <text:p>2.823568105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471.42091" calcext:value-type="float">
            <text:p>1555493471.42091</text:p>
          </table:table-cell>
          <table:table-cell office:value-type="float" office:value="1.55312943458557" calcext:value-type="float">
            <text:p>1.553129434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***************100@128k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700.02457" calcext:value-type="float">
            <text:p>1555493700.02457</text:p>
          </table:table-cell>
          <table:table-cell office:value-type="float" office:value="0.438397407531738" calcext:value-type="float">
            <text:p>0.438397407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720.36727" calcext:value-type="float">
            <text:p>1555493720.36727</text:p>
          </table:table-cell>
          <table:table-cell office:value-type="float" office:value="0.317944288253784" calcext:value-type="float">
            <text:p>0.317944288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740.81975" calcext:value-type="float">
            <text:p>1555493740.81975</text:p>
          </table:table-cell>
          <table:table-cell office:value-type="float" office:value="0.442169666290283" calcext:value-type="float">
            <text:p>0.442169666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****75@128k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954.73368" calcext:value-type="float">
            <text:p>1555493954.73368</text:p>
          </table:table-cell>
          <table:table-cell office:value-type="float" office:value="5.18947267532349" calcext:value-type="float">
            <text:p>5.189472675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3980.15342" calcext:value-type="float">
            <text:p>1555493980.15342</text:p>
          </table:table-cell>
          <table:table-cell office:value-type="float" office:value="4.70555567741394" calcext:value-type="float">
            <text:p>4.7055556774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016.84967" calcext:value-type="float">
            <text:p>1555494016.84967</text:p>
          </table:table-cell>
          <table:table-cell office:value-type="float" office:value="2.66056537628174" calcext:value-type="float">
            <text:p>2.660565376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***************125@128k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262.49263" calcext:value-type="float">
            <text:p>1555494262.49263</text:p>
          </table:table-cell>
          <table:table-cell office:value-type="float" office:value="3.58947372436523" calcext:value-type="float">
            <text:p>3.58947372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287.34144" calcext:value-type="float">
            <text:p>1555494287.34144</text:p>
          </table:table-cell>
          <table:table-cell office:value-type="float" office:value="3.57132863998413" calcext:value-type="float">
            <text:p>3.5713286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323.32193" calcext:value-type="float">
            <text:p>1555494323.32193</text:p>
          </table:table-cell>
          <table:table-cell office:value-type="float" office:value="3.92937541007996" calcext:value-type="float">
            <text:p>3.929375410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**************150@128k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564.48459" calcext:value-type="float">
            <text:p>1555494564.48459</text:p>
          </table:table-cell>
          <table:table-cell office:value-type="float" office:value="4.41788411140442" calcext:value-type="float">
            <text:p>4.417884111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588.85753" calcext:value-type="float">
            <text:p>1555494588.85753</text:p>
          </table:table-cell>
          <table:table-cell office:value-type="float" office:value="4.39177250862122" calcext:value-type="float">
            <text:p>4.3917725086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633.91304" calcext:value-type="float">
            <text:p>1555494633.91304</text:p>
          </table:table-cell>
          <table:table-cell office:value-type="float" office:value="4.78933358192444" calcext:value-type="float">
            <text:p>4.789333581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***************175@128k***************</text:p>
          </table:table-cell>
          <table:table-cell table:number-columns-repeated="3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866.53512" calcext:value-type="float">
            <text:p>1555494866.53512</text:p>
          </table:table-cell>
          <table:table-cell office:value-type="float" office:value="4.71607851982117" calcext:value-type="float">
            <text:p>4.716078519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915.05461" calcext:value-type="float">
            <text:p>1555494915.05461</text:p>
          </table:table-cell>
          <table:table-cell office:value-type="float" office:value="4.94725275039673" calcext:value-type="float">
            <text:p>4.947252750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float" office:value="1555494964.95645" calcext:value-type="float">
            <text:p>1555494964.95645</text:p>
          </table:table-cell>
          <table:table-cell office:value-type="float" office:value="5.51190876960754" calcext:value-type="float">
            <text:p>5.511908769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**************200@128k#########################</text:p>
          </table:table-cell>
          <table:table-cell table:number-columns-repeated="3"/>
        </table:table-row>
      </table:table>
      <table:table table:name="t5log" table:style-name="ta1">
        <table:table-column table:style-name="co1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2940.44287" calcext:value-type="float">
            <text:p>1555502940.44287</text:p>
          </table:table-cell>
          <table:table-cell office:value-type="float" office:value="0.264305114746094" calcext:value-type="float">
            <text:p>0.264305114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2963.68607" calcext:value-type="float">
            <text:p>1555502963.68607</text:p>
          </table:table-cell>
          <table:table-cell office:value-type="float" office:value="0.297488451004028" calcext:value-type="float">
            <text:p>0.29748845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***50@256k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3198.88144" calcext:value-type="float">
            <text:p>1555503198.88144</text:p>
          </table:table-cell>
          <table:table-cell office:value-type="float" office:value="0.465229034423828" calcext:value-type="float">
            <text:p>0.465229034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3222.01006" calcext:value-type="float">
            <text:p>1555503222.01006</text:p>
          </table:table-cell>
          <table:table-cell office:value-type="float" office:value="0.361362218856811" calcext:value-type="float">
            <text:p>0.361362218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*********75@256k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3434.2296" calcext:value-type="float">
            <text:p>1555503434.2296</text:p>
          </table:table-cell>
          <table:table-cell office:value-type="float" office:value="0.620028734207153" calcext:value-type="float">
            <text:p>0.620028734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3455.54624" calcext:value-type="float">
            <text:p>1555503455.54624</text:p>
          </table:table-cell>
          <table:table-cell office:value-type="float" office:value="0.909977912902832" calcext:value-type="float">
            <text:p>0.909977912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******************100@256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3669.22147" calcext:value-type="float">
            <text:p>1555503669.22147</text:p>
          </table:table-cell>
          <table:table-cell office:value-type="float" office:value="1.35312390327454" calcext:value-type="float">
            <text:p>1.353123903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3697.48803" calcext:value-type="float">
            <text:p>1555503697.48803</text:p>
          </table:table-cell>
          <table:table-cell office:value-type="float" office:value="1.32246613502502" calcext:value-type="float">
            <text:p>1.32246613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******************125@256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4053.37266" calcext:value-type="float">
            <text:p>1555504053.37266</text:p>
          </table:table-cell>
          <table:table-cell office:value-type="float" office:value="1.73887467384338" calcext:value-type="float">
            <text:p>1.738874673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4081.09162" calcext:value-type="float">
            <text:p>1555504081.09162</text:p>
          </table:table-cell>
          <table:table-cell office:value-type="float" office:value="1.94762921333313" calcext:value-type="float">
            <text:p>1.947629213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*****************150@256k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4290.27081" calcext:value-type="float">
            <text:p>1555504290.27081</text:p>
          </table:table-cell>
          <table:table-cell office:value-type="float" office:value="2.18417477607727" calcext:value-type="float">
            <text:p>2.184174776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4320.44774" calcext:value-type="float">
            <text:p>1555504320.44774</text:p>
          </table:table-cell>
          <table:table-cell office:value-type="float" office:value="2.12612915039062" calcext:value-type="float">
            <text:p>2.126129150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*****************175@256k*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4550.85539" calcext:value-type="float">
            <text:p>1555504550.85539</text:p>
          </table:table-cell>
          <table:table-cell office:value-type="float" office:value="2.76267695426941" calcext:value-type="float">
            <text:p>2.762676954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4573.28236" calcext:value-type="float">
            <text:p>1555504573.28236</text:p>
          </table:table-cell>
          <table:table-cell office:value-type="float" office:value="2.76878309249878" calcext:value-type="float">
            <text:p>2.768783092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*****************200@256k*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4891.52407" calcext:value-type="float">
            <text:p>1555504891.52407</text:p>
          </table:table-cell>
          <table:table-cell office:value-type="float" office:value="0.330859899520874" calcext:value-type="float">
            <text:p>0.330859899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4915.92762" calcext:value-type="float">
            <text:p>1555504915.92762</text:p>
          </table:table-cell>
          <table:table-cell office:value-type="float" office:value="0.319108486175537" calcext:value-type="float">
            <text:p>0.319108486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50@1024k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5265.5138" calcext:value-type="float">
            <text:p>1555505265.5138</text:p>
          </table:table-cell>
          <table:table-cell office:value-type="float" office:value="0.390120983123779" calcext:value-type="float">
            <text:p>0.390120983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5286.59458" calcext:value-type="float">
            <text:p>1555505286.59458</text:p>
          </table:table-cell>
          <table:table-cell office:value-type="float" office:value="0.435028553009033" calcext:value-type="float">
            <text:p>0.43502855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***************75@1024k*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5496.90286" calcext:value-type="float">
            <text:p>1555505496.90286</text:p>
          </table:table-cell>
          <table:table-cell office:value-type="float" office:value="0.510932683944702" calcext:value-type="float">
            <text:p>0.510932683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5518.69209" calcext:value-type="float">
            <text:p>1555505518.69209</text:p>
          </table:table-cell>
          <table:table-cell office:value-type="float" office:value="0.420245885848999" calcext:value-type="float">
            <text:p>0.420245885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****************100@1024k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5706.72677" calcext:value-type="float">
            <text:p>1555505706.72677</text:p>
          </table:table-cell>
          <table:table-cell office:value-type="float" office:value="0.633787393569946" calcext:value-type="float">
            <text:p>0.633787393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5729.02397" calcext:value-type="float">
            <text:p>1555505729.02397</text:p>
          </table:table-cell>
          <table:table-cell office:value-type="float" office:value="0.552505254745483" calcext:value-type="float">
            <text:p>0.552505254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****************125@1024k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6585.88459" calcext:value-type="float">
            <text:p>1555506585.88459</text:p>
          </table:table-cell>
          <table:table-cell office:value-type="float" office:value="0.494373559951782" calcext:value-type="float">
            <text:p>0.4943735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6605.47106" calcext:value-type="float">
            <text:p>1555506605.47106</text:p>
          </table:table-cell>
          <table:table-cell office:value-type="float" office:value="0.62584400177002" calcext:value-type="float">
            <text:p>0.6258440018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****************150@1024********************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6828.55567" calcext:value-type="float">
            <text:p>1555506828.55567</text:p>
          </table:table-cell>
          <table:table-cell office:value-type="float" office:value="0.634259223937988" calcext:value-type="float">
            <text:p>0.634259223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6848.30794" calcext:value-type="float">
            <text:p>1555506848.30794</text:p>
          </table:table-cell>
          <table:table-cell office:value-type="float" office:value="0.643662691116333" calcext:value-type="float">
            <text:p>0.643662691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***175@1024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7028.15473" calcext:value-type="float">
            <text:p>1555507028.15473</text:p>
          </table:table-cell>
          <table:table-cell office:value-type="float" office:value="0.912206649780273" calcext:value-type="float">
            <text:p>0.912206649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7048.29581" calcext:value-type="float">
            <text:p>1555507048.29581</text:p>
          </table:table-cell>
          <table:table-cell office:value-type="float" office:value="0.792070865631104" calcext:value-type="float">
            <text:p>0.792070865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****200@1024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7301.85847" calcext:value-type="float">
            <text:p>1555507301.85847</text:p>
          </table:table-cell>
          <table:table-cell office:value-type="float" office:value="0.201245546340942" calcext:value-type="float">
            <text:p>0.201245546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7325.34009" calcext:value-type="float">
            <text:p>1555507325.34009</text:p>
          </table:table-cell>
          <table:table-cell office:value-type="float" office:value="0.225857496261597" calcext:value-type="float">
            <text:p>0.225857496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****50@512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7555.89496" calcext:value-type="float">
            <text:p>1555507555.89496</text:p>
          </table:table-cell>
          <table:table-cell office:value-type="float" office:value="0.331120729446411" calcext:value-type="float">
            <text:p>0.331120729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7575.5809" calcext:value-type="float">
            <text:p>1555507575.5809</text:p>
          </table:table-cell>
          <table:table-cell office:value-type="float" office:value="0.332427740097046" calcext:value-type="float">
            <text:p>0.332427740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75@512k**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7754.41041" calcext:value-type="float">
            <text:p>1555507754.41041</text:p>
          </table:table-cell>
          <table:table-cell office:value-type="float" office:value="0.442183017730713" calcext:value-type="float">
            <text:p>0.442183017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7775.81283" calcext:value-type="float">
            <text:p>1555507775.81283</text:p>
          </table:table-cell>
          <table:table-cell office:value-type="float" office:value="0.391883373260498" calcext:value-type="float">
            <text:p>0.391883373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****100@512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8108.13974" calcext:value-type="float">
            <text:p>1555508108.13974</text:p>
          </table:table-cell>
          <table:table-cell office:value-type="float" office:value="0.658620357513428" calcext:value-type="float">
            <text:p>0.658620357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8128.84404" calcext:value-type="float">
            <text:p>1555508128.84404</text:p>
          </table:table-cell>
          <table:table-cell office:value-type="float" office:value="0.686107158660889" calcext:value-type="float">
            <text:p>0.686107158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****125@512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8318.19129" calcext:value-type="float">
            <text:p>1555508318.19129</text:p>
          </table:table-cell>
          <table:table-cell office:value-type="float" office:value="0.87065863609314" calcext:value-type="float">
            <text:p>0.870658636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8338.03161" calcext:value-type="float">
            <text:p>1555508338.03161</text:p>
          </table:table-cell>
          <table:table-cell office:value-type="float" office:value="0.975187063217163" calcext:value-type="float">
            <text:p>0.975187063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*****150@512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8507.51469" calcext:value-type="float">
            <text:p>1555508507.51469</text:p>
          </table:table-cell>
          <table:table-cell office:value-type="float" office:value="0.959344148635864" calcext:value-type="float">
            <text:p>0.959344148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8528.61236" calcext:value-type="float">
            <text:p>1555508528.61236</text:p>
          </table:table-cell>
          <table:table-cell office:value-type="float" office:value="1.191645860672" calcext:value-type="float">
            <text:p>1.1916458607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******175@512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8699.65727" calcext:value-type="float">
            <text:p>1555508699.65727</text:p>
          </table:table-cell>
          <table:table-cell office:value-type="float" office:value="1.34217119216919" calcext:value-type="float">
            <text:p>1.342171192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8719.26086" calcext:value-type="float">
            <text:p>1555508719.26086</text:p>
          </table:table-cell>
          <table:table-cell office:value-type="float" office:value="1.33311653137207" calcext:value-type="float">
            <text:p>1.333116531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******200@512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9207.75065" calcext:value-type="float">
            <text:p>1555509207.75065</text:p>
          </table:table-cell>
          <table:table-cell office:value-type="float" office:value="0.271454811096191" calcext:value-type="float">
            <text:p>0.27145481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9229.35324" calcext:value-type="float">
            <text:p>1555509229.35324</text:p>
          </table:table-cell>
          <table:table-cell office:value-type="float" office:value="0.255790233612061" calcext:value-type="float">
            <text:p>0.255790233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50@128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9480.98304" calcext:value-type="float">
            <text:p>1555509480.98304</text:p>
          </table:table-cell>
          <table:table-cell office:value-type="float" office:value="1.83715963363647" calcext:value-type="float">
            <text:p>1.83715963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9509.79668" calcext:value-type="float">
            <text:p>1555509509.79668</text:p>
          </table:table-cell>
          <table:table-cell office:value-type="float" office:value="1.55498814582825" calcext:value-type="float">
            <text:p>1.554988145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****100@128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9753.54382" calcext:value-type="float">
            <text:p>1555509753.54382</text:p>
          </table:table-cell>
          <table:table-cell office:value-type="float" office:value="0.320626497268677" calcext:value-type="float">
            <text:p>0.32062649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09775.25853" calcext:value-type="float">
            <text:p>1555509775.25853</text:p>
          </table:table-cell>
          <table:table-cell office:value-type="float" office:value="0.373480558395386" calcext:value-type="float">
            <text:p>0.373480558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75@128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10030.16753" calcext:value-type="float">
            <text:p>1555510030.16753</text:p>
          </table:table-cell>
          <table:table-cell office:value-type="float" office:value="2.86480593681335" calcext:value-type="float">
            <text:p>2.864805936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10066.97216" calcext:value-type="float">
            <text:p>1555510066.97216</text:p>
          </table:table-cell>
          <table:table-cell office:value-type="float" office:value="2.8937463760376" calcext:value-type="float">
            <text:p>2.89374637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****125@128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10329.3089" calcext:value-type="float">
            <text:p>1555510329.3089</text:p>
          </table:table-cell>
          <table:table-cell office:value-type="float" office:value="3.73804092407227" calcext:value-type="float">
            <text:p>3.738040924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10363.89843" calcext:value-type="float">
            <text:p>1555510363.89843</text:p>
          </table:table-cell>
          <table:table-cell office:value-type="float" office:value="3.78526282310486" calcext:value-type="float">
            <text:p>3.785262823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*****150@128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10635.48269" calcext:value-type="float">
            <text:p>1555510635.48269</text:p>
          </table:table-cell>
          <table:table-cell office:value-type="float" office:value="4.69136738777161" calcext:value-type="float">
            <text:p>4.691367387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10670.57823" calcext:value-type="float">
            <text:p>1555510670.57823</text:p>
          </table:table-cell>
          <table:table-cell office:value-type="float" office:value="4.33493208885193" calcext:value-type="float">
            <text:p>4.334932088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****175@128k</text:p>
          </table:table-cell>
          <table:table-cell table:number-columns-repeated="3"/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10928.08271" calcext:value-type="float">
            <text:p>1555510928.08271</text:p>
          </table:table-cell>
          <table:table-cell office:value-type="float" office:value="5.39388537406921" calcext:value-type="float">
            <text:p>5.39388537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float" office:value="1555510976.75069" calcext:value-type="float">
            <text:p>1555510976.75069</text:p>
          </table:table-cell>
          <table:table-cell office:value-type="float" office:value="5.38432312011719" calcext:value-type="float">
            <text:p>5.384323120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****200@128k</text:p>
          </table:table-cell>
          <table:table-cell table:number-columns-repeated="3"/>
        </table:table-row>
      </table:table>
      <table:table table:name="t6log" table:style-name="ta1">
        <table:table-column table:style-name="co2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******************50@256k**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7188.95332" calcext:value-type="float">
            <text:p>1555487188.95332</text:p>
          </table:table-cell>
          <table:table-cell office:value-type="float" office:value="0.292499780654907" calcext:value-type="float">
            <text:p>0.292499780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********75@256k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7421.83049" calcext:value-type="float">
            <text:p>1555487421.83049</text:p>
          </table:table-cell>
          <table:table-cell office:value-type="float" office:value="0.920026779174805" calcext:value-type="float">
            <text:p>0.92002677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****************100@256k*****************8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7657.64135" calcext:value-type="float">
            <text:p>1555487657.64135</text:p>
          </table:table-cell>
          <table:table-cell office:value-type="float" office:value="1.54341816902161" calcext:value-type="float">
            <text:p>1.54341816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*********************125@256k**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8045.57739" calcext:value-type="float">
            <text:p>1555488045.57739</text:p>
          </table:table-cell>
          <table:table-cell office:value-type="float" office:value="1.93573379516602" calcext:value-type="float">
            <text:p>1.935733795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***********************150@256k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8299.09906" calcext:value-type="float">
            <text:p>1555488299.09906</text:p>
          </table:table-cell>
          <table:table-cell office:value-type="float" office:value="2.70880579948425" calcext:value-type="float">
            <text:p>2.708805799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***********************175@256k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8551.91121" calcext:value-type="float">
            <text:p>1555488551.91121</text:p>
          </table:table-cell>
          <table:table-cell office:value-type="float" office:value="3.28269195556641" calcext:value-type="float">
            <text:p>3.282691955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************************200@256K**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8884.62705" calcext:value-type="float">
            <text:p>1555488884.62705</text:p>
          </table:table-cell>
          <table:table-cell office:value-type="float" office:value="0.244490146636963" calcext:value-type="float">
            <text:p>0.244490146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**********50@1024k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9257.60409" calcext:value-type="float">
            <text:p>1555489257.60409</text:p>
          </table:table-cell>
          <table:table-cell office:value-type="float" office:value="0.305965185165405" calcext:value-type="float">
            <text:p>0.305965185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************************75@1024k*************8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9489.75703" calcext:value-type="float">
            <text:p>1555489489.75703</text:p>
          </table:table-cell>
          <table:table-cell office:value-type="float" office:value="0.395824432373047" calcext:value-type="float">
            <text:p>0.39582443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******************100@1024k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89694.71483" calcext:value-type="float">
            <text:p>1555489694.71483</text:p>
          </table:table-cell>
          <table:table-cell office:value-type="float" office:value="0.520322322845459" calcext:value-type="float">
            <text:p>0.520322322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**************125@1024k************8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0572.33178" calcext:value-type="float">
            <text:p>1555490572.33178</text:p>
          </table:table-cell>
          <table:table-cell office:value-type="float" office:value="0.53518271446228" calcext:value-type="float">
            <text:p>0.535182714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*****150@1024k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0821.454" calcext:value-type="float">
            <text:p>1555490821.454</text:p>
          </table:table-cell>
          <table:table-cell office:value-type="float" office:value="0.731472253799439" calcext:value-type="float">
            <text:p>0.731472253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**175@1024k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1020.10436" calcext:value-type="float">
            <text:p>1555491020.10436</text:p>
          </table:table-cell>
          <table:table-cell office:value-type="float" office:value="0.796775102615356" calcext:value-type="float">
            <text:p>0.796775102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***************200@1024k**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1295.5971" calcext:value-type="float">
            <text:p>1555491295.5971</text:p>
          </table:table-cell>
          <table:table-cell office:value-type="float" office:value="0.22027850151062" calcext:value-type="float">
            <text:p>0.220278501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50@512k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1546.26751" calcext:value-type="float">
            <text:p>1555491546.26751</text:p>
          </table:table-cell>
          <table:table-cell office:value-type="float" office:value="0.331167936325073" calcext:value-type="float">
            <text:p>0.331167936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****75@512k********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1743.48069" calcext:value-type="float">
            <text:p>1555491743.48069</text:p>
          </table:table-cell>
          <table:table-cell office:value-type="float" office:value="0.497934818267822" calcext:value-type="float">
            <text:p>0.497934818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*************100@512k****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2096.82321" calcext:value-type="float">
            <text:p>1555492096.82321</text:p>
          </table:table-cell>
          <table:table-cell office:value-type="float" office:value="0.769899129867554" calcext:value-type="float">
            <text:p>0.769899129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**************125@512k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2304.15251" calcext:value-type="float">
            <text:p>1555492304.15251</text:p>
          </table:table-cell>
          <table:table-cell office:value-type="float" office:value="0.946794271469116" calcext:value-type="float">
            <text:p>0.946794271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**************150@512k******88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2500.21613" calcext:value-type="float">
            <text:p>1555492500.21613</text:p>
          </table:table-cell>
          <table:table-cell office:value-type="float" office:value="1.19612431526184" calcext:value-type="float">
            <text:p>1.1961243153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*************175@512k*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2689.72887" calcext:value-type="float">
            <text:p>1555492689.72887</text:p>
          </table:table-cell>
          <table:table-cell office:value-type="float" office:value="1.60542917251587" calcext:value-type="float">
            <text:p>1.605429172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***************200@512k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3203.34354" calcext:value-type="float">
            <text:p>1555493203.34354</text:p>
          </table:table-cell>
          <table:table-cell office:value-type="float" office:value="0.180541038513184" calcext:value-type="float">
            <text:p>0.180541038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***************50@128k************8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3476.3147" calcext:value-type="float">
            <text:p>1555493476.3147</text:p>
          </table:table-cell>
          <table:table-cell office:value-type="float" office:value="1.8097231388092" calcext:value-type="float">
            <text:p>1.809723138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*****************100@128k************8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3743.24667" calcext:value-type="float">
            <text:p>1555493743.24667</text:p>
          </table:table-cell>
          <table:table-cell office:value-type="float" office:value="0.358104228973389" calcext:value-type="float">
            <text:p>0.35810422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***************75@128k**********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4031.97785" calcext:value-type="float">
            <text:p>1555494031.97785</text:p>
          </table:table-cell>
          <table:table-cell office:value-type="float" office:value="3.03811573982239" calcext:value-type="float">
            <text:p>3.038115739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***************125@128k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4344.08879" calcext:value-type="float">
            <text:p>1555494344.08879</text:p>
          </table:table-cell>
          <table:table-cell office:value-type="float" office:value="4.46641802787781" calcext:value-type="float">
            <text:p>4.466418027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*************150@128k********8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4644.24721" calcext:value-type="float">
            <text:p>1555494644.24721</text:p>
          </table:table-cell>
          <table:table-cell office:value-type="float" office:value="4.84346890449524" calcext:value-type="float">
            <text:p>4.8434689045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**************175@128k************</text:p>
          </table:table-cell>
          <table:table-cell table:number-columns-repeated="3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1555494956.99788" calcext:value-type="float">
            <text:p>1555494956.99788</text:p>
          </table:table-cell>
          <table:table-cell office:value-type="float" office:value="6.4413800239563" calcext:value-type="float">
            <text:p>6.44138002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*************200@128k***********8</text:p>
          </table:table-cell>
          <table:table-cell table:number-columns-repeated="3"/>
        </table:table-row>
      </table:table>
      <table:named-expressions/>
      <table:database-ranges>
        <table:database-range table:name="__Anonymous_Sheet_DB__2" table:target-range-address="t2log.E1:t2log.E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9">00/00/0000</text:date>, <text:time style:data-style-name="N2" text:time-value="14:16:33.808484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9T17:24:56.268357875</dc:date>
    <meta:editing-duration>PT2H47M12S</meta:editing-duration>
    <meta:editing-cycles>22</meta:editing-cycles>
    <meta:generator>LibreOffice/5.1.6.2$Linux_X86_64 LibreOffice_project/10m0$Build-2</meta:generator>
    <meta:document-statistic meta:table-count="7" meta:cell-count="4892" meta:object-count="0"/>
  </office:meta>
</office:document-meta>
</file>